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6" style:family="paragraph" style:parent-style-name="Standard">
      <style:paragraph-properties style:text-autospace="none"/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9" style:family="paragraph" style:parent-style-name="Standard">
      <style:paragraph-properties style:text-autospace="none"/>
      <style:text-properties fo:color="#008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0" style:family="paragraph" style:parent-style-name="Standard">
      <style:paragraph-properties fo:margin-top="0in" fo:margin-bottom="0.1965in" style:line-height-at-least="0.198in"/>
    </style:style>
    <style:style style:name="P11" style:family="paragraph" style:parent-style-name="Standard">
      <style:paragraph-properties fo:margin-top="0in" fo:margin-bottom="0.1965in" style:line-height-at-least="0.198in"/>
      <style:text-properties fo:color="#000000" style:font-name="Consolas1" fo:font-size="9.5pt" fo:font-weight="normal" fo:background-color="#1e1e1e" style:font-name-asian="Consolas1" style:font-size-asian="9.5pt" style:font-name-complex="Consolas1" style:font-size-complex="9.5pt"/>
    </style:style>
    <style:style style:name="P12" style:family="paragraph" style:parent-style-name="Standard">
      <style:paragraph-properties fo:margin-top="0in" fo:margin-bottom="0.1965in" style:line-height-at-least="0.198in"/>
      <style:text-properties fo:color="#d4d4d4" style:font-name="Consolas" fo:font-size="10.5pt" fo:font-weight="normal" fo:background-color="#1e1e1e"/>
    </style:style>
    <style:style style:name="P1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4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5" style:family="paragraph" style:parent-style-name="Standard">
      <style:paragraph-properties style:text-autospace="none"/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6" style:family="paragraph" style:parent-style-name="Standard" style:list-style-name="">
      <style:paragraph-properties style:text-autospace="none"/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7" style:family="paragraph" style:parent-style-name="Standard" style:list-style-name="">
      <style:paragraph-properties style:text-autospace="none"/>
      <style:text-properties fo:color="#000000" style:font-name="Consolas1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P18" style:family="paragraph" style:parent-style-name="Standard" style:list-style-name="">
      <style:paragraph-properties style:text-autospace="none"/>
    </style:style>
    <style:style style:name="P19" style:family="paragraph" style:parent-style-name="Standard" style:list-style-name="">
      <style:paragraph-properties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20" style:family="paragraph" style:parent-style-name="Standard" style:list-style-name="">
      <style:paragraph-properties style:text-autospace="none"/>
      <style:text-properties fo:color="#800000" style:font-name="Consolas1" fo:font-size="9.5pt" style:font-name-asian="Consolas1" style:font-size-asian="9.5pt" style:font-name-complex="Consolas1" style:font-size-complex="9.5p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4ec9b0"/>
    </style:style>
    <style:style style:name="T7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8" style:family="text"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11" style:family="text">
      <style:text-properties fo:color="#0000ff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T12" style:family="text">
      <style:text-properties fo:color="#a31515"/>
    </style:style>
    <style:style style:name="T13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14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15" style:family="text">
      <style:text-properties fo:color="#800000" style:font-name="Consolas1" fo:font-size="9.5pt" style:font-name-asian="Consolas1" style:font-size-asian="9.5pt" style:font-name-complex="Consolas1" style:font-size-complex="9.5pt"/>
    </style:style>
    <style:style style:name="T16" style:family="text">
      <style:text-properties fo:color="#ff0000" style:font-name="Consolas1" fo:font-size="9.5pt" style:font-name-asian="Consolas1" style:font-size-asian="9.5pt" style:font-name-complex="Consolas1" style:font-size-complex="9.5pt"/>
    </style:style>
    <style:style style:name="T17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1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7">//Activate publishing feature using REST API</text:p>
      <text:p text:style-name="Standard"/>
      <text:p text:style-name="Standard">&lt;script src="https://code.jquery.com/jquery-3.3.1.js"&gt; &lt;/script&gt;</text:p>
      <text:p text:style-name="Standard"/>
      <text:p text:style-name="Standard">&lt;script type="text/javascript"&gt;</text:p>
      <text:p text:style-name="Standard"><text:s text:c="2"/>debugger;</text:p>
      <text:p text:style-name="Standard"><text:s text:c="2"/>sitecollectionURL = "https://chennaitillidsoft.sharepoint.com/sites/oct9_QA1";</text:p>
      <text:p text:style-name="Standard"><text:s text:c="2"/>var publishingFeatureURI = sitecollectionURL + "/_api/site/features/add('f6924d36-2fa8-4f0b-b16d-06b7250180fa')"; <text:s text:c="2"/>// <text:s/>Publishing server infrastructure Feature ID <text:s/></text:p>
      <text:p text:style-name="Standard"><text:s text:c="2"/></text:p>
      <text:p text:style-name="Standard"><text:s text:c="4"/>$.ajax({ <text:s/></text:p>
      <text:p text:style-name="Standard"><text:s text:c="8"/>url: publishingFeatureURI, <text:s/></text:p>
      <text:p text:style-name="Standard"><text:s text:c="8"/>method: 'POST', <text:s/></text:p>
      <text:p text:style-name="Standard"><text:s text:c="8"/>headers: { <text:s text:c="2"/></text:p>
      <text:p text:style-name="Standard"><text:s text:c="12"/>"Accept": "application/json;odata=verbose", <text:s/></text:p>
      <text:p text:style-name="Standard"><text:s text:c="12"/>"X-RequestDigest": $("#__REQUESTDIGEST").val() <text:s text:c="2"/></text:p>
      <text:p text:style-name="Standard"><text:s text:c="8"/>}, <text:s/></text:p>
      <text:p text:style-name="Standard"><text:s text:c="8"/>success: function (data) { <text:s/></text:p>
      <text:p text:style-name="Standard"><text:s text:c="12"/>console.log("Publishing Feature Activated"); <text:s/></text:p>
      <text:p text:style-name="Standard"><text:s text:c="8"/>}, <text:s/></text:p>
      <text:p text:style-name="Standard"><text:s text:c="8"/>error: function(data) { <text:s/></text:p>
      <text:p text:style-name="Standard"><text:s text:c="12"/>console.log(data.responseJSON.error.message.value); <text:s/></text:p>
      <text:p text:style-name="Standard"><text:s text:c="8"/>} <text:s/></text:p>
      <text:p text:style-name="Standard"><text:s text:c="4"/>}); <text:s/></text:p>
      <text:p text:style-name="Standard">&lt;/scrip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 text:c="2"/>//CRUD opertion to a list using JSOM</text:p>
      <text:p text:style-name="Standard"/>
      <text:p text:style-name="P1"><text:span text:style-name="T1">&lt;</text:span><text:span text:style-name="T2">html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crudDiv"</text:span><text:span text:style-name="T1">&gt;</text:span></text:p>
      <text:p text:style-name="P1">Title : <text:span text:style-name="T1">&lt;</text:span><text:span text:style-name="T2">input</text:span> <text:span text:style-name="T3">type</text:span>=<text:span text:style-name="T4">"text"</text:span> <text:span text:style-name="T3">id</text:span>=<text:span text:style-name="T4">"txtTitle"</text:span> <text:span text:style-name="T3">name</text:span>=<text:span text:style-name="T4">"listItemTitle"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button</text:span> <text:span text:style-name="T3">type</text:span>=<text:span text:style-name="T4">"button"</text:span> <text:span text:style-name="T3">onclick</text:span>=<text:span text:style-name="T4">"addItem()"</text:span><text:span text:style-name="T1">&gt;</text:span>Add<text:span text:style-name="T1">&lt;/</text:span><text:span text:style-name="T2">button</text:span><text:span text:style-name="T1">&gt;</text:span> 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button</text:span> <text:span text:style-name="T3">type</text:span>=<text:span text:style-name="T4">"button"</text:span> <text:span text:style-name="T3">onclick</text:span>=<text:span text:style-name="T4">"updateItem()"</text:span><text:span text:style-name="T1">&gt;</text:span>Update<text:span text:style-name="T1">&lt;/</text:span><text:span text:style-name="T2">button</text:span><text:span text:style-name="T1">&gt;</text:span> 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button</text:span> <text:span text:style-name="T3">type</text:span>=<text:span text:style-name="T4">"button"</text:span> <text:span text:style-name="T3">onclick</text:span>=<text:span text:style-name="T4">"deleteItem()"</text:span><text:span text:style-name="T1">&gt;</text:span>Delete<text:span text:style-name="T1">&lt;/</text:span><text:span text:style-name="T2">button</text:span><text:span text:style-name="T1">&gt;</text:span> 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oft-page-break/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cript</text:span> <text:span text:style-name="T3">src</text:span>=<text:span text:style-name="T4">"https://code.jquery.com/jquery-3.3.1.js"</text:span> <text:span text:style-name="T1">&gt;&lt;/</text:span><text:span text:style-name="T2">script</text:span><text:span text:style-name="T1">&gt;</text:span></text:p>
      <text:p text:style-name="P1"><text:span text:style-name="T1">&lt;</text:span><text:span text:style-name="T2">script</text:span> <text:span text:style-name="T3">type</text:span>=<text:span text:style-name="T4">"text/javascript"</text:span><text:span text:style-name="T1">&gt;</text:span></text:p>
      <text:p text:style-name="P1"><text:span text:style-name="T5">$</text:span>(<text:span text:style-name="T3">document</text:span>).<text:span text:style-name="T5">ready</text:span>( <text:span text:style-name="T2">function</text:span>()</text:p>
      <text:p text:style-name="P1">{ <text:span text:style-name="T3">SP</text:span>.<text:span text:style-name="T3">SOD</text:span>.<text:span text:style-name="T5">executeFunc</text:span>(<text:span text:style-name="T4">'sp.js'</text:span>, <text:span text:style-name="T4">'SP.ClientContext'</text:span>,<text:span text:style-name="T3">testing</text:span>); </text:p>
      <text:p text:style-name="P1">} );</text:p>
      <text:p text:style-name="P1"><text:span text:style-name="T2">function</text:span> <text:span text:style-name="T5">testing</text:span>()</text:p>
      <text:p text:style-name="P1">{</text:p>
      <text:p text:style-name="P1"><text:span text:style-name="T6">console</text:span>.<text:span text:style-name="T5">log</text:span>(<text:span text:style-name="T4">'sp.js loaded'</text:span>);</text:p>
      <text:p text:style-name="P1">}</text:p>
      <text:p text:style-name="P1"><text:span text:style-name="T3">window</text:span>.<text:span text:style-name="T3">globalVar</text:span> = <text:span text:style-name="T4">""</text:span>;</text:p>
      <text:p text:style-name="P1"><text:span text:style-name="T2">var</text:span> <text:span text:style-name="T3">listName</text:span> =<text:span text:style-name="T4">""</text:span>;</text:p>
      <text:p text:style-name="P1"><text:span text:style-name="T2">var</text:span> <text:span text:style-name="T3">itemTitle</text:span> = <text:span text:style-name="T5">$</text:span>(<text:span text:style-name="T4">'#txtTitle'</text:span>).<text:span text:style-name="T5">val</text:span>(); </text:p>
      <text:p text:style-name="P1"><text:span text:style-name="T2">var</text:span> <text:span text:style-name="T3">context</text:span> = <text:span text:style-name="T2">new</text:span> <text:span text:style-name="T6">SP</text:span>.<text:span text:style-name="T6">ClientContext</text:span>(); </text:p>
      <text:p text:style-name="P1"><text:span text:style-name="T2">function</text:span> <text:span text:style-name="T5">addItem</text:span>()</text:p>
      <text:p text:style-name="P1">{</text:p>
      <text:p text:style-name="P1"><text:span text:style-name="T5">addItemMethod</text:span>(<text:span text:style-name="T4">"TestList1"</text:span>);</text:p>
      <text:p text:style-name="P1">}</text:p>
      <text:p text:style-name="P1"><text:span text:style-name="T2">function</text:span> <text:span text:style-name="T5">addItemMethod</text:span>(<text:span text:style-name="T3">listName</text:span>)</text:p>
      <text:p text:style-name="P1">{ </text:p>
      <text:p text:style-name="P1"><text:span text:style-name="T2">var</text:span> <text:span text:style-name="T3">context</text:span> = <text:span text:style-name="T2">new</text:span> <text:span text:style-name="T6">SP</text:span>.<text:span text:style-name="T6">ClientContext</text:span>(); </text:p>
      <text:p text:style-name="P1"><text:span text:style-name="T2">var</text:span> <text:span text:style-name="T3">list</text:span> = <text:span text:style-name="T3">context</text:span>.<text:span text:style-name="T5">get_web</text:span>().<text:span text:style-name="T5">get_lists</text:span>().<text:span text:style-name="T5">getByTitle</text:span>(<text:span text:style-name="T3">listName</text:span>); </text:p>
      <text:p text:style-name="P1"><text:span text:style-name="T2">var</text:span> <text:span text:style-name="T3">listItemCreationInformation</text:span> = <text:span text:style-name="T2">new</text:span> <text:span text:style-name="T6">SP</text:span>.<text:span text:style-name="T6">ListItemCreationInformation</text:span>(); </text:p>
      <text:p text:style-name="P1"><text:span text:style-name="T2">this</text:span>.<text:span text:style-name="T3">listItem</text:span> = <text:span text:style-name="T3">list</text:span>.<text:span text:style-name="T5">addItem</text:span>(<text:span text:style-name="T3">listItemCreationInformation</text:span>); </text:p>
      <text:p text:style-name="P1"><text:span text:style-name="T3">listItem</text:span>.<text:span text:style-name="T5">set_item</text:span>(<text:span text:style-name="T4">'Title'</text:span>, <text:span text:style-name="T3">itemTitle</text:span>); </text:p>
      <text:p text:style-name="P1"><text:span text:style-name="T3">listItem</text:span>.<text:span text:style-name="T5">update</text:span>(); </text:p>
      <text:p text:style-name="P1"><text:span text:style-name="T3">context</text:span>.<text:span text:style-name="T5">load</text:span>(<text:span text:style-name="T3">listItem</text:span>); </text:p>
      <text:p text:style-name="P1"><text:span text:style-name="T3">context</text:span>.<text:span text:style-name="T5">executeQueryAsync</text:span>(<text:span text:style-name="T6">Function</text:span>.<text:span text:style-name="T5">createDelegate</text:span>(<text:span text:style-name="T2">this</text:span>, <text:span text:style-name="T2">this</text:span>.<text:span text:style-name="T3">AddItemSuccess</text:span>), <text:span text:style-name="T6">Function</text:span>.<text:span text:style-name="T5">createDelegate</text:span>(<text:span text:style-name="T2">this</text:span>, <text:span text:style-name="T2">this</text:span>.<text:span text:style-name="T3">AddItemFailed</text:span>));</text:p>
      <text:p text:style-name="P1">}</text:p>
      <text:p text:style-name="P2"/>
      <text:p text:style-name="P1"><text:span text:style-name="T2">function</text:span> <text:span text:style-name="T5">AddItemSuccess</text:span>(<text:span text:style-name="T3">sender</text:span>,<text:span text:style-name="T3">args</text:span>)</text:p>
      <text:p text:style-name="P1">{</text:p>
      <text:p text:style-name="P1"><text:span text:style-name="T3">window</text:span>.<text:span text:style-name="T3">globalVar</text:span> = <text:span text:style-name="T3">listItem</text:span>.<text:span text:style-name="T5">get_id</text:span>();</text:p>
      <text:p text:style-name="P1"><text:span text:style-name="T6">console</text:span>.<text:span text:style-name="T5">log</text:span>(<text:span text:style-name="T3">window</text:span>.<text:span text:style-name="T3">globalVar</text:span>);</text:p>
      <text:p text:style-name="P1">}</text:p>
      <text:p text:style-name="P2"/>
      <text:p text:style-name="P1"><text:span text:style-name="T2">function</text:span> <text:span text:style-name="T5">AddItemFailed</text:span>(<text:span text:style-name="T3">sender</text:span>, <text:span text:style-name="T3">args</text:span>) </text:p>
      <text:p text:style-name="P1">{</text:p>
      <text:p text:style-name="P1"><text:span text:style-name="T6">console</text:span>.<text:span text:style-name="T5">log</text:span>(<text:span text:style-name="T4">"Failure"</text:span>);</text:p>
      <text:p text:style-name="P1">}</text:p>
      <text:p text:style-name="P10"/>
      <text:p text:style-name="P1"><text:span text:style-name="T2">function</text:span> <text:span text:style-name="T5">updateItem</text:span>()</text:p>
      <text:p text:style-name="P1">{</text:p>
      <text:p text:style-name="P1"><text:span text:style-name="T2">var</text:span> <text:span text:style-name="T3">context</text:span> = <text:span text:style-name="T2">new</text:span> <text:span text:style-name="T6">SP</text:span>.<text:span text:style-name="T6">ClientContext</text:span>();</text:p>
      <text:p text:style-name="P1"><text:span text:style-name="T2">var</text:span> <text:span text:style-name="T3">list</text:span> = <text:span text:style-name="T3">context</text:span>.<text:span text:style-name="T5">get_web</text:span>().<text:span text:style-name="T5">get_lists</text:span>().<text:span text:style-name="T5">getByTitle</text:span>(<text:span text:style-name="T4">"TestList1"</text:span>); </text:p>
      <text:p text:style-name="P1"><text:span text:style-name="T2">var</text:span> <text:span text:style-name="T3">lstObjectItem</text:span> = <text:span text:style-name="T3">list</text:span>.<text:span text:style-name="T5">getItemById</text:span>(<text:span text:style-name="T3">window</text:span>.<text:span text:style-name="T3">globalVar</text:span>);</text:p>
      <text:p text:style-name="P1"><text:span text:style-name="T3">lstObjectItem</text:span>.<text:span text:style-name="T5">set_item</text:span>(<text:span text:style-name="T4">'Title'</text:span>, <text:span text:style-name="T3">itemTitle</text:span>);</text:p>
      <text:p text:style-name="P1"><text:span text:style-name="T3">lstObjectItem</text:span>.<text:span text:style-name="T5">update</text:span>(); </text:p>
      <text:p text:style-name="P1"><text:soft-page-break/><text:span text:style-name="T3">context</text:span>.<text:span text:style-name="T5">executeQueryAsync</text:span>(<text:span text:style-name="T6">Function</text:span>.<text:span text:style-name="T5">createDelegate</text:span>(<text:span text:style-name="T2">this</text:span>, <text:span text:style-name="T2">this</text:span>.<text:span text:style-name="T3">UpdateItemSuccess</text:span>), <text:span text:style-name="T6">Function</text:span>.<text:span text:style-name="T5">createDelegate</text:span>(<text:span text:style-name="T2">this</text:span>, <text:span text:style-name="T2">this</text:span>.<text:span text:style-name="T3">UpdateItemFailed</text:span>));</text:p>
      <text:p text:style-name="P1">}</text:p>
      <text:p text:style-name="P10"/>
      <text:p text:style-name="P1"><text:span text:style-name="T2">function</text:span> <text:span text:style-name="T5">UpdateItemSuccess</text:span>(<text:span text:style-name="T3">sender</text:span>,<text:span text:style-name="T3">args</text:span>)</text:p>
      <text:p text:style-name="P1">{</text:p>
      <text:p text:style-name="P1"><text:span text:style-name="T6">console</text:span>.<text:span text:style-name="T5">log</text:span>(<text:span text:style-name="T4">"Update Success"</text:span>);</text:p>
      <text:p text:style-name="P1">}</text:p>
      <text:p text:style-name="P1"><text:span text:style-name="T2">function</text:span> <text:span text:style-name="T5">UpdateItemFailed</text:span>(<text:span text:style-name="T3">sender</text:span>,<text:span text:style-name="T3">args</text:span>) </text:p>
      <text:p text:style-name="P1">{</text:p>
      <text:p text:style-name="P1"><text:span text:style-name="T6">console</text:span>.<text:span text:style-name="T5">log</text:span>(<text:span text:style-name="T4">"Update Failed"</text:span>);</text:p>
      <text:p text:style-name="P1">}</text:p>
      <text:p text:style-name="P10"/>
      <text:p text:style-name="P1"><text:span text:style-name="T2">function</text:span> <text:span text:style-name="T5">deleteItem</text:span>()</text:p>
      <text:p text:style-name="P1">{</text:p>
      <text:p text:style-name="P1"><text:span text:style-name="T2">var</text:span> <text:span text:style-name="T3">list</text:span> = <text:span text:style-name="T3">context</text:span>.<text:span text:style-name="T5">get_web</text:span>().<text:span text:style-name="T5">get_lists</text:span>().<text:span text:style-name="T5">getByTitle</text:span>(<text:span text:style-name="T4">"TestList1"</text:span>); </text:p>
      <text:p text:style-name="P1"><text:span text:style-name="T2">var</text:span> <text:span text:style-name="T3">lstObjectItem</text:span> = <text:span text:style-name="T3">list</text:span>.<text:span text:style-name="T5">getItemById</text:span>(<text:span text:style-name="T3">window</text:span>.<text:span text:style-name="T3">globalVar</text:span>);</text:p>
      <text:p text:style-name="P1"><text:span text:style-name="T5">addItemMethod</text:span>(<text:span text:style-name="T4">"TestList1Recycle"</text:span>);</text:p>
      <text:p text:style-name="P1"><text:span text:style-name="T3">lstObjectItem</text:span>.<text:span text:style-name="T5">deleteObject</text:span>();</text:p>
      <text:p text:style-name="P1"><text:span text:style-name="T3">context</text:span>.<text:span text:style-name="T5">executeQueryAsync</text:span>(<text:span text:style-name="T6">Function</text:span>.<text:span text:style-name="T5">createDelegate</text:span>(<text:span text:style-name="T2">this</text:span>, <text:span text:style-name="T2">this</text:span>.<text:span text:style-name="T3">DeleteItemSuccess</text:span>), <text:span text:style-name="T6">Function</text:span>.<text:span text:style-name="T5">createDelegate</text:span>(<text:span text:style-name="T2">this</text:span>, <text:span text:style-name="T2">this</text:span>.<text:span text:style-name="T3">DeleteItemFailed</text:span>));</text:p>
      <text:p text:style-name="P1">}</text:p>
      <text:p text:style-name="P2"/>
      <text:p text:style-name="P1"><text:span text:style-name="T2">function</text:span> <text:span text:style-name="T5">DeleteItemSuccess</text:span>(<text:span text:style-name="T3">sender</text:span>,<text:span text:style-name="T3">args</text:span>)</text:p>
      <text:p text:style-name="P1">{</text:p>
      <text:p text:style-name="P1"><text:span text:style-name="T6">console</text:span>.<text:span text:style-name="T5">log</text:span>(<text:span text:style-name="T4">"Delete Success"</text:span>);</text:p>
      <text:p text:style-name="P1">}</text:p>
      <text:p text:style-name="P2"/>
      <text:p text:style-name="P1"><text:span text:style-name="T2">function</text:span> <text:span text:style-name="T5">DeleteItemFailed</text:span>(<text:span text:style-name="T3">sender</text:span>,<text:span text:style-name="T3">args</text:span>)</text:p>
      <text:p text:style-name="P1">{</text:p>
      <text:p text:style-name="P1"><text:span text:style-name="T6">console</text:span>.<text:span text:style-name="T5">log</text:span>(<text:span text:style-name="T4">"Delete Failed"</text:span>);</text:p>
      <text:p text:style-name="P1">}</text:p>
      <text:p text:style-name="P1"><text:span text:style-name="T1">&lt;/</text:span><text:span text:style-name="T2">script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<text:s/>//GANNT Chart -Multiple groups with set of subtasks and created links between subtasks under a group.</text:p>
      <text:p text:style-name="P4"/>
      <text:p text:style-name="P4"/>
      <text:p text:style-name="P4"/>
      <text:p text:style-name="P3"><text:span text:style-name="T10">&lt;</text:span><text:span text:style-name="T15">html</text:span><text:span text:style-name="T10">&gt;</text:span></text:p>
      <text:p text:style-name="P3"><text:span text:style-name="T10">&lt;</text:span><text:span text:style-name="T15">head</text:span><text:span text:style-name="T10">&gt;</text:span></text:p>
      <text:p text:style-name="P5"><text:s text:c="6"/></text:p>
      <text:p text:style-name="P3"><text:span text:style-name="T10">&lt;/</text:span><text:span text:style-name="T15">head</text:span><text:span text:style-name="T10">&gt;</text:span></text:p>
      <text:p text:style-name="P3"><text:span text:style-name="T7"><text:s/><text:tab/></text:span><text:span text:style-name="T10">&lt;</text:span><text:span text:style-name="T15">body</text:span><text:span text:style-name="T10">&gt;</text:span></text:p>
      <text:p text:style-name="P3"><text:span text:style-name="T10">&lt;</text:span><text:span text:style-name="T15">div</text:span><text:span text:style-name="T7"> </text:span><text:span text:style-name="T16">id</text:span><text:span text:style-name="T10">="dp"&gt;&lt;/</text:span><text:span text:style-name="T15">div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https://code.jquery.com/jquery-3.3.1.js"</text:span><text:span text:style-name="T7"> </text:span><text:span text:style-name="T10">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/sites/oct9_QA1/SiteAssets/DayPilotFiles/daypilot-all.min.js"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type</text:span><text:span text:style-name="T10">="text/javascript"&gt;</text:span></text:p>
      <text:p text:style-name="P3"><text:span text:style-name="T7"><text:s text:c="4"/>$(document).ready(</text:span><text:span text:style-name="T10">function</text:span><text:span text:style-name="T7">() { <text:s text:c="3"/></text:span></text:p>
      <text:p text:style-name="P3"><text:span text:style-name="T7"><text:s text:c="4"/></text:span><text:span text:style-name="T10">var</text:span><text:span text:style-name="T7"> startDate = </text:span><text:span text:style-name="T10">new</text:span><text:span text:style-name="T7"> Date(</text:span><text:span text:style-name="T13">"2018-01-01"</text:span><text:span text:style-name="T7">);</text:span></text:p>
      <text:p text:style-name="P3"><text:span text:style-name="T7"><text:s text:c="4"/></text:span><text:span text:style-name="T10">var</text:span><text:span text:style-name="T7"> endDate = </text:span><text:span text:style-name="T10">new</text:span><text:span text:style-name="T7"> Date(</text:span><text:span text:style-name="T13">"2018-01-03"</text:span><text:span text:style-name="T7">);</text:span></text:p>
      <text:p text:style-name="P3"><text:span text:style-name="T7"><text:s text:c="4"/></text:span><text:span text:style-name="T10">var</text:span><text:span text:style-name="T7"> arraySubTasks = [];</text:span></text:p>
      <text:p text:style-name="P3"><text:span text:style-name="T7"><text:s text:c="4"/></text:span><text:span text:style-name="T10">var</text:span><text:span text:style-name="T7"> arrayGroups = [];</text:span></text:p>
      <text:p text:style-name="P3"><text:span text:style-name="T7"><text:s text:c="4"/></text:span><text:span text:style-name="T10">var</text:span><text:span text:style-name="T7"> arrayLinks = [];</text:span></text:p>
      <text:p text:style-name="P3"><text:span text:style-name="T7"><text:s text:c="4"/></text:span><text:span text:style-name="T10">var</text:span><text:span text:style-name="T7"> arrayID = [];</text:span></text:p>
      <text:p text:style-name="P3"><text:span text:style-name="T7"><text:s text:c="4"/></text:span><text:span text:style-name="T14">//var arrayGroupID= [];</text:span></text:p>
      <text:p text:style-name="P3"><text:span text:style-name="T7"><text:s text:c="4"/></text:span><text:span text:style-name="T14">// var columns = [];</text:span></text:p>
      <text:p text:style-name="P3"><text:span text:style-name="T7"><text:s text:c="4"/></text:span><text:span text:style-name="T14">// window.array_AllTasks=[];</text:span></text:p>
      <text:p text:style-name="P3"><text:span text:style-name="T7"><text:s text:c="4"/></text:span><text:span text:style-name="T14">// var finalArray = []; <text:s/></text:span></text:p>
      <text:p text:style-name="P5"><text:s text:c="4"/></text:p>
      <text:p text:style-name="P3"><text:span text:style-name="T7"><text:s text:c="4"/></text:span><text:span text:style-name="T10">debugger</text:span><text:span text:style-name="T7">;</text:span></text:p>
      <text:p text:style-name="P3"><text:span text:style-name="T7"><text:s text:c="4"/></text:span><text:span text:style-name="T10">for</text:span><text:span text:style-name="T7">(</text:span><text:span text:style-name="T10">var</text:span><text:span text:style-name="T7"> j = 1; j &lt;= 100; j++)</text:span></text:p>
      <text:p text:style-name="P5"><text:s text:c="9"/>{ <text:s text:c="2"/></text:p>
      <text:p text:style-name="P5"><text:s text:c="12"/>arraySubTasks = [];</text:p>
      <text:p text:style-name="P3"><text:span text:style-name="T7"><text:s text:c="12"/></text:span><text:span text:style-name="T14">//arrayLinks =[];</text:span></text:p>
      <text:p text:style-name="P5"><text:s text:c="12"/>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i = 1; i &lt;= 50; i++)</text:span></text:p>
      <text:p text:style-name="P5"><text:s text:c="13"/>{</text:p>
      <text:p text:style-name="P3"><text:span text:style-name="T7"><text:s text:c="20"/></text:span><text:span text:style-name="T10">var</text:span><text:span text:style-name="T7"> stringStartDate = formatDate(startDate);</text:span></text:p>
      <text:p text:style-name="P3"><text:span text:style-name="T7"><text:s text:c="20"/></text:span><text:span text:style-name="T10">var</text:span><text:span text:style-name="T7"> stringEndDate = formatDate(endDate); <text:s text:c="13"/></text:span></text:p>
      <text:p text:style-name="P3"><text:span text:style-name="T7"><text:s text:c="20"/></text:span><text:span text:style-name="T10">var</text:span><text:span text:style-name="T7"> currentID = DayPilot.guid();</text:span></text:p>
      <text:p text:style-name="P5"><text:s text:c="20"/></text:p>
      <text:p text:style-name="P5"><text:s text:c="20"/>arrayID.push({ID : currentID});</text:p>
      <text:p text:style-name="P5"><text:s text:c="20"/></text:p>
      <text:p text:style-name="P3"><text:span text:style-name="T7"><text:s text:c="20"/></text:span><text:span text:style-name="T10">var</text:span><text:span text:style-name="T7"> subTasks = { <text:s text:c="5"/>start : stringStartDate,</text:span></text:p>
      <text:p text:style-name="P5"><text:s text:c="36"/>end: stringEndDate,</text:p>
      <text:p text:style-name="P5"><text:s text:c="36"/>id: currentID,</text:p>
      <text:p text:style-name="P3"><text:span text:style-name="T7"><text:s text:c="36"/>text: </text:span><text:span text:style-name="T13">"Subtask "</text:span><text:span text:style-name="T7">+i, <text:s text:c="4"/></text:span></text:p>
      <text:p text:style-name="P5"><text:s text:c="36"/>complete: Math.floor(Math.random() * 101)</text:p>
      <text:p text:style-name="P5"><text:s text:c="36"/>} ;</text:p>
      <text:p text:style-name="P5"><text:s text:c="20"/>arraySubTasks.push(subTasks);<text:tab/></text:p>
      <text:p text:style-name="P3"><text:span text:style-name="T7"><text:s text:c="20"/></text:span><text:span text:style-name="T14">// var groupID='Group'+j,</text:span></text:p>
      <text:p text:style-name="P3"><text:span text:style-name="T7"><text:s text:c="20"/></text:span><text:span text:style-name="T14">// taskID=groupID+'_'+'Task'+i;</text:span></text:p>
      <text:p text:style-name="P3"><text:span text:style-name="T7"><text:s text:c="20"/></text:span><text:span text:style-name="T14">// window.array_AllTasks.push({'GroupID':groupID,'TaskID':currentID,'From':stringStartDate,'To':stringEndDate}); <text:s text:c="8"/></text:span></text:p>
      <text:p text:style-name="P5"><text:s text:c="20"/></text:p>
      <text:p text:style-name="P5"><text:s text:c="20"/></text:p>
      <text:p text:style-name="P3"><text:span text:style-name="T7"><text:s text:c="20"/></text:span><text:span text:style-name="T10">if</text:span><text:span text:style-name="T7">(i%365==0)</text:span></text:p>
      <text:p text:style-name="P5"><text:s text:c="20"/>{</text:p>
      <text:p text:style-name="P3"><text:span text:style-name="T7"><text:s text:c="24"/>startDate = </text:span><text:span text:style-name="T10">new</text:span><text:span text:style-name="T7"> Date(</text:span><text:span text:style-name="T13">"2018-01-01"</text:span><text:span text:style-name="T7">);</text:span></text:p>
      <text:p text:style-name="P3"><text:span text:style-name="T7"><text:s text:c="24"/>endDate = </text:span><text:span text:style-name="T10">new</text:span><text:span text:style-name="T7"> Date(</text:span><text:span text:style-name="T13">"2018-01-02"</text:span><text:span text:style-name="T7">);</text:span></text:p>
      <text:p text:style-name="P5"><text:s text:c="20"/></text:p>
      <text:p text:style-name="P5"><text:s text:c="20"/>}</text:p>
      <text:p text:style-name="P3"><text:span text:style-name="T7"><text:s text:c="20"/></text:span><text:span text:style-name="T10">else</text:span></text:p>
      <text:p text:style-name="P5"><text:s text:c="20"/>{</text:p>
      <text:p text:style-name="P5"><text:s text:c="24"/>startDate.setDate(startDate.getDate() + 1);</text:p>
      <text:p text:style-name="P5"><text:soft-page-break/><text:s text:c="24"/>endDate.setDate(endDate.getDate() + 1);</text:p>
      <text:p text:style-name="P5"><text:s text:c="20"/></text:p>
      <text:p text:style-name="P5"><text:s text:c="20"/>} <text:s text:c="14"/></text:p>
      <text:p text:style-name="P5"><text:s text:c="14"/>}</text:p>
      <text:p text:style-name="P5"><text:s text:c="4"/></text:p>
      <text:p text:style-name="P3"><text:span text:style-name="T7"><text:s text:c="12"/></text:span><text:span text:style-name="T10">var</text:span><text:span text:style-name="T7"> groups = {</text:span></text:p>
      <text:p text:style-name="P3"><text:span text:style-name="T7"><text:s text:c="28"/>start: </text:span><text:span text:style-name="T13">"2018-01-01"</text:span><text:span text:style-name="T7">,</text:span></text:p>
      <text:p text:style-name="P3"><text:span text:style-name="T7"><text:s text:c="28"/>end: </text:span><text:span text:style-name="T13">"2018-12-31"</text:span><text:span text:style-name="T7">,</text:span></text:p>
      <text:p text:style-name="P5"><text:s text:c="28"/>id: DayPilot.guid(),</text:p>
      <text:p text:style-name="P3"><text:span text:style-name="T7"><text:s text:c="28"/>text: </text:span><text:span text:style-name="T13">"Group "</text:span><text:span text:style-name="T7">+j,</text:span></text:p>
      <text:p text:style-name="P5"><text:s text:c="28"/>tags: {</text:p>
      <text:p text:style-name="P3"><text:span text:style-name="T7"><text:s text:c="32"/>info: </text:span><text:span text:style-name="T13">"info group"</text:span><text:span text:style-name="T7">+j,</text:span></text:p>
      <text:p text:style-name="P5"><text:s text:c="34"/>},</text:p>
      <text:p text:style-name="P5"><text:s text:c="28"/>children: arraySubTasks</text:p>
      <text:p text:style-name="P5"><text:s text:c="25"/>};</text:p>
      <text:p text:style-name="P5"/>
      <text:p text:style-name="P5"/>
      <text:p text:style-name="P5"><text:s text:c="12"/>arrayGroups.push(groups);</text:p>
      <text:p text:style-name="P5"><text:s text:c="9"/>}</text:p>
      <text:p text:style-name="P5"/>
      <text:p text:style-name="P3"><text:span text:style-name="T7"><text:s text:c="4"/>$.each(arrayGroups, 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links = {};</text:span></text:p>
      <text:p text:style-name="P3"><text:span text:style-name="T7"><text:s text:c="8"/></text:span><text:span text:style-name="T10">for</text:span><text:span text:style-name="T7"> (</text:span><text:span text:style-name="T10">var</text:span><text:span text:style-name="T7"> x = 0; x &lt; </text:span><text:span text:style-name="T10">this</text:span><text:span text:style-name="T7">.children.length-1; x++)</text:span></text:p>
      <text:p text:style-name="P5"><text:s text:c="8"/>{</text:p>
      <text:p text:style-name="P3"><text:span text:style-name="T7"><text:s text:c="12"/></text:span><text:span text:style-name="T10">var</text:span><text:span text:style-name="T7"> y = x + 1;</text:span></text:p>
      <text:p text:style-name="P3"><text:span text:style-name="T7"><text:s text:c="12"/></text:span><text:span text:style-name="T10">var</text:span><text:span text:style-name="T7"> startId = </text:span><text:span text:style-name="T10">this</text:span><text:span text:style-name="T7">.children[x].id;</text:span></text:p>
      <text:p text:style-name="P3"><text:span text:style-name="T7"><text:s text:c="12"/></text:span><text:span text:style-name="T10">var</text:span><text:span text:style-name="T7"> endId = </text:span><text:span text:style-name="T10">this</text:span><text:span text:style-name="T7">.children[y].id;</text:span></text:p>
      <text:p text:style-name="P3"><text:span text:style-name="T7"><text:s text:c="12"/></text:span><text:span text:style-name="T10">var</text:span><text:span text:style-name="T7"> links= {</text:span></text:p>
      <text:p text:style-name="P3"><text:span text:style-name="T7"><text:s text:c="16"/>id: </text:span><text:span text:style-name="T10">this</text:span><text:span text:style-name="T7">.text + </text:span><text:span text:style-name="T13">"_"</text:span><text:span text:style-name="T7"> +</text:span><text:span text:style-name="T10">this</text:span><text:span text:style-name="T7">.children[x].text + </text:span><text:span text:style-name="T13">"_"</text:span><text:span text:style-name="T7"> + </text:span><text:span text:style-name="T10">this</text:span><text:span text:style-name="T7">.children[y].text,</text:span></text:p>
      <text:p text:style-name="P5"><text:s text:c="16"/>from: startId,</text:p>
      <text:p text:style-name="P5"><text:s text:c="16"/>to: endId</text:p>
      <text:p text:style-name="P5"><text:s text:c="12"/>};</text:p>
      <text:p text:style-name="P5"><text:s text:c="12"/>arrayLinks.push(links);</text:p>
      <text:p text:style-name="P5"><text:s text:c="8"/>}</text:p>
      <text:p text:style-name="P5"><text:s text:c="4"/>});</text:p>
      <text:p text:style-name="P5"/>
      <text:p text:style-name="P3"><text:span text:style-name="T7"><text:s text:c="4"/></text:span><text:span text:style-name="T14">//function linkBinding(endDateValue, startDateValue)</text:span></text:p>
      <text:p text:style-name="P3"><text:span text:style-name="T7"><text:s text:c="4"/></text:span><text:span text:style-name="T14">//{</text:span></text:p>
      <text:p text:style-name="P3"><text:span text:style-name="T7"><text:s text:c="4"/></text:span><text:span text:style-name="T14">// <text:s text:c="3"/>var links = {</text:span></text:p>
      <text:p text:style-name="P3"><text:span text:style-name="T7"><text:s text:c="4"/></text:span><text:span text:style-name="T14">// <text:s text:c="7"/>id: this.text + "_" + this.children[x].text + "_" + this.children[y].text,</text:span></text:p>
      <text:p text:style-name="P3"><text:span text:style-name="T7"><text:s text:c="4"/></text:span><text:span text:style-name="T14">// <text:s text:c="7"/>from: startDateValue,</text:span></text:p>
      <text:p text:style-name="P3"><text:span text:style-name="T7"><text:s text:c="4"/></text:span><text:span text:style-name="T14">// <text:s text:c="7"/>to: endDateValue,</text:span></text:p>
      <text:p text:style-name="P3"><text:span text:style-name="T7"><text:s text:c="4"/></text:span><text:span text:style-name="T14">// <text:s text:c="3"/>};</text:span></text:p>
      <text:p text:style-name="P3"><text:span text:style-name="T7"><text:s text:c="4"/></text:span><text:span text:style-name="T14">// <text:s text:c="3"/>arrayLinks.push(links);</text:span></text:p>
      <text:p text:style-name="P3"><text:span text:style-name="T7"><text:s text:c="4"/></text:span><text:span text:style-name="T14">//}</text:span></text:p>
      <text:p text:style-name="P5"/>
      <text:p text:style-name="P5"><text:s text:c="4"/>CallJQueryGantt();</text:p>
      <text:p text:style-name="P3"><text:span text:style-name="T7"><text:s text:c="3"/></text:span><text:span text:style-name="T14">// CallJavascriptGantt();</text:span></text:p>
      <text:p text:style-name="P5"/>
      <text:p text:style-name="P3"><text:span text:style-name="T7"><text:s text:c="4"/></text:span><text:span text:style-name="T10">function</text:span><text:span text:style-name="T7"> formatDate(paramDate)</text:span></text:p>
      <text:p text:style-name="P5"><text:s text:c="4"/>{</text:p>
      <text:p text:style-name="P3"><text:span text:style-name="T7"><text:s text:c="8"/></text:span><text:span text:style-name="T10">var</text:span><text:span text:style-name="T7"> dd = paramDate.getDate();</text:span></text:p>
      <text:p text:style-name="P3"><text:span text:style-name="T7"><text:s text:c="8"/></text:span><text:span text:style-name="T10">var</text:span><text:span text:style-name="T7"> mm = paramDate.getMonth()+1; </text:span></text:p>
      <text:p text:style-name="P3"><text:span text:style-name="T7"><text:s text:c="8"/></text:span><text:span text:style-name="T10">var</text:span><text:span text:style-name="T7"> yyyy = paramDate.getFullYear();</text:span></text:p>
      <text:p text:style-name="P3"><text:span text:style-name="T7"><text:s text:c="8"/></text:span><text:span text:style-name="T10">if</text:span><text:span text:style-name="T7">(dd&lt;10) </text:span></text:p>
      <text:p text:style-name="P5"><text:s text:c="8"/>{</text:p>
      <text:p text:style-name="P3"><text:span text:style-name="T7"><text:s text:c="9"/><text:tab/>dd=</text:span><text:span text:style-name="T13">'0'</text:span><text:span text:style-name="T7">+dd;</text:span></text:p>
      <text:p text:style-name="P5"><text:s text:c="8"/>} </text:p>
      <text:p text:style-name="P5"/>
      <text:p text:style-name="P3"><text:span text:style-name="T7"><text:s text:c="8"/></text:span><text:span text:style-name="T10">if</text:span><text:span text:style-name="T7">(mm&lt;10) </text:span></text:p>
      <text:p text:style-name="P5"><text:s text:c="8"/>{</text:p>
      <text:p text:style-name="P3"><text:span text:style-name="T7"><text:s text:c="10"/><text:tab/>mm=</text:span><text:span text:style-name="T13">'0'</text:span><text:span text:style-name="T7">+mm;</text:span></text:p>
      <text:p text:style-name="P5"><text:s text:c="8"/>}</text:p>
      <text:p text:style-name="P5"/>
      <text:p text:style-name="P3"><text:span text:style-name="T7"><text:tab/> <text:s text:c="3"/></text:span><text:span text:style-name="T10">return</text:span><text:span text:style-name="T7"> formattedStringDate = yyyy+</text:span><text:span text:style-name="T13">'-'</text:span><text:span text:style-name="T7">+mm+</text:span><text:span text:style-name="T13">'-'</text:span><text:span text:style-name="T7">+dd;</text:span></text:p>
      <text:p text:style-name="P5"><text:soft-page-break/><text:s text:c="4"/>}</text:p>
      <text:p text:style-name="P5"><text:s text:c="25"/></text:p>
      <text:p text:style-name="P5"><text:s text:c="4"/></text:p>
      <text:p text:style-name="P3"><text:span text:style-name="T7"><text:s text:c="4"/></text:span><text:span text:style-name="T10">function</text:span><text:span text:style-name="T7"> <text:s/>CallJQueryGantt()</text:span></text:p>
      <text:p text:style-name="P5"><text:s text:c="4"/>{</text:p>
      <text:p text:style-name="P3"><text:span text:style-name="T7"><text:s text:c="8"/></text:span><text:span text:style-name="T10">debugger</text:span><text:span text:style-name="T7">;</text:span></text:p>
      <text:p text:style-name="P3"><text:span text:style-name="T7"><text:s text:c="8"/>$(</text:span><text:span text:style-name="T13">"#dp"</text:span><text:span text:style-name="T7">).daypilotGantt({</text:span></text:p>
      <text:p text:style-name="P5"><text:s text:c="12"/></text:p>
      <text:p text:style-name="P3"><text:span text:style-name="T7"><text:s text:c="12"/></text:span><text:span text:style-name="T14">//days : DayPilot.Date.today().daysInMonth(),</text:span></text:p>
      <text:p text:style-name="P5"><text:s text:c="12"/>days : 365, <text:s/></text:p>
      <text:p text:style-name="P5"><text:s text:c="16"/></text:p>
      <text:p text:style-name="P5"><text:s text:c="12"/>columns: [</text:p>
      <text:p text:style-name="P5"><text:s text:c="16"/>{</text:p>
      <text:p text:style-name="P3"><text:span text:style-name="T7"><text:s text:c="20"/>title: </text:span><text:span text:style-name="T13">"Name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text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Info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info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Duration"</text:span><text:span text:style-name="T7">,</text:span></text:p>
      <text:p text:style-name="P5"><text:s text:c="20"/>width: 50 <text:s text:c="16"/></text:p>
      <text:p text:style-name="P3"><text:span text:style-name="T7"><text:s text:c="20"/></text:span><text:span text:style-name="T14">// format : function(args) {</text:span></text:p>
      <text:p text:style-name="P3"><text:span text:style-name="T7"><text:s text:c="20"/></text:span><text:span text:style-name="T14">// <text:s text:c="4"/>var duration = new DayPilot.TimeSpan(new DayPilot.Date(args.task.end).getTime() - new DayPilot.Date(args.task.start).getTime());</text:span></text:p>
      <text:p text:style-name="P3"><text:span text:style-name="T7"><text:s text:c="20"/></text:span><text:span text:style-name="T14">// <text:s text:c="4"/>return duration.toString("d") + "d " + duration.toString("h") + "h";</text:span></text:p>
      <text:p text:style-name="P3"><text:span text:style-name="T7"><text:s text:c="20"/></text:span><text:span text:style-name="T14">// }</text:span></text:p>
      <text:p text:style-name="P5"><text:s text:c="16"/>}</text:p>
      <text:p text:style-name="P5"><text:s text:c="12"/>],</text:p>
      <text:p text:style-name="P5"><text:s text:c="12"/>tasks: arrayGroups,</text:p>
      <text:p text:style-name="P5"><text:s text:c="12"/>links: arrayLinks,</text:p>
      <text:p text:style-name="P3"><text:span text:style-name="T7"><text:s text:c="12"/>onTaskClicked: </text:span><text:span text:style-name="T10">function</text:span><text:span text:style-name="T7">(args) {</text:span></text:p>
      <text:p text:style-name="P3"><text:span text:style-name="T7"><text:s text:c="16"/>alert(</text:span><text:span text:style-name="T13">"Clicked: "</text:span><text:span text:style-name="T7"> + args.e.id());</text:span></text:p>
      <text:p text:style-name="P5"><text:s text:c="12"/>}</text:p>
      <text:p text:style-name="P5"><text:s text:c="8"/>});</text:p>
      <text:p text:style-name="P5"><text:s text:c="4"/>}</text:p>
      <text:p text:style-name="P5"><text:s text:c="4"/></text:p>
      <text:p text:style-name="P5"><text:s text:c="4"/></text:p>
      <text:p text:style-name="P3"><text:span text:style-name="T7"><text:s text:c="4"/></text:span><text:span text:style-name="T10">function</text:span><text:span text:style-name="T7"> CallJavascriptGantt()</text:span></text:p>
      <text:p text:style-name="P5"><text:s text:c="4"/>{</text:p>
      <text:p text:style-name="P5"><text:s text:c="8"/></text:p>
      <text:p text:style-name="P3"><text:span text:style-name="T7"><text:s text:c="8"/></text:span><text:span text:style-name="T10">var</text:span><text:span text:style-name="T7"> dp = </text:span><text:span text:style-name="T10">new</text:span><text:span text:style-name="T7"> </text:span><text:span text:style-name="T17">DayPilot</text:span><text:span text:style-name="T7">.Gantt(</text:span><text:span text:style-name="T13">"dp"</text:span><text:span text:style-name="T7">);</text:span></text:p>
      <text:p text:style-name="P5"><text:s text:c="8"/></text:p>
      <text:p text:style-name="P3"><text:span text:style-name="T7"><text:s text:c="8"/>dp.startDate = </text:span><text:span text:style-name="T13">"2018-01-01"</text:span><text:span text:style-name="T7">;</text:span></text:p>
      <text:p text:style-name="P3"><text:span text:style-name="T7"><text:s text:c="8"/>dp.endDate = </text:span><text:span text:style-name="T13">"2018-12-01"</text:span><text:span text:style-name="T7">;</text:span></text:p>
      <text:p text:style-name="P5"><text:s text:c="8"/>dp.days = 365;</text:p>
      <text:p text:style-name="P5"><text:s text:c="8"/></text:p>
      <text:p text:style-name="P5"><text:s text:c="8"/>dp.columns = [</text:p>
      <text:p text:style-name="P5"><text:s text:c="16"/>{</text:p>
      <text:p text:style-name="P3"><text:span text:style-name="T7"><text:s text:c="20"/>title: </text:span><text:span text:style-name="T13">"Name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text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Info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info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Duration"</text:span><text:span text:style-name="T7">,</text:span></text:p>
      <text:p text:style-name="P5"><text:s text:c="20"/>width: 50 <text:s text:c="20"/></text:p>
      <text:p text:style-name="P5"><text:soft-page-break/></text:p>
      <text:p text:style-name="P5"><text:s text:c="20"/></text:p>
      <text:p text:style-name="P5"><text:s text:c="16"/>}</text:p>
      <text:p text:style-name="P5"><text:s text:c="12"/>];</text:p>
      <text:p text:style-name="P5"><text:s text:c="12"/>dp.tasks.list= arrayGroups;</text:p>
      <text:p text:style-name="P3"><text:span text:style-name="T7"><text:s text:c="12"/></text:span><text:span text:style-name="T14">// dp.tasks.add(new DayPilot.Task(arrayGroups));</text:span></text:p>
      <text:p text:style-name="P5"/>
      <text:p text:style-name="P3"><text:span text:style-name="T7"><text:s text:c="12"/>dp.links.add(</text:span><text:span text:style-name="T10">new</text:span><text:span text:style-name="T7"> </text:span><text:span text:style-name="T17">DayPilot</text:span><text:span text:style-name="T7">.Link({</text:span></text:p>
      <text:p text:style-name="P5"><text:s text:c="16"/></text:p>
      <text:p text:style-name="P3"><text:span text:style-name="T7"><text:s text:c="16"/>from: </text:span><text:span text:style-name="T13">"1"</text:span><text:span text:style-name="T7">,</text:span></text:p>
      <text:p text:style-name="P3"><text:span text:style-name="T7"><text:s text:c="16"/>to: </text:span><text:span text:style-name="T13">"2"</text:span><text:span text:style-name="T7">,</text:span></text:p>
      <text:p text:style-name="P5"><text:s text:c="16"/></text:p>
      <text:p text:style-name="P5"><text:s text:c="12"/>}));</text:p>
      <text:p text:style-name="P5"/>
      <text:p text:style-name="P5"/>
      <text:p text:style-name="P3"><text:span text:style-name="T7"><text:s text:c="12"/></text:span><text:span text:style-name="T14">//dp.links.list= arrayLinks;</text:span></text:p>
      <text:p text:style-name="P5"><text:s text:c="12"/></text:p>
      <text:p text:style-name="P5"><text:s text:c="12"/>dp.init();</text:p>
      <text:p text:style-name="P5"/>
      <text:p text:style-name="P5"><text:s text:c="4"/>}</text:p>
      <text:p text:style-name="P5"><text:s text:c="4"/></text:p>
      <text:p text:style-name="P5">});</text:p>
      <text:p text:style-name="P5"/>
      <text:p text:style-name="P3"><text:span text:style-name="T10">&lt;/</text:span><text:span text:style-name="T15">script</text:span><text:span text:style-name="T10">&gt;</text:span></text:p>
      <text:p text:style-name="P3"><text:span text:style-name="T10">&lt;/</text:span><text:span text:style-name="T15">body</text:span><text:span text:style-name="T10">&gt;</text:span></text:p>
      <text:p text:style-name="P5"/>
      <text:p text:style-name="P3"><text:span text:style-name="T10">&lt;/</text:span><text:span text:style-name="T15">html</text:span><text:span text:style-name="T10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 text:c="4"/>// Binding a Sharepoint List to Gannt Chart</text:p>
      <text:p text:style-name="P7"/>
      <text:p text:style-name="Standard"><text:span text:style-name="T18"><text:s/></text:span><text:span text:style-name="T10">&lt;</text:span><text:span text:style-name="T15">html</text:span><text:span text:style-name="T10">&gt;</text:span></text:p>
      <text:p text:style-name="P3"><text:span text:style-name="T7"><text:s/></text:span><text:span text:style-name="T10">&lt;</text:span><text:span text:style-name="T15">head</text:span><text:span text:style-name="T10">&gt;</text:span></text:p>
      <text:p text:style-name="P3"><text:span text:style-name="T7"><text:s/></text:span><text:span text:style-name="T10">&lt;/</text:span><text:span text:style-name="T15">head</text:span><text:span text:style-name="T10">&gt;</text:span></text:p>
      <text:p text:style-name="P3"><text:span text:style-name="T10">&lt;</text:span><text:span text:style-name="T15">body</text:span><text:span text:style-name="T10">&gt;</text:span></text:p>
      <text:p text:style-name="P3"><text:span text:style-name="T7"><text:s text:c="4"/></text:span><text:span text:style-name="T10">&lt;</text:span><text:span text:style-name="T15">div</text:span><text:span text:style-name="T7"> </text:span><text:span text:style-name="T16">id</text:span><text:span text:style-name="T10">="dp"&gt;&lt;/</text:span><text:span text:style-name="T15">div</text:span><text:span text:style-name="T10">&gt;</text:span></text:p>
      <text:p text:style-name="P3"><text:span text:style-name="T7"><text:s text:c="4"/></text:span><text:span text:style-name="T10">&lt;</text:span><text:span text:style-name="T15">script</text:span><text:span text:style-name="T7"> </text:span><text:span text:style-name="T16">src</text:span><text:span text:style-name="T10">="https://code.jquery.com/jquery-3.3.1.js"&gt;&lt;/</text:span><text:span text:style-name="T15">script</text:span><text:span text:style-name="T10">&gt;</text:span></text:p>
      <text:p text:style-name="P3"><text:span text:style-name="T7"><text:s text:c="4"/></text:span><text:span text:style-name="T10">&lt;</text:span><text:span text:style-name="T15">script</text:span><text:span text:style-name="T7"> </text:span><text:span text:style-name="T16">src</text:span><text:span text:style-name="T10">="/sites/oct9_QA1/SiteAssets/DayPilotFiles/daypilot-all.min.js"&gt;&lt;/</text:span><text:span text:style-name="T15">script</text:span><text:span text:style-name="T10">&gt;</text:span></text:p>
      <text:p text:style-name="P5"><text:s text:c="4"/></text:p>
      <text:p text:style-name="P3"><text:span text:style-name="T7"><text:s text:c="4"/></text:span><text:span text:style-name="T10">&lt;</text:span><text:span text:style-name="T15">script</text:span><text:span text:style-name="T7"> </text:span><text:span text:style-name="T16">type</text:span><text:span text:style-name="T10">="text/javascript"&gt;</text:span></text:p>
      <text:p text:style-name="P3"><text:span text:style-name="T7"><text:s text:c="8"/></text:span><text:span text:style-name="T10">var</text:span><text:span text:style-name="T7"> array = [];</text:span></text:p>
      <text:p text:style-name="P3"><text:span text:style-name="T7"><text:s text:c="8"/></text:span><text:span text:style-name="T10">var</text:span><text:span text:style-name="T7"> startDate = </text:span><text:span text:style-name="T10">new</text:span><text:span text:style-name="T7"> Date();</text:span></text:p>
      <text:p text:style-name="P3"><text:span text:style-name="T7"><text:s text:c="8"/></text:span><text:span text:style-name="T10">var</text:span><text:span text:style-name="T7"> endDate = </text:span><text:span text:style-name="T10">new</text:span><text:span text:style-name="T7"> Date();</text:span></text:p>
      <text:p text:style-name="P3"><text:span text:style-name="T7"><text:s text:c="8"/></text:span><text:span text:style-name="T10">var</text:span><text:span text:style-name="T7"> percent;</text:span></text:p>
      <text:p text:style-name="P3"><text:span text:style-name="T7"><text:s text:c="8"/></text:span><text:span text:style-name="T10">var</text:span><text:span text:style-name="T7"> taskName = </text:span><text:span text:style-name="T13">""</text:span><text:span text:style-name="T7">;</text:span></text:p>
      <text:p text:style-name="P3"><text:span text:style-name="T7"><text:s text:c="8"/></text:span><text:span text:style-name="T10">var</text:span><text:span text:style-name="T7"> listColl;</text:span></text:p>
      <text:p text:style-name="P3"><text:span text:style-name="T7"><text:s text:c="8"/></text:span><text:span text:style-name="T14">//var currentItem = "";</text:span></text:p>
      <text:p text:style-name="P3"><text:span text:style-name="T7"><text:s text:c="8"/>SP.SOD.executeFunc(</text:span><text:span text:style-name="T13">'sp.js'</text:span><text:span text:style-name="T7">, </text:span><text:span text:style-name="T13">'SP.ClientContext'</text:span><text:span text:style-name="T7">, BindListToGannt);</text:span></text:p>
      <text:p text:style-name="P5"><text:s text:c="8"/></text:p>
      <text:p text:style-name="P3"><text:span text:style-name="T7"><text:s text:c="8"/></text:span><text:span text:style-name="T10">function</text:span><text:span text:style-name="T7"> BindListToGannt()</text:span></text:p>
      <text:p text:style-name="P5"><text:s text:c="8"/>{</text:p>
      <text:p text:style-name="P5"><text:s text:c="12"/></text:p>
      <text:p text:style-name="P3"><text:span text:style-name="T7"><text:s text:c="12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12"/></text:span><text:span text:style-name="T10">var</text:span><text:span text:style-name="T7"> list = context.get_web().get_lists().getByTitle(</text:span><text:span text:style-name="T13">"GanttChartList"</text:span><text:span text:style-name="T7">);</text:span></text:p>
      <text:p text:style-name="P3"><text:soft-page-break/><text:span text:style-name="T7"><text:s text:c="12"/></text:span><text:span text:style-name="T10">var</text:span><text:span text:style-name="T7"> query = </text:span><text:span text:style-name="T10">new</text:span><text:span text:style-name="T7"> </text:span><text:span text:style-name="T17">SP</text:span><text:span text:style-name="T7">.CamlQuery();</text:span></text:p>
      <text:p text:style-name="P5"><text:s text:c="12"/>listColl = list.getItems(query);</text:p>
      <text:p text:style-name="P5"><text:s text:c="12"/>context.load(listColl); <text:s text:c="11"/></text:p>
      <text:p text:style-name="P5"><text:s text:c="12"/>context.executeQueryAsync(onQuerySucceeded,onQueryFailed);</text:p>
      <text:p text:style-name="P5"><text:s text:c="8"/>}</text:p>
      <text:p text:style-name="P5"/>
      <text:p text:style-name="P3"><text:span text:style-name="T7"><text:s text:c="8"/></text:span><text:span text:style-name="T10">function</text:span><text:span text:style-name="T7"> onQuerySucceeded(sender,args)</text:span></text:p>
      <text:p text:style-name="P5"><text:s text:c="8"/>{</text:p>
      <text:p text:style-name="P5"><text:s text:c="11"/></text:p>
      <text:p text:style-name="P3"><text:span text:style-name="T7"><text:s text:c="12"/></text:span><text:span text:style-name="T10">var</text:span><text:span text:style-name="T7"> itemsEnum = listColl.getEnumerator();</text:span></text:p>
      <text:p text:style-name="P3"><text:span text:style-name="T7"><text:s text:c="12"/></text:span><text:span text:style-name="T10">while</text:span><text:span text:style-name="T7">(itemsEnum.moveNext())</text:span></text:p>
      <text:p text:style-name="P5"><text:s text:c="12"/>{ <text:s/></text:p>
      <text:p text:style-name="P3"><text:span text:style-name="T7"><text:s text:c="16"/></text:span><text:span text:style-name="T10">var</text:span><text:span text:style-name="T7"> currentItem = itemsEnum.get_current();</text:span></text:p>
      <text:p text:style-name="P3"><text:span text:style-name="T7"><text:s text:c="16"/>taskName = currentItem.get_item(</text:span><text:span text:style-name="T13">"Title"</text:span><text:span text:style-name="T7">);</text:span></text:p>
      <text:p text:style-name="P3"><text:span text:style-name="T7"><text:s text:c="16"/>startDate =currentItem.get_item(</text:span><text:span text:style-name="T13">"StartDate"</text:span><text:span text:style-name="T7">); </text:span></text:p>
      <text:p text:style-name="P3"><text:span text:style-name="T7"><text:s text:c="16"/>endDate =currentItem.get_item(</text:span><text:span text:style-name="T13">"DueDate"</text:span><text:span text:style-name="T7">);</text:span></text:p>
      <text:p text:style-name="P3"><text:span text:style-name="T7"><text:s text:c="16"/>percent = currentItem.get_item(</text:span><text:span text:style-name="T13">"PercentComplete"</text:span><text:span text:style-name="T7">);</text:span></text:p>
      <text:p text:style-name="P3"><text:span text:style-name="T7"><text:s text:c="16"/></text:span><text:span text:style-name="T10">var</text:span><text:span text:style-name="T7"> stringStartDate = startDate;</text:span></text:p>
      <text:p text:style-name="P3"><text:span text:style-name="T7"><text:s text:c="16"/></text:span><text:span text:style-name="T10">var</text:span><text:span text:style-name="T7"> stringEndDate = endDate;</text:span></text:p>
      <text:p text:style-name="P3"><text:span text:style-name="T7"><text:s text:c="16"/></text:span><text:span text:style-name="T10">var</text:span><text:span text:style-name="T7"> arrayValue = {</text:span></text:p>
      <text:p text:style-name="P5"><text:s text:c="20"/>start: stringStartDate,</text:p>
      <text:p text:style-name="P5"><text:s text:c="20"/>end: stringEndDate,</text:p>
      <text:p text:style-name="P5"><text:s text:c="20"/>id: DayPilot.guid(),</text:p>
      <text:p text:style-name="P5"><text:s text:c="20"/>text: taskName,</text:p>
      <text:p text:style-name="P5"><text:s text:c="20"/>complete: percent</text:p>
      <text:p text:style-name="P5"><text:s text:c="16"/>};</text:p>
      <text:p text:style-name="P5"><text:s text:c="16"/>array.push(arrayValue);</text:p>
      <text:p text:style-name="P5"/>
      <text:p text:style-name="P5"><text:s text:c="12"/>}</text:p>
      <text:p text:style-name="P5"><text:s text:c="12"/>CallGantt();</text:p>
      <text:p text:style-name="P5"><text:s text:c="8"/>}</text:p>
      <text:p text:style-name="P5"/>
      <text:p text:style-name="P3"><text:span text:style-name="T7"><text:s text:c="8"/></text:span><text:span text:style-name="T10">function</text:span><text:span text:style-name="T7"> onQueryFailed(sender, args)</text:span></text:p>
      <text:p text:style-name="P5"><text:s text:c="8"/>{</text:p>
      <text:p text:style-name="P3"><text:span text:style-name="T7"><text:s text:c="12"/>console.log(</text:span><text:span text:style-name="T13">"Message :"</text:span><text:span text:style-name="T7"> + args.get_message() + </text:span><text:span text:style-name="T13">"\n"</text:span><text:span text:style-name="T7"> + args.get_stackTrace());</text:span></text:p>
      <text:p text:style-name="P5"><text:s text:c="8"/>}</text:p>
      <text:p text:style-name="P5"><text:s text:c="8"/></text:p>
      <text:p text:style-name="P3"><text:span text:style-name="T7"><text:s text:c="7"/></text:span><text:span text:style-name="T10">function</text:span><text:span text:style-name="T7"> CallGantt() {</text:span></text:p>
      <text:p text:style-name="P5"><text:s text:c="11"/></text:p>
      <text:p text:style-name="P3"><text:span text:style-name="T7"><text:s text:c="8"/>$(</text:span><text:span text:style-name="T13">"#dp"</text:span><text:span text:style-name="T7">).daypilotGantt({</text:span></text:p>
      <text:p text:style-name="P5"><text:s text:c="12"/>days: 365,</text:p>
      <text:p text:style-name="P5"><text:s text:c="12"/>columns: [</text:p>
      <text:p text:style-name="P5"><text:s text:c="16"/>{</text:p>
      <text:p text:style-name="P3"><text:span text:style-name="T7"><text:s text:c="20"/>title: </text:span><text:span text:style-name="T13">"Name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GroupName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Info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info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Duration"</text:span><text:span text:style-name="T7">,</text:span></text:p>
      <text:p text:style-name="P5"><text:s text:c="20"/>width: 50,</text:p>
      <text:p text:style-name="P3"><text:span text:style-name="T7"><text:s text:c="20"/>format: </text:span><text:span text:style-name="T10">function</text:span><text:span text:style-name="T7"> (args) {</text:span></text:p>
      <text:p text:style-name="P3"><text:span text:style-name="T7"><text:s text:c="24"/></text:span><text:span text:style-name="T10">var</text:span><text:span text:style-name="T7"> duration = </text:span><text:span text:style-name="T10">new</text:span><text:span text:style-name="T7"> </text:span><text:span text:style-name="T17">DayPilot</text:span><text:span text:style-name="T7">.TimeSpan(</text:span><text:span text:style-name="T10">new</text:span><text:span text:style-name="T7"> </text:span><text:span text:style-name="T17">DayPilot</text:span><text:span text:style-name="T7">.Date(args.task.end).getTime() - </text:span><text:span text:style-name="T10">new</text:span><text:span text:style-name="T7"> </text:span><text:span text:style-name="T17">DayPilot</text:span><text:span text:style-name="T7">.Date(args.task.start).getTime());</text:span></text:p>
      <text:p text:style-name="P3"><text:span text:style-name="T7"><text:s text:c="24"/></text:span><text:span text:style-name="T10">return</text:span><text:span text:style-name="T7"> duration.toString(</text:span><text:span text:style-name="T13">"d"</text:span><text:span text:style-name="T7">) + </text:span><text:span text:style-name="T13">"d "</text:span><text:span text:style-name="T7"> + duration.toString(</text:span><text:span text:style-name="T13">"h"</text:span><text:span text:style-name="T7">) + </text:span><text:span text:style-name="T13">"h"</text:span><text:span text:style-name="T7">;</text:span></text:p>
      <text:p text:style-name="P5"><text:s text:c="20"/>}</text:p>
      <text:p text:style-name="P5"><text:s text:c="16"/>}</text:p>
      <text:p text:style-name="P5"><text:s text:c="12"/>],</text:p>
      <text:p text:style-name="P5"><text:s text:c="12"/>tasks: [</text:p>
      <text:p text:style-name="P5"><text:s text:c="16"/>{</text:p>
      <text:p text:style-name="P3"><text:span text:style-name="T7"><text:s text:c="20"/>start: </text:span><text:span text:style-name="T13">"2018-01-01"</text:span><text:span text:style-name="T7">,</text:span></text:p>
      <text:p text:style-name="P3"><text:soft-page-break/><text:span text:style-name="T7"><text:s text:c="20"/>end: </text:span><text:span text:style-name="T13">"2018-12-31"</text:span><text:span text:style-name="T7">,</text:span></text:p>
      <text:p text:style-name="P5"><text:s text:c="20"/>id: DayPilot.guid(),</text:p>
      <text:p text:style-name="P3"><text:span text:style-name="T7"><text:s text:c="20"/></text:span><text:span text:style-name="T14">// text: "Group 1",</text:span></text:p>
      <text:p text:style-name="P5"><text:s text:c="20"/>tags: {</text:p>
      <text:p text:style-name="P3"><text:span text:style-name="T7"><text:s text:c="24"/>GroupName : </text:span><text:span text:style-name="T13">"Group 1"</text:span><text:span text:style-name="T7">,</text:span></text:p>
      <text:p text:style-name="P3"><text:span text:style-name="T7"><text:s text:c="24"/>info: </text:span><text:span text:style-name="T13">"info text"</text:span></text:p>
      <text:p text:style-name="P5"><text:s text:c="20"/>},</text:p>
      <text:p text:style-name="P5"><text:s text:c="20"/>children: array</text:p>
      <text:p text:style-name="P5"><text:s text:c="16"/>}</text:p>
      <text:p text:style-name="P5"><text:s text:c="12"/>],</text:p>
      <text:p text:style-name="P3"><text:span text:style-name="T7"><text:s text:c="12"/>onTaskClicked: </text:span><text:span text:style-name="T10">function</text:span><text:span text:style-name="T7"> (args) {</text:span></text:p>
      <text:p text:style-name="P3"><text:span text:style-name="T7"><text:s text:c="16"/>alert(</text:span><text:span text:style-name="T13">"Clicked: "</text:span><text:span text:style-name="T7"> + args.e.id());</text:span></text:p>
      <text:p text:style-name="P5"><text:s text:c="12"/>}</text:p>
      <text:p text:style-name="P5"><text:s text:c="8"/>});</text:p>
      <text:p text:style-name="P5"><text:s text:c="7"/>}</text:p>
      <text:p text:style-name="P3"><text:span text:style-name="T7"><text:s text:c="4"/></text:span><text:span text:style-name="T10">&lt;/</text:span><text:span text:style-name="T15">script</text:span><text:span text:style-name="T10">&gt;</text:span><text:span text:style-name="T7"> <text:s text:c="3"/></text:span></text:p>
      <text:p text:style-name="P3"><text:span text:style-name="T10">&lt;/</text:span><text:span text:style-name="T15">body</text:span><text:span text:style-name="T10">&gt;</text:span></text:p>
      <text:p text:style-name="P5"/>
      <text:p text:style-name="P5"/>
      <text:p text:style-name="P3"><text:span text:style-name="T10">&lt;/</text:span><text:span text:style-name="T15">html</text:span><text:span text:style-name="T10">&gt;</text:span></text:p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// Binding all fields data of sharepoint list to DataTable using REST API</text:p>
      <text:p text:style-name="P11"><text:s/></text:p>
      <text:p text:style-name="P3"><text:span text:style-name="T10">&lt;</text:span><text:span text:style-name="T15">link</text:span><text:span text:style-name="T7"> </text:span><text:span text:style-name="T16">rel</text:span><text:span text:style-name="T10">="stylesheet"</text:span><text:span text:style-name="T7"> </text:span><text:span text:style-name="T16">type</text:span><text:span text:style-name="T10">="text/css"</text:span><text:span text:style-name="T7"> </text:span><text:span text:style-name="T16">href</text:span><text:span text:style-name="T10">="https://cdn.datatables.net/1.10.16/css/jquery.dataTables.min.css"</text:span><text:span text:style-name="T7"> </text:span><text:span text:style-name="T10">/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https://code.jquery.com/jquery-3.3.1.js"</text:span><text:span text:style-name="T7"> </text:span><text:span text:style-name="T10">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https://cdn.datatables.net/1.10.16/js/jquery.dataTables.min.js "</text:span><text:span text:style-name="T7"> </text:span><text:span text:style-name="T10">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type</text:span><text:span text:style-name="T10">='text/javascript'&gt;</text:span><text:span text:style-name="T7"> <text:s text:c="2"/></text:span></text:p>
      <text:p text:style-name="P5"><text:s text:c="4"/></text:p>
      <text:p text:style-name="P5"/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$(</text:span><text:span text:style-name="T13">"#DeltaPlaceHolderMain"</text:span><text:span text:style-name="T7">).append(</text:span><text:span text:style-name="T13">"&lt;div id='dataListDiv'&gt;&lt;table width='100' class='display' id='example'&gt;&lt;/table&gt;&lt;/div&gt;"</text:span><text:span text:style-name="T7">);</text:span></text:p>
      <text:p text:style-name="P5"><text:s text:c="4"/>getItems(siteUrl);</text:p>
      <text:p text:style-name="P5"><text:s text:c="4"/>});</text:p>
      <text:p text:style-name="P5"><text:s text:c="4"/></text:p>
      <text:p text:style-name="P3"><text:span text:style-name="T7"><text:s text:c="4"/></text:span><text:span text:style-name="T10">var</text:span><text:span text:style-name="T7"> siteUrl = _spPageContextInfo.webAbsoluteUrl + </text:span><text:span text:style-name="T13">"/_api/Web/Lists/GetByTitle('DataList')/Items?$select=*,Field_Person/Title,Field_MultiplePersons/Title,Field_MultipleLookUp/Language,Field_LookUp/State&amp;$expand=Field_LookUp,Field_Person,Field_MultiplePersons,Field_MultipleLookUp"</text:span><text:span text:style-name="T7">;</text:span></text:p>
      <text:p text:style-name="P5"><text:s text:c="4"/></text:p>
      <text:p text:style-name="P5"/>
      <text:p text:style-name="P3"><text:span text:style-name="T7"><text:s text:c="4"/></text:span><text:span text:style-name="T10">function</text:span><text:span text:style-name="T7"> getItems(siteUrl)</text:span></text:p>
      <text:p text:style-name="P5"><text:s text:c="4"/>{</text:p>
      <text:p text:style-name="P5"><text:s text:c="7"/></text:p>
      <text:p text:style-name="P5"><text:s text:c="4"/>$.ajax({</text:p>
      <text:p text:style-name="P5"><text:s text:c="12"/></text:p>
      <text:p text:style-name="P5"><text:s text:c="12"/>url: siteUrl,</text:p>
      <text:p text:style-name="P3"><text:span text:style-name="T7"><text:s text:c="12"/>type: </text:span><text:span text:style-name="T13">"GET"</text:span><text:span text:style-name="T7">,</text:span></text:p>
      <text:p text:style-name="P5"><text:s text:c="12"/>headers: {</text:p>
      <text:p text:style-name="P3"><text:soft-page-break/><text:span text:style-name="T7"><text:s text:c="16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12"/>},</text:p>
      <text:p text:style-name="P3"><text:span text:style-name="T7"><text:s text:c="12"/>success: </text:span><text:span text:style-name="T10">function</text:span><text:span text:style-name="T7"> (data) {</text:span></text:p>
      <text:p text:style-name="P3"><text:span text:style-name="T7"><text:s text:c="16"/>console.log(</text:span><text:span text:style-name="T13">"Added"</text:span><text:span text:style-name="T7">);</text:span></text:p>
      <text:p text:style-name="P5"><text:s text:c="16"/>bindDataTable(data.d.results);</text:p>
      <text:p text:style-name="P5"><text:s text:c="12"/>},</text:p>
      <text:p text:style-name="P3"><text:span text:style-name="T7"><text:s text:c="12"/>error: </text:span><text:span text:style-name="T10">function</text:span><text:span text:style-name="T7"> (error) {</text:span></text:p>
      <text:p text:style-name="P5"><text:s text:c="16"/>alert(JSON.stringify(error));</text:p>
      <text:p text:style-name="P5"><text:s text:c="12"/>}</text:p>
      <text:p text:style-name="P5"><text:s text:c="8"/>});</text:p>
      <text:p text:style-name="P5"/>
      <text:p text:style-name="P5"><text:s text:c="4"/>}</text:p>
      <text:p text:style-name="P5"/>
      <text:p text:style-name="P5"><text:s text:c="3"/></text:p>
      <text:p text:style-name="P5"/>
      <text:p text:style-name="P5"/>
      <text:p text:style-name="P3"><text:span text:style-name="T7"><text:s text:c="4"/></text:span><text:span text:style-name="T10">function</text:span><text:span text:style-name="T7"> bindDataTable(results)</text:span></text:p>
      <text:p text:style-name="P5"><text:s text:c="5"/>{</text:p>
      <text:p text:style-name="P5"><text:s text:c="8"/></text:p>
      <text:p text:style-name="P3"><text:span text:style-name="T7"><text:s text:c="8"/></text:span><text:span text:style-name="T10">var</text:span><text:span text:style-name="T7"> newArray = [];</text:span></text:p>
      <text:p text:style-name="P3"><text:span text:style-name="T7"><text:s text:c="8"/></text:span><text:span text:style-name="T10">for</text:span><text:span text:style-name="T7"> (</text:span><text:span text:style-name="T10">var</text:span><text:span text:style-name="T7"> i = 0; i &lt; results.length; i++)</text:span></text:p>
      <text:p text:style-name="P5"><text:s text:c="8"/>{ <text:s text:c="2"/></text:p>
      <text:p text:style-name="P3"><text:span text:style-name="T7"><text:s text:c="12"/></text:span><text:span text:style-name="T14">//For Single Line Field Value <text:s text:c="5"/></text:span></text:p>
      <text:p text:style-name="P3"><text:span text:style-name="T7"><text:s text:c="12"/></text:span><text:span text:style-name="T10">var</text:span><text:span text:style-name="T7"> title = results[i].Title; <text:s text:c="2"/></text:span></text:p>
      <text:p text:style-name="P3"><text:span text:style-name="T7"><text:s text:c="12"/></text:span><text:span text:style-name="T10">var</text:span><text:span text:style-name="T7"> singleLineField = results[i].Field_SingleLine;</text:span></text:p>
      <text:p text:style-name="P3"><text:span text:style-name="T7"><text:s text:c="12"/></text:span><text:span text:style-name="T14">//For Multi Line field Value <text:s text:c="6"/></text:span></text:p>
      <text:p text:style-name="P3"><text:span text:style-name="T7"><text:s text:c="12"/></text:span><text:span text:style-name="T10">var</text:span><text:span text:style-name="T7"> multiLineField = $(results[i].Field_MultiLine).text();</text:span></text:p>
      <text:p text:style-name="P5"><text:s text:c="12"/></text:p>
      <text:p text:style-name="P3"><text:span text:style-name="T7"><text:s text:c="12"/></text:span><text:span text:style-name="T14">//For Number field Value</text:span></text:p>
      <text:p text:style-name="P3"><text:span text:style-name="T7"><text:s text:c="12"/></text:span><text:span text:style-name="T10">var</text:span><text:span text:style-name="T7"> numberField = results[i].Field_Number;</text:span></text:p>
      <text:p text:style-name="P3"><text:span text:style-name="T7"><text:s text:c="12"/></text:span><text:span text:style-name="T14">//For Boolean field Value</text:span></text:p>
      <text:p text:style-name="P3"><text:span text:style-name="T7"><text:s text:c="12"/></text:span><text:span text:style-name="T10">var</text:span><text:span text:style-name="T7"> booleanField = results[i].Field_Yes_x002f_No;</text:span></text:p>
      <text:p text:style-name="P3"><text:span text:style-name="T7"><text:s text:c="12"/></text:span><text:span text:style-name="T14">//For Person field Value</text:span></text:p>
      <text:p text:style-name="P3"><text:span text:style-name="T7"><text:s text:c="12"/></text:span><text:span text:style-name="T10">var</text:span><text:span text:style-name="T7"> personName = results[i].Field_Person.Title;</text:span></text:p>
      <text:p text:style-name="P3"><text:span text:style-name="T7"><text:s text:c="12"/></text:span><text:span text:style-name="T14">//For Date field Value</text:span></text:p>
      <text:p text:style-name="P3"><text:span text:style-name="T7"><text:s text:c="12"/></text:span><text:span text:style-name="T10">var</text:span><text:span text:style-name="T7"> dateField = results[i].Field_Date;</text:span></text:p>
      <text:p text:style-name="P3"><text:span text:style-name="T7"><text:s text:c="12"/></text:span><text:span text:style-name="T14">//For Choice field Value</text:span></text:p>
      <text:p text:style-name="P3"><text:span text:style-name="T7"><text:s text:c="12"/></text:span><text:span text:style-name="T10">var</text:span><text:span text:style-name="T7"> choiceField = results[i].Field_Choice;</text:span></text:p>
      <text:p text:style-name="P3"><text:span text:style-name="T7"><text:s text:c="12"/></text:span><text:span text:style-name="T14">//For Hyperlink field Value</text:span></text:p>
      <text:p text:style-name="P3"><text:span text:style-name="T7"><text:s text:c="12"/></text:span><text:span text:style-name="T10">var</text:span><text:span text:style-name="T7"> hyperlink = </text:span><text:span text:style-name="T13">"&lt;a href='"</text:span><text:span text:style-name="T7">+results[i].Field_HyperLink.Url+</text:span><text:span text:style-name="T13">"' &gt;"</text:span><text:span text:style-name="T7">+results[i].Field_HyperLink.Url+</text:span><text:span text:style-name="T13">"&lt;/a&gt;"</text:span><text:span text:style-name="T7">; <text:s text:c="12"/></text:span></text:p>
      <text:p text:style-name="P3"><text:span text:style-name="T7"><text:s text:c="12"/></text:span><text:span text:style-name="T14">//For Picture field Value <text:s text:c="4"/></text:span></text:p>
      <text:p text:style-name="P3"><text:span text:style-name="T7"><text:s text:c="12"/></text:span><text:span text:style-name="T10">var</text:span><text:span text:style-name="T7"> pictureField = </text:span><text:span text:style-name="T13">"&lt;img src='"</text:span><text:span text:style-name="T7">+results[i].Field_Picture.Url + </text:span><text:span text:style-name="T13">"' /&gt;"</text:span><text:span text:style-name="T7">; <text:s text:c="6"/></text:span></text:p>
      <text:p text:style-name="P3"><text:span text:style-name="T7"><text:s text:c="12"/></text:span><text:span text:style-name="T14">//For Currency field Value </text:span></text:p>
      <text:p text:style-name="P3"><text:span text:style-name="T7"><text:s text:c="12"/></text:span><text:span text:style-name="T10">var</text:span><text:span text:style-name="T7"> currencyField = results[i].Field_Currency;</text:span></text:p>
      <text:p text:style-name="P3"><text:span text:style-name="T7"><text:s text:c="12"/></text:span><text:span text:style-name="T14">//For Calculated field Value</text:span></text:p>
      <text:p text:style-name="P3"><text:span text:style-name="T7"><text:s text:c="12"/></text:span><text:span text:style-name="T10">var</text:span><text:span text:style-name="T7"> calculatedField = results[i].Field_Calculated;</text:span></text:p>
      <text:p text:style-name="P3"><text:span text:style-name="T7"><text:s text:c="12"/></text:span><text:span text:style-name="T14">//For TaskOuCome field Value</text:span></text:p>
      <text:p text:style-name="P3"><text:span text:style-name="T7"><text:s text:c="12"/></text:span><text:span text:style-name="T10">var</text:span><text:span text:style-name="T7"> taskOutComeField = <text:s/>results[i].Field_TaskOutCome;</text:span></text:p>
      <text:p text:style-name="P3"><text:span text:style-name="T7"><text:s text:c="12"/></text:span><text:span text:style-name="T14">//For LookUp field Value</text:span></text:p>
      <text:p text:style-name="P3"><text:span text:style-name="T7"><text:s text:c="12"/></text:span><text:span text:style-name="T10">var</text:span><text:span text:style-name="T7"> lookUpField = results[i].Field_LookUp.State;</text:span></text:p>
      <text:p text:style-name="P3"><text:span text:style-name="T7"><text:s text:c="12"/></text:span><text:span text:style-name="T14">//For MultiChoices field Value</text:span></text:p>
      <text:p text:style-name="P3"><text:span text:style-name="T7"><text:s text:c="12"/></text:span><text:span text:style-name="T10">var</text:span><text:span text:style-name="T7"> multiChoices = [];</text:span></text:p>
      <text:p text:style-name="P3"><text:span text:style-name="T7"><text:s text:c="12"/></text:span><text:span text:style-name="T10">var</text:span><text:span text:style-name="T7"> multiPersons = [];</text:span></text:p>
      <text:p text:style-name="P3"><text:span text:style-name="T7"><text:s text:c="12"/></text:span><text:span text:style-name="T10">var</text:span><text:span text:style-name="T7"> multipleLookUpValues = [];</text:span>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j=0;j&lt;results[i].Field_MultipleChoices.results.length;j++)</text:span></text:p>
      <text:p text:style-name="P5"><text:s text:c="12"/>{</text:p>
      <text:p text:style-name="P5"><text:s text:c="16"/>multiChoices.push(results[i].Field_MultipleChoices.results[j]);</text:p>
      <text:p text:style-name="P5"><text:s text:c="12"/>}</text:p>
      <text:p text:style-name="P5"><text:s text:c="12"/>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j=0;j&lt;results[i].Field_MultiplePersons.results.length;j++)</text:span></text:p>
      <text:p text:style-name="P5"><text:s text:c="12"/>{</text:p>
      <text:p text:style-name="P5"><text:s text:c="16"/>multiPersons.push(results[i].Field_MultiplePersons.results[j].Title);</text:p>
      <text:p text:style-name="P5"><text:s text:c="12"/>}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j=0;j&lt;results[i].Field_MultipleLookUp.results.length;j++)</text:span></text:p>
      <text:p text:style-name="P5"><text:soft-page-break/><text:s text:c="12"/>{</text:p>
      <text:p text:style-name="P5"><text:s text:c="16"/>multipleLookUpValues.push(results[i].Field_MultipleLookUp.results[j].Language);</text:p>
      <text:p text:style-name="P5"><text:s text:c="12"/>}</text:p>
      <text:p text:style-name="P3"><text:span text:style-name="T7"><text:s text:c="12"/></text:span><text:span text:style-name="T10">var</text:span><text:span text:style-name="T7"> currentItem = </text:span><text:span text:style-name="T10">new</text:span><text:span text:style-name="T7"> Array(title,singleLineField,multiLineField,numberField,booleanField,personName,dateField,choiceField,hyperlink,pictureField,currencyField,calculatedField,taskOutComeField,lookUpField,multiChoices,multiPersons,multipleLookUpValues);</text:span></text:p>
      <text:p text:style-name="P5"><text:s text:c="5"/></text:p>
      <text:p text:style-name="P5"><text:s text:c="12"/>newArray.push(currentItem);</text:p>
      <text:p text:style-name="P5"><text:s text:c="8"/>}</text:p>
      <text:p text:style-name="P5"><text:s text:c="14"/></text:p>
      <text:p text:style-name="P5"><text:s text:c="4"/></text:p>
      <text:p text:style-name="P5"><text:s text:c="8"/></text:p>
      <text:p text:style-name="P3"><text:span text:style-name="T7"><text:s text:c="12"/>$(</text:span><text:span text:style-name="T13">'#example'</text:span><text:span text:style-name="T7">).DataTable({</text:span></text:p>
      <text:p text:style-name="P5"><text:s text:c="16"/>data: newArray,</text:p>
      <text:p text:style-name="P5"><text:s text:c="16"/>columns: [</text:p>
      <text:p text:style-name="P3"><text:span text:style-name="T7"><text:s text:c="20"/>{ title: </text:span><text:span text:style-name="T13">"Title"</text:span><text:span text:style-name="T7"> },</text:span></text:p>
      <text:p text:style-name="P3"><text:span text:style-name="T7"><text:s text:c="20"/>{ title: </text:span><text:span text:style-name="T13">"Field_SingleLine"</text:span><text:span text:style-name="T7"> }, <text:s text:c="19"/></text:span></text:p>
      <text:p text:style-name="P3"><text:span text:style-name="T7"><text:s text:c="20"/>{ title: </text:span><text:span text:style-name="T13">"Field_MultiLine"</text:span><text:span text:style-name="T7"> },</text:span></text:p>
      <text:p text:style-name="P3"><text:span text:style-name="T7"><text:s text:c="20"/>{ title: </text:span><text:span text:style-name="T13">"Field_Number"</text:span><text:span text:style-name="T7"> },</text:span></text:p>
      <text:p text:style-name="P3"><text:span text:style-name="T7"><text:s text:c="20"/>{ title: </text:span><text:span text:style-name="T13">"Field_Yes_x002f_No"</text:span><text:span text:style-name="T7"> },</text:span></text:p>
      <text:p text:style-name="P3"><text:span text:style-name="T7"><text:s text:c="20"/>{ title: </text:span><text:span text:style-name="T13">"Field_Person"</text:span><text:span text:style-name="T7"> },</text:span></text:p>
      <text:p text:style-name="P3"><text:span text:style-name="T7"><text:s text:c="20"/>{ title: </text:span><text:span text:style-name="T13">"Field_Date"</text:span><text:span text:style-name="T7"> },</text:span></text:p>
      <text:p text:style-name="P3"><text:span text:style-name="T7"><text:s text:c="20"/>{ title: </text:span><text:span text:style-name="T13">"Field_Choice"</text:span><text:span text:style-name="T7"> },</text:span></text:p>
      <text:p text:style-name="P3"><text:span text:style-name="T7"><text:s text:c="20"/>{ title: </text:span><text:span text:style-name="T13">"Field_HyperLink"</text:span><text:span text:style-name="T7"> },</text:span></text:p>
      <text:p text:style-name="P3"><text:span text:style-name="T7"><text:s text:c="20"/>{ title: </text:span><text:span text:style-name="T13">"Field_Picture"</text:span><text:span text:style-name="T7"> <text:s/>}, <text:s text:c="6"/></text:span></text:p>
      <text:p text:style-name="P3"><text:span text:style-name="T7"><text:s text:c="20"/>{ title: </text:span><text:span text:style-name="T13">"Field_Currency"</text:span><text:span text:style-name="T7"> },</text:span></text:p>
      <text:p text:style-name="P3"><text:span text:style-name="T7"><text:s text:c="20"/>{ title: </text:span><text:span text:style-name="T13">"Field_Calculated"</text:span><text:span text:style-name="T7"> },</text:span></text:p>
      <text:p text:style-name="P3"><text:span text:style-name="T7"><text:s text:c="20"/>{ title: </text:span><text:span text:style-name="T13">"Field_TaskOutCome"</text:span><text:span text:style-name="T7"> },</text:span></text:p>
      <text:p text:style-name="P3"><text:span text:style-name="T7"><text:s text:c="20"/>{ title: </text:span><text:span text:style-name="T13">"Field_LookUp"</text:span><text:span text:style-name="T7"> },</text:span></text:p>
      <text:p text:style-name="P3"><text:span text:style-name="T7"><text:s text:c="20"/>{ title: </text:span><text:span text:style-name="T13">"Field_MultipleChoices"</text:span><text:span text:style-name="T7"> },</text:span></text:p>
      <text:p text:style-name="P3"><text:span text:style-name="T7"><text:s text:c="20"/>{ title: </text:span><text:span text:style-name="T13">"Field_MultiplePersons"</text:span><text:span text:style-name="T7"> },</text:span></text:p>
      <text:p text:style-name="P3"><text:span text:style-name="T7"><text:s text:c="20"/>{ title: </text:span><text:span text:style-name="T13">"Field_MultipleLookUp"</text:span><text:span text:style-name="T7"> }</text:span></text:p>
      <text:p text:style-name="P5"><text:s text:c="16"/>]</text:p>
      <text:p text:style-name="P5"><text:s text:c="12"/>});</text:p>
      <text:p text:style-name="P5"><text:s text:c="8"/>}</text:p>
      <text:p text:style-name="P5"><text:s text:c="2"/></text:p>
      <text:p text:style-name="P3"><text:span text:style-name="T10">&lt;/</text:span><text:span text:style-name="T15">script</text:span><text:span text:style-name="T10">&gt;</text:span></text:p>
      <text:p text:style-name="P5"/>
      <text:p text:style-name="P5"/>
      <text:p text:style-name="P12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2"/>//Adding input data from new form page to sharepoint list using REST API</text:p>
      <text:p text:style-name="P7"/>
      <text:p text:style-name="P4"><text:span text:style-name="T9">var</text:span> momentValue = <text:span text:style-name="T12">""</text:span>;</text:p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</text:span><text:span text:style-name="T10">var</text:span><text:span text:style-name="T7"> addItemControl = </text:span><text:span text:style-name="T13">'&lt;input type="button" name="addItem" value="Add Item" accesskey="O" class="ms-ButtonHeightWidth" target="_self"&gt;'</text:span><text:span text:style-name="T7">;</text:span></text:p>
      <text:p text:style-name="P3"><text:span text:style-name="T7"><text:s text:c="4"/>$(</text:span><text:span text:style-name="T13">"input[name$='diidIOSaveItem']"</text:span><text:span text:style-name="T7">).parent().append(addItemControl);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addIte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oft-page-break/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5"><text:s text:c="12"/>SaveNewItem();</text:p>
      <text:p text:style-name="P5"><text:s text:c="8"/>}</text:p>
      <text:p text:style-name="P5"><text:s text:c="11"/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5"/>
      <text:p text:style-name="P3"><text:span text:style-name="T7"><text:s text:c="8"/></text:span><text:span text:style-name="T10">function</text:span><text:span text:style-name="T7"> SaveNewItem()</text:span></text:p>
      <text:p text:style-name="P5"><text:s text:c="8"/>{</text:p>
      <text:p text:style-name="P3"><text:span text:style-name="T7"><text:s text:c="11"/></text:span><text:span text:style-name="T14">// Creating item using REST API into Sharepoint List</text:span></text:p>
      <text:p text:style-name="P3"><text:span text:style-name="T7"><text:s text:c="11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1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1"/></text:span><text:span text:style-name="T10">var</text:span><text:span text:style-name="T7"> multiLine = $(</text:span><text:span text:style-name="T13">"[id*='Field_MultiLine'][id$=TextField_topDiv]"</text:span><text:span text:style-name="T7">).find(</text:span><text:span text:style-name="T13">'p'</text:span><text:span text:style-name="T7">).text();</text:span></text:p>
      <text:p text:style-name="P3"><text:span text:style-name="T7"><text:s text:c="12"/></text:span><text:span text:style-name="T10">var</text:span><text:span text:style-name="T7"> numberElement= $(</text:span><text:span text:style-name="T13">"[id*='Field_Number'][id$='NumberField']"</text:span><text:span text:style-name="T7">).val();</text:span></text:p>
      <text:p text:style-name="P3"><text:span text:style-name="T7"><text:s text:c="12"/></text:span><text:span text:style-name="T10">if</text:span><text:span text:style-name="T7"> (numberElement !== undefined)</text:span></text:p>
      <text:p text:style-name="P5"><text:s text:c="11"/>{</text:p>
      <text:p text:style-name="P3"><text:span text:style-name="T7"><text:s text:c="16"/></text:span><text:span text:style-name="T10">var</text:span><text:span text:style-name="T7"> number = numberElement;</text:span></text:p>
      <text:p text:style-name="P5"><text:s text:c="11"/>}</text:p>
      <text:p text:style-name="P5"><text:s text:c="11"/></text:p>
      <text:p text:style-name="P3"><text:span text:style-name="T7"><text:s text:c="11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1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 <text:s text:c="16"/></text:span></text:p>
      <text:p text:style-name="P3"><text:span text:style-name="T7"><text:s text:c="11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1"/></text:span><text:span text:style-name="T10">if</text:span><text:span text:style-name="T7"> (momentValue !== undefined &amp;&amp; dateElement !==undefined)</text:span></text:p>
      <text:p text:style-name="P5"><text:s text:c="16"/>{</text:p>
      <text:p text:style-name="P3"><text:span text:style-name="T7"><text:s text:c="16"/>momentValue = moment(</text:span><text:span text:style-name="T10">new</text:span><text:span text:style-name="T7"> Date(dateElement));</text:span></text:p>
      <text:p text:style-name="P3"><text:span text:style-name="T7"><text:s text:c="20"/></text:span><text:span text:style-name="T10">var</text:span><text:span text:style-name="T7"> date = momentValue.format(</text:span><text:span text:style-name="T13">"MM/DD/YYYY"</text:span><text:span text:style-name="T7">);</text:span></text:p>
      <text:p text:style-name="P5"><text:s text:c="12"/>}</text:p>
      <text:p text:style-name="P5"/>
      <text:p text:style-name="P3"><text:span text:style-name="T7"><text:s text:c="11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1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><text:s text:c="12"/></text:p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><text:s text:c="12"/></text:p>
      <text:p text:style-name="P3"><text:span text:style-name="T7"><text:s text:c="11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1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3"><text:span text:style-name="T7"><text:s text:c="11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1"/></text:span><text:span text:style-name="T10">if</text:span><text:span text:style-name="T7"> (currencyElement !== undefined)</text:span></text:p>
      <text:p text:style-name="P5"><text:s text:c="11"/>{</text:p>
      <text:p text:style-name="P3"><text:span text:style-name="T7"><text:s text:c="15"/></text:span><text:span text:style-name="T10">var</text:span><text:span text:style-name="T7"> currency = currencyElement;</text:span></text:p>
      <text:p text:style-name="P5"/>
      <text:p text:style-name="P5"><text:s text:c="11"/>}</text:p>
      <text:p text:style-name="P5"/>
      <text:p text:style-name="P3"><text:span text:style-name="T7"><text:s text:c="11"/></text:span><text:span text:style-name="T10">var</text:span><text:span text:style-name="T7"> lookup = $(</text:span><text:span text:style-name="T13">"[id*='Field_LookUp'][id$='LookupField']"</text:span><text:span text:style-name="T7">).find(</text:span><text:span text:style-name="T13">'option:selected'</text:span><text:span text:style-name="T7">).val();</text:span></text:p>
      <text:p text:style-name="P5"/>
      <text:p text:style-name="P3"><text:span text:style-name="T7"><text:s text:c="11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oft-page-break/><text:span text:style-name="T7"><text:s text:c="11"/></text:span><text:span text:style-name="T10">var</text:span><text:span text:style-name="T7"> choiceArray = [];</text:span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5"/></text:span><text:span text:style-name="T10">var</text:span><text:span text:style-name="T7"> multipleChoices =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5"/>choiceArray.push(multipleChoices);</text:p>
      <text:p text:style-name="P5"><text:s text:c="11"/>}</text:p>
      <text:p text:style-name="P3"><text:span text:style-name="T7"><text:s text:c="11"/></text:span><text:span text:style-name="T10">var</text:span><text:span text:style-name="T7"> lookUpArray = [];</text:span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pan text:style-name="T7"><text:s text:c="15"/></text:span><text:span text:style-name="T10">var</text:span><text:span text:style-name="T7"> multiLookUP = $(</text:span><text:span text:style-name="T13">"[id*='Field_MultipleLookUp'][id$='SelectResult']"</text:span><text:span text:style-name="T7">).find(</text:span><text:span text:style-name="T13">'option'</text:span><text:span text:style-name="T7">)[i].value;</text:span></text:p>
      <text:p text:style-name="P5"><text:s text:c="15"/>lookUpArray.push(parseInt(multiLookUP));</text:p>
      <text:p text:style-name="P5"><text:s text:c="11"/>}</text:p>
      <text:p text:style-name="P3"><text:span text:style-name="T7"><text:s text:c="11"/></text:span><text:span text:style-name="T10">var</text:span><text:span text:style-name="T7"> siteUrl = _spPageContextInfo.webAbsoluteUrl + </text:span><text:span text:style-name="T13">"/_api/web/lists/GetByTitle('DataList')/items"</text:span><text:span text:style-name="T7">;</text:span></text:p>
      <text:p text:style-name="P5"><text:s text:c="8"/></text:p>
      <text:p text:style-name="P5"><text:s text:c="11"/>AddItem(siteUrl, title, singleLine, multiLine, number, boolean, person, date, choice, hyperLink, picture, currency, lookup, multiplePersons, choiceArray, lookUpArray);</text:p>
      <text:p text:style-name="P5"><text:s text:c="9"/></text:p>
      <text:p text:style-name="P5"><text:s text:c="8"/>}</text:p>
      <text:p text:style-name="P5"><text:s text:c="8"/></text:p>
      <text:p text:style-name="P5"><text:s text:c="4"/>});</text:p>
      <text:p text:style-name="P5"/>
      <text:p text:style-name="P5">});</text:p>
      <text:p text:style-name="P5"/>
      <text:p text:style-name="P5"/>
      <text:p text:style-name="P3"><text:span text:style-name="T10">function</text:span><text:span text:style-name="T7"> AddItem(siteUrl, title, singleLine, multiLine, number, boolean, person, date, choice, hyperLink, picture, currency, lookup, multiplePersons, choiceArray, lookUpArray) {</text:span></text:p>
      <text:p text:style-name="P3"><text:span text:style-name="T7"><text:s text:c="4"/></text:span><text:span text:style-name="T14">///&lt;summary&gt;Function to create item in Data List&lt;/summary&gt;</text:span></text:p>
      <text:p text:style-name="P3"><text:span text:style-name="T7"><text:s text:c="4"/></text:span><text:span text:style-name="T14">/// &lt;param name="siteUrl"&gt;REST API url to get items from DataList&lt;/param&gt;</text:span></text:p>
      <text:p text:style-name="P3"><text:span text:style-name="T7"><text:s text:c="4"/></text:span><text:span text:style-name="T14">/// &lt;param name="title"&gt;Title of new Item&lt;/param&gt;</text:span></text:p>
      <text:p text:style-name="P3"><text:span text:style-name="T7"><text:s text:c="4"/></text:span><text:span text:style-name="T14">/// &lt;param name="singleLine"&gt;SingleLine text of new Item&lt;/param&gt;</text:span></text:p>
      <text:p text:style-name="P3"><text:span text:style-name="T7"><text:s text:c="4"/></text:span><text:span text:style-name="T14">/// &lt;param name="multiLine"&gt;Multiline text of new Item&lt;/param&gt;</text:span></text:p>
      <text:p text:style-name="P3"><text:span text:style-name="T7"><text:s text:c="4"/></text:span><text:span text:style-name="T14">/// &lt;param name="number"&gt;Number of new Item&lt;/param&gt;</text:span></text:p>
      <text:p text:style-name="P3"><text:span text:style-name="T7"><text:s text:c="4"/></text:span><text:span text:style-name="T14">/// &lt;param name="boolean"&gt;Yes/No of new Item&lt;/param&gt;</text:span></text:p>
      <text:p text:style-name="P3"><text:span text:style-name="T7"><text:s text:c="4"/></text:span><text:span text:style-name="T14">/// &lt;param name="person"&gt;Person of new Item&lt;/param&gt;</text:span></text:p>
      <text:p text:style-name="P3"><text:span text:style-name="T7"><text:s text:c="4"/></text:span><text:span text:style-name="T14">/// &lt;param name="date"&gt;Date of new Item&lt;/param&gt;</text:span></text:p>
      <text:p text:style-name="P3"><text:span text:style-name="T7"><text:s text:c="4"/></text:span><text:span text:style-name="T14">/// &lt;param name="choice"&gt;Selected Choice of new Item&lt;/param&gt;</text:span></text:p>
      <text:p text:style-name="P3"><text:span text:style-name="T7"><text:s text:c="4"/></text:span><text:span text:style-name="T14">/// &lt;param name="hyperLink"&gt;Hyperlink Url of new Item&lt;/param&gt;</text:span></text:p>
      <text:p text:style-name="P3"><text:span text:style-name="T7"><text:s text:c="4"/></text:span><text:span text:style-name="T14">/// &lt;param name="picture"&gt;Picture path of new Item&lt;/param&gt;</text:span></text:p>
      <text:p text:style-name="P3"><text:span text:style-name="T7"><text:s text:c="4"/></text:span><text:span text:style-name="T14">/// &lt;param name="currency"&gt;Currency of new Item&lt;/param&gt;</text:span></text:p>
      <text:p text:style-name="P3"><text:span text:style-name="T7"><text:s text:c="4"/></text:span><text:span text:style-name="T14">/// &lt;param name="lookup"&gt;Selected lookup value of new Item&lt;/param&gt;</text:span></text:p>
      <text:p text:style-name="P3"><text:span text:style-name="T7"><text:s text:c="4"/></text:span><text:span text:style-name="T14">/// &lt;param name="multiplePersons"&gt;list of persons of new Item&lt;/param&gt;</text:span></text:p>
      <text:p text:style-name="P3"><text:span text:style-name="T7"><text:s text:c="4"/></text:span><text:span text:style-name="T14">/// &lt;param name="choiceArray"&gt;Collection of choice values of new Item&lt;/param&gt;</text:span></text:p>
      <text:p text:style-name="P3"><text:span text:style-name="T7"><text:s text:c="4"/></text:span><text:span text:style-name="T14">/// &lt;param name="lookUpArray"&gt;Collection of lookup values of new Item&lt;/param&gt;</text:span></text:p>
      <text:p text:style-name="P5"><text:s text:c="4"/>$.ajax({</text:p>
      <text:p text:style-name="P5"><text:s text:c="8"/>url: siteUrl,</text:p>
      <text:p text:style-name="P3"><text:span text:style-name="T7"><text:s text:c="8"/>type: </text:span><text:span text:style-name="T13">"POST"</text:span><text:span text:style-name="T7">, </text:span><text:span text:style-name="T14">//Specifies the operation to create the list item</text:span></text:p>
      <text:p text:style-name="P5"><text:s text:c="8"/>data: JSON.stringify({</text:p>
      <text:p text:style-name="P3"><text:span text:style-name="T7"><text:s text:c="12"/>__metadata: { type: </text:span><text:span text:style-name="T13">"SP.Data.DataListListItem"</text:span><text:span text:style-name="T7"> }, <text:s text:c="11"/></text:span></text:p>
      <text:p text:style-name="P3"><text:span text:style-name="T7"><text:s text:c="12"/></text:span><text:span text:style-name="T13">"Title"</text:span><text:span text:style-name="T7">: title,</text:span></text:p>
      <text:p text:style-name="P3"><text:span text:style-name="T7"><text:s text:c="12"/></text:span><text:span text:style-name="T13">"Field_SingleLine"</text:span><text:span text:style-name="T7">: singleLine,</text:span></text:p>
      <text:p text:style-name="P3"><text:span text:style-name="T7"><text:s text:c="12"/></text:span><text:span text:style-name="T13">"Field_MultiLine"</text:span><text:span text:style-name="T7">: multiLine,</text:span></text:p>
      <text:p text:style-name="P3"><text:span text:style-name="T7"><text:s text:c="12"/></text:span><text:span text:style-name="T13">"Field_Number"</text:span><text:span text:style-name="T7">: parseFloat(number),</text:span></text:p>
      <text:p text:style-name="P3"><text:span text:style-name="T7"><text:s text:c="12"/></text:span><text:span text:style-name="T13">"Field_PersonId"</text:span><text:span text:style-name="T7">: _spPageContextInfo.userId,</text:span></text:p>
      <text:p text:style-name="P3"><text:span text:style-name="T7"><text:s text:c="12"/></text:span><text:span text:style-name="T13">"Field_Date"</text:span><text:span text:style-name="T7">: date == </text:span><text:span text:style-name="T13">"Invalid date"</text:span><text:span text:style-name="T7"> ? </text:span><text:span text:style-name="T10">null</text:span><text:span text:style-name="T7"> : date,</text:span></text:p>
      <text:p text:style-name="P3"><text:span text:style-name="T7"><text:s text:c="12"/></text:span><text:span text:style-name="T13">"Field_Choice"</text:span><text:span text:style-name="T7">: choice,</text:span></text:p>
      <text:p text:style-name="P3"><text:span text:style-name="T7"><text:s text:c="12"/></text:span><text:span text:style-name="T13">"Field_HyperLink"</text:span><text:span text:style-name="T7">: { __metadata: { </text:span><text:span text:style-name="T13">"type"</text:span><text:span text:style-name="T7">: </text:span><text:span text:style-name="T13">"SP.FieldUrlValue"</text:span><text:span text:style-name="T7"> }, Url: hyperLink, Description: hyperLink },</text:span></text:p>
      <text:p text:style-name="P3"><text:span text:style-name="T7"><text:s text:c="12"/></text:span><text:span text:style-name="T13">"Field_Picture"</text:span><text:span text:style-name="T7">: { __metadata: { </text:span><text:span text:style-name="T13">"type"</text:span><text:span text:style-name="T7">: </text:span><text:span text:style-name="T13">"SP.FieldUrlValue"</text:span><text:span text:style-name="T7"> }, Url: picture, Description: picture },</text:span></text:p>
      <text:p text:style-name="P3"><text:span text:style-name="T7"><text:s text:c="12"/></text:span><text:span text:style-name="T13">"Field_Currency"</text:span><text:span text:style-name="T7">: parseFloat(currency),</text:span></text:p>
      <text:p text:style-name="P3"><text:span text:style-name="T7"><text:s text:c="12"/></text:span><text:span text:style-name="T13">"Field_LookUpId"</text:span><text:span text:style-name="T7">: parseInt(lookup),</text:span></text:p>
      <text:p text:style-name="P3"><text:span text:style-name="T7"><text:s text:c="11"/></text:span><text:span text:style-name="T13">"Field_MultiplePersonsId"</text:span><text:span text:style-name="T7">: { </text:span><text:span text:style-name="T13">"results"</text:span><text:span text:style-name="T7">: </text:span><text:soft-page-break/><text:span text:style-name="T7">[_spPageContextInfo.userId,_spPageContextInfo.userId,_spPageContextInfo.userId] },</text:span></text:p>
      <text:p text:style-name="P3"><text:span text:style-name="T7"><text:s text:c="12"/></text:span><text:span text:style-name="T13">"Field_MultipleChoices"</text:span><text:span text:style-name="T7">: { </text:span><text:span text:style-name="T13">"results"</text:span><text:span text:style-name="T7">: choiceArray} ,</text:span></text:p>
      <text:p text:style-name="P3"><text:span text:style-name="T7"><text:s text:c="12"/></text:span><text:span text:style-name="T13">"Field_MultipleLookUpId"</text:span><text:span text:style-name="T7">: { </text:span><text:span text:style-name="T13">"results"</text:span><text:span text:style-name="T7">: lookUpArray}</text:span></text:p>
      <text:p text:style-name="P5"><text:s text:c="8"/>}),</text:p>
      <text:p text:style-name="P5"><text:s text:c="8"/></text:p>
      <text:p text:style-name="P5"/>
      <text:p text:style-name="P5"><text:s text:c="8"/>headers:</text:p>
      <text:p text:style-name="P5"><text:s text:c="8"/>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Content-Type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X-RequestDigest"</text:span><text:span text:style-name="T7">: $(</text:span><text:span text:style-name="T13">"#__REQUESTDIGEST"</text:span><text:span text:style-name="T7">).val(),</text:span></text:p>
      <text:p text:style-name="P3"><text:span text:style-name="T7"><text:s text:c="12"/></text:span><text:span text:style-name="T13">"X-HTTP-Method"</text:span><text:span text:style-name="T7">: </text:span><text:span text:style-name="T13">"POST"</text:span></text:p>
      <text:p text:style-name="P5"><text:s text:c="8"/>},</text:p>
      <text:p text:style-name="P5"/>
      <text:p text:style-name="P3"><text:span text:style-name="T7"><text:s text:c="8"/>success: </text:span><text:span text:style-name="T10">function</text:span><text:span text:style-name="T7"> (data) {</text:span></text:p>
      <text:p text:style-name="P5"><text:s text:c="12"/></text:p>
      <text:p text:style-name="P3"><text:span text:style-name="T7"><text:s text:c="12"/>alert(</text:span><text:span text:style-name="T13">"Item created successfully"</text:span><text:span text:style-name="T7">);</text:span></text:p>
      <text:p text:style-name="P3"><text:span text:style-name="T7"><text:s text:c="12"/>window.location.href =_spPageContextInfo.webAbsoluteUrl +</text:span><text:span text:style-name="T13">"/Lists/DataList/AllItems.aspx"</text:span><text:span text:style-name="T7">;</text:span></text:p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><text:s text:c="12"/>console.log(JSON.stringify(error));</text:p>
      <text:p text:style-name="P5"/>
      <text:p text:style-name="P5"><text:s text:c="8"/>}</text:p>
      <text:p text:style-name="P5"/>
      <text:p text:style-name="P5"><text:s text:c="4"/>});</text:p>
      <text:p text:style-name="P5"/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/></text:p>
      <text:p text:style-name="P6"/>
      <text:p text:style-name="P5"><text:span text:style-name="T18">//Updating the field values of edit form page to sharepoint list using REST API</text:span> </text:p>
      <text:p text:style-name="P5"/>
      <text:p text:style-name="P5"/>
      <text:p text:style-name="P5"/>
      <text:p text:style-name="P5"/>
      <text:p text:style-name="P3"><text:span text:style-name="T10">var</text:span><text:span text:style-name="T7"> momentDateValue = </text:span><text:span text:style-name="T13">""</text:span><text:span text:style-name="T7">;</text:span></text:p>
      <text:p text:style-name="P3"><text:span text:style-name="T7">$(document).ready(</text:span><text:span text:style-name="T10">function</text:span><text:span text:style-name="T7"> () {</text:span></text:p>
      <text:p text:style-name="P5"/>
      <text:p text:style-name="P3"><text:span text:style-name="T7"><text:s text:c="4"/></text:span><text:span text:style-name="T10">var</text:span><text:span text:style-name="T7"> updateItemControl = </text:span><text:span text:style-name="T13">'&lt;input type="button" name="updateItem" value="Update Item" accesskey="O" class="ms-ButtonHeightWidth" target="_self"&gt;'</text:span><text:span text:style-name="T7">;</text:span></text:p>
      <text:p text:style-name="P5"><text:s text:c="5"/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</text:span></text:p>
      <text:p text:style-name="P3"><text:span text:style-name="T7"><text:s text:c="4"/></text:span><text:span text:style-name="T10">var</text:span><text:span text:style-name="T7"> itemUrl = _spPageContextInfo.webAbsoluteUrl + </text:span><text:span text:style-name="T13">"/_api/web/lists/GetByTitle('DataList')/items("</text:span><text:span text:style-name="T7">+idValue+</text:span><text:span text:style-name="T13">")"</text:span><text:span text:style-name="T7">;</text:span></text:p>
      <text:p text:style-name="P5"><text:s text:c="4"/></text:p>
      <text:p text:style-name="P3"><text:span text:style-name="T7"><text:s text:c="4"/>$(</text:span><text:span text:style-name="T13">"input[name$='diidIOSaveItem']"</text:span><text:span text:style-name="T7">).parent().append(updateItemControl);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updateIte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oft-page-break/><text:span text:style-name="T7"><text:s text:c="8"/></text:span><text:span text:style-name="T10">else</text:span><text:span text:style-name="T7"> {</text:span></text:p>
      <text:p text:style-name="P5"><text:s text:c="12"/>UpdateNewItem();</text:p>
      <text:p text:style-name="P5"><text:s text:c="8"/>}</text:p>
      <text:p text:style-name="P3"><text:span text:style-name="T7"><text:s text:c="8"/></text:span><text:span text:style-name="T14">//Append an error message to a field <text:s text:c="6"/></text:span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3"><text:span text:style-name="T7"><text:s text:c="8"/></text:span><text:span text:style-name="T10">function</text:span><text:span text:style-name="T7"> UpdateNewItem() {</text:span></text:p>
      <text:p text:style-name="P3"><text:span text:style-name="T7"><text:s text:c="12"/></text:span><text:span text:style-name="T14">// Creating item using REST API into Sharepoint List</text:span></text:p>
      <text:p text:style-name="P3"><text:span text:style-name="T7"><text:s text:c="12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2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2"/></text:span><text:span text:style-name="T10">var</text:span><text:span text:style-name="T7"> multiLine = $(</text:span><text:span text:style-name="T13">"[id*='Field_MultiLine'][id$=TextField_inplacerte]"</text:span><text:span text:style-name="T7">).text();</text:span></text:p>
      <text:p text:style-name="P3"><text:span text:style-name="T7"><text:s text:c="12"/></text:span><text:span text:style-name="T10">var</text:span><text:span text:style-name="T7"> numberElement = $(</text:span><text:span text:style-name="T13">"[id*='Field_Number'][id$='NumberField']"</text:span><text:span text:style-name="T7">).val();</text:span></text:p>
      <text:p text:style-name="P3"><text:span text:style-name="T7"><text:s text:c="12"/></text:span><text:span text:style-name="T10">if</text:span><text:span text:style-name="T7"> (numberElement !== undefined) {</text:span></text:p>
      <text:p text:style-name="P3"><text:span text:style-name="T7"><text:s text:c="16"/></text:span><text:span text:style-name="T10">var</text:span><text:span text:style-name="T7"> number = numberElement;</text:span></text:p>
      <text:p text:style-name="P5"><text:s text:c="12"/>}</text:p>
      <text:p text:style-name="P3"><text:span text:style-name="T7"><text:s text:c="12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2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 <text:s text:c="16"/></text:span></text:p>
      <text:p text:style-name="P3"><text:span text:style-name="T7"><text:s text:c="12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2"/></text:span><text:span text:style-name="T10">if</text:span><text:span text:style-name="T7"> (momentDateValue !== undefined &amp;&amp; dateElement !==undefined) {</text:span></text:p>
      <text:p text:style-name="P3"><text:span text:style-name="T7"><text:s text:c="16"/>momentDateValue = moment(</text:span><text:span text:style-name="T10">new</text:span><text:span text:style-name="T7"> Date(dateElement));</text:span></text:p>
      <text:p text:style-name="P3"><text:span text:style-name="T7"><text:s text:c="16"/></text:span><text:span text:style-name="T10">var</text:span><text:span text:style-name="T7"> date = momentDateValue.format(</text:span><text:span text:style-name="T13">"MM/DD/YYYY"</text:span><text:span text:style-name="T7">);</text:span></text:p>
      <text:p text:style-name="P5"><text:s text:c="12"/>}</text:p>
      <text:p text:style-name="P5"/>
      <text:p text:style-name="P5"><text:s text:c="9"/></text:p>
      <text:p text:style-name="P3"><text:span text:style-name="T7"><text:s text:c="12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2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2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3"><text:span text:style-name="T7"><text:s text:c="12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2"/></text:span><text:span text:style-name="T10">if</text:span><text:span text:style-name="T7"> (currencyElement !== undefined) {</text:span></text:p>
      <text:p text:style-name="P3"><text:span text:style-name="T7"><text:s text:c="16"/></text:span><text:span text:style-name="T10">var</text:span><text:span text:style-name="T7"> currency = currencyElement;</text:span></text:p>
      <text:p text:style-name="P5"/>
      <text:p text:style-name="P5"><text:s text:c="12"/>}</text:p>
      <text:p text:style-name="P5"/>
      <text:p text:style-name="P3"><text:span text:style-name="T7"><text:s text:c="12"/></text:span><text:span text:style-name="T10">var</text:span><text:span text:style-name="T7"> lookup = $(</text:span><text:span text:style-name="T13">"[id*='Field_LookUp'][id$='LookupField']"</text:span><text:span text:style-name="T7">).find(</text:span><text:span text:style-name="T13">'option:selected'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pan text:style-name="T7"><text:s text:c="12"/></text:span><text:span text:style-name="T10">var</text:span><text:span text:style-name="T7"> choiceArray = [];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6"/></text:span><text:span text:style-name="T10">var</text:span><text:span text:style-name="T7"> multipleChoices =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6"/>choiceArray.push(multipleChoices);</text:p>
      <text:p text:style-name="P5"><text:s text:c="12"/>}</text:p>
      <text:p text:style-name="P3"><text:span text:style-name="T7"><text:s text:c="12"/></text:span><text:span text:style-name="T10">var</text:span><text:span text:style-name="T7"> lookUpArray = [];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oft-page-break/><text:span text:style-name="T7"><text:s text:c="16"/></text:span><text:span text:style-name="T10">var</text:span><text:span text:style-name="T7"> multiLookUP = $(</text:span><text:span text:style-name="T13">"[id*='Field_MultipleLookUp'][id$='SelectResult']"</text:span><text:span text:style-name="T7">).find(</text:span><text:span text:style-name="T13">'option'</text:span><text:span text:style-name="T7">)[i].value;</text:span></text:p>
      <text:p text:style-name="P5"><text:s text:c="16"/>lookUpArray.push(parseInt(multiLookUP));</text:p>
      <text:p text:style-name="P5"><text:s text:c="12"/>}</text:p>
      <text:p text:style-name="P5"><text:s text:c="12"/></text:p>
      <text:p text:style-name="P5"/>
      <text:p text:style-name="P5"><text:s text:c="12"/>UpdateItem(itemUrl, title, singleLine, multiLine, number, <text:s/>person, date, choice, hyperLink, picture, currency, lookup, multiplePersons, choiceArray, lookUpArray);</text:p>
      <text:p text:style-name="P5"/>
      <text:p text:style-name="P5"><text:s text:c="11"/></text:p>
      <text:p text:style-name="P5"><text:s text:c="8"/>}</text:p>
      <text:p text:style-name="P5"><text:s text:c="8"/></text:p>
      <text:p text:style-name="P5"><text:s text:c="4"/>});</text:p>
      <text:p text:style-name="P5"/>
      <text:p text:style-name="P5">});</text:p>
      <text:p text:style-name="P5"/>
      <text:p text:style-name="P5"/>
      <text:p text:style-name="P3"><text:span text:style-name="T10">function</text:span><text:span text:style-name="T7"> UpdateItem(itemUrl, title, singleLine, multiLine, number, person, date, choice, hyperLink, picture, currency, lookup, multiplePersons, choiceArray, lookUpArray) {</text:span></text:p>
      <text:p text:style-name="P5"/>
      <text:p text:style-name="P5"><text:s text:c="4"/>$.ajax({</text:p>
      <text:p text:style-name="P5"><text:s text:c="8"/>url: itemUrl,</text:p>
      <text:p text:style-name="P3"><text:span text:style-name="T7"><text:s text:c="8"/>type: </text:span><text:span text:style-name="T13">"POST"</text:span><text:span text:style-name="T7">, </text:span><text:span text:style-name="T14">//Specifies the operation to create the list item</text:span></text:p>
      <text:p text:style-name="P5"><text:s text:c="8"/>data: JSON.stringify({</text:p>
      <text:p text:style-name="P3"><text:span text:style-name="T7"><text:s text:c="12"/>__metadata: { type: </text:span><text:span text:style-name="T13">"SP.Data.DataListListItem"</text:span><text:span text:style-name="T7"> },</text:span></text:p>
      <text:p text:style-name="P5"><text:s text:c="12"/>Title: title,</text:p>
      <text:p text:style-name="P5"><text:s text:c="12"/>Field_SingleLine: singleLine,</text:p>
      <text:p text:style-name="P5"><text:s text:c="12"/>Field_MultiLine: multiLine,</text:p>
      <text:p text:style-name="P5"><text:s text:c="12"/>Field_Number: parseInt(number),</text:p>
      <text:p text:style-name="P5"><text:s text:c="12"/>Field_PersonId: _spPageContextInfo.userId,</text:p>
      <text:p text:style-name="P3"><text:span text:style-name="T7"><text:s text:c="12"/>Field_Date: date == </text:span><text:span text:style-name="T13">"Invalid date"</text:span><text:span text:style-name="T7"> ? </text:span><text:span text:style-name="T10">null</text:span><text:span text:style-name="T7"> : date,</text:span></text:p>
      <text:p text:style-name="P5"><text:s text:c="12"/>Field_Choice: choice,</text:p>
      <text:p text:style-name="P3"><text:span text:style-name="T7"><text:s text:c="12"/>Field_HyperLink: { __metadata: { </text:span><text:span text:style-name="T13">"type"</text:span><text:span text:style-name="T7">: </text:span><text:span text:style-name="T13">"SP.FieldUrlValue"</text:span><text:span text:style-name="T7"> }, Url: hyperLink, Description: hyperLink },</text:span></text:p>
      <text:p text:style-name="P3"><text:span text:style-name="T7"><text:s text:c="12"/>Field_Picture: { __metadata: { </text:span><text:span text:style-name="T13">"type"</text:span><text:span text:style-name="T7">: </text:span><text:span text:style-name="T13">"SP.FieldUrlValue"</text:span><text:span text:style-name="T7"> }, Url: picture, Description: picture },</text:span></text:p>
      <text:p text:style-name="P5"><text:s text:c="12"/>Field_Currency: parseInt(currency),</text:p>
      <text:p text:style-name="P5"><text:s text:c="12"/>Field_LookUpId: parseInt(lookup),</text:p>
      <text:p text:style-name="P3"><text:span text:style-name="T7"><text:s text:c="12"/>Field_MultiplePersonsId: { </text:span><text:span text:style-name="T13">"results"</text:span><text:span text:style-name="T7">: [_spPageContextInfo.userId, _spPageContextInfo.userId, _spPageContextInfo.userId] },</text:span></text:p>
      <text:p text:style-name="P3"><text:span text:style-name="T7"><text:s text:c="12"/>Field_MultipleChoices: { </text:span><text:span text:style-name="T13">"results"</text:span><text:span text:style-name="T7">: choiceArray },</text:span></text:p>
      <text:p text:style-name="P3"><text:span text:style-name="T7"><text:s text:c="12"/>Field_MultipleLookUpId: { </text:span><text:span text:style-name="T13">"results"</text:span><text:span text:style-name="T7">: lookUpArray }</text:span></text:p>
      <text:p text:style-name="P5"><text:s text:c="8"/>}),</text:p>
      <text:p text:style-name="P5"/>
      <text:p text:style-name="P5"/>
      <text:p text:style-name="P5"><text:s text:c="8"/>headers:</text:p>
      <text:p text:style-name="P5"><text:s text:c="8"/>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Content-Type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X-RequestDigest"</text:span><text:span text:style-name="T7">: $(</text:span><text:span text:style-name="T13">"#__REQUESTDIGEST"</text:span><text:span text:style-name="T7">).val(),</text:span></text:p>
      <text:p text:style-name="P3"><text:span text:style-name="T7"><text:s text:c="12"/></text:span><text:span text:style-name="T13">"X-HTTP-Method"</text:span><text:span text:style-name="T7">: </text:span><text:span text:style-name="T13">"MERGE"</text:span><text:span text:style-name="T7"> ,</text:span></text:p>
      <text:p text:style-name="P3"><text:span text:style-name="T7"><text:s text:c="12"/></text:span><text:span text:style-name="T13">"IF-MATCH"</text:span><text:span text:style-name="T7">: </text:span><text:span text:style-name="T13">"*"</text:span></text:p>
      <text:p text:style-name="P5"><text:s text:c="8"/>},</text:p>
      <text:p text:style-name="P5"/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alert(</text:span><text:span text:style-name="T13">"Item Updated successfully"</text:span><text:span text:style-name="T7">);</text:span></text:p>
      <text:p text:style-name="P3"><text:span text:style-name="T7"><text:s text:c="12"/>window.location.href = _spPageContextInfo.webAbsoluteUrl + </text:span><text:span text:style-name="T13">"/Lists/DataList/AllItems.aspx"</text:span><text:span text:style-name="T7">;</text:span></text:p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><text:s text:c="12"/>console.log(JSON.stringify(error));</text:p>
      <text:p text:style-name="P5"/>
      <text:p text:style-name="P5"><text:s text:c="8"/>}</text:p>
      <text:p text:style-name="P5"/>
      <text:p text:style-name="P5"><text:soft-page-break/><text:s text:c="4"/>});</text:p>
      <text:p text:style-name="P5"/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8"><text:s text:c="4"/>//Deleting an item displayed in view form page from sharepoint list using REST API</text:span> </text:p>
      <text:p text:style-name="P5"/>
      <text:p text:style-name="P5"/>
      <text:p text:style-name="P5"/>
      <text:p text:style-name="P5"/>
      <text:p text:style-name="P3"><text:span text:style-name="T7"><text:s text:c="6"/>$(document).ready(</text:span><text:span text:style-name="T10">function</text:span><text:span text:style-name="T7"> ()</text:span></text:p>
      <text:p text:style-name="P5"><text:s text:c="4"/>{</text:p>
      <text:p text:style-name="P5"/>
      <text:p text:style-name="P3"><text:span text:style-name="T7"><text:s text:c="4"/></text:span><text:span text:style-name="T10">var</text:span><text:span text:style-name="T7"> deleteItemControl = </text:span><text:span text:style-name="T13">'&lt;input type="button" name="deleteItem" value="Delete Item" accesskey="O" class="ms-ButtonHeightWidth" target="_self"&gt;'</text:span><text:span text:style-name="T7">;</text:span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</text:span></text:p>
      <text:p text:style-name="P3"><text:span text:style-name="T7"><text:s text:c="4"/></text:span><text:span text:style-name="T10">var</text:span><text:span text:style-name="T7"> itemUrl = _spPageContextInfo.webAbsoluteUrl + </text:span><text:span text:style-name="T13">"/_api/web/lists/GetByTitle('DataList')/items("</text:span><text:span text:style-name="T7"> + idValue + </text:span><text:span text:style-name="T13">")"</text:span><text:span text:style-name="T7">;</text:span></text:p>
      <text:p text:style-name="P3"><text:span text:style-name="T7"><text:s text:c="4"/>$(</text:span><text:span text:style-name="T13">"input[name$='diidIOGoBack']"</text:span><text:span text:style-name="T7">).parent().append(deleteItemControl);</text:span></text:p>
      <text:p text:style-name="P5"/>
      <text:p text:style-name="P3"><text:span text:style-name="T7"><text:s text:c="4"/>$(</text:span><text:span text:style-name="T13">"input[name='deleteItem']"</text:span><text:span text:style-name="T7">).click(</text:span><text:span text:style-name="T10">function</text:span><text:span text:style-name="T7"> ()</text:span></text:p>
      <text:p text:style-name="P5"><text:s text:c="8"/>{</text:p>
      <text:p text:style-name="P5"><text:s text:c="8"/>DeleteItem(itemUrl);</text:p>
      <text:p text:style-name="P5"><text:s text:c="15"/></text:p>
      <text:p text:style-name="P5"/>
      <text:p text:style-name="P5"><text:s text:c="8"/>});</text:p>
      <text:p text:style-name="P5"><text:s text:c="4"/>});</text:p>
      <text:p text:style-name="P5"/>
      <text:p text:style-name="P5"/>
      <text:p text:style-name="P3"><text:span text:style-name="T7"><text:s text:c="4"/></text:span><text:span text:style-name="T10">function</text:span><text:span text:style-name="T7"> DeleteItem(itemUrl)</text:span></text:p>
      <text:p text:style-name="P5"><text:s text:c="4"/>{ <text:s/></text:p>
      <text:p text:style-name="P5"><text:s text:c="8"/>$.ajax({</text:p>
      <text:p text:style-name="P5"><text:s text:c="12"/>url: itemUrl,</text:p>
      <text:p text:style-name="P3"><text:span text:style-name="T7"><text:s text:c="12"/>type: </text:span><text:span text:style-name="T13">"POST"</text:span><text:span text:style-name="T7">,</text:span></text:p>
      <text:p text:style-name="P5"><text:s text:c="12"/>headers:</text:p>
      <text:p text:style-name="P5"><text:s text:c="12"/>{</text:p>
      <text:p text:style-name="P3"><text:span text:style-name="T7"><text:s text:c="16"/></text:span><text:span text:style-name="T13">"Accept"</text:span><text:span text:style-name="T7">: </text:span><text:span text:style-name="T13">"application/json;odata=verbose"</text:span><text:span text:style-name="T7">,</text:span></text:p>
      <text:p text:style-name="P3"><text:span text:style-name="T7"><text:s text:c="16"/></text:span><text:span text:style-name="T13">"Content-Type"</text:span><text:span text:style-name="T7">: </text:span><text:span text:style-name="T13">"application/json;odata=verbose"</text:span><text:span text:style-name="T7">,</text:span></text:p>
      <text:p text:style-name="P3"><text:span text:style-name="T7"><text:s text:c="16"/></text:span><text:span text:style-name="T13">"X-RequestDigest"</text:span><text:span text:style-name="T7">: $(</text:span><text:span text:style-name="T13">"#__REQUESTDIGEST"</text:span><text:span text:style-name="T7">).val(),</text:span></text:p>
      <text:p text:style-name="P3"><text:span text:style-name="T7"><text:s text:c="16"/></text:span><text:span text:style-name="T13">"X-HTTP-Method"</text:span><text:span text:style-name="T7">: </text:span><text:span text:style-name="T13">"DELETE"</text:span><text:span text:style-name="T7">,</text:span></text:p>
      <text:p text:style-name="P3"><text:soft-page-break/><text:span text:style-name="T7"><text:s text:c="16"/></text:span><text:span text:style-name="T13">"IF-MATCH"</text:span><text:span text:style-name="T7">: </text:span><text:span text:style-name="T13">"*"</text:span></text:p>
      <text:p text:style-name="P5"><text:s text:c="12"/>},</text:p>
      <text:p text:style-name="P5"/>
      <text:p text:style-name="P3"><text:span text:style-name="T7"><text:s text:c="12"/>success: </text:span><text:span text:style-name="T10">function</text:span><text:span text:style-name="T7"> (data) {</text:span></text:p>
      <text:p text:style-name="P5"/>
      <text:p text:style-name="P3"><text:span text:style-name="T7"><text:s text:c="16"/>alert(</text:span><text:span text:style-name="T13">"Item Deleted successfully"</text:span><text:span text:style-name="T7">);</text:span></text:p>
      <text:p text:style-name="P3"><text:span text:style-name="T7"><text:s text:c="16"/>window.location.href = </text:span><text:span text:style-name="T13">"https://chennaitillidsoft.sharepoint.com/sites/oct9_QA1/Lists/DataList/AllItems.aspx"</text:span><text:span text:style-name="T7">;</text:span></text:p>
      <text:p text:style-name="P5"><text:s text:c="12"/>},</text:p>
      <text:p text:style-name="P3"><text:span text:style-name="T7"><text:s text:c="12"/>error: </text:span><text:span text:style-name="T10">function</text:span><text:span text:style-name="T7"> (error) {</text:span></text:p>
      <text:p text:style-name="P5"><text:s text:c="16"/>console.log(JSON.stringify(error));</text:p>
      <text:p text:style-name="P5"/>
      <text:p text:style-name="P5"><text:s text:c="12"/>}</text:p>
      <text:p text:style-name="P5"/>
      <text:p text:style-name="P5"><text:s text:c="8"/>});</text:p>
      <text:p text:style-name="P5"><text:s text:c="4"/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"/><text:span text:style-name="T18">//Adding input data from new form page to sharepoint list using JSOM</text:span></text:p>
      <text:p text:style-name="P6"/>
      <text:p text:style-name="P6"/>
      <text:p text:style-name="P6"/>
      <text:p text:style-name="P6"/>
      <text:p text:style-name="P5">$(document).ready(<text:span text:style-name="T9">function</text:span> () {</text:p>
      <text:p text:style-name="P5"/>
      <text:p text:style-name="P3"><text:span text:style-name="T7"><text:s text:c="4"/></text:span><text:span text:style-name="T10">var</text:span><text:span text:style-name="T7"> addJSOMItemControl = </text:span><text:span text:style-name="T13">'&lt;input type="button" name="addItemJSOM" value="Add Item JSOM" accesskey="O" class="ms-ButtonHeightWidth" target="_self"&gt;'</text:span><text:span text:style-name="T7">;</text:span></text:p>
      <text:p text:style-name="P5"><text:s text:c="4"/></text:p>
      <text:p text:style-name="P3"><text:span text:style-name="T7"><text:s text:c="4"/></text:span><text:span text:style-name="T10">var</text:span><text:span text:style-name="T7"> listName = </text:span><text:span text:style-name="T13">"DataList"</text:span><text:span text:style-name="T7">;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addItem']"</text:span><text:span text:style-name="T7">).parent().append(addJSOMItemControl);</text:span></text:p>
      <text:p text:style-name="P3"><text:span text:style-name="T7"><text:s text:c="4"/>$(</text:span><text:span text:style-name="T13">"input[name='addItemJSO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oft-page-break/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5"><text:s text:c="12"/>AddJSOMNewItem();</text:p>
      <text:p text:style-name="P5"><text:s text:c="8"/>}</text:p>
      <text:p text:style-name="P3"><text:span text:style-name="T7"><text:s text:c="8"/></text:span><text:span text:style-name="T14">//Append an error message to a field <text:s text:c="6"/></text:span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5"/>
      <text:p text:style-name="P5"/>
      <text:p text:style-name="P3"><text:span text:style-name="T7"><text:s text:c="8"/></text:span><text:span text:style-name="T10">function</text:span><text:span text:style-name="T7"> AddJSOMNewItem()</text:span></text:p>
      <text:p text:style-name="P5"><text:s text:c="8"/>{</text:p>
      <text:p text:style-name="P5"><text:s text:c="12"/></text:p>
      <text:p text:style-name="P3"><text:span text:style-name="T7"><text:s text:c="11"/></text:span><text:span text:style-name="T14">// Creating item using REST API into Sharepoint List</text:span></text:p>
      <text:p text:style-name="P3"><text:span text:style-name="T7"><text:s text:c="11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1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1"/></text:span><text:span text:style-name="T10">var</text:span><text:span text:style-name="T7"> multiLine = $(</text:span><text:span text:style-name="T13">"[id*='Field_MultiLine'][id$=TextField_topDiv]"</text:span><text:span text:style-name="T7">).find(</text:span><text:span text:style-name="T13">'p'</text:span><text:span text:style-name="T7">).text();</text:span></text:p>
      <text:p text:style-name="P5"><text:s text:c="11"/></text:p>
      <text:p text:style-name="P3"><text:span text:style-name="T7"><text:s text:c="11"/></text:span><text:span text:style-name="T10">var</text:span><text:span text:style-name="T7"> numberElement = $(</text:span><text:span text:style-name="T13">"[id*='Field_Number'][id$='NumberField']"</text:span><text:span text:style-name="T7">).val();</text:span></text:p>
      <text:p text:style-name="P3"><text:span text:style-name="T7"><text:s text:c="11"/></text:span><text:span text:style-name="T10">if</text:span><text:span text:style-name="T7"> (numberElement == </text:span><text:span text:style-name="T13">""</text:span><text:span text:style-name="T7">) {</text:span></text:p>
      <text:p text:style-name="P3"><text:span text:style-name="T7"><text:s text:c="15"/>number = </text:span><text:span text:style-name="T10">null</text:span><text:span text:style-name="T7">;</text:span></text:p>
      <text:p text:style-name="P5"><text:s text:c="11"/>}</text:p>
      <text:p text:style-name="P3"><text:span text:style-name="T7"><text:s text:c="11"/></text:span><text:span text:style-name="T10">if</text:span><text:span text:style-name="T7"> (numberElement !== undefined &amp;&amp; number !== </text:span><text:span text:style-name="T10">null</text:span><text:span text:style-name="T7">) {</text:span></text:p>
      <text:p text:style-name="P3"><text:span text:style-name="T7"><text:s text:c="15"/></text:span><text:span text:style-name="T10">var</text:span><text:span text:style-name="T7"> number = parseFloat(numberElement);</text:span></text:p>
      <text:p text:style-name="P5"><text:s text:c="11"/>}</text:p>
      <text:p text:style-name="P5"><text:s text:c="11"/></text:p>
      <text:p text:style-name="P3"><text:span text:style-name="T7"><text:s text:c="11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1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 <text:s text:c="11"/></text:span></text:p>
      <text:p text:style-name="P5"><text:s text:c="11"/></text:p>
      <text:p text:style-name="P5"><text:s text:c="12"/></text:p>
      <text:p text:style-name="P3"><text:span text:style-name="T7"><text:s text:c="11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1"/></text:span><text:span text:style-name="T10">if</text:span><text:span text:style-name="T7"> (dateElement !== undefined)</text:span></text:p>
      <text:p text:style-name="P5"><text:s text:c="11"/>{</text:p>
      <text:p text:style-name="P3"><text:span text:style-name="T7"><text:s text:c="15"/></text:span><text:span text:style-name="T10">var</text:span><text:span text:style-name="T7"> date = dateElement == </text:span><text:span text:style-name="T13">""</text:span><text:span text:style-name="T7"> ? </text:span><text:span text:style-name="T10">null</text:span><text:span text:style-name="T7"> : dateElement;</text:span></text:p>
      <text:p text:style-name="P5"><text:s text:c="11"/>}</text:p>
      <text:p text:style-name="P5"><text:s text:c="11"/></text:p>
      <text:p text:style-name="P3"><text:span text:style-name="T7"><text:s text:c="11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1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><text:s text:c="12"/></text:p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><text:s text:c="12"/></text:p>
      <text:p text:style-name="P3"><text:span text:style-name="T7"><text:s text:c="11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1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5"><text:s text:c="11"/></text:p>
      <text:p text:style-name="P3"><text:span text:style-name="T7"><text:s text:c="11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1"/></text:span><text:span text:style-name="T10">if</text:span><text:span text:style-name="T7"> (currencyElement == </text:span><text:span text:style-name="T13">""</text:span><text:span text:style-name="T7">) {</text:span></text:p>
      <text:p text:style-name="P3"><text:span text:style-name="T7"><text:s text:c="15"/>currency = </text:span><text:span text:style-name="T10">null</text:span><text:span text:style-name="T7">;</text:span></text:p>
      <text:p text:style-name="P5"><text:s text:c="11"/>}</text:p>
      <text:p text:style-name="P3"><text:span text:style-name="T7"><text:s text:c="11"/></text:span><text:span text:style-name="T10">if</text:span><text:span text:style-name="T7"> (currencyElement !== undefined &amp;&amp; currency !== </text:span><text:span text:style-name="T10">null</text:span><text:span text:style-name="T7">) {</text:span></text:p>
      <text:p text:style-name="P3"><text:span text:style-name="T7"><text:s text:c="15"/></text:span><text:span text:style-name="T10">var</text:span><text:span text:style-name="T7"> currency = parseFloat(currencyElement);</text:span></text:p>
      <text:p text:style-name="P5"/>
      <text:p text:style-name="P5"><text:s text:c="11"/>}</text:p>
      <text:p text:style-name="P5"><text:soft-page-break/></text:p>
      <text:p text:style-name="P3"><text:span text:style-name="T7"><text:s text:c="11"/></text:span><text:span text:style-name="T10">var</text:span><text:span text:style-name="T7"> lookup = parseInt($(</text:span><text:span text:style-name="T13">"[id*='Field_LookUp'][id$='LookupField']"</text:span><text:span text:style-name="T7">).find(</text:span><text:span text:style-name="T13">'option:selected'</text:span><text:span text:style-name="T7">).val());</text:span></text:p>
      <text:p text:style-name="P5"><text:s text:c="11"/></text:p>
      <text:p text:style-name="P3"><text:span text:style-name="T7"><text:s text:c="11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pan text:style-name="T7"><text:s text:c="11"/></text:span><text:span text:style-name="T10">var</text:span><text:span text:style-name="T7"> choiceArray = [];</text:span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5"/></text:span><text:span text:style-name="T10">var</text:span><text:span text:style-name="T7"> multipleChoices =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5"/>choiceArray.push(multipleChoices);</text:p>
      <text:p text:style-name="P5"><text:s text:c="11"/>}</text:p>
      <text:p text:style-name="P3"><text:span text:style-name="T7"><text:s text:c="11"/></text:span><text:span text:style-name="T10">var</text:span><text:span text:style-name="T7"> lookUpArray = []; <text:s text:c="9"/></text:span></text:p>
      <text:p text:style-name="P5"><text:s text:c="11"/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pan text:style-name="T7"><text:s text:c="15"/></text:span><text:span text:style-name="T10">var</text:span><text:span text:style-name="T7"> multiLookUP = </text:span><text:span text:style-name="T10">new</text:span><text:span text:style-name="T7"> </text:span><text:span text:style-name="T17">SP</text:span><text:span text:style-name="T7">.FieldLookupValue();</text:span></text:p>
      <text:p text:style-name="P3"><text:span text:style-name="T7"><text:s text:c="15"/>multiLookUP.set_lookupId($(</text:span><text:span text:style-name="T13">"[id*='Field_MultipleLookUp'][id$='SelectResult']"</text:span><text:span text:style-name="T7">).find(</text:span><text:span text:style-name="T13">'option'</text:span><text:span text:style-name="T7">)[i].value); <text:s text:c="14"/></text:span></text:p>
      <text:p text:style-name="P5"><text:s text:c="15"/>lookUpArray.push(multiLookUP); <text:s text:c="14"/></text:p>
      <text:p text:style-name="P5"><text:s text:c="11"/>}</text:p>
      <text:p text:style-name="P5"><text:s text:c="8"/></text:p>
      <text:p text:style-name="P5"><text:s text:c="11"/>AddItemJSOM(listName, title, singleLine, multiLine, number, person, date, choice, hyperLink, picture, currency, lookup, choiceArray, lookUpArray);</text:p>
      <text:p text:style-name="P5"><text:s text:c="11"/></text:p>
      <text:p text:style-name="P5"><text:s text:c="11"/></text:p>
      <text:p text:style-name="P5"><text:s text:c="8"/>}</text:p>
      <text:p text:style-name="P5"><text:s text:c="7"/></text:p>
      <text:p text:style-name="P5"><text:s text:c="4"/>});</text:p>
      <text:p text:style-name="P5"/>
      <text:p text:style-name="P5">});</text:p>
      <text:p text:style-name="P5"/>
      <text:p text:style-name="P3"><text:span text:style-name="T10">function</text:span><text:span text:style-name="T7"> AddItemJSOM(listName, title, singleLine, multiLine, number, person, date, choice, hyperLink, picture, currency, lookup, choiceArray, lookUpArray)</text:span></text:p>
      <text:p text:style-name="P5"/>
      <text:p text:style-name="P5">{</text:p>
      <text:p text:style-name="P5"><text:s text:c="3"/></text:p>
      <text:p text:style-name="P3"><text:span text:style-name="T7"><text:s text:c="4"/></text:span><text:span text:style-name="T14">//var multiplePersons = [_spPageContextInfo.userId, _spPageContextInfo.userId, _spPageContextInfo.userId]; <text:s/></text:span></text:p>
      <text:p text:style-name="P3"><text:span text:style-name="T7"><text:s text:c="4"/></text:span><text:span text:style-name="T10">var</text:span><text:span text:style-name="T7"> multiplePersons = _spPageContextInfo.userId;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listName);</text:span></text:p>
      <text:p text:style-name="P3"><text:span text:style-name="T7"><text:s text:c="4"/></text:span><text:span text:style-name="T10">var</text:span><text:span text:style-name="T7"> listItemCreationInformation = </text:span><text:span text:style-name="T10">new</text:span><text:span text:style-name="T7"> </text:span><text:span text:style-name="T17">SP</text:span><text:span text:style-name="T7">.ListItemCreationInformation();</text:span></text:p>
      <text:p text:style-name="P3"><text:span text:style-name="T7"><text:s text:c="4"/></text:span><text:span text:style-name="T10">this</text:span><text:span text:style-name="T7">.listItem = list.addItem(listItemCreationInformation);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Field_SingleLine'</text:span><text:span text:style-name="T7">, singleLine);</text:span></text:p>
      <text:p text:style-name="P3"><text:span text:style-name="T7"><text:s text:c="4"/>listItem.set_item(</text:span><text:span text:style-name="T13">'Field_MultiLine'</text:span><text:span text:style-name="T7">, multiLine);</text:span></text:p>
      <text:p text:style-name="P3"><text:span text:style-name="T7"><text:s text:c="4"/>listItem.set_item(</text:span><text:span text:style-name="T13">'Field_Number'</text:span><text:span text:style-name="T7">, number);</text:span></text:p>
      <text:p text:style-name="P3"><text:span text:style-name="T7"><text:s text:c="4"/>listItem.set_item(</text:span><text:span text:style-name="T13">'Field_Person'</text:span><text:span text:style-name="T7">, _spPageContextInfo.userId);</text:span></text:p>
      <text:p text:style-name="P3"><text:span text:style-name="T7"><text:s text:c="4"/>listItem.set_item(</text:span><text:span text:style-name="T13">'Field_Date'</text:span><text:span text:style-name="T7">, date);</text:span></text:p>
      <text:p text:style-name="P3"><text:span text:style-name="T7"><text:s text:c="4"/>listItem.set_item(</text:span><text:span text:style-name="T13">'Field_Choice'</text:span><text:span text:style-name="T7">, choice);</text:span></text:p>
      <text:p text:style-name="P3"><text:span text:style-name="T7"><text:s text:c="4"/>listItem.set_item(</text:span><text:span text:style-name="T13">'Field_HyperLink'</text:span><text:span text:style-name="T7">, hyperLink);</text:span></text:p>
      <text:p text:style-name="P3"><text:span text:style-name="T7"><text:s text:c="4"/>listItem.set_item(</text:span><text:span text:style-name="T13">'Field_Picture'</text:span><text:span text:style-name="T7">, picture);</text:span></text:p>
      <text:p text:style-name="P3"><text:span text:style-name="T7"><text:s text:c="4"/>listItem.set_item(</text:span><text:span text:style-name="T13">'Field_Currency'</text:span><text:span text:style-name="T7">, currency);</text:span></text:p>
      <text:p text:style-name="P3"><text:span text:style-name="T7"><text:s text:c="4"/>listItem.set_item(</text:span><text:span text:style-name="T13">'Field_LookUp'</text:span><text:span text:style-name="T7">, lookup);</text:span></text:p>
      <text:p text:style-name="P3"><text:span text:style-name="T7"><text:s text:c="4"/>listItem.set_item(</text:span><text:span text:style-name="T13">'Field_MultiplePersons'</text:span><text:span text:style-name="T7">, multiplePersons);</text:span></text:p>
      <text:p text:style-name="P3"><text:span text:style-name="T7"><text:s text:c="4"/>listItem.set_item(</text:span><text:span text:style-name="T13">'Field_MultipleChoices'</text:span><text:span text:style-name="T7">, choiceArray);</text:span></text:p>
      <text:p text:style-name="P3"><text:span text:style-name="T7"><text:s text:c="4"/>listItem.set_item(</text:span><text:span text:style-name="T13">'Field_MultipleLookUp'</text:span><text:span text:style-name="T7">, lookUpArray);</text:span></text:p>
      <text:p text:style-name="P5"><text:s text:c="4"/>listItem.update();</text:p>
      <text:p text:style-name="P5"><text:s text:c="4"/>context.load(listItem);</text:p>
      <text:p text:style-name="P3"><text:span text:style-name="T7"><text:s text:c="4"/>context.executeQueryAsync(Function.createDelegate(</text:span><text:span text:style-name="T10">this</text:span><text:span text:style-name="T7">, </text:span><text:span text:style-name="T10">this</text:span><text:span text:style-name="T7">.AddItemSuccess), Function.createDelegate(</text:span><text:span text:style-name="T10">this</text:span><text:span text:style-name="T7">, </text:span><text:span text:style-name="T10">this</text:span><text:span text:style-name="T7">.AddItemFailed));</text:span></text:p>
      <text:p text:style-name="P5">}</text:p>
      <text:p text:style-name="P5"/>
      <text:p text:style-name="P5"><text:soft-page-break/></text:p>
      <text:p text:style-name="P3"><text:span text:style-name="T10">function</text:span><text:span text:style-name="T7"> AddItemSuccess(sender, args) {</text:span></text:p>
      <text:p text:style-name="P5"/>
      <text:p text:style-name="P3"><text:span text:style-name="T7"><text:s text:c="4"/>alert(</text:span><text:span text:style-name="T13">"Item added successfully"</text:span><text:span text:style-name="T7">);</text:span></text:p>
      <text:p text:style-name="P3"><text:span text:style-name="T7"><text:s text:c="4"/>window.location.href = _spPageContextInfo.webAbsoluteUrl +</text:span><text:span text:style-name="T13">"/Lists/DataList/AllItems.aspx"</text:span><text:span text:style-name="T7">;</text:span></text:p>
      <text:p text:style-name="P5">}</text:p>
      <text:p text:style-name="P5"/>
      <text:p text:style-name="P3"><text:span text:style-name="T10">function</text:span><text:span text:style-name="T7"> AddItemFailed(sender, args) {</text:span></text:p>
      <text:p text:style-name="P5"><text:s text:c="3"/></text:p>
      <text:p text:style-name="P3"><text:span text:style-name="T7"><text:s text:c="4"/>console.log(</text:span><text:span text:style-name="T13">"Message :"</text:span><text:span text:style-name="T7">+args.get_message() +</text:span><text:span text:style-name="T13">"/n Trace :"</text:span><text:span text:style-name="T7">+args.get_stackTrace());</text:span>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><text:s text:c="2"/></text:p>
      <text:p text:style-name="P6">//Updating the field values of edit form page to sharepoint list using JSOM</text:p>
      <text:p text:style-name="P6"/>
      <text:p text:style-name="P6"/>
      <text:p text:style-name="P6"/>
      <text:p text:style-name="P3"><text:span text:style-name="T8"><text:s text:c="2"/></text:span><text:span text:style-name="T7">$(document).ready(</text:span><text:span text:style-name="T10">function</text:span><text:span text:style-name="T7"> () {</text:span></text:p>
      <text:p text:style-name="P5"/>
      <text:p text:style-name="P3"><text:span text:style-name="T7"><text:s text:c="4"/></text:span><text:span text:style-name="T10">var</text:span><text:span text:style-name="T7"> updateJSOMItemControl = </text:span><text:span text:style-name="T13">'&lt;input type="button" name="updateItemJSOM" value="Update Item JSOM" accesskey="O" class="ms-ButtonHeightWidth" target="_self"&gt;'</text:span><text:span text:style-name="T7">; <text:s text:c="2"/></text:span></text:p>
      <text:p text:style-name="P3"><text:span text:style-name="T7"><text:s text:c="4"/></text:span><text:span text:style-name="T10">var</text:span><text:span text:style-name="T7"> listName = </text:span><text:span text:style-name="T13">"DataList"</text:span><text:span text:style-name="T7">;</text:span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 <text:s text:c="3"/>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updateItem']"</text:span><text:span text:style-name="T7">).parent().append(updateJSOMItemControl);</text:span></text:p>
      <text:p text:style-name="P3"><text:span text:style-name="T7"><text:s text:c="4"/>$(</text:span><text:span text:style-name="T13">"input[name='updateItemJSO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5"><text:s text:c="12"/>UpdateJSOMNewItem();</text:p>
      <text:p text:style-name="P5"><text:soft-page-break/><text:s text:c="8"/>}</text:p>
      <text:p text:style-name="P3"><text:span text:style-name="T7"><text:s text:c="8"/></text:span><text:span text:style-name="T14">//Append an error message to a field <text:s text:c="6"/></text:span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5"/>
      <text:p text:style-name="P5"/>
      <text:p text:style-name="P3"><text:span text:style-name="T7"><text:s text:c="8"/></text:span><text:span text:style-name="T10">function</text:span><text:span text:style-name="T7"> UpdateJSOMNewItem() {</text:span></text:p>
      <text:p text:style-name="P5"/>
      <text:p text:style-name="P3"><text:span text:style-name="T7"><text:s text:c="12"/></text:span><text:span text:style-name="T14">// Creating item using REST API into Sharepoint List</text:span></text:p>
      <text:p text:style-name="P3"><text:span text:style-name="T7"><text:s text:c="12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2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2"/></text:span><text:span text:style-name="T10">var</text:span><text:span text:style-name="T7"> multiLine = $(</text:span><text:span text:style-name="T13">"[id*='Field_MultiLine'][id$=TextField_inplacerte]"</text:span><text:span text:style-name="T7">).text();</text:span></text:p>
      <text:p text:style-name="P3"><text:span text:style-name="T7"><text:s text:c="12"/></text:span><text:span text:style-name="T10">var</text:span><text:span text:style-name="T7"> numberElement = $(</text:span><text:span text:style-name="T13">"[id*='Field_Number'][id$='NumberField']"</text:span><text:span text:style-name="T7">).val();</text:span></text:p>
      <text:p text:style-name="P3"><text:span text:style-name="T7"><text:s text:c="12"/></text:span><text:span text:style-name="T10">if</text:span><text:span text:style-name="T7"> (numberElement == </text:span><text:span text:style-name="T13">""</text:span><text:span text:style-name="T7">) {</text:span></text:p>
      <text:p text:style-name="P3"><text:span text:style-name="T7"><text:s text:c="16"/>number = </text:span><text:span text:style-name="T10">null</text:span><text:span text:style-name="T7">;</text:span></text:p>
      <text:p text:style-name="P5"><text:s text:c="12"/>}</text:p>
      <text:p text:style-name="P3"><text:span text:style-name="T7"><text:s text:c="12"/></text:span><text:span text:style-name="T10">if</text:span><text:span text:style-name="T7"> (numberElement !== undefined &amp;&amp; number !== </text:span><text:span text:style-name="T10">null</text:span><text:span text:style-name="T7">) {</text:span></text:p>
      <text:p text:style-name="P3"><text:span text:style-name="T7"><text:s text:c="16"/></text:span><text:span text:style-name="T10">var</text:span><text:span text:style-name="T7"> number = parseFloat(numberElement);</text:span></text:p>
      <text:p text:style-name="P5"><text:s text:c="12"/>}</text:p>
      <text:p text:style-name="P3"><text:span text:style-name="T7"><text:s text:c="12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2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</text:span></text:p>
      <text:p text:style-name="P5"/>
      <text:p text:style-name="P5"/>
      <text:p text:style-name="P3"><text:span text:style-name="T7"><text:s text:c="12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2"/></text:span><text:span text:style-name="T10">if</text:span><text:span text:style-name="T7"> (dateElement !== undefined) {</text:span></text:p>
      <text:p text:style-name="P3"><text:span text:style-name="T7"><text:s text:c="16"/></text:span><text:span text:style-name="T10">var</text:span><text:span text:style-name="T7"> date = dateElement == </text:span><text:span text:style-name="T13">""</text:span><text:span text:style-name="T7"> ? </text:span><text:span text:style-name="T10">null</text:span><text:span text:style-name="T7"> : dateElement;</text:span></text:p>
      <text:p text:style-name="P5"><text:s text:c="12"/>}</text:p>
      <text:p text:style-name="P3"><text:span text:style-name="T7"><text:s text:c="12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2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2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3"><text:span text:style-name="T7"><text:s text:c="12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2"/></text:span><text:span text:style-name="T10">if</text:span><text:span text:style-name="T7"> (currencyElement == </text:span><text:span text:style-name="T13">""</text:span><text:span text:style-name="T7">) {</text:span></text:p>
      <text:p text:style-name="P3"><text:span text:style-name="T7"><text:s text:c="16"/>currency = </text:span><text:span text:style-name="T10">null</text:span><text:span text:style-name="T7">;</text:span></text:p>
      <text:p text:style-name="P5"><text:s text:c="12"/>}</text:p>
      <text:p text:style-name="P3"><text:span text:style-name="T7"><text:s text:c="12"/></text:span><text:span text:style-name="T10">if</text:span><text:span text:style-name="T7"> (currencyElement !== undefined &amp;&amp; currency !== </text:span><text:span text:style-name="T10">null</text:span><text:span text:style-name="T7">) {</text:span></text:p>
      <text:p text:style-name="P3"><text:span text:style-name="T7"><text:s text:c="16"/></text:span><text:span text:style-name="T10">var</text:span><text:span text:style-name="T7"> currency = parseFloat(currencyElement);</text:span></text:p>
      <text:p text:style-name="P5"/>
      <text:p text:style-name="P5"><text:s text:c="12"/>}</text:p>
      <text:p text:style-name="P5"/>
      <text:p text:style-name="P3"><text:span text:style-name="T7"><text:s text:c="12"/></text:span><text:span text:style-name="T10">var</text:span><text:span text:style-name="T7"> lookup = parseInt($(</text:span><text:span text:style-name="T13">"[id*='Field_LookUp'][id$='LookupField']"</text:span><text:span text:style-name="T7">).find(</text:span><text:span text:style-name="T13">'option:selected'</text:span><text:span text:style-name="T7">).val());</text:span></text:p>
      <text:p text:style-name="P5"/>
      <text:p text:style-name="P3"><text:span text:style-name="T7"><text:s text:c="12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pan text:style-name="T7"><text:s text:c="12"/></text:span><text:span text:style-name="T10">var</text:span><text:span text:style-name="T7"> choiceArray = [];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6"/></text:span><text:span text:style-name="T10">var</text:span><text:span text:style-name="T7"> multipleChoices = $(</text:span><text:span text:style-name="T13">"[id*='Field_MultipleChoices']</text:span><text:soft-page-break/><text:span text:style-name="T13">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6"/>choiceArray.push(multipleChoices);</text:p>
      <text:p text:style-name="P5"><text:s text:c="12"/>}</text:p>
      <text:p text:style-name="P3"><text:span text:style-name="T7"><text:s text:c="12"/></text:span><text:span text:style-name="T10">var</text:span><text:span text:style-name="T7"> lookUpArray = [];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pan text:style-name="T7"><text:s text:c="16"/></text:span><text:span text:style-name="T10">var</text:span><text:span text:style-name="T7"> multiLookUP = </text:span><text:span text:style-name="T10">new</text:span><text:span text:style-name="T7"> </text:span><text:span text:style-name="T17">SP</text:span><text:span text:style-name="T7">.FieldLookupValue();</text:span></text:p>
      <text:p text:style-name="P3"><text:span text:style-name="T7"><text:s text:c="16"/>multiLookUP.set_lookupId($(</text:span><text:span text:style-name="T13">"[id*='Field_MultipleLookUp'][id$='SelectResult']"</text:span><text:span text:style-name="T7">).find(</text:span><text:span text:style-name="T13">'option'</text:span><text:span text:style-name="T7">)[i].value);</text:span></text:p>
      <text:p text:style-name="P5"><text:s text:c="16"/>lookUpArray.push(multiLookUP);</text:p>
      <text:p text:style-name="P5"><text:s text:c="12"/>}</text:p>
      <text:p text:style-name="P5"/>
      <text:p text:style-name="P5"><text:s text:c="12"/>UpdateItemJSOM(listName, idValue, title, singleLine, multiLine, number, person, date, choice, hyperLink, picture, currency, lookup, choiceArray, lookUpArray);</text:p>
      <text:p text:style-name="P5"/>
      <text:p text:style-name="P5"><text:s text:c="12"/></text:p>
      <text:p text:style-name="P5"><text:s text:c="8"/>}</text:p>
      <text:p text:style-name="P5"><text:s text:c="8"/></text:p>
      <text:p text:style-name="P5"><text:s text:c="4"/>});</text:p>
      <text:p text:style-name="P5"/>
      <text:p text:style-name="P5">});</text:p>
      <text:p text:style-name="P5"/>
      <text:p text:style-name="P3"><text:span text:style-name="T10">function</text:span><text:span text:style-name="T7"> UpdateItemJSOM(listName, idValue, title, singleLine, multiLine, number, person, date, choice, hyperLink, picture, currency, lookup, choiceArray, lookUpArray)</text:span></text:p>
      <text:p text:style-name="P5"/>
      <text:p text:style-name="P5">{</text:p>
      <text:p text:style-name="P3"><text:span text:style-name="T7"><text:s text:c="4"/></text:span><text:span text:style-name="T10">var</text:span><text:span text:style-name="T7"> multiplePersons = _spPageContextInfo.userId;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listName);</text:span></text:p>
      <text:p text:style-name="P3"><text:span text:style-name="T7"><text:s text:c="4"/></text:span><text:span text:style-name="T10">var</text:span><text:span text:style-name="T7"> listItem = list.getItemById(idValue); <text:s text:c="3"/>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Field_SingleLine'</text:span><text:span text:style-name="T7">, singleLine);</text:span></text:p>
      <text:p text:style-name="P3"><text:span text:style-name="T7"><text:s text:c="4"/>listItem.set_item(</text:span><text:span text:style-name="T13">'Field_MultiLine'</text:span><text:span text:style-name="T7">, multiLine);</text:span></text:p>
      <text:p text:style-name="P3"><text:span text:style-name="T7"><text:s text:c="4"/>listItem.set_item(</text:span><text:span text:style-name="T13">'Field_Number'</text:span><text:span text:style-name="T7">, number);</text:span></text:p>
      <text:p text:style-name="P3"><text:span text:style-name="T7"><text:s text:c="4"/>listItem.set_item(</text:span><text:span text:style-name="T13">'Field_Person'</text:span><text:span text:style-name="T7">, _spPageContextInfo.userId);</text:span></text:p>
      <text:p text:style-name="P3"><text:span text:style-name="T7"><text:s text:c="4"/>listItem.set_item(</text:span><text:span text:style-name="T13">'Field_Date'</text:span><text:span text:style-name="T7">, date);</text:span></text:p>
      <text:p text:style-name="P3"><text:span text:style-name="T7"><text:s text:c="4"/>listItem.set_item(</text:span><text:span text:style-name="T13">'Field_Choice'</text:span><text:span text:style-name="T7">, choice);</text:span></text:p>
      <text:p text:style-name="P3"><text:span text:style-name="T7"><text:s text:c="4"/>listItem.set_item(</text:span><text:span text:style-name="T13">'Field_HyperLink'</text:span><text:span text:style-name="T7">, hyperLink);</text:span></text:p>
      <text:p text:style-name="P3"><text:span text:style-name="T7"><text:s text:c="4"/>listItem.set_item(</text:span><text:span text:style-name="T13">'Field_Picture'</text:span><text:span text:style-name="T7">, picture);</text:span></text:p>
      <text:p text:style-name="P3"><text:span text:style-name="T7"><text:s text:c="4"/>listItem.set_item(</text:span><text:span text:style-name="T13">'Field_Currency'</text:span><text:span text:style-name="T7">, currency);</text:span></text:p>
      <text:p text:style-name="P3"><text:span text:style-name="T7"><text:s text:c="4"/>listItem.set_item(</text:span><text:span text:style-name="T13">'Field_LookUp'</text:span><text:span text:style-name="T7">, lookup);</text:span></text:p>
      <text:p text:style-name="P3"><text:span text:style-name="T7"><text:s text:c="4"/>listItem.set_item(</text:span><text:span text:style-name="T13">'Field_MultiplePersons'</text:span><text:span text:style-name="T7">, multiplePersons);</text:span></text:p>
      <text:p text:style-name="P3"><text:span text:style-name="T7"><text:s text:c="4"/>listItem.set_item(</text:span><text:span text:style-name="T13">'Field_MultipleChoices'</text:span><text:span text:style-name="T7">, choiceArray);</text:span></text:p>
      <text:p text:style-name="P3"><text:span text:style-name="T7"><text:s text:c="4"/>listItem.set_item(</text:span><text:span text:style-name="T13">'Field_MultipleLookUp'</text:span><text:span text:style-name="T7">, lookUpArray);</text:span></text:p>
      <text:p text:style-name="P5"><text:s text:c="4"/>listItem.update(); <text:s text:c="3"/></text:p>
      <text:p text:style-name="P3"><text:span text:style-name="T7"><text:s text:c="4"/>context.executeQueryAsync(Function.createDelegate(</text:span><text:span text:style-name="T10">this</text:span><text:span text:style-name="T7">, </text:span><text:span text:style-name="T10">this</text:span><text:span text:style-name="T7">.UpdateItemSuccess), Function.createDelegate(</text:span><text:span text:style-name="T10">this</text:span><text:span text:style-name="T7">, </text:span><text:span text:style-name="T10">this</text:span><text:span text:style-name="T7">.UpdateItemFailed));</text:span></text:p>
      <text:p text:style-name="P5">}</text:p>
      <text:p text:style-name="P5"/>
      <text:p text:style-name="P3"><text:span text:style-name="T10">function</text:span><text:span text:style-name="T7"> UpdateItemSuccess(sender,args)</text:span></text:p>
      <text:p text:style-name="P5">{</text:p>
      <text:p text:style-name="P3"><text:span text:style-name="T7"><text:s text:c="4"/>alert(</text:span><text:span text:style-name="T13">"Item Updated Successfully"</text:span><text:span text:style-name="T7">);</text:span></text:p>
      <text:p text:style-name="P3"><text:span text:style-name="T7"><text:s text:c="4"/>window.location.href = _spPageContextInfo.webAbsoluteUrl + </text:span><text:span text:style-name="T13">"/Lists/DataList/AllItems.aspx"</text:span><text:span text:style-name="T7">;</text:span></text:p>
      <text:p text:style-name="P5">}</text:p>
      <text:p text:style-name="P5"/>
      <text:p text:style-name="P3"><text:span text:style-name="T10">function</text:span><text:span text:style-name="T7"> UpdateItemFailed(sender, args)</text:span></text:p>
      <text:p text:style-name="P5">{</text:p>
      <text:p text:style-name="P3"><text:span text:style-name="T7"><text:s text:c="4"/>console.log(</text:span><text:span text:style-name="T13">"Message : "</text:span><text:span text:style-name="T7">+args.get_message()+</text:span><text:span text:style-name="T13">"/n Trace : "</text:span><text:span text:style-name="T7">+args.get_stackTrace());</text:span></text:p>
      <text:p text:style-name="P5">}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/><text:span text:style-name="T18">//Deleting an item displayed in view form page from sharepoint list using JSOM</text:span></text:p>
      <text:p text:style-name="P6"/>
      <text:p text:style-name="P6"/>
      <text:p text:style-name="P6"/>
      <text:p text:style-name="P6"/>
      <text:p text:style-name="P3"><text:span text:style-name="T8"><text:s/>$(document).ready(</text:span><text:span text:style-name="T11">function</text:span><text:span text:style-name="T8"> () {</text:span></text:p>
      <text:p text:style-name="P5"/>
      <text:p text:style-name="P3"><text:span text:style-name="T7"><text:s text:c="4"/></text:span><text:span text:style-name="T10">var</text:span><text:span text:style-name="T7"> deleteJSOMItemControl = </text:span><text:span text:style-name="T13">'&lt;input type="button" name="deleteItemJSOM" value="Delete Item JSOM" accesskey="O" class="ms-ButtonHeightWidth" target="_self"&gt;'</text:span><text:span text:style-name="T7">;</text:span></text:p>
      <text:p text:style-name="P3"><text:span text:style-name="T7"><text:s text:c="4"/></text:span><text:span text:style-name="T10">var</text:span><text:span text:style-name="T7"> listName = </text:span><text:span text:style-name="T13">"DataList"</text:span><text:span text:style-name="T7">;</text:span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</text:span></text:p>
      <text:p text:style-name="P5"/>
      <text:p text:style-name="P3"><text:span text:style-name="T7"><text:s text:c="4"/>$(</text:span><text:span text:style-name="T13">"input[name='deleteItem']"</text:span><text:span text:style-name="T7">).parent().append(deleteJSOMItemControl);</text:span></text:p>
      <text:p text:style-name="P5"/>
      <text:p text:style-name="P3"><text:span text:style-name="T7"><text:s text:c="4"/>$(</text:span><text:span text:style-name="T13">"input[name='deleteItemJSOM']"</text:span><text:span text:style-name="T7">).click(</text:span><text:span text:style-name="T10">function</text:span><text:span text:style-name="T7"> () {</text:span></text:p>
      <text:p text:style-name="P5"><text:s text:c="8"/>DeleteItemJSOM(listName, idValue);</text:p>
      <text:p text:style-name="P5"/>
      <text:p text:style-name="P5"/>
      <text:p text:style-name="P5"><text:s text:c="4"/>});</text:p>
      <text:p text:style-name="P5">});</text:p>
      <text:p text:style-name="P5"/>
      <text:p text:style-name="P5"/>
      <text:p text:style-name="P3"><text:span text:style-name="T10">function</text:span><text:span text:style-name="T7"> DeleteItemJSOM(listName, idValue) {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 <text:s/></text:span></text:p>
      <text:p text:style-name="P3"><text:span text:style-name="T7"><text:s text:c="4"/></text:span><text:span text:style-name="T10">var</text:span><text:span text:style-name="T7"> list = context.get_web().get_lists().getByTitle(listName);</text:span></text:p>
      <text:p text:style-name="P3"><text:span text:style-name="T7"><text:s text:c="4"/></text:span><text:span text:style-name="T10">var</text:span><text:span text:style-name="T7"> listItem = list.getItemById(idValue);</text:span></text:p>
      <text:p text:style-name="P5"><text:s text:c="4"/>listItem.deleteObject();</text:p>
      <text:p text:style-name="P3"><text:span text:style-name="T7"><text:s text:c="4"/>context.executeQueryAsync(Function.createDelegate(</text:span><text:span text:style-name="T10">this</text:span><text:span text:style-name="T7">, </text:span><text:span text:style-name="T10">this</text:span><text:span text:style-name="T7">.DeleteItemSuccess), Function.createDelegate(</text:span><text:span text:style-name="T10">this</text:span><text:span text:style-name="T7">, </text:span><text:span text:style-name="T10">this</text:span><text:span text:style-name="T7">.DeleteItemFailed));</text:span></text:p>
      <text:p text:style-name="P5">}</text:p>
      <text:p text:style-name="P5"/>
      <text:p text:style-name="P3"><text:span text:style-name="T10">function</text:span><text:span text:style-name="T7"> DeleteItemSuccess(sender, args) {</text:span></text:p>
      <text:p text:style-name="P3"><text:span text:style-name="T7"><text:s text:c="4"/>alert(</text:span><text:span text:style-name="T13">"Item deleted successfully"</text:span><text:span text:style-name="T7">);</text:span></text:p>
      <text:p text:style-name="P3"><text:span text:style-name="T7"><text:s text:c="4"/>window.location.href = </text:span><text:span text:style-name="T13">"https://chennaitillidsoft.sharepoint.com/sites/oct9_QA1/Lists/DataList/AllItems.aspx"</text:span><text:span text:style-name="T7">;</text:span></text:p>
      <text:p text:style-name="P5">}</text:p>
      <text:p text:style-name="P5"/>
      <text:p text:style-name="P3"><text:span text:style-name="T10">function</text:span><text:span text:style-name="T7"> DeleteItemFailed(sender, args) {</text:span></text:p>
      <text:p text:style-name="P3"><text:span text:style-name="T7"><text:s text:c="4"/>console.log(</text:span><text:span text:style-name="T13">"Message :"</text:span><text:span text:style-name="T7"> + args.get_message() + </text:span><text:span text:style-name="T13">"\n Trace :"</text:span><text:span text:style-name="T7"> + args.get_stackTrace());</text:span>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/>
      <text:p text:style-name="P5"/>
      <text:p text:style-name="P6">//Creating a new item in MessageList using REST</text:p>
      <text:p text:style-name="P5"/>
      <text:p text:style-name="P5">var userInfo = "";</text:p>
      <text:p text:style-name="P5">var listName = "MessageList";</text:p>
      <text:p text:style-name="P5">var momentValue = "";</text:p>
      <text:p text:style-name="P5">var siteUrl = _spPageContextInfo.webAbsoluteUrl + "/_api/web/lists/GetByTitle('"+listName+"')/items";</text:p>
      <text:p text:style-name="P5">var arrayManagerIds = new Array();</text:p>
      <text:p text:style-name="P5"/>
      <text:p text:style-name="P5">function AddItemMessageList(listName, title, contactPerson, messageDetails, dateMessage, emailValue, userInfo, statusValue) {</text:p>
      <text:p text:style-name="P5"><text:s text:c="4"/>///&lt;summary&gt;Function to create item in Message List&lt;/summary&gt;</text:p>
      <text:p text:style-name="P5"><text:s text:c="4"/>///&lt;param name="listName"&gt;List Name&lt;/param&gt;</text:p>
      <text:p text:style-name="P5"><text:s text:c="4"/>/// &lt;param name="title"&gt;Title of new Item&lt;/param&gt;</text:p>
      <text:p text:style-name="P5"><text:s text:c="4"/>/// &lt;param name="contactPerson"&gt;ContactPersons value for lookup column&lt;/param&gt;</text:p>
      <text:p text:style-name="P5"><text:s text:c="4"/>/// &lt;param name="messageDetails"&gt;Message Details value for Item&lt;/param&gt;</text:p>
      <text:p text:style-name="P5"><text:s text:c="4"/>/// &lt;param name="date"&gt;Date value for Item&lt;/param&gt;</text:p>
      <text:p text:style-name="P5"><text:s text:c="4"/></text:p>
      <text:p text:style-name="P5"><text:s text:c="4"/>$.ajax({</text:p>
      <text:p text:style-name="P5"><text:s text:c="8"/>url: siteUrl,</text:p>
      <text:p text:style-name="P5"><text:s text:c="8"/>type: "POST",</text:p>
      <text:p text:style-name="P5"><text:s text:c="8"/>data: JSON.stringify({</text:p>
      <text:p text:style-name="P5"><text:s text:c="12"/>__metadata: { type: "SP.Data.MessageListListItem" },</text:p>
      <text:p text:style-name="P5"><text:s text:c="12"/>"Title": title,</text:p>
      <text:p text:style-name="P5"><text:s text:c="12"/>"ContactPersonId": contactPerson,</text:p>
      <text:p text:style-name="P5"><text:s text:c="12"/>"MessageDetails": messageDetails,</text:p>
      <text:p text:style-name="P5"><text:s text:c="12"/>"MessageDate": dateMessage == "Invalid date" ? null : dateMessage,</text:p>
      <text:p text:style-name="P5"><text:s text:c="12"/>"Email": emailValue,</text:p>
      <text:p text:style-name="P5"><text:s text:c="12"/>"ManagersId": { "results": [userInfo] },</text:p>
      <text:p text:style-name="P5"><text:s text:c="12"/>"Status": statusValue</text:p>
      <text:p text:style-name="P5"><text:s text:c="8"/>}),</text:p>
      <text:p text:style-name="P5"><text:s text:c="8"/>headers:</text:p>
      <text:p text:style-name="P5"><text:s text:c="8"/>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,</text:p>
      <text:p text:style-name="P5"><text:s text:c="12"/>"X-HTTP-Method": "POST"</text:p>
      <text:p text:style-name="P5"><text:s text:c="8"/>},</text:p>
      <text:p text:style-name="P5"/>
      <text:p text:style-name="P5"><text:s text:c="8"/>success: function (data) {</text:p>
      <text:p text:style-name="P5"/>
      <text:p text:style-name="P5"><text:s text:c="12"/>alert("Item created successfully");</text:p>
      <text:p text:style-name="P5"><text:s text:c="12"/>var employeeEmail = data.d.Email;</text:p>
      <text:p text:style-name="P5"><text:s text:c="12"/>var emailBody = $.parseHTML(data.d.MessageDetails)[0].innerText;</text:p>
      <text:p text:style-name="P5"><text:s text:c="11"/>// SendEmailToEmployee(employeeEmail, emailBody);</text:p>
      <text:p text:style-name="P5"><text:s text:c="12"/>window.location.href = _spPageContextInfo.webAbsoluteUrl + "/Lists/MessageList/AllItems.aspx";</text:p>
      <text:p text:style-name="P5"><text:s text:c="8"/>},</text:p>
      <text:p text:style-name="P5"><text:s text:c="8"/>error: function (error) {</text:p>
      <text:p text:style-name="P5"><text:s text:c="12"/>console.log(JSON.stringify(error));</text:p>
      <text:p text:style-name="P5"/>
      <text:p text:style-name="P5"><text:s text:c="8"/>}</text:p>
      <text:p text:style-name="P5"><text:s text:c="4"/>});</text:p>
      <text:p text:style-name="P5"/>
      <text:p text:style-name="P5"><text:s text:c="4"/></text:p>
      <text:p text:style-name="P5">}</text:p>
      <text:p text:style-name="P5"/>
      <text:p text:style-name="P5">function GerManagerIDNewFrom(managersValue) {</text:p>
      <text:p text:style-name="P5"><text:s text:c="4"/>var url = _spPageContextInfo.webAbsoluteUrl + "/_api/Web/lists/getbytitle('User Information List')/items?$filter=ImnName eq '" + managersValue + "'";</text:p>
      <text:p text:style-name="P5"><text:soft-page-break/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userInfo = data.d.results[0].Id;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><text:s/></text:p>
      <text:p text:style-name="P5">function BindEmailValue(selectedLookUpName) {</text:p>
      <text:p text:style-name="P5"><text:s text:c="4"/>///&lt;summary&gt;When selected change event of ContactPersons field fires, it populates the email value to control&lt;/summary&gt;</text:p>
      <text:p text:style-name="P5"><text:s text:c="4"/>///&lt;param name="selectedLookUpName"&gt;selected Contact Person&lt;/param&gt; <text:s text:c="3"/></text:p>
      <text:p text:style-name="P5"><text:s text:c="4"/></text:p>
      <text:p text:style-name="P5"><text:s text:c="8"/>var url = _spPageContextInfo.webAbsoluteUrl + "/_api/web/lists/GetByTitle('CustomerContacts')/items?$filter=FullName eq '" + selectedLookUpName + "'";</text:p>
      <text:p text:style-name="P5"/>
      <text:p text:style-name="P5"><text:s text:c="8"/>$.ajax({</text:p>
      <text:p text:style-name="P5"><text:s text:c="12"/>url: url,</text:p>
      <text:p text:style-name="P5"><text:s text:c="12"/>type: "GET",</text:p>
      <text:p text:style-name="P5"><text:s text:c="12"/>headers: {</text:p>
      <text:p text:style-name="P5"><text:s text:c="16"/>"accept": "application/json;odata=verbose",</text:p>
      <text:p text:style-name="P5"><text:s text:c="12"/>},</text:p>
      <text:p text:style-name="P5"><text:s text:c="12"/>success: function (data){</text:p>
      <text:p text:style-name="P5"><text:s text:c="16"/>// set the value to email field</text:p>
      <text:p text:style-name="P5"><text:s text:c="16"/>$("input[id*='Email'][id$='TextField']").val(data.d.results[0].Email); <text:s text:c="31"/></text:p>
      <text:p text:style-name="P5"><text:s text:c="12"/>},</text:p>
      <text:p text:style-name="P5"><text:s text:c="12"/>error: function (error){</text:p>
      <text:p text:style-name="P5"><text:s text:c="16"/>alert(JSON.stringify(error));</text:p>
      <text:p text:style-name="P5"><text:s text:c="12"/>}</text:p>
      <text:p text:style-name="P5"><text:s text:c="8"/>}); <text:s text:c="3"/></text:p>
      <text:p text:style-name="P5"><text:s text:c="4"/></text:p>
      <text:p text:style-name="P5">}</text:p>
      <text:p text:style-name="P5"/>
      <text:p text:style-name="P5">function GetUserIdLookUpName(selectedLookUpName){</text:p>
      <text:p text:style-name="P5"><text:s text:c="4"/>///&lt;summary&gt;get the user id of selected value on change event of ContactPersons field&lt;/summary&gt;</text:p>
      <text:p text:style-name="P5"><text:s text:c="4"/>///&lt;param name="selectedLookUpName"&gt;selected Contact Person&lt;/param&gt;</text:p>
      <text:p text:style-name="P5"><text:s text:c="4"/>// var url = _spPageContextInfo.webAbsoluteUrl + "/_api/Web/lists/getbytitle('User Information List')/items?$filter=ImnName eq '" + selectedLookUpName + "'";</text:p>
      <text:p text:style-name="P5"><text:s text:c="4"/>var url = _spPageContextInfo.webAbsoluteUrl + "/_api/Web/lists/getbytitle('ManagersList')/items?$select=Managers/Title,Managers/Id&amp;$expand=Managers&amp;$filter=Title eq '" + selectedLookUpName+"'";</text:p>
      <text:p text:style-name="P5"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</text:p>
      <text:p text:style-name="P5"><text:s text:c="4"/>{</text:p>
      <text:p text:style-name="P5"><text:soft-page-break/><text:s text:c="8"/>for (var i = 0; i &lt; data.d.results[0].Managers.results.length;i++){</text:p>
      <text:p text:style-name="P5"><text:s text:c="8"/>userInfo = data.d.results[0].Managers.results[i].Id;</text:p>
      <text:p text:style-name="P5"><text:s text:c="7"/>}</text:p>
      <text:p text:style-name="P5"><text:s text:c="8"/>BindManagerNameToControl(userInfo);</text:p>
      <text:p text:style-name="P5"><text:s text:c="6"/>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/>
      <text:p text:style-name="P5">function BindManagerNameToControl(userInfo) {</text:p>
      <text:p text:style-name="P5"><text:s text:c="8"/>///&lt;summary&gt;Bind Manager Name to PeoplePicker control&lt;/summary&gt;</text:p>
      <text:p text:style-name="P5"><text:s text:c="4"/>///&lt;param name="userInfo"&gt;ID of Manager&lt;/param&gt;</text:p>
      <text:p text:style-name="P5"><text:s text:c="4"/>var requestUri = _spPageContextInfo.webAbsoluteUrl + "/_api/web/getuserbyid(" + userInfo + ")";</text:p>
      <text:p text:style-name="P5"><text:s text:c="8"/>var requestHeaders = { "accept": "application/json;odata=verbose" };</text:p>
      <text:p text:style-name="P5"><text:s text:c="8"/>$.ajax({</text:p>
      <text:p text:style-name="P5"><text:s text:c="12"/>url: requestUri,</text:p>
      <text:p text:style-name="P5"><text:s text:c="12"/>contentType: "application/json;odata=verbose",</text:p>
      <text:p text:style-name="P5"><text:s text:c="12"/>headers: requestHeaders,</text:p>
      <text:p text:style-name="P5"><text:s text:c="12"/>success: onSuccess,</text:p>
      <text:p text:style-name="P5"><text:s text:c="12"/>error: onError</text:p>
      <text:p text:style-name="P5"><text:s text:c="8"/>});</text:p>
      <text:p text:style-name="P5"/>
      <text:p text:style-name="P5"><text:s text:c="8"/>function onSuccess(data) {</text:p>
      <text:p text:style-name="P5"><text:s text:c="12"/>var loginName = data.d.Title;</text:p>
      <text:p text:style-name="P5"><text:s text:c="12"/>var controlName = "Managers";</text:p>
      <text:p text:style-name="P5"><text:s text:c="12"/>var ppDiv = $("[id$='ClientPeoplePicker'][title='" + controlName + "']"); <text:s text:c="8"/>// Select the People Picker DIV</text:p>
      <text:p text:style-name="P5"><text:s text:c="12"/>var ppEditor = ppDiv.find("[title='" + controlName + "']"); <text:s text:c="21"/></text:p>
      <text:p text:style-name="P5"><text:s text:c="12"/>var spPP = SPClientPeoplePicker.SPClientPeoplePickerDict[ppDiv[0].id]; <text:s text:c="10"/>// Get the instance of the People Picker from the Dictionary</text:p>
      <text:p text:style-name="P5"><text:s text:c="12"/>ppEditor.val(loginName) <text:s text:c="57"/>// Set the value</text:p>
      <text:p text:style-name="P5"><text:s text:c="12"/>spPP.AddUnresolvedUserFromEditor(true);</text:p>
      <text:p text:style-name="P5"><text:s text:c="8"/>}</text:p>
      <text:p text:style-name="P5"/>
      <text:p text:style-name="P5"><text:s text:c="8"/>function onError(error) {</text:p>
      <text:p text:style-name="P5"><text:s text:c="12"/>alert("error");</text:p>
      <text:p text:style-name="P5"><text:s text:c="8"/>}</text:p>
      <text:p text:style-name="P5"><text:s text:c="4"/>}</text:p>
      <text:p text:style-name="P5"/>
      <text:p text:style-name="P5">function SendEmailToEmployee(employeeEmail, emailBody) {</text:p>
      <text:p text:style-name="P5"><text:s text:c="4"/>///&lt;summary&gt;Send an email after successfull creation of an item in MessageList&lt;/summary&gt;</text:p>
      <text:p text:style-name="P5"><text:s text:c="4"/>///&lt;param name="employeeEmail"&gt;Email of selected employee in ContactPerson&lt;/param&gt;</text:p>
      <text:p text:style-name="P5"><text:s text:c="4"/>///&lt;param name="emailBody"&gt;MessageDetails of selected employee in ContactPerson&lt;/param&gt;</text:p>
      <text:p text:style-name="P5"><text:s text:c="4"/>var urlTemplate = _spPageContextInfo.webAbsoluteUrl + "/_api/SP.Utilities.Utility.SendEmail";</text:p>
      <text:p text:style-name="P5"><text:s text:c="4"/>$.ajax({</text:p>
      <text:p text:style-name="P5"><text:s text:c="8"/>contentType: 'application/json',</text:p>
      <text:p text:style-name="P5"><text:s text:c="8"/>url: urlTemplate,</text:p>
      <text:p text:style-name="P5"><text:s text:c="8"/>type: 'POST',</text:p>
      <text:p text:style-name="P5"><text:s text:c="8"/>async: false,</text:p>
      <text:p text:style-name="P5"><text:s text:c="8"/>data: JSON.stringify({</text:p>
      <text:p text:style-name="P5"><text:s text:c="12"/>'properties': {</text:p>
      <text:p text:style-name="P5"><text:s text:c="16"/>'__metadata': { 'type': 'SP.Utilities.EmailProperties' },</text:p>
      <text:p text:style-name="P5"><text:s text:c="16"/>'From': "murali@chennaitillidsoft.onmicrosoft.com",</text:p>
      <text:p text:style-name="P5"><text:s text:c="16"/>'To': { 'results': [employeeEmail] },</text:p>
      <text:p text:style-name="P5"><text:s text:c="16"/>'Subject': "Test mail",</text:p>
      <text:p text:style-name="P5"><text:s text:c="16"/>'Body': emailBody</text:p>
      <text:p text:style-name="P5"><text:s text:c="12"/>}</text:p>
      <text:p text:style-name="P5"><text:s text:c="8"/>}</text:p>
      <text:p text:style-name="P5"><text:s text:c="8"/>),</text:p>
      <text:p text:style-name="P5"><text:soft-page-break/><text:s text:c="8"/>headers: 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</text:p>
      <text:p text:style-name="P5"><text:s text:c="8"/>},</text:p>
      <text:p text:style-name="P5"><text:s text:c="8"/>success: function (data) {</text:p>
      <text:p text:style-name="P5"><text:s text:c="12"/>alert("Mail sent");</text:p>
      <text:p text:style-name="P5"><text:s text:c="12"/>window.location.href = _spPageContextInfo.webAbsoluteUrl + "/Lists/MessageList/AllItems.aspx";</text:p>
      <text:p text:style-name="P5"><text:s text:c="8"/>},</text:p>
      <text:p text:style-name="P5"><text:s text:c="8"/>error: function (err) {</text:p>
      <text:p text:style-name="P5"><text:s text:c="12"/>alert(JSON.stringify(err));</text:p>
      <text:p text:style-name="P5"><text:s text:c="8"/>}</text:p>
      <text:p text:style-name="P5"><text:s text:c="4"/>});</text:p>
      <text:p text:style-name="P5">}</text:p>
      <text:p text:style-name="P5"/>
      <text:p text:style-name="P5">$(document).ready(function () {</text:p>
      <text:p text:style-name="P5"><text:s text:c="4"/>if ($("input#addListItemREST").length == 0) {</text:p>
      <text:p text:style-name="P5"><text:s text:c="8"/>// Creating custom Add button</text:p>
      <text:p text:style-name="P5"><text:s text:c="8"/>var addControlREST = '&lt;input type="button" id="addListItemREST" name="addListItemREST" value="Add Item REST" class="ms-ButtonHeightWidth"&gt;';</text:p>
      <text:p text:style-name="P5"><text:s text:c="8"/>$("input[id$='diidIOSaveItem']").parent().append(addControlREST);</text:p>
      <text:p text:style-name="P5"/>
      <text:p text:style-name="P5"><text:s text:c="8"/>//To hide OOTB Save and Cancel buttons in NewForms</text:p>
      <text:p text:style-name="P5"><text:s text:c="8"/>$("input[id$='diidIOSaveItem']").hide();</text:p>
      <text:p text:style-name="P5"><text:s text:c="8"/>$("input[id$='diidIOGoBack']").hide();</text:p>
      <text:p text:style-name="P5"/>
      <text:p text:style-name="P5"><text:s text:c="8"/></text:p>
      <text:p text:style-name="P5"><text:s text:c="8"/>//Click event for custom add button</text:p>
      <text:p text:style-name="P5"><text:s text:c="8"/>$("input[name='addListItemREST']").click(function () {</text:p>
      <text:p text:style-name="P5"><text:s text:c="12"/>var textField = GetFieldByDisplayName("Title");</text:p>
      <text:p text:style-name="P5"><text:s text:c="12"/>if ($("span.errorMessage.ms-formvalidation.ms-csrformvalidation").length &gt; 0) {</text:p>
      <text:p text:style-name="P5"><text:s text:c="16"/>$("span.errorMessage.ms-formvalidation.ms-csrformvalidation").empty();</text:p>
      <text:p text:style-name="P5"><text:s text:c="12"/>}</text:p>
      <text:p text:style-name="P5"><text:s text:c="12"/>//Check if the input is empty</text:p>
      <text:p text:style-name="P5"><text:s text:c="12"/>if (textField &amp;&amp; !textField.val().trim()) { <text:s/></text:p>
      <text:p text:style-name="P5"><text:s text:c="16"/></text:p>
      <text:p text:style-name="P5"><text:s text:c="16"/>//Write a message indicating to the user that the field is empty</text:p>
      <text:p text:style-name="P5"><text:s text:c="16"/>WriteErrorMessage(textField, "Please enter a value");</text:p>
      <text:p text:style-name="P5"><text:s text:c="12"/>}</text:p>
      <text:p text:style-name="P5"><text:s text:c="12"/>else {</text:p>
      <text:p text:style-name="P5"><text:s text:c="16"/>SaveNewItem();</text:p>
      <text:p text:style-name="P5"><text:s text:c="12"/>}</text:p>
      <text:p text:style-name="P5"><text:s text:c="14"/></text:p>
      <text:p text:style-name="P5"><text:s text:c="12"/>function WriteErrorMessage(inputElement, message) {</text:p>
      <text:p text:style-name="P5"><text:s text:c="17"/>///&lt;summary&gt;Writes the validation message under the respective control&lt;/summary&gt;</text:p>
      <text:p text:style-name="P5"><text:s text:c="16"/>var errorMessageMarkup = '&lt;span class="errorMessage ms-formvalidation ms-csrformvalidation"&gt;&lt;span role="alert"&gt;' + message + '&lt;br&gt;&lt;/span&gt;';</text:p>
      <text:p text:style-name="P5"><text:s text:c="16"/>$(inputElement).parent().append(errorMessageMarkup);</text:p>
      <text:p text:style-name="P5"><text:s text:c="12"/>}</text:p>
      <text:p text:style-name="P5"/>
      <text:p text:style-name="P5"><text:s text:c="12"/></text:p>
      <text:p text:style-name="P5"><text:s text:c="12"/>function GetFieldByDisplayName(fieldName) {</text:p>
      <text:p text:style-name="P5"><text:s text:c="17"/>///&lt;summary&gt;Gets a jQuery object that represents a field element&lt;/summary&gt;</text:p>
      <text:p text:style-name="P5"><text:s text:c="16"/>var field = $('input[title="' + fieldName + ' Required Field"]');</text:p>
      <text:p text:style-name="P5"><text:s text:c="16"/>return field;</text:p>
      <text:p text:style-name="P5"><text:s text:c="12"/>}</text:p>
      <text:p text:style-name="P5"><text:s text:c="12"/></text:p>
      <text:p text:style-name="P5"><text:s text:c="12"/>function SaveNewItem() {</text:p>
      <text:p text:style-name="P5"><text:s text:c="16"/>///&lt;summary&gt;Create a new item in MessageList&lt;/summary&gt;</text:p>
      <text:p text:style-name="P5"><text:s text:c="16"/>if ($("[id*='Title'][id$='TextField']").val() != undefined) {</text:p>
      <text:p text:style-name="P5"><text:s text:c="20"/>var title = $("[id*='Title'][id$='TextField']").val();</text:p>
      <text:p text:style-name="P5"><text:s text:c="16"/>}</text:p>
      <text:p text:style-name="P5"><text:s text:c="16"/>else { title = ""; }</text:p>
      <text:p text:style-name="P5"><text:soft-page-break/><text:s text:c="16"/>if ($("[id*='ContactPerson'][id$='LookupField']").find('option:selected').val() != undefined) {</text:p>
      <text:p text:style-name="P5"><text:s text:c="20"/>var contactPerson = parseInt($("[id*='ContactPerson'][id$='LookupField']").find('option:selected').val());</text:p>
      <text:p text:style-name="P5"><text:s text:c="16"/>}</text:p>
      <text:p text:style-name="P5"><text:s text:c="16"/>else { contactPerson = ""; }</text:p>
      <text:p text:style-name="P5"><text:s text:c="16"/>if ($("[id*='MessageDetails'][id$=TextField_inplacerte]").text() != undefined) {</text:p>
      <text:p text:style-name="P5"><text:s text:c="20"/>var messageDetails = $("[id*='MessageDetails'][id$=TextField_inplacerte]").text();</text:p>
      <text:p text:style-name="P5"><text:s text:c="16"/>}</text:p>
      <text:p text:style-name="P5"><text:s text:c="16"/>else { messageDetails = "";}</text:p>
      <text:p text:style-name="P5"><text:s text:c="16"/></text:p>
      <text:p text:style-name="P5"><text:s text:c="16"/>var dateElement = $("[id*='MessageDate'][id$='DateTimeFieldDate']").val();</text:p>
      <text:p text:style-name="P5"><text:s text:c="16"/>if (momentValue !== undefined &amp;&amp; dateElement !==undefined)</text:p>
      <text:p text:style-name="P5"><text:s text:c="16"/>{</text:p>
      <text:p text:style-name="P5"><text:s text:c="20"/>momentValue = moment(new Date(dateElement));</text:p>
      <text:p text:style-name="P5"><text:s text:c="20"/>if (momentValue.format("MM/DD/YYYY") != "Invalid date") {</text:p>
      <text:p text:style-name="P5"><text:s text:c="24"/></text:p>
      <text:p text:style-name="P5"><text:s text:c="24"/>var dateMessage = momentValue.format("MM/DD/YYYY");</text:p>
      <text:p text:style-name="P5"><text:s text:c="20"/>}</text:p>
      <text:p text:style-name="P5"><text:s text:c="20"/>else { dateMessage = null;}</text:p>
      <text:p text:style-name="P5"><text:s text:c="16"/>}</text:p>
      <text:p text:style-name="P5"><text:s text:c="16"/>if ($("input[id*='Email'][id$='TextField']").val() != undefined) {</text:p>
      <text:p text:style-name="P5"><text:s text:c="20"/>var emailValue = $("input[id*='Email'][id$='TextField']").val();</text:p>
      <text:p text:style-name="P5"><text:s text:c="16"/>}</text:p>
      <text:p text:style-name="P5"><text:s text:c="16"/>else { emailValue = ""; }</text:p>
      <text:p text:style-name="P5"><text:s text:c="16"/>if ($("[id*='Managers'][id$='ClientPeoplePicker']").find("span.ms-entity-resolved").text() != undefined) {</text:p>
      <text:p text:style-name="P5"><text:s text:c="20"/>var managersValue = $("[id*='Managers'][id$='ClientPeoplePicker']").find("span.ms-entity-resolved").text();</text:p>
      <text:p text:style-name="P5"><text:s text:c="16"/>}</text:p>
      <text:p text:style-name="P5"><text:s text:c="16"/>else { managersValue = ""; }</text:p>
      <text:p text:style-name="P5"><text:s text:c="16"/>if ($("[id*='Status'][id$='DropDownChoice']").val() != undefined) {</text:p>
      <text:p text:style-name="P5"><text:s text:c="20"/>var statusValue = $("[id*='Status'][id$='DropDownChoice']").val();</text:p>
      <text:p text:style-name="P5"><text:s text:c="16"/>}</text:p>
      <text:p text:style-name="P5"><text:s text:c="16"/>else { statusValue = ""; }</text:p>
      <text:p text:style-name="P5"><text:s text:c="16"/>if (managersValue != "") {</text:p>
      <text:p text:style-name="P5"><text:s text:c="20"/>GerManagerIDNewFrom(managersValue);</text:p>
      <text:p text:style-name="P5"><text:s text:c="16"/>}</text:p>
      <text:p text:style-name="P5"><text:s text:c="16"/>else { userInfo = 0;}</text:p>
      <text:p text:style-name="P5"><text:s text:c="16"/>AddItemMessageList(listName, title, contactPerson, messageDetails, dateMessage, emailValue, userInfo, statusValue);</text:p>
      <text:p text:style-name="P5"><text:s text:c="12"/>}</text:p>
      <text:p text:style-name="P5"/>
      <text:p text:style-name="P5"><text:s text:c="8"/>});</text:p>
      <text:p text:style-name="P5"/>
      <text:p text:style-name="P5"><text:s text:c="8"/>// Creating custom cancel button</text:p>
      <text:p text:style-name="P5"><text:s text:c="8"/>var cancelControlREST = '&lt;input type="button" id="cancelListItemREST" name="cancelListItemREST" value="Cancel Item REST" class="ms-ButtonHeightWidth"&gt;';</text:p>
      <text:p text:style-name="P5"><text:s text:c="8"/>var cancelUrl = _spPageContextInfo.webAbsoluteUrl + '\u002fLists\u002fMessageList\u002fAllItems.aspx';</text:p>
      <text:p text:style-name="P5"><text:s text:c="8"/>$("input[name='addListItemREST']").parent().append(cancelControlREST);</text:p>
      <text:p text:style-name="P5"/>
      <text:p text:style-name="P5"><text:s text:c="8"/>//Click event for custom Cancel button</text:p>
      <text:p text:style-name="P5"><text:s text:c="8"/>$("input[name='cancelListItemREST']").click(function () {</text:p>
      <text:p text:style-name="P5"><text:s text:c="12"/>window.location.href = _spPageContextInfo.webAbsoluteUrl + "/Lists/MessageList/AllItems.aspx";</text:p>
      <text:p text:style-name="P5"><text:s text:c="12"/>//STSNavigate(cancelUrl);</text:p>
      <text:p text:style-name="P5"><text:s text:c="12"/>//return false;</text:p>
      <text:p text:style-name="P5"><text:s text:c="12"/>//WebForm_DoPostBackWithOptions(new WebForm_PostBackOptions("cancelListItem", "", true, "", "", false, true))</text:p>
      <text:p text:style-name="P5"><text:s text:c="8"/>});</text:p>
      <text:p text:style-name="P5"/>
      <text:p text:style-name="P5"><text:s text:c="8"/>//Change event for ContactPersons field value</text:p>
      <text:p text:style-name="P5"><text:soft-page-break/><text:s text:c="8"/>$("[id*='ContactPerson'][id$='LookupField']").change(function () {</text:p>
      <text:p text:style-name="P5"><text:s text:c="12"/>$("[id$='ClientPeoplePicker'][title='Managers']").find("span.sp-peoplepicker-resolveList").text("");</text:p>
      <text:p text:style-name="P5"><text:s text:c="12"/>$("input[id*='Email'][id$='TextField']").val("");</text:p>
      <text:p text:style-name="P5"><text:s text:c="12"/>var selectedLookUpName = $(this).find('option:selected').text();</text:p>
      <text:p text:style-name="P5"><text:s text:c="12"/>if (selectedLookUpName !== "(None)") {</text:p>
      <text:p text:style-name="P5"><text:s text:c="16"/>BindEmailValue(selectedLookUpName);</text:p>
      <text:p text:style-name="P5"/>
      <text:p text:style-name="P5"><text:s text:c="16"/>GetUserIdLookUpName(selectedLookUpName);</text:p>
      <text:p text:style-name="P5"><text:s text:c="12"/>}</text:p>
      <text:p text:style-name="P5"><text:s text:c="12"/>else {</text:p>
      <text:p text:style-name="P5"><text:s text:c="14"/>$("[id$='ClientPeoplePicker'][title='Managers']").find("span.sp-peoplepicker-initialHelpText.ms-helperText").attr("style", "display:block");</text:p>
      <text:p text:style-name="P5"><text:s text:c="12"/>}</text:p>
      <text:p text:style-name="P5"><text:s text:c="9"/>});</text:p>
      <text:p text:style-name="P5"><text:s text:c="4"/>}</text:p>
      <text:p text:style-name="P5">}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Update a item in MessageList using REST</text:p>
      <text:p text:style-name="P5"/>
      <text:p text:style-name="P5">var userInfo = "";</text:p>
      <text:p text:style-name="P5">var selectedLookUpName = "";</text:p>
      <text:p text:style-name="P5">var listName = "MessageList";</text:p>
      <text:p text:style-name="P5">var momentValue = "";</text:p>
      <text:p text:style-name="P5">JSRequest.EnsureSetup();</text:p>
      <text:p text:style-name="P5">var idValue = JSRequest.QueryString["ID"];</text:p>
      <text:p text:style-name="P5">var itemUrl = _spPageContextInfo.webAbsoluteUrl + "/_api/web/lists/GetByTitle('" + listName +"')/items(" + idValue + ")";</text:p>
      <text:p text:style-name="P5">var arrayManagerIds = new Array();</text:p>
      <text:p text:style-name="P5"><text:s text:c="12"/></text:p>
      <text:p text:style-name="P5"/>
      <text:p text:style-name="P5">function UpdateItemMessageList(listName, title, contactPerson, messageDetails, dateMessage, emailValue, userInfo, statusValue) {</text:p>
      <text:p text:style-name="P5"><text:s text:c="4"/>///&lt;summary&gt;Function to create item in Message List&lt;/summary&gt;</text:p>
      <text:p text:style-name="P5"><text:s text:c="4"/>///&lt;param name="listName"&gt;List Name&lt;/param&gt;</text:p>
      <text:p text:style-name="P5"><text:s text:c="4"/>/// &lt;param name="title"&gt;Title of new Item&lt;/param&gt;</text:p>
      <text:p text:style-name="P5"><text:s text:c="4"/>/// &lt;param name="contactPerson"&gt;ContactPersons value for lookup column&lt;/param&gt;</text:p>
      <text:p text:style-name="P5"><text:s text:c="4"/>/// &lt;param name="messageDetails"&gt;Message Details value for Item&lt;/param&gt;</text:p>
      <text:p text:style-name="P5"><text:s text:c="4"/>/// &lt;param name="date"&gt;Date value for Item&lt;/param&gt;</text:p>
      <text:p text:style-name="P5"><text:s text:c="4"/></text:p>
      <text:p text:style-name="P5"><text:s text:c="4"/>$.ajax({</text:p>
      <text:p text:style-name="P5"><text:s text:c="8"/>url: itemUrl,</text:p>
      <text:p text:style-name="P5"><text:s text:c="8"/>type: "POST",</text:p>
      <text:p text:style-name="P5"><text:s text:c="8"/>async: false,</text:p>
      <text:p text:style-name="P5"><text:s text:c="8"/>data: JSON.stringify({</text:p>
      <text:p text:style-name="P5"><text:s text:c="12"/>__metadata: { type: "SP.Data.MessageListListItem" },</text:p>
      <text:p text:style-name="P5"><text:s text:c="12"/>"Title": title,</text:p>
      <text:p text:style-name="P5"><text:s text:c="12"/>"ContactPersonId": contactPerson,</text:p>
      <text:p text:style-name="P5"><text:s text:c="12"/>"MessageDetails": messageDetails,</text:p>
      <text:p text:style-name="P5"><text:soft-page-break/><text:s text:c="12"/>"MessageDate": dateMessage == "Invalid date" ? null : dateMessage,</text:p>
      <text:p text:style-name="P5"><text:s text:c="12"/>"Email": emailValue,</text:p>
      <text:p text:style-name="P5"><text:s text:c="12"/>"ManagersId": { "results": [userInfo] },</text:p>
      <text:p text:style-name="P5"><text:s text:c="12"/>"Status": statusValue</text:p>
      <text:p text:style-name="P5"><text:s text:c="8"/>}),</text:p>
      <text:p text:style-name="P5"><text:s text:c="8"/>headers:</text:p>
      <text:p text:style-name="P5"><text:s text:c="8"/>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,</text:p>
      <text:p text:style-name="P5"><text:s text:c="12"/>"X-HTTP-Method": "MERGE",</text:p>
      <text:p text:style-name="P5"><text:s text:c="12"/>"IF-MATCH": "*"</text:p>
      <text:p text:style-name="P5"/>
      <text:p text:style-name="P5"><text:s text:c="8"/>},</text:p>
      <text:p text:style-name="P5"/>
      <text:p text:style-name="P5"><text:s text:c="8"/>success: function (data) {</text:p>
      <text:p text:style-name="P5"><text:s text:c="12"/>alert("Item Updated successfully"); <text:s text:c="11"/></text:p>
      <text:p text:style-name="P5"><text:s text:c="12"/>//SendEmailToEmployee(window.emailValue, window.messageDetails);</text:p>
      <text:p text:style-name="P5"><text:s text:c="12"/>window.location.href = _spPageContextInfo.webAbsoluteUrl + "/Lists/MessageList/AllItems.aspx";</text:p>
      <text:p text:style-name="P5"><text:s text:c="12"/></text:p>
      <text:p text:style-name="P5"><text:s text:c="8"/>},</text:p>
      <text:p text:style-name="P5"><text:s text:c="8"/>error: function (error) {</text:p>
      <text:p text:style-name="P5"><text:s text:c="12"/>console.log(JSON.stringify(error));</text:p>
      <text:p text:style-name="P5"><text:s text:c="8"/>}</text:p>
      <text:p text:style-name="P5"><text:s text:c="4"/>}); <text:s text:c="2"/></text:p>
      <text:p text:style-name="P5">}</text:p>
      <text:p text:style-name="P5"/>
      <text:p text:style-name="P5">function GerManagerIDEditFrom(managersValue) {</text:p>
      <text:p text:style-name="P5"><text:s text:c="4"/>var url = _spPageContextInfo.webAbsoluteUrl + "/_api/Web/lists/getbytitle('User Information List')/items?$filter=ImnName eq '" + managersValue + "'";</text:p>
      <text:p text:style-name="P5"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async:false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userInfo = data.d.results[0].Id; <text:s text:c="7"/>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><text:s/></text:p>
      <text:p text:style-name="P5">function BindEmailValue(selectedLookUpName) {</text:p>
      <text:p text:style-name="P5"><text:s text:c="4"/>///&lt;summary&gt;When selected change event of ContactPersons field fires, it populates the email value to control&lt;/summary&gt;</text:p>
      <text:p text:style-name="P5"><text:s text:c="4"/>///&lt;param name="selectedLookUpName"&gt;selected Contact Person&lt;/param&gt; <text:s text:c="3"/></text:p>
      <text:p text:style-name="P5"><text:s text:c="4"/></text:p>
      <text:p text:style-name="P5"><text:s text:c="8"/>var url = _spPageContextInfo.webAbsoluteUrl + "/_api/web/lists/GetByTitle('CustomerContacts')/items?$filter=FullName eq '" + selectedLookUpName + "'";</text:p>
      <text:p text:style-name="P5"/>
      <text:p text:style-name="P5"><text:s text:c="8"/>$.ajax({</text:p>
      <text:p text:style-name="P5"><text:s text:c="12"/>url: url,</text:p>
      <text:p text:style-name="P5"><text:s text:c="12"/>type: "GET",</text:p>
      <text:p text:style-name="P5"><text:s text:c="12"/>headers: {</text:p>
      <text:p text:style-name="P5"><text:s text:c="16"/>"accept": "application/json;odata=verbose",</text:p>
      <text:p text:style-name="P5"><text:s text:c="12"/>},</text:p>
      <text:p text:style-name="P5"><text:soft-page-break/><text:s text:c="12"/>success: function (data){</text:p>
      <text:p text:style-name="P5"><text:s text:c="16"/>// set the value to email field</text:p>
      <text:p text:style-name="P5"><text:s text:c="16"/>$("input[id*='Email'][id$='TextField']").val(data.d.results[0].Email); <text:s text:c="31"/></text:p>
      <text:p text:style-name="P5"><text:s text:c="12"/>},</text:p>
      <text:p text:style-name="P5"><text:s text:c="12"/>error: function (error){</text:p>
      <text:p text:style-name="P5"><text:s text:c="16"/>alert(JSON.stringify(error));</text:p>
      <text:p text:style-name="P5"><text:s text:c="12"/>}</text:p>
      <text:p text:style-name="P5"><text:s text:c="8"/>}); <text:s text:c="3"/></text:p>
      <text:p text:style-name="P5"><text:s text:c="4"/></text:p>
      <text:p text:style-name="P5">}</text:p>
      <text:p text:style-name="P5"/>
      <text:p text:style-name="P5">function GetUserIdLookUpName(selectedLookUpName){</text:p>
      <text:p text:style-name="P5"><text:s text:c="4"/>///&lt;summary&gt;get the user id of selected value on change event of ContactPersons field&lt;/summary&gt;</text:p>
      <text:p text:style-name="P5"><text:s text:c="4"/>///&lt;param name="selectedLookUpName"&gt;selected Contact Person&lt;/param&gt;</text:p>
      <text:p text:style-name="P5"><text:s text:c="4"/>// var url = _spPageContextInfo.webAbsoluteUrl + "/_api/Web/lists/getbytitle('User Information List')/items?$filter=ImnName eq '" + selectedLookUpName + "'";</text:p>
      <text:p text:style-name="P5"><text:s text:c="4"/>var url = _spPageContextInfo.webAbsoluteUrl + "/_api/Web/lists/getbytitle('ManagersList')/items?$select=Managers/Title,Managers/Id&amp;$expand=Managers&amp;$filter=Title eq '" + selectedLookUpName + "'";</text:p>
      <text:p text:style-name="P5"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for (var i = 0; i &lt; data.d.results[0].Managers.results.length; i++) {</text:p>
      <text:p text:style-name="P5"><text:s text:c="12"/>userInfo = data.d.results[0].Managers.results[i].Id;</text:p>
      <text:p text:style-name="P5"><text:s text:c="8"/>}</text:p>
      <text:p text:style-name="P5"><text:s text:c="8"/>BindManagerNameToControl(userInfo);</text:p>
      <text:p text:style-name="P5"><text:s text:c="8"/>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/>
      <text:p text:style-name="P5">function BindManagerNameToControl(userInfo) {</text:p>
      <text:p text:style-name="P5"><text:s text:c="4"/>///&lt;summary&gt;Bind Manager Name to PeoplePicker control&lt;/summary&gt;</text:p>
      <text:p text:style-name="P5"><text:s text:c="4"/>///&lt;param name="userInfo"&gt;ID of Manager&lt;/param&gt;</text:p>
      <text:p text:style-name="P5"><text:s text:c="4"/>var requestUri = _spPageContextInfo.webAbsoluteUrl + "/_api/web/getuserbyid(" + userInfo + ")";</text:p>
      <text:p text:style-name="P5"><text:s text:c="4"/>var requestHeaders = { "accept": "application/json;odata=verbose" };</text:p>
      <text:p text:style-name="P5"><text:s text:c="4"/>$.ajax({</text:p>
      <text:p text:style-name="P5"><text:s text:c="8"/>url: requestUri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var loginName = data.d.Title;</text:p>
      <text:p text:style-name="P5"><text:s text:c="8"/>var controlName = "Managers";</text:p>
      <text:p text:style-name="P5"><text:s text:c="8"/>var ppDiv = $("[id$='ClientPeoplePicker'][title='" + controlName + "']"); <text:s text:c="8"/>// Select the People Picker DIV</text:p>
      <text:p text:style-name="P5"><text:s text:c="8"/>var ppEditor = ppDiv.find("[title='" + controlName + "']");</text:p>
      <text:p text:style-name="P5"><text:s text:c="8"/>var spPP = SPClientPeoplePicker.SPClientPeoplePickerDict[ppDiv[0].id]; <text:s text:c="10"/>// Get the instance of the People Picker from the Dictionary</text:p>
      <text:p text:style-name="P5"><text:soft-page-break/><text:s text:c="8"/>ppEditor.val(loginName) <text:s text:c="57"/>// Set the value</text:p>
      <text:p text:style-name="P5"><text:s text:c="8"/>spPP.AddUnresolvedUserFromEditor(true);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/>
      <text:p text:style-name="P5">function SendEmailToEmployee(employeeEmail, emailBody) {</text:p>
      <text:p text:style-name="P5"><text:s text:c="4"/>///&lt;summary&gt;Send an email after successfull creation of an item in MessageList&lt;/summary&gt;</text:p>
      <text:p text:style-name="P5"><text:s text:c="4"/>///&lt;param name="employeeEmail"&gt;Email of selected employee in ContactPerson&lt;/param&gt;</text:p>
      <text:p text:style-name="P5"><text:s text:c="4"/>///&lt;param name="emailBody"&gt;MessageDetails of selected employee in ContactPerson&lt;/param&gt;</text:p>
      <text:p text:style-name="P5"><text:s text:c="4"/>var urlTemplate = _spPageContextInfo.webAbsoluteUrl + "/_api/SP.Utilities.Utility.SendEmail";</text:p>
      <text:p text:style-name="P5"><text:s text:c="4"/>$.ajax({</text:p>
      <text:p text:style-name="P5"><text:s text:c="8"/>contentType: 'application/json',</text:p>
      <text:p text:style-name="P5"><text:s text:c="8"/>url: urlTemplate,</text:p>
      <text:p text:style-name="P5"><text:s text:c="8"/>type: 'POST',</text:p>
      <text:p text:style-name="P5"><text:s text:c="8"/>async: false,</text:p>
      <text:p text:style-name="P5"><text:s text:c="8"/>data: JSON.stringify({</text:p>
      <text:p text:style-name="P5"><text:s text:c="12"/>'properties': {</text:p>
      <text:p text:style-name="P5"><text:s text:c="16"/>'__metadata': { 'type': 'SP.Utilities.EmailProperties' },</text:p>
      <text:p text:style-name="P5"><text:s text:c="16"/>'From': "murali@chennaitillidsoft.onmicrosoft.com",</text:p>
      <text:p text:style-name="P5"><text:s text:c="16"/>'To': { 'results': [employeeEmail] },</text:p>
      <text:p text:style-name="P5"><text:s text:c="16"/>'Subject': "Test mail",</text:p>
      <text:p text:style-name="P5"><text:s text:c="16"/>'Body': emailBody</text:p>
      <text:p text:style-name="P5"><text:s text:c="12"/>}</text:p>
      <text:p text:style-name="P5"><text:s text:c="8"/>}</text:p>
      <text:p text:style-name="P5"><text:s text:c="8"/>),</text:p>
      <text:p text:style-name="P5"><text:s text:c="8"/>headers: 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</text:p>
      <text:p text:style-name="P5"><text:s text:c="8"/>},</text:p>
      <text:p text:style-name="P5"><text:s text:c="8"/>success: function (data) {</text:p>
      <text:p text:style-name="P5"><text:s text:c="12"/>alert("Mail sent");</text:p>
      <text:p text:style-name="P5"><text:s text:c="12"/>window.location.href = _spPageContextInfo.webAbsoluteUrl + "/Lists/MessageList/AllItems.aspx";</text:p>
      <text:p text:style-name="P5"><text:s text:c="8"/>},</text:p>
      <text:p text:style-name="P5"><text:s text:c="8"/>error: function (err) {</text:p>
      <text:p text:style-name="P5"><text:s text:c="12"/>alert(JSON.stringify(err));</text:p>
      <text:p text:style-name="P5"><text:s text:c="8"/>}</text:p>
      <text:p text:style-name="P5"><text:s text:c="4"/>});</text:p>
      <text:p text:style-name="P5">}</text:p>
      <text:p text:style-name="P5"/>
      <text:p text:style-name="P5">$(document).ready(function () {</text:p>
      <text:p text:style-name="P5"><text:s text:c="4"/>if ($("input#updateListItem").length == 0) {</text:p>
      <text:p text:style-name="P5"><text:s text:c="8"/>// Creating custom Add button</text:p>
      <text:p text:style-name="P5"><text:s text:c="8"/>var updateMessageListControl = '&lt;input type="button" id="updateListItem" name="updateListItem" value="Update Item" class="ms-ButtonHeightWidth"&gt;';</text:p>
      <text:p text:style-name="P5"><text:s text:c="8"/>$("input[id$='diidIOSaveItem']").parent().append(updateMessageListControl);</text:p>
      <text:p text:style-name="P5"/>
      <text:p text:style-name="P5"><text:s text:c="8"/>//To hide OOTB Save and Cancel buttons in NewForms</text:p>
      <text:p text:style-name="P5"><text:s text:c="8"/>$("input[id$='diidIOSaveItem']").hide();</text:p>
      <text:p text:style-name="P5"><text:s text:c="8"/>$("input[id$='diidIOGoBack']").hide();</text:p>
      <text:p text:style-name="P5"/>
      <text:p text:style-name="P5"><text:s text:c="8"/></text:p>
      <text:p text:style-name="P5"><text:s text:c="8"/>//Click event for custom add button</text:p>
      <text:p text:style-name="P5"><text:s text:c="8"/>$("input[name='updateListItem']").click(function () {</text:p>
      <text:p text:style-name="P5"><text:s text:c="12"/>var textField = GetFieldByDisplayName("Title");</text:p>
      <text:p text:style-name="P5"><text:s text:c="12"/>//Check if the input is empty</text:p>
      <text:p text:style-name="P5"><text:s text:c="12"/>if (textField &amp;&amp; !textField.val().trim()) { <text:s text:c="15"/></text:p>
      <text:p text:style-name="P5"><text:s text:c="16"/>//Write a message indicating to the user that the field is empty</text:p>
      <text:p text:style-name="P5"><text:soft-page-break/><text:s text:c="16"/>WriteErrorMessage(textField, "Please enter a value");</text:p>
      <text:p text:style-name="P5"><text:s text:c="12"/>}</text:p>
      <text:p text:style-name="P5"><text:s text:c="12"/>else {</text:p>
      <text:p text:style-name="P5"><text:s text:c="16"/>UpdateMessageListItem();</text:p>
      <text:p text:style-name="P5"><text:s text:c="12"/>}</text:p>
      <text:p text:style-name="P5"><text:s text:c="12"/>//Append an error message to a field <text:s text:c="6"/></text:p>
      <text:p text:style-name="P5"><text:s text:c="12"/>function WriteErrorMessage(inputElement, message) {</text:p>
      <text:p text:style-name="P5"><text:s text:c="16"/>var errorMessageMarkup = '&lt;span class="errorMessage ms-formvalidation ms-csrformvalidation"&gt;&lt;span role="alert"&gt;' + message + '&lt;br&gt;&lt;/span&gt;';</text:p>
      <text:p text:style-name="P5"><text:s text:c="16"/>$(inputElement).parent().append(errorMessageMarkup);</text:p>
      <text:p text:style-name="P5"><text:s text:c="12"/>}</text:p>
      <text:p text:style-name="P5"/>
      <text:p text:style-name="P5"><text:s text:c="12"/>//Gets a jQuery object that represents a field element</text:p>
      <text:p text:style-name="P5"><text:s text:c="12"/>function GetFieldByDisplayName(fieldName) {</text:p>
      <text:p text:style-name="P5"><text:s text:c="16"/>var field = $('input[title="' + fieldName + ' Required Field"]');</text:p>
      <text:p text:style-name="P5"><text:s text:c="16"/>return field;</text:p>
      <text:p text:style-name="P5"><text:s text:c="12"/>}</text:p>
      <text:p text:style-name="P5"><text:s text:c="12"/></text:p>
      <text:p text:style-name="P5"><text:s text:c="12"/>function UpdateMessageListItem() {</text:p>
      <text:p text:style-name="P5"><text:s text:c="17"/>///&lt;summary&gt;Update an item in MessageList&lt;/summary&gt;</text:p>
      <text:p text:style-name="P5"><text:s text:c="16"/>var title = $("[id*='Title'][id$='TextField']").val();</text:p>
      <text:p text:style-name="P5"><text:s text:c="16"/>var contactPerson = parseInt($("[id*='ContactPerson'][id$='LookupField']").find('option:selected').val());</text:p>
      <text:p text:style-name="P5"><text:s text:c="15"/>// var messageDetails = $("[id*='MessageDetails'][id$=TextField_inplacerte]").text();</text:p>
      <text:p text:style-name="P5"><text:s text:c="16"/>var dateElement = $("[id*='MessageDate'][id$='DateTimeFieldDate']").val();</text:p>
      <text:p text:style-name="P5"><text:s text:c="16"/>if (momentValue !== undefined &amp;&amp; dateElement !==undefined)</text:p>
      <text:p text:style-name="P5"><text:s text:c="16"/>{</text:p>
      <text:p text:style-name="P5"><text:s text:c="20"/>momentValue = moment(new Date(dateElement));</text:p>
      <text:p text:style-name="P5"><text:s text:c="20"/>var dateMessage = momentValue.format("MM/DD/YYYY");</text:p>
      <text:p text:style-name="P5"><text:s text:c="16"/>}</text:p>
      <text:p text:style-name="P5"><text:s text:c="16"/>window.messageDetails = $("[id*='MessageDetails'][id$=TextField_inplacerte]").text();</text:p>
      <text:p text:style-name="P5"><text:s text:c="16"/>window.emailValue = $("input[id*='Email'][id$='TextField']").val(); <text:s text:c="3"/></text:p>
      <text:p text:style-name="P5"><text:s text:c="15"/>// var emailValue = $("input[id*='Email'][id$='TextField']").val(); <text:s text:c="15"/></text:p>
      <text:p text:style-name="P5"><text:s text:c="16"/>var managersValue = $("[id*='Managers'][id$='ClientPeoplePicker']").find("span.ms-entity-resolved").text();</text:p>
      <text:p text:style-name="P5"><text:s text:c="16"/>var statusValue = $("[id*='Status'][id$='DropDownChoice']").val();</text:p>
      <text:p text:style-name="P5"><text:s text:c="16"/></text:p>
      <text:p text:style-name="P5"><text:s text:c="17"/>GerManagerIDEditFrom(managersValue);</text:p>
      <text:p text:style-name="P5"><text:s text:c="17"/>UpdateItemMessageList(listName, title, contactPerson, messageDetails, dateMessage, emailValue, userInfo, statusValue);</text:p>
      <text:p text:style-name="P5"><text:s text:c="12"/>}</text:p>
      <text:p text:style-name="P5"/>
      <text:p text:style-name="P5"><text:s text:c="8"/>});</text:p>
      <text:p text:style-name="P5"/>
      <text:p text:style-name="P5"><text:s text:c="8"/>// Creating custom cancel button</text:p>
      <text:p text:style-name="P5"><text:s text:c="8"/>var cancelMessgeListControl = '&lt;input type="button" id="cancelMessageListItem" name="cancelMessageListItem" value="Cancel Item" class="ms-ButtonHeightWidth"&gt;';</text:p>
      <text:p text:style-name="P5"><text:s text:c="8"/>var cancelUrl = _spPageContextInfo.webAbsoluteUrl + '\u002fLists\u002fMessageList\u002fAllItems.aspx';</text:p>
      <text:p text:style-name="P5"><text:s text:c="8"/>$("input[name='updateListItem']").parent().append(cancelMessgeListControl);</text:p>
      <text:p text:style-name="P5"/>
      <text:p text:style-name="P5"><text:s text:c="8"/>//Click event for custom Cancel button</text:p>
      <text:p text:style-name="P5"><text:s text:c="8"/>$("input[name='cancelMessageListItem']").click(function () {</text:p>
      <text:p text:style-name="P5"><text:s text:c="12"/>window.location.href = _spPageContextInfo.webAbsoluteUrl + "/Lists/MessageList/AllItems.aspx";</text:p>
      <text:p text:style-name="P5"><text:s text:c="8"/>});</text:p>
      <text:p text:style-name="P5"/>
      <text:p text:style-name="P5"><text:s text:c="7"/></text:p>
      <text:p text:style-name="P5"><text:s text:c="8"/>//Change event for ContactPersons field value</text:p>
      <text:p text:style-name="P5"><text:s text:c="8"/>$("[id*='ContactPerson'][id$='LookupField']").change(function () {</text:p>
      <text:p text:style-name="P5"><text:s text:c="12"/>$("[id$='ClientPeoplePicker'][title='Managers']").find("span.sp-peoplepicker-resolveList").text("");</text:p>
      <text:p text:style-name="P5"><text:s text:c="12"/>$("input[id*='Email'][id$='TextField']").val("");</text:p>
      <text:p text:style-name="P5"><text:soft-page-break/><text:s text:c="12"/>selectedLookUpName = $(this).find('option:selected').text();</text:p>
      <text:p text:style-name="P5"><text:s text:c="12"/></text:p>
      <text:p text:style-name="P5"><text:s text:c="12"/>if (selectedLookUpName !== "(None)") {</text:p>
      <text:p text:style-name="P5"><text:s text:c="16"/>BindEmailValue(selectedLookUpName);</text:p>
      <text:p text:style-name="P5"/>
      <text:p text:style-name="P5"><text:s text:c="16"/>GetUserIdLookUpName(selectedLookUpName);</text:p>
      <text:p text:style-name="P5"><text:s text:c="12"/>}</text:p>
      <text:p text:style-name="P5"><text:s text:c="12"/>else {</text:p>
      <text:p text:style-name="P5"><text:s text:c="14"/>$("[id$='ClientPeoplePicker'][title='Managers']").find("span.sp-peoplepicker-initialHelpText.ms-helperText").attr("style", "display:block");</text:p>
      <text:p text:style-name="P5"><text:s text:c="12"/>}</text:p>
      <text:p text:style-name="P5"><text:s text:c="9"/>});</text:p>
      <text:p text:style-name="P5"><text:s text:c="4"/>}</text:p>
      <text:p text:style-name="P5">}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Create an item in Message List using JSOM</text:p>
      <text:p text:style-name="P6"/>
      <text:p text:style-name="P6"/>
      <text:p text:style-name="P6"/>
      <text:p text:style-name="P9">//window.userInfo1 = "";</text:p>
      <text:p text:style-name="P5"/>
      <text:p text:style-name="P5"/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</text:span><text:span text:style-name="T10">if</text:span><text:span text:style-name="T7"> ($(</text:span><text:span text:style-name="T13">"input#addListItemJSOM"</text:span><text:span text:style-name="T7">).length == 0) {</text:span></text:p>
      <text:p text:style-name="P3"><text:span text:style-name="T7"><text:s text:c="8"/></text:span><text:span text:style-name="T14">// Creating custom Add button</text:span></text:p>
      <text:p text:style-name="P3"><text:span text:style-name="T7"><text:s text:c="8"/></text:span><text:span text:style-name="T10">var</text:span><text:span text:style-name="T7"> addControlJSOM = </text:span><text:span text:style-name="T13">'&lt;input type="button" id="addListItemJSOM" name="addListItemJSOM" value="Add Item JSOM" class="ms-ButtonHeightWidth"&gt;'</text:span><text:span text:style-name="T7">;</text:span></text:p>
      <text:p text:style-name="P3"><text:span text:style-name="T7"><text:s text:c="8"/>$(</text:span><text:span text:style-name="T13">"input[id$='diidIOSaveItem']"</text:span><text:span text:style-name="T7">).parent().append(addControlJSOM);</text:span></text:p>
      <text:p text:style-name="P5"/>
      <text:p text:style-name="P3"><text:span text:style-name="T7"><text:s text:c="8"/></text:span><text:span text:style-name="T14">//To hide OOTB Save and Cancel buttons in NewForms</text:span></text:p>
      <text:p text:style-name="P3"><text:span text:style-name="T7"><text:s text:c="8"/>$(</text:span><text:span text:style-name="T13">"input[id$='diidIOSaveItem']"</text:span><text:span text:style-name="T7">).hide();</text:span></text:p>
      <text:p text:style-name="P3"><text:span text:style-name="T7"><text:s text:c="8"/>$(</text:span><text:span text:style-name="T13">"input[id$='diidIOGoBack']"</text:span><text:span text:style-name="T7">).hide();</text:span></text:p>
      <text:p text:style-name="P5"/>
      <text:p text:style-name="P5"/>
      <text:p text:style-name="P3"><text:span text:style-name="T7"><text:s text:c="8"/></text:span><text:span text:style-name="T14">//Click event for custom add button</text:span></text:p>
      <text:p text:style-name="P3"><text:span text:style-name="T7"><text:s text:c="8"/>$(</text:span><text:span text:style-name="T13">"input[name='addListItemJSOM']"</text:span><text:span text:style-name="T7">).click(</text:span><text:span text:style-name="T10">function</text:span><text:span text:style-name="T7"> () {</text:span></text:p>
      <text:p text:style-name="P3"><text:span text:style-name="T7"><text:s text:c="12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12"/></text:span><text:span text:style-name="T10">if</text:span><text:span text:style-name="T7"> ($(</text:span><text:span text:style-name="T13">"span.errorMessage.ms-formvalidation.ms-csrformvalidation"</text:span><text:span text:style-name="T7">).length&gt;0)</text:span></text:p>
      <text:p text:style-name="P5"><text:s text:c="12"/>{</text:p>
      <text:p text:style-name="P3"><text:span text:style-name="T7"><text:s text:c="16"/>$(</text:span><text:span text:style-name="T13">"span.errorMessage.ms-formvalidation.ms-csrformvalidation"</text:span><text:span text:style-name="T7">).empty();</text:span></text:p>
      <text:p text:style-name="P5"><text:s text:c="12"/>}</text:p>
      <text:p text:style-name="P3"><text:span text:style-name="T7"><text:s text:c="12"/></text:span><text:span text:style-name="T14">//WriteErrorMessage(textField, " ");</text:span></text:p>
      <text:p text:style-name="P3"><text:span text:style-name="T7"><text:s text:c="12"/></text:span><text:span text:style-name="T14">//Check if the input is empty</text:span></text:p>
      <text:p text:style-name="P3"><text:span text:style-name="T7"><text:s text:c="12"/></text:span><text:span text:style-name="T10">if</text:span><text:span text:style-name="T7"> (textField &amp;&amp; !textField.val().trim()) {</text:span></text:p>
      <text:p text:style-name="P5"/>
      <text:p text:style-name="P3"><text:span text:style-name="T7"><text:s text:c="16"/></text:span><text:span text:style-name="T14">//Write a message indicating to the user that the field is empty</text:span></text:p>
      <text:p text:style-name="P3"><text:soft-page-break/><text:span text:style-name="T7"><text:s text:c="16"/>WriteErrorMessage(textField, </text:span><text:span text:style-name="T13">"Please enter a value"</text:span><text:span text:style-name="T7">);</text:span></text:p>
      <text:p text:style-name="P5"><text:s text:c="12"/>}</text:p>
      <text:p text:style-name="P3"><text:span text:style-name="T7"><text:s text:c="12"/></text:span><text:span text:style-name="T10">else</text:span><text:span text:style-name="T7"> {</text:span></text:p>
      <text:p text:style-name="P5"><text:s text:c="16"/>SaveNewItemJSOM();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WriteErrorMessage(inputElement, message) {</text:span></text:p>
      <text:p text:style-name="P3"><text:span text:style-name="T7"><text:s text:c="16"/></text:span><text:span text:style-name="T14">///&lt;summary&gt;Writes the validation message under the respective control&lt;/summary&gt;</text:span></text:p>
      <text:p text:style-name="P3"><text:span text:style-name="T7"><text:s text:c="16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6"/>$(inputElement).parent().append(errorMessageMarkup);</text:p>
      <text:p text:style-name="P5"><text:s text:c="12"/>}</text:p>
      <text:p text:style-name="P5"/>
      <text:p text:style-name="P5"/>
      <text:p text:style-name="P3"><text:span text:style-name="T7"><text:s text:c="12"/></text:span><text:span text:style-name="T10">function</text:span><text:span text:style-name="T7"> GetFieldByDisplayName(fieldName) {</text:span></text:p>
      <text:p text:style-name="P3"><text:span text:style-name="T7"><text:s text:c="16"/></text:span><text:span text:style-name="T14">///&lt;summary&gt;Gets a jQuery object that represents a field element&lt;/summary&gt;</text:span></text:p>
      <text:p text:style-name="P3"><text:span text:style-name="T7"><text:s text:c="16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6"/></text:span><text:span text:style-name="T10">return</text:span><text:span text:style-name="T7"> field;</text:span>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SaveNewItemJSOM() {</text:span></text:p>
      <text:p text:style-name="P3"><text:span text:style-name="T7"><text:s text:c="16"/></text:span><text:span text:style-name="T14">///&lt;summary&gt;Create a new item in MessageList&lt;/summary&gt;</text:span></text:p>
      <text:p text:style-name="P3"><text:span text:style-name="T7"><text:s text:c="16"/></text:span><text:span text:style-name="T10">if</text:span><text:span text:style-name="T7"> ($(</text:span><text:span text:style-name="T13">"[id*='Title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title = </text:span><text:span text:style-name="T13">""</text:span><text:span text:style-name="T7">;}</text:span></text:p>
      <text:p text:style-name="P3"><text:span text:style-name="T7"><text:s text:c="16"/></text:span><text:span text:style-name="T10">if</text:span><text:span text:style-name="T7"> ($(</text:span><text:span text:style-name="T13">"[id*='ContactPerson'][id$='LookupField']"</text:span><text:span text:style-name="T7">).find(</text:span><text:span text:style-name="T13">'option:selected'</text:span><text:span text:style-name="T7">).val() != undefined) {</text:span></text:p>
      <text:p text:style-name="P3"><text:span text:style-name="T7"><text:s text:c="20"/></text:span><text:span text:style-name="T10">var</text:span><text:span text:style-name="T7"> contactPerson = parseInt($(</text:span><text:span text:style-name="T13">"[id*='ContactPerson'][id$='LookupField']"</text:span><text:span text:style-name="T7">).find(</text:span><text:span text:style-name="T13">'option:selected'</text:span><text:span text:style-name="T7">).val());</text:span></text:p>
      <text:p text:style-name="P5"><text:s text:c="16"/>}</text:p>
      <text:p text:style-name="P3"><text:span text:style-name="T7"><text:s text:c="16"/></text:span><text:span text:style-name="T10">else</text:span><text:span text:style-name="T7"> { contactPerson = </text:span><text:span text:style-name="T13">""</text:span><text:span text:style-name="T7">; }</text:span></text:p>
      <text:p text:style-name="P5"/>
      <text:p text:style-name="P3"><text:span text:style-name="T7"><text:s text:c="16"/></text:span><text:span text:style-name="T10">var</text:span><text:span text:style-name="T7"> messageDetails = $(</text:span><text:span text:style-name="T13">"[id*='MessageDetails'][id$=TextField_inplacerte]"</text:span><text:span text:style-name="T7">).text();</text:span></text:p>
      <text:p text:style-name="P3"><text:span text:style-name="T7"><text:s text:c="16"/></text:span><text:span text:style-name="T10">var</text:span><text:span text:style-name="T7"> dateElement = $(</text:span><text:span text:style-name="T13">"[id*='MessageDate'][id$='DateTimeFieldDate']"</text:span><text:span text:style-name="T7">).val();</text:span></text:p>
      <text:p text:style-name="P3"><text:span text:style-name="T7"><text:s text:c="16"/></text:span><text:span text:style-name="T10">if</text:span><text:span text:style-name="T7"> (momentValue !== undefined &amp;&amp; dateElement !== undefined) {</text:span></text:p>
      <text:p text:style-name="P3"><text:span text:style-name="T7"><text:s text:c="20"/>momentValue = moment(</text:span><text:span text:style-name="T10">new</text:span><text:span text:style-name="T7"> Date(dateElement));</text:span></text:p>
      <text:p text:style-name="P3"><text:span text:style-name="T7"><text:s text:c="20"/></text:span><text:span text:style-name="T10">if</text:span><text:span text:style-name="T7"> (momentValue.format(</text:span><text:span text:style-name="T13">"MM/DD/YYYY"</text:span><text:span text:style-name="T7">) != </text:span><text:span text:style-name="T13">"Invalid date"</text:span><text:span text:style-name="T7">) {</text:span></text:p>
      <text:p text:style-name="P3"><text:span text:style-name="T7"><text:s text:c="24"/></text:span><text:span text:style-name="T10">var</text:span><text:span text:style-name="T7"> dateMessage = momentValue.format(</text:span><text:span text:style-name="T13">"MM/DD/YYYY"</text:span><text:span text:style-name="T7">);</text:span></text:p>
      <text:p text:style-name="P5"><text:s text:c="20"/>}</text:p>
      <text:p text:style-name="P3"><text:span text:style-name="T7"><text:s text:c="20"/></text:span><text:span text:style-name="T10">else</text:span><text:span text:style-name="T7"> { dateMessage = </text:span><text:span text:style-name="T10">null</text:span><text:span text:style-name="T7">;}</text:span></text:p>
      <text:p text:style-name="P5"><text:s text:c="16"/>}</text:p>
      <text:p text:style-name="P3"><text:span text:style-name="T7"><text:s text:c="16"/></text:span><text:span text:style-name="T10">if</text:span><text:span text:style-name="T7"> ($(</text:span><text:span text:style-name="T13">"input[id*='Email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emailValue = $(</text:span><text:span text:style-name="T13">"input[id*='Email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emailValue = </text:span><text:span text:style-name="T13">""</text:span><text:span text:style-name="T7">; }</text:span></text:p>
      <text:p text:style-name="P5"><text:s text:c="15"/></text:p>
      <text:p text:style-name="P5"/>
      <text:p text:style-name="P3"><text:span text:style-name="T7"><text:s text:c="16"/></text:span><text:span text:style-name="T10">if</text:span><text:span text:style-name="T7"> ($(</text:span><text:span text:style-name="T13">"[id*='Managers'][id$='ClientPeoplePicker']"</text:span><text:span text:style-name="T7">).find(</text:span><text:span text:style-name="T13">"span.ms-entity-resolved"</text:span><text:span text:style-name="T7">).text() != undefined) {</text:span></text:p>
      <text:p text:style-name="P3"><text:span text:style-name="T7"><text:s text:c="20"/></text:span><text:span text:style-name="T10">var</text:span><text:span text:style-name="T7"> managersValue = $(</text:span><text:span text:style-name="T13">"[id*='Managers'][id$='ClientPeoplePicker']"</text:span><text:span text:style-name="T7">).find(</text:span><text:span text:style-name="T13">"span.ms-entity-resolved"</text:span><text:span text:style-name="T7">).text();</text:span></text:p>
      <text:p text:style-name="P5"><text:s text:c="16"/>}</text:p>
      <text:p text:style-name="P3"><text:span text:style-name="T7"><text:s text:c="16"/></text:span><text:span text:style-name="T10">else</text:span><text:span text:style-name="T7"> { managersValue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$(</text:span><text:span text:style-name="T13">"[id*='Status'][id$='DropDownChoice']"</text:span><text:span text:style-name="T7">).val() != undefined) {</text:span></text:p>
      <text:p text:style-name="P3"><text:span text:style-name="T7"><text:s text:c="20"/></text:span><text:span text:style-name="T10">var</text:span><text:span text:style-name="T7"> statusValue = $(</text:span><text:span text:style-name="T13">"[id*='Status'][id$='DropDownChoice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Value = </text:span><text:span text:style-name="T13">""</text:span><text:span text:style-name="T7">; }</text:span></text:p>
      <text:p text:style-name="P5"><text:s text:c="15"/></text:p>
      <text:p text:style-name="P3"><text:span text:style-name="T7"><text:s text:c="16"/>GetUserIDByNameJSOM(managersValue).then(</text:span><text:span text:style-name="T10">function</text:span><text:span text:style-name="T7"> (userInfo1) {</text:span></text:p>
      <text:p text:style-name="P5"><text:s text:c="20"/>AddItemMessageListJSOM(title, contactPerson, messageDetails, dateMessage, emailValue, statusValue, userInfo1);</text:p>
      <text:p text:style-name="P5"><text:s text:c="16"/>});</text:p>
      <text:p text:style-name="P5"><text:soft-page-break/></text:p>
      <text:p text:style-name="P5"><text:s text:c="12"/>}</text:p>
      <text:p text:style-name="P5"/>
      <text:p text:style-name="P5"><text:s text:c="8"/>});</text:p>
      <text:p text:style-name="P5"/>
      <text:p text:style-name="P3"><text:span text:style-name="T7"><text:s text:c="8"/></text:span><text:span text:style-name="T14">// Creating custom cancel button</text:span></text:p>
      <text:p text:style-name="P3"><text:span text:style-name="T7"><text:s text:c="8"/></text:span><text:span text:style-name="T10">var</text:span><text:span text:style-name="T7"> cancelControlJSOM = </text:span><text:span text:style-name="T13">'&lt;input type="button" id="cancelListItemJSOM" name="cancelListItemJSOM" value="Cancel Item JSOM" class="ms-ButtonHeightWidth"&gt;'</text:span><text:span text:style-name="T7">;</text:span></text:p>
      <text:p text:style-name="P5"/>
      <text:p text:style-name="P3"><text:span text:style-name="T7"><text:s text:c="8"/>$(</text:span><text:span text:style-name="T13">"input[name='addListItemJSOM']"</text:span><text:span text:style-name="T7">).parent().append(cancelControlJSOM);</text:span></text:p>
      <text:p text:style-name="P5"/>
      <text:p text:style-name="P3"><text:span text:style-name="T7"><text:s text:c="8"/></text:span><text:span text:style-name="T14">//Click event for custom Cancel button</text:span></text:p>
      <text:p text:style-name="P3"><text:span text:style-name="T7"><text:s text:c="8"/>$(</text:span><text:span text:style-name="T13">"input[name='cancelListItemJSOM']"</text:span><text:span text:style-name="T7">).click(</text:span><text:span text:style-name="T10">function</text:span><text:span text:style-name="T7"> () {</text:span></text:p>
      <text:p text:style-name="P3"><text:span text:style-name="T7"><text:s text:c="12"/>window.location.href = _spPageContextInfo.webAbsoluteUrl + </text:span><text:span text:style-name="T13">"/Lists/MessageList/AllItems.aspx"</text:span><text:span text:style-name="T7">;</text:span></text:p>
      <text:p text:style-name="P3"><text:span text:style-name="T7"><text:s text:c="12"/></text:span><text:span text:style-name="T14">//STSNavigate(cancelUrl);</text:span></text:p>
      <text:p text:style-name="P3"><text:span text:style-name="T7"><text:s text:c="12"/></text:span><text:span text:style-name="T14">//return false;</text:span></text:p>
      <text:p text:style-name="P3"><text:span text:style-name="T7"><text:s text:c="12"/></text:span><text:span text:style-name="T14">//WebForm_DoPostBackWithOptions(new WebForm_PostBackOptions("cancelListItem", "", true, "", "", false, true))</text:span></text:p>
      <text:p text:style-name="P5"><text:s text:c="8"/>});</text:p>
      <text:p text:style-name="P5"/>
      <text:p text:style-name="P3"><text:span text:style-name="T7"><text:s text:c="8"/></text:span><text:span text:style-name="T14">//Change event for ContactPersons field value</text:span></text:p>
      <text:p text:style-name="P3"><text:span text:style-name="T7"><text:s text:c="8"/></text:span><text:span text:style-name="T14">//$("[id*='ContactPerson'][id$='LookupField']").change(function () {</text:span></text:p>
      <text:p text:style-name="P3"><text:span text:style-name="T7"><text:s text:c="8"/></text:span><text:span text:style-name="T14">// <text:s text:c="3"/>$("[id$='ClientPeoplePicker'][title='Managers']").find("span.sp-peoplepicker-resolveList").text("");</text:span></text:p>
      <text:p text:style-name="P3"><text:span text:style-name="T7"><text:s text:c="8"/></text:span><text:span text:style-name="T14">// <text:s text:c="3"/>$("input[id*='Email'][id$='TextField']").val("");</text:span></text:p>
      <text:p text:style-name="P3"><text:span text:style-name="T7"><text:s text:c="8"/></text:span><text:span text:style-name="T14">// <text:s text:c="3"/>var selectedLookUpName = $(this).find('option:selected').text();</text:span></text:p>
      <text:p text:style-name="P3"><text:span text:style-name="T7"><text:s text:c="8"/></text:span><text:span text:style-name="T14">// <text:s text:c="3"/>if (selectedLookUpName !== "(None)") {</text:span></text:p>
      <text:p text:style-name="P3"><text:span text:style-name="T7"><text:s text:c="8"/></text:span><text:span text:style-name="T14">// <text:s text:c="7"/>BindEmailValue(selectedLookUpName);</text:span></text:p>
      <text:p text:style-name="P5"/>
      <text:p text:style-name="P3"><text:span text:style-name="T7"><text:s text:c="8"/></text:span><text:span text:style-name="T14">// <text:s text:c="7"/>GetUserIdLookUpName(selectedLookUpName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 <text:s text:c="3"/>else {</text:span></text:p>
      <text:p text:style-name="P3"><text:span text:style-name="T7"><text:s text:c="8"/></text:span><text:span text:style-name="T14">// <text:s text:c="7"/>$("[id$='ClientPeoplePicker'][title='Managers']").find("span.sp-peoplepicker-initialHelpText.ms-helperText").attr("style", "display:block"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});</text:span></text:p>
      <text:p text:style-name="P5"><text:s text:c="4"/>}</text:p>
      <text:p text:style-name="P5">});</text:p>
      <text:p text:style-name="P5"/>
      <text:p text:style-name="P5"/>
      <text:p text:style-name="P3"><text:span text:style-name="T10">function</text:span><text:span text:style-name="T7"> GetUserIDByNameJSOM(managersValue) {</text:span></text:p>
      <text:p text:style-name="P3"><text:span text:style-name="T7"><text:s text:c="4"/></text:span><text:span text:style-name="T10">var</text:span><text:span text:style-name="T7"> deferred = $.Deferred(); <text:s text:c="3"/>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userInfo1 = </text:span><text:span text:style-name="T13">""</text:span><text:span text:style-name="T7">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if</text:span><text:span text:style-name="T7"> (managersValue != </text:span><text:span text:style-name="T13">""</text:span><text:span text:style-name="T7">) {</text:span></text:p>
      <text:p text:style-name="P3"><text:span text:style-name="T7"><text:s text:c="8"/></text:span><text:span text:style-name="T10">var</text:span><text:span text:style-name="T7"> User = context.get_web().ensureUser(managersValue);</text:span></text:p>
      <text:p text:style-name="P5"><text:s text:c="8"/>context.load(User);</text:p>
      <text:p text:style-name="P3"><text:span text:style-name="T7"><text:s text:c="8"/>context.executeQueryAsync(</text:span><text:span text:style-name="T10">function</text:span><text:span text:style-name="T7"> OnSuccessAddItem(sender, args) {</text:span></text:p>
      <text:p text:style-name="P5"/>
      <text:p text:style-name="P5"><text:s text:c="12"/>userInfo1 = User.get_id();</text:p>
      <text:p text:style-name="P5"/>
      <text:p text:style-name="P5"><text:s text:c="12"/>deferred.resolve(userInfo1);</text:p>
      <text:p text:style-name="P5"><text:s text:c="8"/>},</text:p>
      <text:p text:style-name="P3"><text:span text:style-name="T7"><text:s text:c="12"/></text:span><text:span text:style-name="T10">function</text:span><text:span text:style-name="T7"> OnFailureAddItem(sender, args) {</text:span></text:p>
      <text:p text:style-name="P3"><text:span text:style-name="T7"><text:s text:c="16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16"/>deferred.reject(args.get_message());</text:p>
      <text:p text:style-name="P5"><text:s text:c="12"/>});</text:p>
      <text:p text:style-name="P5"><text:s text:c="4"/>}</text:p>
      <text:p text:style-name="P3"><text:span text:style-name="T7"><text:s text:c="4"/></text:span><text:span text:style-name="T10">else</text:span><text:span text:style-name="T7"> {</text:span></text:p>
      <text:p text:style-name="P5"><text:s text:c="8"/>deferred.resolve(userInfo1);</text:p>
      <text:p text:style-name="P5"><text:s text:c="4"/>}</text:p>
      <text:p text:style-name="P3"><text:span text:style-name="T7"><text:s text:c="4"/></text:span><text:span text:style-name="T10">return</text:span><text:span text:style-name="T7"> deferred.promise();</text:span></text:p>
      <text:p text:style-name="P5"><text:soft-page-break/>}</text:p>
      <text:p text:style-name="P5"/>
      <text:p text:style-name="P3"><text:span text:style-name="T10">function</text:span><text:span text:style-name="T7"> AddItemMessageListJSOM(title, contactPerson, messageDetails, dateMessage, emailValue, statusValue, userInfo1) {</text:span></text:p>
      <text:p text:style-name="P5"><text:s text:c="4"/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var</text:span><text:span text:style-name="T7"> listItemCreationInformation = </text:span><text:span text:style-name="T10">new</text:span><text:span text:style-name="T7"> </text:span><text:span text:style-name="T17">SP</text:span><text:span text:style-name="T7">.ListItemCreationInformation();</text:span></text:p>
      <text:p text:style-name="P3"><text:span text:style-name="T7"><text:s text:c="4"/></text:span><text:span text:style-name="T10">this</text:span><text:span text:style-name="T7">.listItem = list.addItem(listItemCreationInformation);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ContactPerson'</text:span><text:span text:style-name="T7">, contactPerson);</text:span></text:p>
      <text:p text:style-name="P3"><text:span text:style-name="T7"><text:s text:c="4"/>listItem.set_item(</text:span><text:span text:style-name="T13">'MessageDetails'</text:span><text:span text:style-name="T7">, messageDetails);</text:span></text:p>
      <text:p text:style-name="P3"><text:span text:style-name="T7"><text:s text:c="4"/>listItem.set_item(</text:span><text:span text:style-name="T13">'Email'</text:span><text:span text:style-name="T7">, emailValue);</text:span></text:p>
      <text:p text:style-name="P3"><text:span text:style-name="T7"><text:s text:c="4"/>listItem.set_item(</text:span><text:span text:style-name="T13">'MessageDate'</text:span><text:span text:style-name="T7">, dateMessage);</text:span></text:p>
      <text:p text:style-name="P3"><text:span text:style-name="T7"><text:s text:c="4"/>listItem.set_item(</text:span><text:span text:style-name="T13">'Managers'</text:span><text:span text:style-name="T7">, userInfo1);</text:span></text:p>
      <text:p text:style-name="P3"><text:span text:style-name="T7"><text:s text:c="4"/>listItem.set_item(</text:span><text:span text:style-name="T13">'Status'</text:span><text:span text:style-name="T7">, statusValue);</text:span></text:p>
      <text:p text:style-name="P5"><text:s text:c="4"/>listItem.update();</text:p>
      <text:p text:style-name="P5"><text:s text:c="4"/>context.load(listItem);</text:p>
      <text:p text:style-name="P3"><text:span text:style-name="T7"><text:s text:c="4"/>context.executeQueryAsync(</text:span><text:span text:style-name="T10">function</text:span><text:span text:style-name="T7"> OnSuccessAddItem(sender, args) {</text:span></text:p>
      <text:p text:style-name="P3"><text:span text:style-name="T7"><text:s text:c="8"/>alert(</text:span><text:span text:style-name="T13">"Item Added Successfully in JSOM"</text:span><text:span text:style-name="T7">);</text:span></text:p>
      <text:p text:style-name="P3"><text:span text:style-name="T7"><text:s text:c="8"/>window.location.href = _spPageContextInfo.webAbsoluteUrl + </text:span><text:span text:style-name="T13">"/Lists/MessageList/AllItems.aspx"</text:span><text:span text:style-name="T7">;</text:span></text:p>
      <text:p text:style-name="P5"><text:s text:c="4"/>},</text:p>
      <text:p text:style-name="P3"><text:span text:style-name="T7"><text:s text:c="8"/></text:span><text:span text:style-name="T10">function</text:span><text:span text:style-name="T7"> OnFailureAddItem(sender, args) {</text:span></text:p>
      <text:p text:style-name="P3"><text:span text:style-name="T7"><text:s text:c="12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8"/>});</text:p>
      <text:p text:style-name="P5">}</text:p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6">//Update a item in MessageList using JSOM</text:p>
      <text:p text:style-name="P5"/>
      <text:p text:style-name="P5"/>
      <text:p text:style-name="P5"/>
      <text:p text:style-name="P5"/>
      <text:p text:style-name="P5"/>
      <text:p text:style-name="P5">$(document).ready(<text:span text:style-name="T9">function</text:span> () {</text:p>
      <text:p text:style-name="P3"><text:span text:style-name="T7"><text:s text:c="4"/></text:span><text:span text:style-name="T10">if</text:span><text:span text:style-name="T7"> ($(</text:span><text:span text:style-name="T13">"input#addListItemJSOM"</text:span><text:span text:style-name="T7">).length == 0) {</text:span></text:p>
      <text:p text:style-name="P3"><text:span text:style-name="T7"><text:s text:c="8"/></text:span><text:span text:style-name="T14">// Creating custom Add button</text:span></text:p>
      <text:p text:style-name="P3"><text:span text:style-name="T7"><text:s text:c="8"/></text:span><text:span text:style-name="T10">var</text:span><text:span text:style-name="T7"> UpdateControlJSOM = </text:span><text:span text:style-name="T13">'&lt;input type="button" id="updateListItemJSOM" name="updateListItemJSOM" value="Update Item JSOM" class="ms-ButtonHeightWidth"&gt;'</text:span><text:span text:style-name="T7">;</text:span></text:p>
      <text:p text:style-name="P5"><text:s text:c="8"/>JSRequest.EnsureSetup();</text:p>
      <text:p text:style-name="P3"><text:span text:style-name="T7"><text:s text:c="8"/></text:span><text:span text:style-name="T10">var</text:span><text:span text:style-name="T7"> idValue = JSRequest.QueryString[</text:span><text:span text:style-name="T13">"ID"</text:span><text:span text:style-name="T7">]; <text:s text:c="3"/></text:span></text:p>
      <text:p text:style-name="P3"><text:span text:style-name="T7"><text:s text:c="8"/>$(</text:span><text:span text:style-name="T13">"input[id$='diidIOSaveItem']"</text:span><text:span text:style-name="T7">).parent().append(UpdateControlJSOM);</text:span></text:p>
      <text:p text:style-name="P5"/>
      <text:p text:style-name="P3"><text:span text:style-name="T7"><text:s text:c="8"/></text:span><text:span text:style-name="T14">//To hide OOTB Save and Cancel buttons in NewForms</text:span></text:p>
      <text:p text:style-name="P3"><text:span text:style-name="T7"><text:s text:c="8"/>$(</text:span><text:span text:style-name="T13">"input[id$='diidIOSaveItem']"</text:span><text:span text:style-name="T7">).hide();</text:span></text:p>
      <text:p text:style-name="P3"><text:span text:style-name="T7"><text:s text:c="8"/>$(</text:span><text:span text:style-name="T13">"input[id$='diidIOGoBack']"</text:span><text:span text:style-name="T7">).hide();</text:span></text:p>
      <text:p text:style-name="P5"/>
      <text:p text:style-name="P5"/>
      <text:p text:style-name="P3"><text:span text:style-name="T7"><text:s text:c="8"/></text:span><text:span text:style-name="T14">//Click event for custom add button</text:span></text:p>
      <text:p text:style-name="P3"><text:span text:style-name="T7"><text:s text:c="8"/>$(</text:span><text:span text:style-name="T13">"input[name='updateListItemJSOM']"</text:span><text:span text:style-name="T7">).click(</text:span><text:span text:style-name="T10">function</text:span><text:span text:style-name="T7"> () {</text:span></text:p>
      <text:p text:style-name="P3"><text:span text:style-name="T7"><text:s text:c="12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12"/></text:span><text:span text:style-name="T10">if</text:span><text:span text:style-name="T7"> ($(</text:span><text:span text:style-name="T13">"span.errorMessage.ms-formvalidation.ms-csrformvalidation"</text:span><text:span text:style-name="T7">).length&gt;0)</text:span></text:p>
      <text:p text:style-name="P5"><text:s text:c="12"/>{</text:p>
      <text:p text:style-name="P3"><text:span text:style-name="T7"><text:s text:c="16"/>$(</text:span><text:span text:style-name="T13">"span.errorMessage.ms-formvalidation.ms-csrformvalidation"</text:span><text:span text:style-name="T7">).empty();</text:span></text:p>
      <text:p text:style-name="P5"><text:s text:c="12"/>}</text:p>
      <text:p text:style-name="P3"><text:span text:style-name="T7"><text:s text:c="12"/></text:span><text:span text:style-name="T14">//WriteErrorMessage(textField, " ");</text:span></text:p>
      <text:p text:style-name="P3"><text:span text:style-name="T7"><text:s text:c="12"/></text:span><text:span text:style-name="T14">//Check if the input is empty</text:span></text:p>
      <text:p text:style-name="P3"><text:span text:style-name="T7"><text:s text:c="12"/></text:span><text:span text:style-name="T10">if</text:span><text:span text:style-name="T7"> (textField &amp;&amp; !textField.val().trim()) {</text:span></text:p>
      <text:p text:style-name="P5"><text:soft-page-break/></text:p>
      <text:p text:style-name="P3"><text:span text:style-name="T7"><text:s text:c="16"/></text:span><text:span text:style-name="T14">//Write a message indicating to the user that the field is empty</text:span></text:p>
      <text:p text:style-name="P3"><text:span text:style-name="T7"><text:s text:c="16"/>WriteErrorMessage(textField, </text:span><text:span text:style-name="T13">"Please enter a value"</text:span><text:span text:style-name="T7">);</text:span></text:p>
      <text:p text:style-name="P5"><text:s text:c="12"/>}</text:p>
      <text:p text:style-name="P3"><text:span text:style-name="T7"><text:s text:c="12"/></text:span><text:span text:style-name="T10">else</text:span><text:span text:style-name="T7"> {</text:span></text:p>
      <text:p text:style-name="P5"><text:s text:c="16"/>UpdateNewItemJSOM();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WriteErrorMessage(inputElement, message) {</text:span></text:p>
      <text:p text:style-name="P3"><text:span text:style-name="T7"><text:s text:c="16"/></text:span><text:span text:style-name="T14">///&lt;summary&gt;Writes the validation message under the respective control&lt;/summary&gt;</text:span></text:p>
      <text:p text:style-name="P3"><text:span text:style-name="T7"><text:s text:c="16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6"/>$(inputElement).parent().append(errorMessageMarkup);</text:p>
      <text:p text:style-name="P5"><text:s text:c="12"/>}</text:p>
      <text:p text:style-name="P5"/>
      <text:p text:style-name="P5"/>
      <text:p text:style-name="P3"><text:span text:style-name="T7"><text:s text:c="12"/></text:span><text:span text:style-name="T10">function</text:span><text:span text:style-name="T7"> GetFieldByDisplayName(fieldName) {</text:span></text:p>
      <text:p text:style-name="P3"><text:span text:style-name="T7"><text:s text:c="16"/></text:span><text:span text:style-name="T14">///&lt;summary&gt;Gets a jQuery object that represents a field element&lt;/summary&gt;</text:span></text:p>
      <text:p text:style-name="P3"><text:span text:style-name="T7"><text:s text:c="16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6"/></text:span><text:span text:style-name="T10">return</text:span><text:span text:style-name="T7"> field;</text:span>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UpdateNewItemJSOM() {</text:span></text:p>
      <text:p text:style-name="P3"><text:span text:style-name="T7"><text:s text:c="16"/></text:span><text:span text:style-name="T14">///&lt;summary&gt;Create a new item in MessageList&lt;/summary&gt;</text:span></text:p>
      <text:p text:style-name="P3"><text:span text:style-name="T7"><text:s text:c="16"/></text:span><text:span text:style-name="T10">if</text:span><text:span text:style-name="T7"> ($(</text:span><text:span text:style-name="T13">"[id*='Title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title = </text:span><text:span text:style-name="T13">""</text:span><text:span text:style-name="T7">;}</text:span></text:p>
      <text:p text:style-name="P3"><text:span text:style-name="T7"><text:s text:c="16"/></text:span><text:span text:style-name="T10">if</text:span><text:span text:style-name="T7"> ($(</text:span><text:span text:style-name="T13">"[id*='ContactPerson'][id$='LookupField']"</text:span><text:span text:style-name="T7">).find(</text:span><text:span text:style-name="T13">'option:selected'</text:span><text:span text:style-name="T7">).val() != undefined) {</text:span></text:p>
      <text:p text:style-name="P3"><text:span text:style-name="T7"><text:s text:c="20"/></text:span><text:span text:style-name="T10">var</text:span><text:span text:style-name="T7"> contactPerson = parseInt($(</text:span><text:span text:style-name="T13">"[id*='ContactPerson'][id$='LookupField']"</text:span><text:span text:style-name="T7">).find(</text:span><text:span text:style-name="T13">'option:selected'</text:span><text:span text:style-name="T7">).val());</text:span></text:p>
      <text:p text:style-name="P5"><text:s text:c="16"/>}</text:p>
      <text:p text:style-name="P3"><text:span text:style-name="T7"><text:s text:c="16"/></text:span><text:span text:style-name="T10">else</text:span><text:span text:style-name="T7"> { contactPerson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$(</text:span><text:span text:style-name="T13">"[id*='MessageDetails'][id$=TextField_inplacerte]"</text:span><text:span text:style-name="T7">).text() != undefined) {</text:span></text:p>
      <text:p text:style-name="P3"><text:span text:style-name="T7"><text:s text:c="20"/></text:span><text:span text:style-name="T10">var</text:span><text:span text:style-name="T7"> messageDetails = $(</text:span><text:span text:style-name="T13">"[id*='MessageDetails'][id$=TextField_inplacerte]"</text:span><text:span text:style-name="T7">).text();</text:span></text:p>
      <text:p text:style-name="P5"><text:s text:c="16"/>}</text:p>
      <text:p text:style-name="P3"><text:span text:style-name="T7"><text:s text:c="16"/></text:span><text:span text:style-name="T10">else</text:span><text:span text:style-name="T7"> { messageDetails = </text:span><text:span text:style-name="T13">""</text:span><text:span text:style-name="T7">;}</text:span></text:p>
      <text:p text:style-name="P3"><text:span text:style-name="T7"><text:s text:c="16"/></text:span><text:span text:style-name="T10">var</text:span><text:span text:style-name="T7"> dateElement = $(</text:span><text:span text:style-name="T13">"[id*='MessageDate'][id$='DateTimeFieldDate']"</text:span><text:span text:style-name="T7">).val();</text:span></text:p>
      <text:p text:style-name="P3"><text:span text:style-name="T7"><text:s text:c="16"/></text:span><text:span text:style-name="T10">if</text:span><text:span text:style-name="T7"> (momentValue !== undefined &amp;&amp; dateElement !== undefined) {</text:span></text:p>
      <text:p text:style-name="P3"><text:span text:style-name="T7"><text:s text:c="20"/>momentValue = moment(</text:span><text:span text:style-name="T10">new</text:span><text:span text:style-name="T7"> Date(dateElement));</text:span></text:p>
      <text:p text:style-name="P3"><text:span text:style-name="T7"><text:s text:c="20"/></text:span><text:span text:style-name="T10">if</text:span><text:span text:style-name="T7"> (momentValue.format(</text:span><text:span text:style-name="T13">"MM/DD/YYYY"</text:span><text:span text:style-name="T7">) != </text:span><text:span text:style-name="T13">"Invalid date"</text:span><text:span text:style-name="T7">) {</text:span></text:p>
      <text:p text:style-name="P3"><text:span text:style-name="T7"><text:s text:c="24"/></text:span><text:span text:style-name="T10">var</text:span><text:span text:style-name="T7"> dateMessage = momentValue.format(</text:span><text:span text:style-name="T13">"MM/DD/YYYY"</text:span><text:span text:style-name="T7">);</text:span></text:p>
      <text:p text:style-name="P5"><text:s text:c="20"/>}</text:p>
      <text:p text:style-name="P3"><text:span text:style-name="T7"><text:s text:c="20"/></text:span><text:span text:style-name="T10">else</text:span><text:span text:style-name="T7"> { dateMessage = </text:span><text:span text:style-name="T10">null</text:span><text:span text:style-name="T7">;}</text:span></text:p>
      <text:p text:style-name="P5"><text:s text:c="16"/>}</text:p>
      <text:p text:style-name="P3"><text:span text:style-name="T7"><text:s text:c="16"/></text:span><text:span text:style-name="T10">if</text:span><text:span text:style-name="T7"> ($(</text:span><text:span text:style-name="T13">"input[id*='Email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emailValue = $(</text:span><text:span text:style-name="T13">"input[id*='Email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emailValue = </text:span><text:span text:style-name="T13">""</text:span><text:span text:style-name="T7">; }</text:span></text:p>
      <text:p text:style-name="P5"><text:s text:c="15"/></text:p>
      <text:p text:style-name="P5"/>
      <text:p text:style-name="P3"><text:span text:style-name="T7"><text:s text:c="16"/></text:span><text:span text:style-name="T10">if</text:span><text:span text:style-name="T7"> ($(</text:span><text:span text:style-name="T13">"[id*='Managers'][id$='ClientPeoplePicker']"</text:span><text:span text:style-name="T7">).find(</text:span><text:span text:style-name="T13">"span.ms-entity-resolved"</text:span><text:span text:style-name="T7">).text() != undefined) {</text:span></text:p>
      <text:p text:style-name="P3"><text:span text:style-name="T7"><text:s text:c="20"/></text:span><text:span text:style-name="T10">var</text:span><text:span text:style-name="T7"> managersValue = $(</text:span><text:span text:style-name="T13">"[id*='Managers'][id$='ClientPeoplePicker']"</text:span><text:span text:style-name="T7">).find(</text:span><text:span text:style-name="T13">"span.ms-entity-resolved"</text:span><text:span text:style-name="T7">).text();</text:span></text:p>
      <text:p text:style-name="P5"><text:s text:c="16"/>}</text:p>
      <text:p text:style-name="P3"><text:span text:style-name="T7"><text:s text:c="16"/></text:span><text:span text:style-name="T10">else</text:span><text:span text:style-name="T7"> { managersValue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$(</text:span><text:span text:style-name="T13">"[id*='Status'][id$='DropDownChoice']"</text:span><text:span text:style-name="T7">).val() != undefined) {</text:span></text:p>
      <text:p text:style-name="P3"><text:span text:style-name="T7"><text:s text:c="20"/></text:span><text:span text:style-name="T10">var</text:span><text:span text:style-name="T7"> statusValue = $(</text:span><text:span text:style-name="T13">"[id*='Status'][id$='DropDownChoice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Value = </text:span><text:span text:style-name="T13">""</text:span><text:span text:style-name="T7">; }</text:span></text:p>
      <text:p text:style-name="P5"><text:soft-page-break/><text:s text:c="15"/></text:p>
      <text:p text:style-name="P3"><text:span text:style-name="T7"><text:s text:c="16"/>GetUserIDByNameJSOM(managersValue).then(</text:span><text:span text:style-name="T10">function</text:span><text:span text:style-name="T7"> (userInfo1) {</text:span></text:p>
      <text:p text:style-name="P5"><text:s text:c="20"/>UpdateItemMessageListJSOM(title, contactPerson, messageDetails, dateMessage, emailValue, statusValue, userInfo1, idValue);</text:p>
      <text:p text:style-name="P5"><text:s text:c="16"/>});</text:p>
      <text:p text:style-name="P5"/>
      <text:p text:style-name="P5"><text:s text:c="12"/>}</text:p>
      <text:p text:style-name="P5"/>
      <text:p text:style-name="P5"><text:s text:c="8"/>});</text:p>
      <text:p text:style-name="P5"/>
      <text:p text:style-name="P3"><text:span text:style-name="T7"><text:s text:c="8"/></text:span><text:span text:style-name="T14">// Creating custom cancel button</text:span></text:p>
      <text:p text:style-name="P3"><text:span text:style-name="T7"><text:s text:c="8"/></text:span><text:span text:style-name="T10">var</text:span><text:span text:style-name="T7"> cancelEditControlJSOM = </text:span><text:span text:style-name="T13">'&lt;input type="button" id="cancelEditListItemJSOM" name="cancelEditListItemJSOM" value="Cancel Item JSOM" class="ms-ButtonHeightWidth"&gt;'</text:span><text:span text:style-name="T7">;</text:span></text:p>
      <text:p text:style-name="P5"/>
      <text:p text:style-name="P3"><text:span text:style-name="T7"><text:s text:c="8"/>$(</text:span><text:span text:style-name="T13">"input[name='updateListItemJSOM']"</text:span><text:span text:style-name="T7">).parent().append(cancelEditControlJSOM);</text:span></text:p>
      <text:p text:style-name="P5"/>
      <text:p text:style-name="P3"><text:span text:style-name="T7"><text:s text:c="8"/></text:span><text:span text:style-name="T14">//Click event for custom Cancel button</text:span></text:p>
      <text:p text:style-name="P3"><text:span text:style-name="T7"><text:s text:c="8"/>$(</text:span><text:span text:style-name="T13">"input[name='cancelEditListItemJSOM']"</text:span><text:span text:style-name="T7">).click(</text:span><text:span text:style-name="T10">function</text:span><text:span text:style-name="T7"> () {</text:span></text:p>
      <text:p text:style-name="P3"><text:span text:style-name="T7"><text:s text:c="12"/>window.location.href = _spPageContextInfo.webAbsoluteUrl + </text:span><text:span text:style-name="T13">"/Lists/MessageList/AllItems.aspx"</text:span><text:span text:style-name="T7">;</text:span></text:p>
      <text:p text:style-name="P3"><text:span text:style-name="T7"><text:s text:c="12"/></text:span><text:span text:style-name="T14">//STSNavigate(cancelUrl);</text:span></text:p>
      <text:p text:style-name="P3"><text:span text:style-name="T7"><text:s text:c="12"/></text:span><text:span text:style-name="T14">//return false;</text:span></text:p>
      <text:p text:style-name="P3"><text:span text:style-name="T7"><text:s text:c="12"/></text:span><text:span text:style-name="T14">//WebForm_DoPostBackWithOptions(new WebForm_PostBackOptions("cancelListItem", "", true, "", "", false, true))</text:span></text:p>
      <text:p text:style-name="P5"><text:s text:c="8"/>});</text:p>
      <text:p text:style-name="P5"/>
      <text:p text:style-name="P3"><text:span text:style-name="T7"><text:s text:c="8"/></text:span><text:span text:style-name="T14">//Change event for ContactPersons field value</text:span></text:p>
      <text:p text:style-name="P3"><text:span text:style-name="T7"><text:s text:c="8"/></text:span><text:span text:style-name="T14">//$("[id*='ContactPerson'][id$='LookupField']").change(function () {</text:span></text:p>
      <text:p text:style-name="P3"><text:span text:style-name="T7"><text:s text:c="8"/></text:span><text:span text:style-name="T14">// <text:s text:c="3"/>$("[id$='ClientPeoplePicker'][title='Managers']").find("span.sp-peoplepicker-resolveList").text("");</text:span></text:p>
      <text:p text:style-name="P3"><text:span text:style-name="T7"><text:s text:c="8"/></text:span><text:span text:style-name="T14">// <text:s text:c="3"/>$("input[id*='Email'][id$='TextField']").val("");</text:span></text:p>
      <text:p text:style-name="P3"><text:span text:style-name="T7"><text:s text:c="8"/></text:span><text:span text:style-name="T14">// <text:s text:c="3"/>var selectedLookUpName = $(this).find('option:selected').text();</text:span></text:p>
      <text:p text:style-name="P3"><text:span text:style-name="T7"><text:s text:c="8"/></text:span><text:span text:style-name="T14">// <text:s text:c="3"/>if (selectedLookUpName !== "(None)") {</text:span></text:p>
      <text:p text:style-name="P3"><text:span text:style-name="T7"><text:s text:c="8"/></text:span><text:span text:style-name="T14">// <text:s text:c="7"/>BindEmailValue(selectedLookUpName);</text:span></text:p>
      <text:p text:style-name="P5"/>
      <text:p text:style-name="P3"><text:span text:style-name="T7"><text:s text:c="8"/></text:span><text:span text:style-name="T14">// <text:s text:c="7"/>GetUserIdLookUpName(selectedLookUpName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 <text:s text:c="3"/>else {</text:span></text:p>
      <text:p text:style-name="P3"><text:span text:style-name="T7"><text:s text:c="8"/></text:span><text:span text:style-name="T14">// <text:s text:c="7"/>$("[id$='ClientPeoplePicker'][title='Managers']").find("span.sp-peoplepicker-initialHelpText.ms-helperText").attr("style", "display:block"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});</text:span></text:p>
      <text:p text:style-name="P5"><text:s text:c="4"/>}</text:p>
      <text:p text:style-name="P5">});</text:p>
      <text:p text:style-name="P5"/>
      <text:p text:style-name="P5"/>
      <text:p text:style-name="P3"><text:span text:style-name="T10">function</text:span><text:span text:style-name="T7"> GetUserIDByNameJSOM(managersValue) {</text:span></text:p>
      <text:p text:style-name="P3"><text:span text:style-name="T7"><text:s text:c="4"/></text:span><text:span text:style-name="T10">var</text:span><text:span text:style-name="T7"> deferred = $.Deferred(); <text:s text:c="3"/>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userInfo1 = </text:span><text:span text:style-name="T13">""</text:span><text:span text:style-name="T7">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if</text:span><text:span text:style-name="T7"> (managersValue != </text:span><text:span text:style-name="T13">""</text:span><text:span text:style-name="T7">) {</text:span></text:p>
      <text:p text:style-name="P3"><text:span text:style-name="T7"><text:s text:c="8"/></text:span><text:span text:style-name="T10">var</text:span><text:span text:style-name="T7"> User = context.get_web().ensureUser(managersValue);</text:span></text:p>
      <text:p text:style-name="P5"><text:s text:c="8"/>context.load(User);</text:p>
      <text:p text:style-name="P3"><text:span text:style-name="T7"><text:s text:c="8"/>context.executeQueryAsync(</text:span><text:span text:style-name="T10">function</text:span><text:span text:style-name="T7"> OnSuccessAddItem(sender, args) {</text:span></text:p>
      <text:p text:style-name="P5"/>
      <text:p text:style-name="P5"><text:s text:c="12"/>userInfo1 = User.get_id();</text:p>
      <text:p text:style-name="P5"/>
      <text:p text:style-name="P5"><text:s text:c="12"/>deferred.resolve(userInfo1);</text:p>
      <text:p text:style-name="P5"><text:s text:c="8"/>},</text:p>
      <text:p text:style-name="P3"><text:span text:style-name="T7"><text:s text:c="12"/></text:span><text:span text:style-name="T10">function</text:span><text:span text:style-name="T7"> OnFailureAddItem(sender, args) {</text:span></text:p>
      <text:p text:style-name="P3"><text:span text:style-name="T7"><text:s text:c="16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16"/>deferred.reject(args.get_message());</text:p>
      <text:p text:style-name="P5"><text:s text:c="12"/>});</text:p>
      <text:p text:style-name="P5"><text:soft-page-break/><text:s text:c="4"/>}</text:p>
      <text:p text:style-name="P3"><text:span text:style-name="T7"><text:s text:c="4"/></text:span><text:span text:style-name="T10">else</text:span><text:span text:style-name="T7"> {</text:span></text:p>
      <text:p text:style-name="P5"><text:s text:c="8"/>deferred.resolve(userInfo1);</text:p>
      <text:p text:style-name="P5"><text:s text:c="4"/>}</text:p>
      <text:p text:style-name="P3"><text:span text:style-name="T7"><text:s text:c="4"/></text:span><text:span text:style-name="T10">return</text:span><text:span text:style-name="T7"> deferred.promise();</text:span></text:p>
      <text:p text:style-name="P5">}</text:p>
      <text:p text:style-name="P5"/>
      <text:p text:style-name="P3"><text:span text:style-name="T10">function</text:span><text:span text:style-name="T7"> UpdateItemMessageListJSOM(title, contactPerson, messageDetails, dateMessage, emailValue, statusValue, userInfo1, idValue) {</text:span></text:p>
      <text:p text:style-name="P5"><text:s text:c="4"/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var</text:span><text:span text:style-name="T7"> listItem = list.getItemById(idValue);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ContactPerson'</text:span><text:span text:style-name="T7">, contactPerson);</text:span></text:p>
      <text:p text:style-name="P3"><text:span text:style-name="T7"><text:s text:c="4"/>listItem.set_item(</text:span><text:span text:style-name="T13">'MessageDetails'</text:span><text:span text:style-name="T7">, messageDetails);</text:span></text:p>
      <text:p text:style-name="P3"><text:span text:style-name="T7"><text:s text:c="4"/>listItem.set_item(</text:span><text:span text:style-name="T13">'Email'</text:span><text:span text:style-name="T7">, emailValue);</text:span></text:p>
      <text:p text:style-name="P3"><text:span text:style-name="T7"><text:s text:c="4"/>listItem.set_item(</text:span><text:span text:style-name="T13">'MessageDate'</text:span><text:span text:style-name="T7">, dateMessage);</text:span></text:p>
      <text:p text:style-name="P3"><text:span text:style-name="T7"><text:s text:c="4"/>listItem.set_item(</text:span><text:span text:style-name="T13">'Managers'</text:span><text:span text:style-name="T7">, userInfo1);</text:span></text:p>
      <text:p text:style-name="P3"><text:span text:style-name="T7"><text:s text:c="4"/>listItem.set_item(</text:span><text:span text:style-name="T13">'Status'</text:span><text:span text:style-name="T7">, statusValue);</text:span></text:p>
      <text:p text:style-name="P5"><text:s text:c="4"/>listItem.update(); <text:s text:c="3"/></text:p>
      <text:p text:style-name="P3"><text:span text:style-name="T7"><text:s text:c="4"/>context.executeQueryAsync(</text:span><text:span text:style-name="T10">function</text:span><text:span text:style-name="T7"> OnSuccessAddItem(sender, args) {</text:span></text:p>
      <text:p text:style-name="P3"><text:span text:style-name="T7"><text:s text:c="8"/>alert(</text:span><text:span text:style-name="T13">"Item Updated Successfully in JSOM"</text:span><text:span text:style-name="T7">);</text:span></text:p>
      <text:p text:style-name="P3"><text:span text:style-name="T7"><text:s text:c="8"/>window.location.href = _spPageContextInfo.webAbsoluteUrl + </text:span><text:span text:style-name="T13">"/Lists/MessageList/AllItems.aspx"</text:span><text:span text:style-name="T7">;</text:span></text:p>
      <text:p text:style-name="P5"><text:s text:c="4"/>},</text:p>
      <text:p text:style-name="P3"><text:span text:style-name="T7"><text:s text:c="8"/></text:span><text:span text:style-name="T10">function</text:span><text:span text:style-name="T7"> OnFailureAddItem(sender, args) {</text:span></text:p>
      <text:p text:style-name="P3"><text:span text:style-name="T7"><text:s text:c="12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8"/>}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Create a Google Pie Chart and Kendo Grid</text:p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0">var</text:span><text:span text:style-name="T7"> momentDate = </text:span><text:span text:style-name="T13">""</text:span><text:span text:style-name="T7">;</text:span></text:p>
      <text:p text:style-name="P3"><text:span text:style-name="T10">var</text:span><text:span text:style-name="T7"> urlUsersAndGroups = _spPageContextInfo.webAbsoluteUrl + </text:span><text:span text:style-name="T13">"/_api/web/RoleAssignments/Groups?$expand=Users"</text:span><text:span text:style-name="T7">; <text:s/></text:span><text:span text:style-name="T14">// url to get all users and groups from a site</text:span></text:p>
      <text:p text:style-name="P3"><text:span text:style-name="T10">var</text:span><text:span text:style-name="T7"> urlStatus = _spPageContextInfo.webAbsoluteUrl + </text:span><text:span text:style-name="T13">"/_api/web/Lists/getbytitle('MessageList')/items?$select=Status"</text:span><text:span text:style-name="T7">; </text:span><text:span text:style-name="T14">// url to get Status field from MessageList</text:span></text:p>
      <text:p text:style-name="P3"><text:span text:style-name="T7">$(document).ready(</text:span><text:span text:style-name="T10">function</text:span><text:span text:style-name="T7"> () {</text:span></text:p>
      <text:p text:style-name="P5"/>
      <text:p text:style-name="P3"><text:span text:style-name="T7"><text:s text:c="4"/></text:span><text:span text:style-name="T14">// Load google charts</text:span></text:p>
      <text:p text:style-name="P3"><text:span text:style-name="T7"><text:s text:c="4"/>$(</text:span><text:span text:style-name="T13">'.ms-listviewtable'</text:span><text:span text:style-name="T7">).parent().append(</text:span><text:span text:style-name="T13">'&lt;div id="piechart"&gt;&lt;/div&gt;'</text:span><text:span text:style-name="T7">);</text:span></text:p>
      <text:p text:style-name="P3"><text:span text:style-name="T7"><text:s text:c="4"/>$(</text:span><text:span text:style-name="T13">'#piechart'</text:span><text:span text:style-name="T7">).after(</text:span><text:span text:style-name="T13">'&lt;div id="grid"&gt;&lt;/div&gt;'</text:span><text:span text:style-name="T7">);</text:span></text:p>
      <text:p text:style-name="P3"><text:span text:style-name="T7"><text:s text:c="4"/>$(</text:span><text:span text:style-name="T13">'#grid'</text:span><text:span text:style-name="T7">).after(</text:span><text:span text:style-name="T13">'&lt;div id="gridMessageList"&gt;&lt;/div&gt;'</text:span><text:span text:style-name="T7">);</text:span></text:p>
      <text:p text:style-name="P5"/>
      <text:p text:style-name="P3"><text:span text:style-name="T7"><text:s text:c="4"/>google.charts.load(</text:span><text:span text:style-name="T13">'current'</text:span><text:span text:style-name="T7">, { </text:span><text:span text:style-name="T13">'packages'</text:span><text:span text:style-name="T7">: [</text:span><text:span text:style-name="T13">'corechart'</text:span><text:span text:style-name="T7">] });</text:span></text:p>
      <text:p text:style-name="P5"><text:s text:c="4"/>google.charts.setOnLoadCallback(drawChart);</text:p>
      <text:p text:style-name="P5"><text:s text:c="4"/>DrawPieAndKendoUI();</text:p>
      <text:p text:style-name="P5"><text:soft-page-break/></text:p>
      <text:p text:style-name="P5">});</text:p>
      <text:p text:style-name="P8">// Draw the chart and set the chart values</text:p>
      <text:p text:style-name="P3"><text:span text:style-name="T10">function</text:span><text:span text:style-name="T7"> drawChart() {</text:span></text:p>
      <text:p text:style-name="P3"><text:span text:style-name="T7"><text:s text:c="4"/></text:span><text:span text:style-name="T14">///&lt;summary&gt;Creats a google pie chart based on values of Status field of Message List&lt;/summary&gt;</text:span></text:p>
      <text:p text:style-name="P3"><text:span text:style-name="T7"><text:s text:c="4"/></text:span><text:span text:style-name="T10">var</text:span><text:span text:style-name="T7"> data = google.visualization.arrayToDataTable([</text:span></text:p>
      <text:p text:style-name="P3"><text:span text:style-name="T7"><text:s text:c="8"/>[</text:span><text:span text:style-name="T13">'Task'</text:span><text:span text:style-name="T7">, </text:span><text:span text:style-name="T13">''</text:span><text:span text:style-name="T7">],</text:span></text:p>
      <text:p text:style-name="P3"><text:span text:style-name="T7"><text:s text:c="8"/>[</text:span><text:span text:style-name="T13">'Sent'</text:span><text:span text:style-name="T7">, window.ArraySent],</text:span></text:p>
      <text:p text:style-name="P3"><text:span text:style-name="T7"><text:s text:c="8"/>[</text:span><text:span text:style-name="T13">'Pending'</text:span><text:span text:style-name="T7">, window.ArrayPending],</text:span></text:p>
      <text:p text:style-name="P3"><text:span text:style-name="T7"><text:s text:c="8"/>[</text:span><text:span text:style-name="T13">'Cancel'</text:span><text:span text:style-name="T7">, window.ArrayCancel]</text:span></text:p>
      <text:p text:style-name="P5"/>
      <text:p text:style-name="P5"><text:s text:c="4"/>]);</text:p>
      <text:p text:style-name="P5"/>
      <text:p text:style-name="P3"><text:span text:style-name="T7"><text:s text:c="4"/></text:span><text:span text:style-name="T14">// Optional; add a title and set the width and height of the chart</text:span></text:p>
      <text:p text:style-name="P3"><text:span text:style-name="T7"><text:s text:c="4"/></text:span><text:span text:style-name="T10">var</text:span><text:span text:style-name="T7"> options = { </text:span><text:span text:style-name="T13">'title'</text:span><text:span text:style-name="T7">: </text:span><text:span text:style-name="T13">'Status Pie Chart'</text:span><text:span text:style-name="T7">, </text:span><text:span text:style-name="T13">'width'</text:span><text:span text:style-name="T7">: 550, </text:span><text:span text:style-name="T13">'height'</text:span><text:span text:style-name="T7">: 400 };</text:span></text:p>
      <text:p text:style-name="P5"/>
      <text:p text:style-name="P3"><text:span text:style-name="T7"><text:s text:c="4"/></text:span><text:span text:style-name="T14">// Display the chart inside the &lt;div&gt; element with id="piechart"</text:span></text:p>
      <text:p text:style-name="P3"><text:span text:style-name="T7"><text:s text:c="4"/></text:span><text:span text:style-name="T10">var</text:span><text:span text:style-name="T7"> chart = </text:span><text:span text:style-name="T10">new</text:span><text:span text:style-name="T7"> </text:span><text:span text:style-name="T17">google</text:span><text:span text:style-name="T7">.</text:span><text:span text:style-name="T17">visualization</text:span><text:span text:style-name="T7">.PieChart(document.getElementById(</text:span><text:span text:style-name="T13">'piechart'</text:span><text:span text:style-name="T7">));</text:span></text:p>
      <text:p text:style-name="P5"><text:s text:c="4"/>chart.draw(data, options);</text:p>
      <text:p text:style-name="P5">}</text:p>
      <text:p text:style-name="P5"/>
      <text:p text:style-name="P3"><text:span text:style-name="T10">function</text:span><text:span text:style-name="T7"> DrawPieAndKendoUI() {</text:span></text:p>
      <text:p text:style-name="P3"><text:span text:style-name="T7"><text:s text:c="4"/></text:span><text:span text:style-name="T14">///&lt;summary&gt;Create Google pie chart and Kendo Grid UI&lt;/summary&gt;</text:span></text:p>
      <text:p text:style-name="P5"><text:s text:c="2"/></text:p>
      <text:p text:style-name="P3"><text:span text:style-name="T7"><text:s text:c="4"/>window.arrayPieChart = </text:span><text:span text:style-name="T10">new</text:span><text:span text:style-name="T7"> Array();</text:span></text:p>
      <text:p text:style-name="P5"><text:s text:c="4"/>$.ajax({</text:p>
      <text:p text:style-name="P5"><text:s text:c="8"/>url: urlStatus,</text:p>
      <text:p text:style-name="P3"><text:span text:style-name="T7"><text:s text:c="8"/>type: </text:span><text:span text:style-name="T13">"GET"</text:span><text:span text:style-name="T7">, </text:span><text:span text:style-name="T14">//Specifies the operation to create the list item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8"/>},</text:p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data.d.results.length; i++) {</text:span></text:p>
      <text:p text:style-name="P5"><text:s text:c="16"/></text:p>
      <text:p text:style-name="P3"><text:span text:style-name="T7"><text:s text:c="16"/></text:span><text:span text:style-name="T10">if</text:span><text:span text:style-name="T7"> (data.d.results[i].Status != undefined) {</text:span></text:p>
      <text:p text:style-name="P3"><text:span text:style-name="T7"><text:s text:c="20"/></text:span><text:span text:style-name="T10">var</text:span><text:span text:style-name="T7"> status = data.d.results[i].Status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 = </text:span><text:span text:style-name="T13">"Pending"</text:span><text:span text:style-name="T7">; }</text:span></text:p>
      <text:p text:style-name="P5"/>
      <text:p text:style-name="P5"><text:s text:c="16"/>arrayPieChart.push({</text:p>
      <text:p text:style-name="P3"><text:span text:style-name="T7"><text:s text:c="20"/></text:span><text:span text:style-name="T13">'Status'</text:span><text:span text:style-name="T7">: status</text:span></text:p>
      <text:p text:style-name="P5"><text:s text:c="16"/>});</text:p>
      <text:p text:style-name="P5"/>
      <text:p text:style-name="P5"><text:s text:c="12"/>}</text:p>
      <text:p text:style-name="P5"/>
      <text:p text:style-name="P3"><text:span text:style-name="T7"><text:s text:c="12"/>window.ArraySent = window.arrayPieChart.filter(</text:span><text:span text:style-name="T10">function</text:span><text:span text:style-name="T7"> (item) {</text:span></text:p>
      <text:p text:style-name="P3"><text:span text:style-name="T7"><text:s text:c="16"/></text:span><text:span text:style-name="T10">if</text:span><text:span text:style-name="T7"> (item.Status == </text:span><text:span text:style-name="T13">"Sent"</text:span><text:span text:style-name="T7">) </text:span><text:span text:style-name="T10">return</text:span><text:span text:style-name="T7"> item.Status;</text:span></text:p>
      <text:p text:style-name="P5"><text:s text:c="12"/>}).length;</text:p>
      <text:p text:style-name="P3"><text:span text:style-name="T7"><text:s text:c="12"/>window.ArrayPending = window.arrayPieChart.filter(</text:span><text:span text:style-name="T10">function</text:span><text:span text:style-name="T7"> (item) {</text:span></text:p>
      <text:p text:style-name="P3"><text:span text:style-name="T7"><text:s text:c="16"/></text:span><text:span text:style-name="T10">if</text:span><text:span text:style-name="T7"> (item.Status == </text:span><text:span text:style-name="T13">"Pending"</text:span><text:span text:style-name="T7">) </text:span><text:span text:style-name="T10">return</text:span><text:span text:style-name="T7"> item.Status;</text:span></text:p>
      <text:p text:style-name="P5"><text:s text:c="12"/>}).length;</text:p>
      <text:p text:style-name="P3"><text:span text:style-name="T7"><text:s text:c="12"/>window.ArrayCancel = window.arrayPieChart.filter(</text:span><text:span text:style-name="T10">function</text:span><text:span text:style-name="T7"> (item) {</text:span></text:p>
      <text:p text:style-name="P3"><text:span text:style-name="T7"><text:s text:c="16"/></text:span><text:span text:style-name="T10">if</text:span><text:span text:style-name="T7"> (item.Status == </text:span><text:span text:style-name="T13">"Cancel"</text:span><text:span text:style-name="T7">) </text:span><text:span text:style-name="T10">return</text:span><text:span text:style-name="T7"> item.Status;</text:span></text:p>
      <text:p text:style-name="P5"><text:s text:c="12"/>}).length;</text:p>
      <text:p text:style-name="P5"><text:s text:c="12"/>GetUsersAndGroups();</text:p>
      <text:p text:style-name="P5"/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/>
      <text:p text:style-name="P5"><text:s text:c="12"/>alert(JSON.stringify(error));</text:p>
      <text:p text:style-name="P5"><text:s text:c="8"/>}</text:p>
      <text:p text:style-name="P5"/>
      <text:p text:style-name="P5"><text:soft-page-break/><text:s text:c="4"/>});</text:p>
      <text:p text:style-name="P5"/>
      <text:p text:style-name="P5">}</text:p>
      <text:p text:style-name="P5"/>
      <text:p text:style-name="P3"><text:span text:style-name="T10">function</text:span><text:span text:style-name="T7"> GetUsersAndGroups() {</text:span></text:p>
      <text:p text:style-name="P3"><text:span text:style-name="T7"><text:s text:c="4"/></text:span><text:span text:style-name="T14">///&lt;summary&gt;Get all users and it's groups in a site&lt;/summary&gt;</text:span></text:p>
      <text:p text:style-name="P5"><text:s text:c="4"/>window.users = [];</text:p>
      <text:p text:style-name="P5"><text:s text:c="4"/>$.ajax({</text:p>
      <text:p text:style-name="P5"><text:s text:c="8"/>url: urlUsersAndGroups,</text:p>
      <text:p text:style-name="P3"><text:span text:style-name="T7"><text:s text:c="8"/>type: </text:span><text:span text:style-name="T13">"GET"</text:span><text:span text:style-name="T7">,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8"/>},</text:p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data.d.results.length; i++) {</text:span></text:p>
      <text:p text:style-name="P5"/>
      <text:p text:style-name="P3"><text:span text:style-name="T7"><text:s text:c="16"/></text:span><text:span text:style-name="T10">for</text:span><text:span text:style-name="T7"> (</text:span><text:span text:style-name="T10">var</text:span><text:span text:style-name="T7"> j = 0; j &lt; data.d.results[i].Users.results.length; j++) {</text:span></text:p>
      <text:p text:style-name="P3"><text:span text:style-name="T7"><text:s text:c="20"/></text:span><text:span text:style-name="T10">if</text:span><text:span text:style-name="T7"> (data.d.results[i].Users.results.length &gt; 0) {</text:span></text:p>
      <text:p text:style-name="P3"><text:span text:style-name="T7"><text:s text:c="24"/></text:span><text:span text:style-name="T10">var</text:span><text:span text:style-name="T7"> groupName = data.d.results[i].Title;</text:span></text:p>
      <text:p text:style-name="P3"><text:span text:style-name="T7"><text:s text:c="24"/></text:span><text:span text:style-name="T10">var</text:span><text:span text:style-name="T7"> userName = data.d.results[i].Users.results[j].Title;</text:span></text:p>
      <text:p text:style-name="P3"><text:span text:style-name="T7"><text:s text:c="24"/></text:span><text:span text:style-name="T10">var</text:span><text:span text:style-name="T7"> userEmail = data.d.results[i].Users.results[j].Email;</text:span></text:p>
      <text:p text:style-name="P5"><text:s text:c="24"/>window.users.push({</text:p>
      <text:p text:style-name="P3"><text:span text:style-name="T7"><text:s text:c="28"/></text:span><text:span text:style-name="T13">'GroupName'</text:span><text:span text:style-name="T7">: groupName,</text:span></text:p>
      <text:p text:style-name="P3"><text:span text:style-name="T7"><text:s text:c="28"/></text:span><text:span text:style-name="T13">'UserName'</text:span><text:span text:style-name="T7">: userName,</text:span></text:p>
      <text:p text:style-name="P3"><text:span text:style-name="T7"><text:s text:c="28"/></text:span><text:span text:style-name="T13">'UserEmail'</text:span><text:span text:style-name="T7">: userEmail</text:span></text:p>
      <text:p text:style-name="P5"><text:s text:c="24"/>});</text:p>
      <text:p text:style-name="P5"><text:s text:c="20"/>}</text:p>
      <text:p text:style-name="P5"><text:s text:c="16"/>}</text:p>
      <text:p text:style-name="P5"><text:s text:c="12"/>}</text:p>
      <text:p text:style-name="P5"><text:s text:c="12"/>ApplyKendoGrid();</text:p>
      <text:p text:style-name="P5"/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><text:s text:c="12"/>alert(JSON.stringify(error));</text:p>
      <text:p text:style-name="P5"><text:s text:c="8"/>}</text:p>
      <text:p text:style-name="P5"><text:s text:c="4"/>});</text:p>
      <text:p text:style-name="P5">}</text:p>
      <text:p text:style-name="P5"/>
      <text:p text:style-name="P3"><text:span text:style-name="T10">function</text:span><text:span text:style-name="T7"> ApplyKendoGrid() {</text:span></text:p>
      <text:p text:style-name="P3"><text:span text:style-name="T7"><text:s text:c="4"/></text:span><text:span text:style-name="T14">///&lt;summary&gt;Creats a Kendo Grid for all users and groups&lt;/summary&gt;</text:span></text:p>
      <text:p text:style-name="P5"/>
      <text:p text:style-name="P3"><text:span text:style-name="T7"><text:s text:c="4"/>$(</text:span><text:span text:style-name="T13">"#grid"</text:span><text:span text:style-name="T7">).kendoGrid({</text:span></text:p>
      <text:p text:style-name="P5"><text:s text:c="8"/>dataSource: {</text:p>
      <text:p text:style-name="P3"><text:span text:style-name="T7"><text:s text:c="12"/>type: </text:span><text:span text:style-name="T13">"odata"</text:span><text:span text:style-name="T7">,</text:span></text:p>
      <text:p text:style-name="P5"><text:s text:c="12"/>data: window.users,</text:p>
      <text:p text:style-name="P5"><text:s text:c="12"/>pageSize: 5</text:p>
      <text:p text:style-name="P5"><text:s text:c="8"/>},</text:p>
      <text:p text:style-name="P5"><text:s text:c="8"/>height: 550,</text:p>
      <text:p text:style-name="P3"><text:span text:style-name="T7"><text:s text:c="8"/>groupable: </text:span><text:span text:style-name="T10">true</text:span><text:span text:style-name="T7">,</text:span></text:p>
      <text:p text:style-name="P3"><text:span text:style-name="T7"><text:s text:c="8"/>sortable: </text:span><text:span text:style-name="T10">true</text:span><text:span text:style-name="T7">,</text:span></text:p>
      <text:p text:style-name="P5"><text:s text:c="8"/>pageable: {</text:p>
      <text:p text:style-name="P3"><text:span text:style-name="T7"><text:s text:c="12"/>refresh: </text:span><text:span text:style-name="T10">true</text:span><text:span text:style-name="T7">,</text:span></text:p>
      <text:p text:style-name="P3"><text:span text:style-name="T7"><text:s text:c="12"/>pageSizes: </text:span><text:span text:style-name="T10">true</text:span><text:span text:style-name="T7">,</text:span></text:p>
      <text:p text:style-name="P5"><text:s text:c="12"/>buttonCount: 5</text:p>
      <text:p text:style-name="P5"><text:s text:c="8"/>},</text:p>
      <text:p text:style-name="P3"><text:span text:style-name="T7"><text:s text:c="8"/>columns: [</text:span><text:span text:style-name="T14">/*{*/</text:span></text:p>
      <text:p text:style-name="P3"><text:span text:style-name="T7"><text:s text:c="12"/></text:span><text:span text:style-name="T14">//template: "&lt;div class='customer-photo'" +</text:span></text:p>
      <text:p text:style-name="P3"><text:span text:style-name="T7"><text:s text:c="12"/></text:span><text:span text:style-name="T14">//"style='background-image: url(../content/web/Customers/#:data.CustomerID#.jpg);'&gt;&lt;/div&gt;" +</text:span></text:p>
      <text:p text:style-name="P3"><text:span text:style-name="T7"><text:s text:c="12"/></text:span><text:span text:style-name="T14">//"&lt;div class='customer-name'&gt;#: ContactName #&lt;/div&gt;",</text:span></text:p>
      <text:p text:style-name="P3"><text:span text:style-name="T7"><text:s text:c="12"/></text:span><text:span text:style-name="T14">//field: "ContactName",</text:span></text:p>
      <text:p text:style-name="P3"><text:span text:style-name="T7"><text:s text:c="12"/></text:span><text:span text:style-name="T14">//title: "Contact Name",</text:span></text:p>
      <text:p text:style-name="P3"><text:span text:style-name="T7"><text:s text:c="12"/></text:span><text:span text:style-name="T14">//width: 240</text:span></text:p>
      <text:p text:style-name="P3"><text:soft-page-break/><text:span text:style-name="T7"><text:s text:c="8"/></text:span><text:span text:style-name="T14">/*},*/</text:span><text:span text:style-name="T7"> {</text:span></text:p>
      <text:p text:style-name="P3"><text:span text:style-name="T7"><text:s text:c="16"/>field: </text:span><text:span text:style-name="T13">'GroupName'</text:span><text:span text:style-name="T7">,</text:span></text:p>
      <text:p text:style-name="P3"><text:span text:style-name="T7"><text:s text:c="16"/>title: </text:span><text:span text:style-name="T13">"Group Name"</text:span><text:span text:style-name="T7">,</text:span></text:p>
      <text:p text:style-name="P5"><text:s text:c="16"/>width: 100</text:p>
      <text:p text:style-name="P5"><text:s text:c="12"/>}, {</text:p>
      <text:p text:style-name="P3"><text:span text:style-name="T7"><text:s text:c="16"/>field: </text:span><text:span text:style-name="T13">'UserName'</text:span><text:span text:style-name="T7">,</text:span></text:p>
      <text:p text:style-name="P3"><text:span text:style-name="T7"><text:s text:c="16"/>title: </text:span><text:span text:style-name="T13">"User Name"</text:span><text:span text:style-name="T7">,</text:span></text:p>
      <text:p text:style-name="P5"><text:s text:c="16"/>width: 100</text:p>
      <text:p text:style-name="P5"><text:s text:c="12"/>}, {</text:p>
      <text:p text:style-name="P3"><text:span text:style-name="T7"><text:s text:c="16"/>field: </text:span><text:span text:style-name="T13">'UserEmail'</text:span><text:span text:style-name="T7">,</text:span></text:p>
      <text:p text:style-name="P3"><text:span text:style-name="T7"><text:s text:c="16"/>title: </text:span><text:span text:style-name="T13">"User Email"</text:span><text:span text:style-name="T7">,</text:span></text:p>
      <text:p text:style-name="P5"><text:s text:c="16"/>width: 100</text:p>
      <text:p text:style-name="P5"><text:s text:c="12"/>}]</text:p>
      <text:p text:style-name="P5"><text:s text:c="4"/>});</text:p>
      <text:p text:style-name="P5">}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>//Create a Kendo Grid Using both REST and JSOM</text:p>
      <text:p text:style-name="P5"/>
      <text:p text:style-name="P5"/>
      <text:p text:style-name="P5"/>
      <text:p text:style-name="P5"><text:s/></text:p>
      <text:p text:style-name="P3"><text:span text:style-name="T10">var</text:span><text:span text:style-name="T7"> urlMessageList = _spPageContextInfo.webAbsoluteUrl + </text:span><text:span text:style-name="T13">"/_api/web/Lists/getbytitle('MessageList')/items?$select=Title,MessageDetails,MessageDate,Email,Status,ContactPerson/Id,ContactPerson/FullName,Managers/Title,Managers/Id&amp;$expand=ContactPerson,Managers"</text:span><text:span text:style-name="T7">; </text:span><text:span text:style-name="T14">// url to get selected fields from MessageList</text:span></text:p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SP.SOD.executeFunc(</text:span><text:span text:style-name="T13">'sp.js'</text:span><text:span text:style-name="T7">, </text:span><text:span text:style-name="T13">'SP.ClientContext'</text:span><text:span text:style-name="T7">, testing);</text:span></text:p>
      <text:p text:style-name="P5"/>
      <text:p text:style-name="P3"><text:span text:style-name="T7"><text:s text:c="4"/></text:span><text:span text:style-name="T10">function</text:span><text:span text:style-name="T7"> testing() {</text:span></text:p>
      <text:p text:style-name="P3"><text:span text:style-name="T7"><text:s text:c="8"/>console.log(</text:span><text:span text:style-name="T13">'sp.js loaded'</text:span><text:span text:style-name="T7">);</text:span></text:p>
      <text:p text:style-name="P5"><text:s text:c="4"/>}</text:p>
      <text:p text:style-name="P3"><text:span text:style-name="T7"><text:s text:c="4"/></text:span><text:span text:style-name="T10">var</text:span><text:span text:style-name="T7"> kendoJSOMButton = </text:span><text:span text:style-name="T13">'&lt;input type="button" name="kendoJSOMButton" value="Kendo JSOM" accesskey="O" class="ms-ButtonHeightWidth" target="_self"&gt;'</text:span><text:span text:style-name="T7">;</text:span></text:p>
      <text:p text:style-name="P3"><text:span text:style-name="T7"><text:s text:c="4"/></text:span><text:span text:style-name="T10">var</text:span><text:span text:style-name="T7"> kendoRESTButton = </text:span><text:span text:style-name="T13">'&lt;input type="button" name="kendoRESTButton" value="Kendo REST" accesskey="O" class="ms-ButtonHeightWidth" target="_self"&gt;'</text:span><text:span text:style-name="T7">;</text:span></text:p>
      <text:p text:style-name="P3"><text:span text:style-name="T7"><text:s text:c="4"/>$(</text:span><text:span text:style-name="T13">'.ms-listviewtable'</text:span><text:span text:style-name="T7">).parent().append(kendoJSOMButton);</text:span></text:p>
      <text:p text:style-name="P3"><text:span text:style-name="T7"><text:s text:c="4"/>$(</text:span><text:span text:style-name="T13">'.ms-listviewtable'</text:span><text:span text:style-name="T7">).parent().append(kendoRESTButton);</text:span></text:p>
      <text:p text:style-name="P5"/>
      <text:p text:style-name="P3"><text:span text:style-name="T7"><text:s text:c="4"/>$(</text:span><text:span text:style-name="T13">"input[name='kendoJSOMButton']"</text:span><text:span text:style-name="T7">).after(</text:span><text:span text:style-name="T13">"&lt;div id='kendoGridJSOM'&gt;&lt;/div&gt;"</text:span><text:span text:style-name="T7">);</text:span></text:p>
      <text:p text:style-name="P3"><text:span text:style-name="T7"><text:s text:c="4"/>$(</text:span><text:span text:style-name="T13">"input[name='kendoJSOMButton']"</text:span><text:span text:style-name="T7">).click(</text:span><text:span text:style-name="T10">function</text:span><text:span text:style-name="T7"> () {</text:span></text:p>
      <text:p text:style-name="P5"><text:s text:c="8"/>KendoGridJSOM();</text:p>
      <text:p text:style-name="P5"><text:s text:c="4"/>});</text:p>
      <text:p text:style-name="P5"/>
      <text:p text:style-name="P5"><text:s text:c="4"/></text:p>
      <text:p text:style-name="P3"><text:span text:style-name="T7"><text:s text:c="4"/>$(</text:span><text:span text:style-name="T13">"input[name='kendoRESTButton']"</text:span><text:span text:style-name="T7">).after(</text:span><text:span text:style-name="T13">"&lt;div id='kendoGridREST'&gt;&lt;/div&gt;"</text:span><text:span text:style-name="T7">);</text:span></text:p>
      <text:p text:style-name="P3"><text:span text:style-name="T7"><text:s text:c="4"/>$(</text:span><text:span text:style-name="T13">"input[name='kendoRESTButton']"</text:span><text:span text:style-name="T7">).click(</text:span><text:span text:style-name="T10">function</text:span><text:span text:style-name="T7"> () {</text:span></text:p>
      <text:p text:style-name="P5"><text:s text:c="8"/>KendoGridREST();</text:p>
      <text:p text:style-name="P5"><text:s text:c="4"/>});</text:p>
      <text:p text:style-name="P5">}</text:p>
      <text:p text:style-name="P5">);</text:p>
      <text:p text:style-name="P5"/>
      <text:p text:style-name="P5"/>
      <text:p text:style-name="P5"/>
      <text:p text:style-name="P3"><text:span text:style-name="T10">function</text:span><text:span text:style-name="T7"> KendoGridJSOM() {</text:span></text:p>
      <text:p text:style-name="P3"><text:span text:style-name="T7"><text:s text:c="4"/>window.arrayJSOM = </text:span><text:span text:style-name="T10">new</text:span><text:span text:style-name="T7"> Array();</text:span></text:p>
      <text:p text:style-name="P3"><text:soft-page-break/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var</text:span><text:span text:style-name="T7"> query = </text:span><text:span text:style-name="T10">new</text:span><text:span text:style-name="T7"> </text:span><text:span text:style-name="T17">SP</text:span><text:span text:style-name="T7">.CamlQuery();</text:span></text:p>
      <text:p text:style-name="P3"><text:span text:style-name="T7"><text:s text:c="4"/>query.set_viewXml(</text:span><text:span text:style-name="T13">'&lt;View&gt;&lt;ViewFields&gt;&lt;FieldRef Name=\'Title\' /&gt;&lt;FieldRef Name=\'ContactPerson\' /&gt;&lt;FieldRef Name=\'MessageDetails\' /&gt;&lt;FieldRef Name=\'MessageDate\' /&gt;&lt;FieldRef Name=\'Email\' /&gt;&lt;FieldRef Name=\'Managers\' /&gt;&lt;FieldRef Name=\'Status\' /&gt;&lt;/ViewFields&gt;&lt;/View&gt;'</text:span><text:span text:style-name="T7">);</text:span></text:p>
      <text:p text:style-name="P5"><text:s text:c="4"/>itemColl = list.getItems(query);</text:p>
      <text:p text:style-name="P5"><text:s text:c="4"/>context.load(itemColl);</text:p>
      <text:p text:style-name="P5"><text:s text:c="4"/>context.executeQueryAsync(OnSuccess, OnFailure);</text:p>
      <text:p text:style-name="P5"/>
      <text:p text:style-name="P3"><text:span text:style-name="T7"><text:s text:c="4"/></text:span><text:span text:style-name="T10">function</text:span><text:span text:style-name="T7"> OnSuccess(sender, args) {</text:span></text:p>
      <text:p text:style-name="P3"><text:span text:style-name="T7"><text:s text:c="8"/></text:span><text:span text:style-name="T10">var</text:span><text:span text:style-name="T7"> itemsEnumerator = itemColl.getEnumerator();</text:span></text:p>
      <text:p text:style-name="P3"><text:span text:style-name="T7"><text:s text:c="8"/></text:span><text:span text:style-name="T10">while</text:span><text:span text:style-name="T7"> (itemsEnumerator.moveNext()) {</text:span></text:p>
      <text:p text:style-name="P3"><text:span text:style-name="T7"><text:s text:c="12"/></text:span><text:span text:style-name="T10">var</text:span><text:span text:style-name="T7"> currentItem = itemsEnumerator.get_current();</text:span></text:p>
      <text:p text:style-name="P3"><text:span text:style-name="T7"><text:s text:c="12"/></text:span><text:span text:style-name="T10">var</text:span><text:span text:style-name="T7"> title = currentItem.get_item(</text:span><text:span text:style-name="T13">"Title"</text:span><text:span text:style-name="T7">);</text:span></text:p>
      <text:p text:style-name="P3"><text:span text:style-name="T7"><text:s text:c="12"/></text:span><text:span text:style-name="T10">var</text:span><text:span text:style-name="T7"> contactPerson = currentItem.get_item(</text:span><text:span text:style-name="T13">"ContactPerson"</text:span><text:span text:style-name="T7">).get_lookupValue();</text:span></text:p>
      <text:p text:style-name="P3"><text:span text:style-name="T7"><text:s text:c="12"/></text:span><text:span text:style-name="T10">var</text:span><text:span text:style-name="T7"> messageDetails = $.parseHTML(currentItem.get_item(</text:span><text:span text:style-name="T13">"MessageDetails"</text:span><text:span text:style-name="T7">))[0].innerText;</text:span></text:p>
      <text:p text:style-name="P3"><text:span text:style-name="T7"><text:s text:c="12"/></text:span><text:span text:style-name="T10">var</text:span><text:span text:style-name="T7"> momentDate = moment(</text:span><text:span text:style-name="T10">new</text:span><text:span text:style-name="T7"> Date(currentItem.get_item(</text:span><text:span text:style-name="T13">"MessageDate"</text:span><text:span text:style-name="T7">)));</text:span></text:p>
      <text:p text:style-name="P3"><text:span text:style-name="T7"><text:s text:c="12"/></text:span><text:span text:style-name="T10">var</text:span><text:span text:style-name="T7"> dateMessage = momentDate.format(</text:span><text:span text:style-name="T13">"M/D/YYYY"</text:span><text:span text:style-name="T7">);</text:span></text:p>
      <text:p text:style-name="P3"><text:span text:style-name="T7"><text:s text:c="12"/></text:span><text:span text:style-name="T10">var</text:span><text:span text:style-name="T7"> email = currentItem.get_item(</text:span><text:span text:style-name="T13">"Email"</text:span><text:span text:style-name="T7">);</text:span></text:p>
      <text:p text:style-name="P3"><text:span text:style-name="T7"><text:s text:c="12"/></text:span><text:span text:style-name="T10">var</text:span><text:span text:style-name="T7"> managers = currentItem.get_item(</text:span><text:span text:style-name="T13">"Managers"</text:span><text:span text:style-name="T7">)[0].get_lookupValue();</text:span></text:p>
      <text:p text:style-name="P3"><text:span text:style-name="T7"><text:s text:c="12"/></text:span><text:span text:style-name="T10">var</text:span><text:span text:style-name="T7"> status = currentItem.get_item(</text:span><text:span text:style-name="T13">"Status"</text:span><text:span text:style-name="T7">);</text:span></text:p>
      <text:p text:style-name="P5"><text:s text:c="12"/>arrayJSOM.push({</text:p>
      <text:p text:style-name="P3"><text:span text:style-name="T7"><text:s text:c="16"/></text:span><text:span text:style-name="T13">'Title'</text:span><text:span text:style-name="T7">: title,</text:span></text:p>
      <text:p text:style-name="P3"><text:span text:style-name="T7"><text:s text:c="16"/></text:span><text:span text:style-name="T13">'ContactPerson'</text:span><text:span text:style-name="T7">: contactPerson,</text:span></text:p>
      <text:p text:style-name="P3"><text:span text:style-name="T7"><text:s text:c="16"/></text:span><text:span text:style-name="T13">'MessageDetails'</text:span><text:span text:style-name="T7">: messageDetails,</text:span></text:p>
      <text:p text:style-name="P3"><text:span text:style-name="T7"><text:s text:c="16"/></text:span><text:span text:style-name="T13">'MessageDate'</text:span><text:span text:style-name="T7">: dateMessage,</text:span></text:p>
      <text:p text:style-name="P3"><text:span text:style-name="T7"><text:s text:c="16"/></text:span><text:span text:style-name="T13">'Email'</text:span><text:span text:style-name="T7">: email,</text:span></text:p>
      <text:p text:style-name="P3"><text:span text:style-name="T7"><text:s text:c="16"/></text:span><text:span text:style-name="T13">'Managers'</text:span><text:span text:style-name="T7">: managers,</text:span></text:p>
      <text:p text:style-name="P3"><text:span text:style-name="T7"><text:s text:c="16"/></text:span><text:span text:style-name="T13">'Status'</text:span><text:span text:style-name="T7">: status</text:span></text:p>
      <text:p text:style-name="P5"/>
      <text:p text:style-name="P5"><text:s text:c="12"/>});</text:p>
      <text:p text:style-name="P5"/>
      <text:p text:style-name="P3"><text:span text:style-name="T7"><text:s text:c="12"/></text:span><text:span text:style-name="T14">///&lt;summary&gt;Creats a Kendo Grid for Message List&lt;/summary&gt;</text:span></text:p>
      <text:p text:style-name="P3"><text:span text:style-name="T7"><text:s text:c="12"/>$(</text:span><text:span text:style-name="T13">"#kendoGridJSOM"</text:span><text:span text:style-name="T7">).kendoGrid({</text:span></text:p>
      <text:p text:style-name="P5"><text:s text:c="16"/>dataSource: {</text:p>
      <text:p text:style-name="P3"><text:span text:style-name="T7"><text:s text:c="20"/>type: </text:span><text:span text:style-name="T13">"odata"</text:span><text:span text:style-name="T7">,</text:span></text:p>
      <text:p text:style-name="P5"><text:s text:c="20"/>data: arrayJSOM,</text:p>
      <text:p text:style-name="P5"><text:s text:c="20"/>pageSize: 20</text:p>
      <text:p text:style-name="P5"><text:s text:c="16"/>},</text:p>
      <text:p text:style-name="P5"><text:s text:c="16"/>height: 550,</text:p>
      <text:p text:style-name="P3"><text:span text:style-name="T7"><text:s text:c="16"/>groupable: </text:span><text:span text:style-name="T10">true</text:span><text:span text:style-name="T7">,</text:span></text:p>
      <text:p text:style-name="P3"><text:span text:style-name="T7"><text:s text:c="16"/>sortable: </text:span><text:span text:style-name="T10">true</text:span><text:span text:style-name="T7">,</text:span></text:p>
      <text:p text:style-name="P5"><text:s text:c="16"/>pageable: {</text:p>
      <text:p text:style-name="P3"><text:span text:style-name="T7"><text:s text:c="20"/>refresh: </text:span><text:span text:style-name="T10">true</text:span><text:span text:style-name="T7">,</text:span></text:p>
      <text:p text:style-name="P3"><text:span text:style-name="T7"><text:s text:c="20"/>pageSizes: </text:span><text:span text:style-name="T10">true</text:span><text:span text:style-name="T7">,</text:span></text:p>
      <text:p text:style-name="P5"><text:s text:c="20"/>buttonCount: 5</text:p>
      <text:p text:style-name="P5"><text:s text:c="16"/>},</text:p>
      <text:p text:style-name="P3"><text:span text:style-name="T7"><text:s text:c="16"/>columns: [</text:span><text:span text:style-name="T14">/*{*/</text:span></text:p>
      <text:p text:style-name="P3"><text:span text:style-name="T7"><text:s text:c="12"/></text:span><text:span text:style-name="T14">//template: "&lt;div class='customer-photo'" +</text:span></text:p>
      <text:p text:style-name="P3"><text:span text:style-name="T7"><text:s text:c="12"/></text:span><text:span text:style-name="T14">//"style='background-image: url(../content/web/Customers/#:data.CustomerID#.jpg);'&gt;&lt;/div&gt;" +</text:span></text:p>
      <text:p text:style-name="P3"><text:span text:style-name="T7"><text:s text:c="12"/></text:span><text:span text:style-name="T14">//"&lt;div class='customer-name'&gt;#: ContactName #&lt;/div&gt;",</text:span></text:p>
      <text:p text:style-name="P3"><text:span text:style-name="T7"><text:s text:c="12"/></text:span><text:span text:style-name="T14">//field: "ContactName",</text:span></text:p>
      <text:p text:style-name="P3"><text:span text:style-name="T7"><text:s text:c="12"/></text:span><text:span text:style-name="T14">//title: "Contact Name",</text:span></text:p>
      <text:p text:style-name="P3"><text:span text:style-name="T7"><text:s text:c="12"/></text:span><text:span text:style-name="T14">//width: 240</text:span></text:p>
      <text:p text:style-name="P3"><text:span text:style-name="T7"><text:s text:c="8"/></text:span><text:span text:style-name="T14">/*},*/</text:span><text:span text:style-name="T7"> {</text:span></text:p>
      <text:p text:style-name="P3"><text:span text:style-name="T7"><text:s text:c="24"/>field: </text:span><text:span text:style-name="T13">'Title'</text:span><text:span text:style-name="T7">,</text:span></text:p>
      <text:p text:style-name="P3"><text:span text:style-name="T7"><text:s text:c="24"/>title: </text:span><text:span text:style-name="T13">"Title"</text:span><text:span text:style-name="T7">,</text:span></text:p>
      <text:p text:style-name="P5"><text:s text:c="24"/>width: 100</text:p>
      <text:p text:style-name="P5"><text:s text:c="20"/>},</text:p>
      <text:p text:style-name="P5"><text:s text:c="20"/>{</text:p>
      <text:p text:style-name="P3"><text:span text:style-name="T7"><text:s text:c="24"/>field: </text:span><text:span text:style-name="T13">'ContactPerson'</text:span><text:span text:style-name="T7">,</text:span></text:p>
      <text:p text:style-name="P3"><text:soft-page-break/><text:span text:style-name="T7"><text:s text:c="24"/>title: </text:span><text:span text:style-name="T13">"Contact Person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MessageDetails'</text:span><text:span text:style-name="T7">,</text:span></text:p>
      <text:p text:style-name="P3"><text:span text:style-name="T7"><text:s text:c="24"/>title: </text:span><text:span text:style-name="T13">"Message Details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MessageDate'</text:span><text:span text:style-name="T7">,</text:span></text:p>
      <text:p text:style-name="P3"><text:span text:style-name="T7"><text:s text:c="24"/>title: </text:span><text:span text:style-name="T13">"Message Date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Email'</text:span><text:span text:style-name="T7">,</text:span></text:p>
      <text:p text:style-name="P3"><text:span text:style-name="T7"><text:s text:c="24"/>title: </text:span><text:span text:style-name="T13">"Email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Managers'</text:span><text:span text:style-name="T7">,</text:span></text:p>
      <text:p text:style-name="P3"><text:span text:style-name="T7"><text:s text:c="24"/>title: </text:span><text:span text:style-name="T13">"Managers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Status'</text:span><text:span text:style-name="T7">,</text:span></text:p>
      <text:p text:style-name="P3"><text:span text:style-name="T7"><text:s text:c="24"/>title: </text:span><text:span text:style-name="T13">"Status"</text:span><text:span text:style-name="T7">,</text:span></text:p>
      <text:p text:style-name="P5"><text:s text:c="24"/>width: 100</text:p>
      <text:p text:style-name="P5"><text:s text:c="20"/>}</text:p>
      <text:p text:style-name="P5"><text:s text:c="16"/>]</text:p>
      <text:p text:style-name="P5"><text:s text:c="12"/>});</text:p>
      <text:p text:style-name="P5"><text:s text:c="8"/>}</text:p>
      <text:p text:style-name="P5"><text:s text:c="8"/>KendoGridJSOM();</text:p>
      <text:p text:style-name="P5"><text:s text:c="4"/>}</text:p>
      <text:p text:style-name="P3"><text:span text:style-name="T7"><text:s text:c="4"/></text:span><text:span text:style-name="T10">function</text:span><text:span text:style-name="T7"> OnFailure(sender, args) {</text:span></text:p>
      <text:p text:style-name="P3"><text:span text:style-name="T7"><text:s text:c="8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/>
      <text:p text:style-name="P5"><text:s text:c="4"/>}</text:p>
      <text:p text:style-name="P5">}</text:p>
      <text:p text:style-name="P5"/>
      <text:p text:style-name="P3"><text:span text:style-name="T10">function</text:span><text:span text:style-name="T7"> KendoGridREST() {</text:span></text:p>
      <text:p text:style-name="P5"/>
      <text:p text:style-name="P3"><text:span text:style-name="T7"><text:s text:c="4"/>window.arrayMessageListItems = </text:span><text:span text:style-name="T10">new</text:span><text:span text:style-name="T7"> Array();</text:span></text:p>
      <text:p text:style-name="P3"><text:span text:style-name="T7"><text:s text:c="4"/></text:span><text:span text:style-name="T14">// window.arrayPieChart = new Array();</text:span></text:p>
      <text:p text:style-name="P5"><text:s text:c="4"/>$.ajax({</text:p>
      <text:p text:style-name="P5"><text:s text:c="8"/>url: urlMessageList,</text:p>
      <text:p text:style-name="P3"><text:span text:style-name="T7"><text:s text:c="8"/>type: </text:span><text:span text:style-name="T13">"GET"</text:span><text:span text:style-name="T7">, </text:span><text:span text:style-name="T14">//Specifies the operation to create the list item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8"/>},</text:p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data.d.results.length; i++) {</text:span></text:p>
      <text:p text:style-name="P3"><text:span text:style-name="T7"><text:s text:c="16"/></text:span><text:span text:style-name="T10">if</text:span><text:span text:style-name="T7"> (data.d.results[i].Title != undefined) {</text:span></text:p>
      <text:p text:style-name="P3"><text:span text:style-name="T7"><text:s text:c="20"/></text:span><text:span text:style-name="T10">var</text:span><text:span text:style-name="T7"> title = data.d.results[i].Title;</text:span></text:p>
      <text:p text:style-name="P5"><text:s text:c="16"/>}</text:p>
      <text:p text:style-name="P3"><text:span text:style-name="T7"><text:s text:c="16"/></text:span><text:span text:style-name="T10">else</text:span><text:span text:style-name="T7"> { title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data.d.results[i].ContactPerson.FullName != undefined) {</text:span></text:p>
      <text:p text:style-name="P3"><text:span text:style-name="T7"><text:s text:c="20"/></text:span><text:span text:style-name="T10">var</text:span><text:span text:style-name="T7"> contactPerson = data.d.results[i].ContactPerson.FullName;</text:span></text:p>
      <text:p text:style-name="P5"><text:s text:c="16"/>}</text:p>
      <text:p text:style-name="P3"><text:span text:style-name="T7"><text:s text:c="16"/></text:span><text:span text:style-name="T10">else</text:span><text:span text:style-name="T7"> { contactPerson = </text:span><text:span text:style-name="T13">"(None)"</text:span><text:span text:style-name="T7">; }</text:span></text:p>
      <text:p text:style-name="P3"><text:span text:style-name="T7"><text:s text:c="16"/></text:span><text:span text:style-name="T10">if</text:span><text:span text:style-name="T7"> (data.d.results[i].MessageDetails != undefined) {</text:span></text:p>
      <text:p text:style-name="P3"><text:span text:style-name="T7"><text:s text:c="20"/></text:span><text:span text:style-name="T10">var</text:span><text:span text:style-name="T7"> messageDetails = $.parseHTML(data.d.results[i].MessageDetails)[0].innerText;</text:span></text:p>
      <text:p text:style-name="P5"><text:s text:c="16"/>}</text:p>
      <text:p text:style-name="P3"><text:span text:style-name="T7"><text:s text:c="16"/></text:span><text:span text:style-name="T10">else</text:span><text:span text:style-name="T7"> { messageDetails = </text:span><text:span text:style-name="T13">""</text:span><text:span text:style-name="T7">; }</text:span></text:p>
      <text:p text:style-name="P5"/>
      <text:p text:style-name="P3"><text:span text:style-name="T7"><text:s text:c="16"/>momentDate = moment(</text:span><text:span text:style-name="T10">new</text:span><text:span text:style-name="T7"> Date(data.d.results[i].MessageDate));</text:span></text:p>
      <text:p text:style-name="P3"><text:span text:style-name="T7"><text:s text:c="16"/></text:span><text:span text:style-name="T10">var</text:span><text:span text:style-name="T7"> dateMessage = momentDate.format(</text:span><text:span text:style-name="T13">"M/D/YYYY"</text:span><text:span text:style-name="T7">);</text:span></text:p>
      <text:p text:style-name="P3"><text:soft-page-break/><text:span text:style-name="T7"><text:s text:c="16"/></text:span><text:span text:style-name="T10">if</text:span><text:span text:style-name="T7"> (data.d.results[i].Email != undefined) {</text:span></text:p>
      <text:p text:style-name="P3"><text:span text:style-name="T7"><text:s text:c="20"/></text:span><text:span text:style-name="T10">var</text:span><text:span text:style-name="T7"> email = data.d.results[i].Email;</text:span></text:p>
      <text:p text:style-name="P5"><text:s text:c="16"/>}</text:p>
      <text:p text:style-name="P3"><text:span text:style-name="T7"><text:s text:c="16"/></text:span><text:span text:style-name="T10">else</text:span><text:span text:style-name="T7"> { email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data.d.results[i].Managers.results != undefined) {</text:span></text:p>
      <text:p text:style-name="P3"><text:span text:style-name="T7"><text:s text:c="20"/></text:span><text:span text:style-name="T10">var</text:span><text:span text:style-name="T7"> managers = data.d.results[i].Managers.results[0].Title;</text:span></text:p>
      <text:p text:style-name="P5"><text:s text:c="16"/>}</text:p>
      <text:p text:style-name="P3"><text:span text:style-name="T7"><text:s text:c="16"/></text:span><text:span text:style-name="T10">else</text:span><text:span text:style-name="T7"> { managers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data.d.results[i].Status != undefined) {</text:span></text:p>
      <text:p text:style-name="P3"><text:span text:style-name="T7"><text:s text:c="20"/></text:span><text:span text:style-name="T10">var</text:span><text:span text:style-name="T7"> status = data.d.results[i].Status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 = </text:span><text:span text:style-name="T13">"Pending"</text:span><text:span text:style-name="T7">; }</text:span></text:p>
      <text:p text:style-name="P5"/>
      <text:p text:style-name="P5"><text:s text:c="16"/>arrayMessageListItems.push({</text:p>
      <text:p text:style-name="P3"><text:span text:style-name="T7"><text:s text:c="20"/></text:span><text:span text:style-name="T13">'Title'</text:span><text:span text:style-name="T7">: title,</text:span></text:p>
      <text:p text:style-name="P3"><text:span text:style-name="T7"><text:s text:c="20"/></text:span><text:span text:style-name="T13">'ContactPerson'</text:span><text:span text:style-name="T7">: contactPerson,</text:span></text:p>
      <text:p text:style-name="P3"><text:span text:style-name="T7"><text:s text:c="20"/></text:span><text:span text:style-name="T13">'MessageDetails'</text:span><text:span text:style-name="T7">: messageDetails,</text:span></text:p>
      <text:p text:style-name="P3"><text:span text:style-name="T7"><text:s text:c="20"/></text:span><text:span text:style-name="T13">'MessageDate'</text:span><text:span text:style-name="T7">: dateMessage == </text:span><text:span text:style-name="T13">"Invalid date"</text:span><text:span text:style-name="T7"> ? </text:span><text:span text:style-name="T10">null</text:span><text:span text:style-name="T7"> : dateMessage,</text:span></text:p>
      <text:p text:style-name="P3"><text:span text:style-name="T7"><text:s text:c="20"/></text:span><text:span text:style-name="T13">'Email'</text:span><text:span text:style-name="T7">: email,</text:span></text:p>
      <text:p text:style-name="P3"><text:span text:style-name="T7"><text:s text:c="20"/></text:span><text:span text:style-name="T13">'Managers'</text:span><text:span text:style-name="T7">: managers,</text:span></text:p>
      <text:p text:style-name="P3"><text:span text:style-name="T7"><text:s text:c="20"/></text:span><text:span text:style-name="T13">'Status'</text:span><text:span text:style-name="T7">: status</text:span></text:p>
      <text:p text:style-name="P5"><text:s text:c="16"/>});</text:p>
      <text:p text:style-name="P5"/>
      <text:p text:style-name="P5"/>
      <text:p text:style-name="P3"><text:span text:style-name="T7"><text:s text:c="16"/></text:span><text:span text:style-name="T14">///&lt;summary&gt;Creats a Kendo Grid for Message List&lt;/summary&gt;</text:span></text:p>
      <text:p text:style-name="P3"><text:span text:style-name="T7"><text:s text:c="16"/>$(</text:span><text:span text:style-name="T13">"#kendoGridREST"</text:span><text:span text:style-name="T7">).kendoGrid({</text:span></text:p>
      <text:p text:style-name="P5"><text:s text:c="20"/>dataSource: {</text:p>
      <text:p text:style-name="P3"><text:span text:style-name="T7"><text:s text:c="24"/>type: </text:span><text:span text:style-name="T13">"odata"</text:span><text:span text:style-name="T7">,</text:span></text:p>
      <text:p text:style-name="P5"><text:s text:c="24"/>data: arrayMessageListItems,</text:p>
      <text:p text:style-name="P5"><text:s text:c="24"/>pageSize: 5</text:p>
      <text:p text:style-name="P5"><text:s text:c="20"/>},</text:p>
      <text:p text:style-name="P5"><text:s text:c="20"/>height: 550,</text:p>
      <text:p text:style-name="P3"><text:span text:style-name="T7"><text:s text:c="20"/>groupable: </text:span><text:span text:style-name="T10">true</text:span><text:span text:style-name="T7">,</text:span></text:p>
      <text:p text:style-name="P3"><text:span text:style-name="T7"><text:s text:c="20"/>sortable: </text:span><text:span text:style-name="T10">true</text:span><text:span text:style-name="T7">,</text:span></text:p>
      <text:p text:style-name="P5"><text:s text:c="20"/>pageable: {</text:p>
      <text:p text:style-name="P3"><text:span text:style-name="T7"><text:s text:c="24"/>refresh: </text:span><text:span text:style-name="T10">true</text:span><text:span text:style-name="T7">,</text:span></text:p>
      <text:p text:style-name="P3"><text:span text:style-name="T7"><text:s text:c="24"/>pageSizes: </text:span><text:span text:style-name="T10">true</text:span><text:span text:style-name="T7">,</text:span></text:p>
      <text:p text:style-name="P5"><text:s text:c="24"/>buttonCount: 5</text:p>
      <text:p text:style-name="P5"><text:s text:c="20"/>},</text:p>
      <text:p text:style-name="P3"><text:span text:style-name="T7"><text:s text:c="20"/>columns: [</text:span><text:span text:style-name="T14">/*{*/</text:span></text:p>
      <text:p text:style-name="P3"><text:span text:style-name="T7"><text:s text:c="12"/></text:span><text:span text:style-name="T14">//template: "&lt;div class='customer-photo'" +</text:span></text:p>
      <text:p text:style-name="P3"><text:span text:style-name="T7"><text:s text:c="12"/></text:span><text:span text:style-name="T14">//"style='background-image: url(../content/web/Customers/#:data.CustomerID#.jpg);'&gt;&lt;/div&gt;" +</text:span></text:p>
      <text:p text:style-name="P3"><text:span text:style-name="T7"><text:s text:c="12"/></text:span><text:span text:style-name="T14">//"&lt;div class='customer-name'&gt;#: ContactName #&lt;/div&gt;",</text:span></text:p>
      <text:p text:style-name="P3"><text:span text:style-name="T7"><text:s text:c="12"/></text:span><text:span text:style-name="T14">//field: "ContactName",</text:span></text:p>
      <text:p text:style-name="P3"><text:span text:style-name="T7"><text:s text:c="12"/></text:span><text:span text:style-name="T14">//title: "Contact Name",</text:span></text:p>
      <text:p text:style-name="P3"><text:span text:style-name="T7"><text:s text:c="12"/></text:span><text:span text:style-name="T14">//width: 240</text:span></text:p>
      <text:p text:style-name="P3"><text:span text:style-name="T7"><text:s text:c="8"/></text:span><text:span text:style-name="T14">/*},*/</text:span><text:span text:style-name="T7"> {</text:span></text:p>
      <text:p text:style-name="P3"><text:span text:style-name="T7"><text:s text:c="28"/>field: </text:span><text:span text:style-name="T13">'Title'</text:span><text:span text:style-name="T7">,</text:span></text:p>
      <text:p text:style-name="P3"><text:span text:style-name="T7"><text:s text:c="28"/>title: </text:span><text:span text:style-name="T13">"Title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ContactPerson'</text:span><text:span text:style-name="T7">,</text:span></text:p>
      <text:p text:style-name="P3"><text:span text:style-name="T7"><text:s text:c="28"/>title: </text:span><text:span text:style-name="T13">"Contact Person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essageDetails'</text:span><text:span text:style-name="T7">,</text:span></text:p>
      <text:p text:style-name="P3"><text:span text:style-name="T7"><text:s text:c="28"/>title: </text:span><text:span text:style-name="T13">"Message Details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essageDate'</text:span><text:span text:style-name="T7">,</text:span></text:p>
      <text:p text:style-name="P3"><text:span text:style-name="T7"><text:s text:c="28"/>title: </text:span><text:span text:style-name="T13">"Message Date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Email'</text:span><text:span text:style-name="T7">,</text:span></text:p>
      <text:p text:style-name="P3"><text:soft-page-break/><text:span text:style-name="T7"><text:s text:c="28"/>title: </text:span><text:span text:style-name="T13">"Email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anagers'</text:span><text:span text:style-name="T7">,</text:span></text:p>
      <text:p text:style-name="P3"><text:span text:style-name="T7"><text:s text:c="28"/>title: </text:span><text:span text:style-name="T13">"Managers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Status'</text:span><text:span text:style-name="T7">,</text:span></text:p>
      <text:p text:style-name="P3"><text:span text:style-name="T7"><text:s text:c="28"/>title: </text:span><text:span text:style-name="T13">"Status"</text:span><text:span text:style-name="T7">,</text:span></text:p>
      <text:p text:style-name="P5"><text:s text:c="28"/>width: 100</text:p>
      <text:p text:style-name="P5"><text:s text:c="24"/>}</text:p>
      <text:p text:style-name="P5"><text:s text:c="20"/>]</text:p>
      <text:p text:style-name="P5"><text:s text:c="16"/>});</text:p>
      <text:p text:style-name="P5"><text:s text:c="12"/>}</text:p>
      <text:p text:style-name="P5"/>
      <text:p text:style-name="P5"/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/>
      <text:p text:style-name="P5"><text:s text:c="12"/>alert(JSON.stringify(error));</text:p>
      <text:p text:style-name="P5"><text:s text:c="8"/>}</text:p>
      <text:p text:style-name="P5"/>
      <text:p text:style-name="P5"><text:s text:c="4"/>});</text:p>
      <text:p text:style-name="P5"/>
      <text:p text:style-name="P5">}</text:p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><text:s text:c="2"/>//Elamaran : Kendo JS</text:p>
      <text:p text:style-name="P7"/>
      <text:p text:style-name="P7"/>
      <text:p text:style-name="P7"><text:span text:style-name="T13">"use strict"</text:span><text:span text:style-name="T7">;</text:span></text:p>
      <text:p text:style-name="P3"><text:span text:style-name="T10">var</text:span><text:span text:style-name="T7"> returnedItems;</text:span></text:p>
      <text:p text:style-name="P3"><text:span text:style-name="T10">var</text:span><text:span text:style-name="T7"> gridData</text:span></text:p>
      <text:p text:style-name="P3"><text:span text:style-name="T10">var</text:span><text:span text:style-name="T7"> listName=</text:span><text:span text:style-name="T13">"KendoList"</text:span><text:span text:style-name="T7">;</text:span></text:p>
      <text:p text:style-name="P3"><text:span text:style-name="T10">var</text:span><text:span text:style-name="T7"> spData;</text:span></text:p>
      <text:p text:style-name="P3"><text:span text:style-name="T10">var</text:span><text:span text:style-name="T7"> gridData=[];</text:span></text:p>
      <text:p text:style-name="P5"/>
      <text:p text:style-name="P8">/*</text:p>
      <text:p text:style-name="P8">To find the below for SharePoint Field Type</text:p>
      <text:p text:style-name="P8">*******************************************</text:p>
      <text:p text:style-name="P8">Single Line of Text <text:s text:c="4"/>: Text</text:p>
      <text:p text:style-name="P8">Multiple line of Text <text:s text:c="2"/>: MultiText</text:p>
      <text:p text:style-name="P8">Choice Single <text:s text:c="10"/>: SingleChoice</text:p>
      <text:p text:style-name="P8">Choice Mulitple <text:s text:c="8"/>: MultiChoice</text:p>
      <text:p text:style-name="P8">Number <text:s text:c="17"/>: Number</text:p>
      <text:p text:style-name="P8">Date <text:s text:c="19"/>: Date</text:p>
      <text:p text:style-name="P8">DateTime <text:s text:c="15"/>: DateTime</text:p>
      <text:p text:style-name="P8">SingleLookup <text:s text:c="11"/>: SingleLookup</text:p>
      <text:p text:style-name="P8">MultiLookup <text:s text:c="12"/>: MultiLookup</text:p>
      <text:p text:style-name="P8">Radio <text:s text:c="18"/>: YesNo</text:p>
      <text:p text:style-name="P8">Person <text:s text:c="17"/>: Person</text:p>
      <text:p text:style-name="P8">Multiple Person <text:s text:c="8"/>: MultiPersson</text:p>
      <text:p text:style-name="P8"/>
      <text:p text:style-name="P8">listcolumn config</text:p>
      <text:p text:style-name="P8">*****************</text:p>
      <text:p text:style-name="P8">SharePoint Field Internal name as field</text:p>
      <text:p text:style-name="P8">Display Name for Grid column as title</text:p>
      <text:p text:style-name="P8">*/</text:p>
      <text:p text:style-name="P5"><text:soft-page-break/></text:p>
      <text:p text:style-name="P3"><text:span text:style-name="T10">var</text:span><text:span text:style-name="T7"> listColumns= [</text:span></text:p>
      <text:p text:style-name="P3"><text:span text:style-name="T7"><text:s text:c="20"/>{</text:span><text:span text:style-name="T13">"field"</text:span><text:span text:style-name="T7">:</text:span><text:span text:style-name="T13">"Id"</text:span><text:span text:style-name="T7">,</text:span><text:span text:style-name="T13">"title"</text:span><text:span text:style-name="T7">:</text:span><text:span text:style-name="T13">" "</text:span><text:span text:style-name="T7">,</text:span><text:span text:style-name="T13">"SPType"</text:span><text:span text:style-name="T7">:</text:span><text:span text:style-name="T13">"number"</text:span><text:span text:style-name="T7">,template:</text:span><text:span text:style-name="T13">"&lt;b&gt;&lt;a target='_blank' href='"</text:span><text:span text:style-name="T7">+_spPageContextInfo.webAbsoluteUrl+</text:span><text:span text:style-name="T13">"/lists/"</text:span><text:span text:style-name="T7">+listName+</text:span><text:span text:style-name="T13">"/DispForm.aspx?ID=#:Id#'&gt;#=Title#&lt;/a&gt;&lt;/b&gt;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Title"</text:span><text:span text:style-name="T7">,</text:span><text:span text:style-name="T13">"title"</text:span><text:span text:style-name="T7">:</text:span><text:span text:style-name="T13">"Single Text"</text:span><text:span text:style-name="T7">,</text:span><text:span text:style-name="T13">"SPType"</text:span><text:span text:style-name="T7">:</text:span><text:span text:style-name="T13">"Text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Multiple_Text"</text:span><text:span text:style-name="T7">,</text:span><text:span text:style-name="T13">"title"</text:span><text:span text:style-name="T7">:</text:span><text:span text:style-name="T13">"SP_Multiple_Text"</text:span><text:span text:style-name="T7">,</text:span><text:span text:style-name="T13">"SPType"</text:span><text:span text:style-name="T7">:</text:span><text:span text:style-name="T13">"multitext"</text:span><text:span text:style-name="T7">, template:</text:span><text:span text:style-name="T13">"#=htmlDecode(SP_Multiple_Text)#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Choice_CheckBox"</text:span><text:span text:style-name="T7">,</text:span><text:span text:style-name="T13">"title"</text:span><text:span text:style-name="T7">:</text:span><text:span text:style-name="T13">"Choice CheckBox"</text:span><text:span text:style-name="T7">,</text:span><text:span text:style-name="T13">"SPType"</text:span><text:span text:style-name="T7">:</text:span><text:span text:style-name="T13">"MultiChoice"</text:span><text:span text:style-name="T7">,filterable: { multi: </text:span><text:span text:style-name="T10">true</text:span><text:span text:style-name="T7"> }},</text:span></text:p>
      <text:p text:style-name="P3"><text:span text:style-name="T7"><text:s text:c="20"/>{</text:span><text:span text:style-name="T13">"field"</text:span><text:span text:style-name="T7">:</text:span><text:span text:style-name="T13">"SP_Choice_DropDown"</text:span><text:span text:style-name="T7">,</text:span><text:span text:style-name="T13">"title"</text:span><text:span text:style-name="T7">:</text:span><text:span text:style-name="T13">"Choice DropDown"</text:span><text:span text:style-name="T7">,</text:span><text:span text:style-name="T13">"SPType"</text:span><text:span text:style-name="T7">:</text:span><text:span text:style-name="T13">"SingleChoice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Number"</text:span><text:span text:style-name="T7">,</text:span><text:span text:style-name="T13">"title"</text:span><text:span text:style-name="T7">:</text:span><text:span text:style-name="T13">"Number"</text:span><text:span text:style-name="T7">,</text:span><text:span text:style-name="T13">"SPType"</text:span><text:span text:style-name="T7">:</text:span><text:span text:style-name="T13">"Number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Date"</text:span><text:span text:style-name="T7">,</text:span><text:span text:style-name="T13">"title"</text:span><text:span text:style-name="T7">:</text:span><text:span text:style-name="T13">"Date"</text:span><text:span text:style-name="T7">,</text:span><text:span text:style-name="T13">"SPType"</text:span><text:span text:style-name="T7">:</text:span><text:span text:style-name="T13">"Date"</text:span><text:span text:style-name="T7">,</text:span><text:span text:style-name="T13">"type"</text:span><text:span text:style-name="T7">:</text:span><text:span text:style-name="T13">"date"</text:span><text:span text:style-name="T7">,template: </text:span><text:span text:style-name="T13">"#= kendo.toString(kendo.parseDate(SP_Date, 'yyyy-MM-dd'), 'dd-MM-yyyy') #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DateTime"</text:span><text:span text:style-name="T7">,</text:span><text:span text:style-name="T13">"title"</text:span><text:span text:style-name="T7">:</text:span><text:span text:style-name="T13">"DateTime"</text:span><text:span text:style-name="T7">,</text:span><text:span text:style-name="T13">"SPType"</text:span><text:span text:style-name="T7">:</text:span><text:span text:style-name="T13">"DateTime"</text:span><text:span text:style-name="T7">,</text:span><text:span text:style-name="T13">"type"</text:span><text:span text:style-name="T7">:</text:span><text:span text:style-name="T13">"date"</text:span><text:span text:style-name="T7">,template: </text:span><text:span text:style-name="T13">"#= kendo.toString(kendo.parseDate(SP_DateTime, 'yyyy-MM-dd'), 'dd/MM/yyyy hh:mm') #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Lookup_Single"</text:span><text:span text:style-name="T7">,</text:span><text:span text:style-name="T13">"title"</text:span><text:span text:style-name="T7">:</text:span><text:span text:style-name="T13">"Lookup Single"</text:span><text:span text:style-name="T7">,</text:span><text:span text:style-name="T13">"SPType"</text:span><text:span text:style-name="T7">:</text:span><text:span text:style-name="T13">"SingleLookup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Lookup_Multiple"</text:span><text:span text:style-name="T7">,</text:span><text:span text:style-name="T13">"title"</text:span><text:span text:style-name="T7">:</text:span><text:span text:style-name="T13">"Lookup Multiple"</text:span><text:span text:style-name="T7">,</text:span><text:span text:style-name="T13">"SPType"</text:span><text:span text:style-name="T7">:</text:span><text:span text:style-name="T13">"MultiLookup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YesNo"</text:span><text:span text:style-name="T7">,</text:span><text:span text:style-name="T13">"title"</text:span><text:span text:style-name="T7">:</text:span><text:span text:style-name="T13">"YesNo"</text:span><text:span text:style-name="T7">,</text:span><text:span text:style-name="T13">"SPType"</text:span><text:span text:style-name="T7">:</text:span><text:span text:style-name="T13">"YesNo"</text:span><text:span text:style-name="T7">,type: </text:span><text:span text:style-name="T13">"boolean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Person"</text:span><text:span text:style-name="T7">,</text:span><text:span text:style-name="T13">"title"</text:span><text:span text:style-name="T7">:</text:span><text:span text:style-name="T13">"Person"</text:span><text:span text:style-name="T7">,</text:span><text:span text:style-name="T13">"SPType"</text:span><text:span text:style-name="T7">:</text:span><text:span text:style-name="T13">"Person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Person_multiple"</text:span><text:span text:style-name="T7">,</text:span><text:span text:style-name="T13">"title"</text:span><text:span text:style-name="T7">:</text:span><text:span text:style-name="T13">"Person multiple"</text:span><text:span text:style-name="T7">,</text:span><text:span text:style-name="T13">"SPType"</text:span><text:span text:style-name="T7">:</text:span><text:span text:style-name="T13">"MultiPerson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Picture"</text:span><text:span text:style-name="T7">,</text:span><text:span text:style-name="T13">"title"</text:span><text:span text:style-name="T7">:</text:span><text:span text:style-name="T13">"SP Picture"</text:span><text:span text:style-name="T7">,</text:span><text:span text:style-name="T13">"SPType"</text:span><text:span text:style-name="T7">:</text:span><text:span text:style-name="T13">"Picture"</text:span><text:span text:style-name="T7">,template:</text:span><text:span text:style-name="T13">"&lt;img style='width:100px;height:50px;' src='#:SP_Picture#'/&gt;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HyperLink"</text:span><text:span text:style-name="T7">,</text:span><text:span text:style-name="T13">"title"</text:span><text:span text:style-name="T7">:</text:span><text:span text:style-name="T13">"SP HyperLink"</text:span><text:span text:style-name="T7">,</text:span><text:span text:style-name="T13">"SPType"</text:span><text:span text:style-name="T7">:</text:span><text:span text:style-name="T13">"url"</text:span><text:span text:style-name="T7">,template:</text:span><text:span text:style-name="T13">"&lt;a <text:s/>href='#=SP_HyperLink.Url#'&gt;#=SP_HyperLink.Description#&lt;/a&gt;"</text:span><text:span text:style-name="T7">}</text:span></text:p>
      <text:p text:style-name="P5"><text:s text:c="20"/></text:p>
      <text:p text:style-name="P5"><text:s text:c="16"/>];</text:p>
      <text:p text:style-name="P5"/>
      <text:p text:style-name="P3"><text:span text:style-name="T7">$(document).ready(</text:span><text:span text:style-name="T10">function</text:span><text:span text:style-name="T7">() {</text:span></text:p>
      <text:p text:style-name="P5"><text:s text:c="4"/>readSPData();</text:p>
      <text:p text:style-name="P5"><text:s text:c="4"/>bindArraySPData();</text:p>
      <text:p text:style-name="P5"><text:s text:c="4"/>kendoCall();</text:p>
      <text:p text:style-name="P5">}); <text:s/></text:p>
      <text:p text:style-name="P3"><text:span text:style-name="T10">function</text:span><text:span text:style-name="T7"> htmlDecode(value) {</text:span></text:p>
      <text:p text:style-name="P3"><text:span text:style-name="T7"><text:s text:c="8"/></text:span><text:span text:style-name="T10">return</text:span><text:span text:style-name="T7"> value.replace(</text:span><text:span text:style-name="T13">/&amp;lt;/</text:span><text:span text:style-name="T10">g</text:span><text:span text:style-name="T7">, </text:span><text:span text:style-name="T13">"&lt;"</text:span><text:span text:style-name="T7">).replace(</text:span><text:span text:style-name="T13">/&amp;gt;/</text:span><text:span text:style-name="T10">g</text:span><text:span text:style-name="T7">, </text:span><text:span text:style-name="T13">"&gt;"</text:span><text:span text:style-name="T7">);</text:span></text:p>
      <text:p text:style-name="P5"><text:s/>}</text:p>
      <text:p text:style-name="P5"><text:s text:c="2"/></text:p>
      <text:p text:style-name="P3"><text:span text:style-name="T10">function</text:span><text:span text:style-name="T7"> AutoCompleteFilter(element) {</text:span></text:p>
      <text:p text:style-name="P5"><text:s text:c="4"/>element.kendoAutoComplete({</text:p>
      <text:p text:style-name="P5"><text:s text:c="8"/>dataSource: titles</text:p>
      <text:p text:style-name="P5"><text:s text:c="4"/>});</text:p>
      <text:p text:style-name="P5">}</text:p>
      <text:p text:style-name="P3"><text:span text:style-name="T10">function</text:span><text:span text:style-name="T7"> filterAutoCompleteDataSource(e) {</text:span></text:p>
      <text:p text:style-name="P3"><text:span text:style-name="T7"><text:s text:c="6"/></text:span><text:span text:style-name="T10">var</text:span><text:span text:style-name="T7"> gridFilter = e.sender.dataSource.filter();</text:span></text:p>
      <text:p text:style-name="P3"><text:span text:style-name="T7"><text:s text:c="6"/>e.sender.element.find(</text:span><text:span text:style-name="T13">".k-autocomplete input"</text:span><text:span text:style-name="T7">).data(</text:span><text:span text:style-name="T13">"kendoAutoComplete"</text:span><text:span text:style-name="T7">).dataSource.filter(gridFilter);</text:span></text:p>
      <text:p text:style-name="P5"><text:s text:c="4"/>}</text:p>
      <text:p text:style-name="P5"/>
      <text:p text:style-name="P3"><text:span text:style-name="T10">function</text:span><text:span text:style-name="T7"> restUrl(){</text:span></text:p>
      <text:p text:style-name="P5"/>
      <text:p text:style-name="P3"><text:span text:style-name="T7"><text:s text:c="4"/></text:span><text:span text:style-name="T10">var</text:span><text:span text:style-name="T7"> select=</text:span><text:span text:style-name="T13">""</text:span><text:span text:style-name="T7">;</text:span></text:p>
      <text:p text:style-name="P3"><text:span text:style-name="T7"><text:s text:c="4"/></text:span><text:span text:style-name="T10">var</text:span><text:span text:style-name="T7"> expand=</text:span><text:span text:style-name="T13">""</text:span><text:span text:style-name="T7">;</text:span></text:p>
      <text:p text:style-name="P3"><text:span text:style-name="T7"><text:s text:c="4"/>$.each(listColumns, </text:span><text:span text:style-name="T10">function</text:span><text:span text:style-name="T7"> (index, value) </text:span></text:p>
      <text:p text:style-name="P5"><text:s text:c="4"/>{ <text:s text:c="2"/></text:p>
      <text:p text:style-name="P3"><text:span text:style-name="T7"><text:s text:c="8"/></text:span><text:span text:style-name="T10">var</text:span><text:span text:style-name="T7"> i=0;</text:span></text:p>
      <text:p text:style-name="P3"><text:soft-page-break/><text:span text:style-name="T7"><text:s text:c="8"/></text:span><text:span text:style-name="T10">if</text:span><text:span text:style-name="T7">(value.SPType.indexOf(</text:span><text:span text:style-name="T13">"Lookup"</text:span><text:span text:style-name="T7">)&gt;=0)</text:span></text:p>
      <text:p text:style-name="P5"><text:s text:c="8"/>{</text:p>
      <text:p text:style-name="P3"><text:span text:style-name="T7"><text:s text:c="12"/>select+=</text:span><text:span text:style-name="T13">","</text:span><text:span text:style-name="T7">+value.field +</text:span><text:span text:style-name="T13">"/Title"</text:span><text:span text:style-name="T7">;</text:span></text:p>
      <text:p text:style-name="P3"><text:span text:style-name="T7"><text:s text:c="12"/>expand+=</text:span><text:span text:style-name="T13">","</text:span><text:span text:style-name="T7">+value.field;</text:span></text:p>
      <text:p text:style-name="P5"><text:s text:c="8"/>}</text:p>
      <text:p text:style-name="P3"><text:span text:style-name="T7"><text:s text:c="8"/></text:span><text:span text:style-name="T10">else</text:span><text:span text:style-name="T7"> </text:span><text:span text:style-name="T10">if</text:span><text:span text:style-name="T7">(value.SPType.indexOf(</text:span><text:span text:style-name="T13">"Person"</text:span><text:span text:style-name="T7">)&gt;=0)</text:span></text:p>
      <text:p text:style-name="P5"><text:s text:c="8"/>{</text:p>
      <text:p text:style-name="P3"><text:span text:style-name="T7"><text:s text:c="12"/>select+=</text:span><text:span text:style-name="T13">","</text:span><text:span text:style-name="T7">+value.field +</text:span><text:span text:style-name="T13">"/Title"</text:span><text:span text:style-name="T7">+</text:span><text:span text:style-name="T13">","</text:span><text:span text:style-name="T7">+value.field +</text:span><text:span text:style-name="T13">"/Name"</text:span><text:span text:style-name="T7">+</text:span><text:span text:style-name="T13">","</text:span><text:span text:style-name="T7">+value.field +</text:span><text:span text:style-name="T13">"/EMail"</text:span><text:span text:style-name="T7">;</text:span></text:p>
      <text:p text:style-name="P3"><text:span text:style-name="T7"><text:s text:c="12"/>expand+=</text:span><text:span text:style-name="T13">","</text:span><text:span text:style-name="T7">+value.field+</text:span><text:span text:style-name="T13">"/Id"</text:span><text:span text:style-name="T7">;</text:span></text:p>
      <text:p text:style-name="P5"><text:s text:c="8"/>}</text:p>
      <text:p text:style-name="P3"><text:span text:style-name="T7"><text:s text:c="8"/></text:span><text:span text:style-name="T10">else</text:span></text:p>
      <text:p text:style-name="P5"><text:s text:c="8"/>{</text:p>
      <text:p text:style-name="P3"><text:span text:style-name="T7"><text:s text:c="8"/>select+=</text:span><text:span text:style-name="T13">","</text:span><text:span text:style-name="T7">+value.field;</text:span></text:p>
      <text:p text:style-name="P5"><text:s text:c="8"/>}</text:p>
      <text:p text:style-name="P5"><text:s text:c="8"/>i++;</text:p>
      <text:p text:style-name="P5"><text:s text:c="4"/>});</text:p>
      <text:p text:style-name="P3"><text:span text:style-name="T7"><text:s text:c="4"/>select=select.split(</text:span><text:span text:style-name="T13">/,(.+)/</text:span><text:span text:style-name="T7">)[1];</text:span></text:p>
      <text:p text:style-name="P3"><text:span text:style-name="T7"><text:s text:c="4"/>expand=expand.split(</text:span><text:span text:style-name="T13">/,(.+)/</text:span><text:span text:style-name="T7">)[1];</text:span></text:p>
      <text:p text:style-name="P3"><text:span text:style-name="T7"><text:s text:c="4"/>console.log(_spPageContextInfo.webAbsoluteUrl + </text:span><text:span text:style-name="T13">"/_api/web/lists/GetByTitle('"</text:span><text:span text:style-name="T7">+listName+</text:span><text:span text:style-name="T13">"')/items?$select="</text:span><text:span text:style-name="T7">+select+</text:span><text:span text:style-name="T13">"&amp;$expand="</text:span><text:span text:style-name="T7">+expand);</text:span></text:p>
      <text:p text:style-name="P3"><text:span text:style-name="T7"><text:s text:c="4"/></text:span><text:span text:style-name="T10">return</text:span><text:span text:style-name="T7"> _spPageContextInfo.webAbsoluteUrl + </text:span><text:span text:style-name="T13">"/_api/web/lists/GetByTitle('"</text:span><text:span text:style-name="T7">+listName+</text:span><text:span text:style-name="T13">"')/items?$select="</text:span><text:span text:style-name="T7">+select+</text:span><text:span text:style-name="T13">"&amp;$expand="</text:span><text:span text:style-name="T7">+expand;</text:span></text:p>
      <text:p text:style-name="P5"/>
      <text:p text:style-name="P5">}</text:p>
      <text:p text:style-name="P3"><text:span text:style-name="T10">function</text:span><text:span text:style-name="T7"> readSPData(){</text:span></text:p>
      <text:p text:style-name="P5"><text:s text:c="4"/>$.ajax({ <text:s/></text:p>
      <text:p text:style-name="P5"><text:s text:c="8"/>url: restUrl(),</text:p>
      <text:p text:style-name="P3"><text:span text:style-name="T7"><text:s text:c="8"/>type: </text:span><text:span text:style-name="T13">"GET"</text:span><text:span text:style-name="T7">,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 <text:s/></text:span></text:p>
      <text:p text:style-name="P3"><text:span text:style-name="T7"><text:s text:c="12"/></text:span><text:span text:style-name="T13">"content-Type"</text:span><text:span text:style-name="T7">: </text:span><text:span text:style-name="T13">"application/json;odata=verbose"</text:span><text:span text:style-name="T7"> <text:s/></text:span></text:p>
      <text:p text:style-name="P5"><text:s text:c="8"/>}, <text:s/></text:p>
      <text:p text:style-name="P3"><text:span text:style-name="T7"><text:s text:c="8"/>success: </text:span><text:span text:style-name="T10">function</text:span><text:span text:style-name="T7">(data) { <text:s/></text:span></text:p>
      <text:p text:style-name="P5"><text:s text:c="12"/>spData=data.d.results;</text:p>
      <text:p text:style-name="P5"><text:s text:c="12"/>console.log(spData); </text:p>
      <text:p text:style-name="P5"><text:s text:c="8"/>}, <text:s/></text:p>
      <text:p text:style-name="P3"><text:span text:style-name="T7"><text:s text:c="8"/>error: </text:span><text:span text:style-name="T10">function</text:span><text:span text:style-name="T7">(error) { <text:s/></text:span></text:p>
      <text:p text:style-name="P5"><text:s text:c="12"/>alert(JSON.stringify(error)); <text:s/></text:p>
      <text:p text:style-name="P5"><text:s text:c="8"/>} <text:s/></text:p>
      <text:p text:style-name="P5"><text:s text:c="4"/>});</text:p>
      <text:p text:style-name="P5">}</text:p>
      <text:p text:style-name="P5"/>
      <text:p text:style-name="P3"><text:span text:style-name="T10">function</text:span><text:span text:style-name="T7"> bindArraySPData(){</text:span></text:p>
      <text:p text:style-name="P3"><text:span text:style-name="T7"><text:s text:c="4"/>$.each(spData,</text:span><text:span text:style-name="T10">function</text:span><text:span text:style-name="T7">(dataIndex,dataValue){</text:span></text:p>
      <text:p text:style-name="P3"><text:span text:style-name="T7"><text:s text:c="8"/></text:span><text:span text:style-name="T10">var</text:span><text:span text:style-name="T7"> item = {}</text:span></text:p>
      <text:p text:style-name="P3"><text:span text:style-name="T7"><text:s text:c="8"/>$.each(listColumns, </text:span><text:span text:style-name="T10">function</text:span><text:span text:style-name="T7"> (colIndex, colValue) </text:span></text:p>
      <text:p text:style-name="P5"><text:s text:c="8"/>{</text:p>
      <text:p text:style-name="P5"/>
      <text:p text:style-name="P3"><text:span text:style-name="T7"><text:s text:c="12"/></text:span><text:span text:style-name="T10">if</text:span><text:span text:style-name="T7">(colValue.SPType.indexOf(</text:span><text:span text:style-name="T13">"Lookup"</text:span><text:span text:style-name="T7">)&gt;=0)</text:span></text:p>
      <text:p text:style-name="P5"><text:s text:c="12"/>{</text:p>
      <text:p text:style-name="P5"><text:s text:c="16"/>item[colValue.field]=spLookup(dataValue[colValue.field]);</text:p>
      <text:p text:style-name="P5"/>
      <text:p text:style-name="P5"><text:s text:c="12"/>}</text:p>
      <text:p text:style-name="P3"><text:span text:style-name="T7"><text:s text:c="12"/></text:span><text:span text:style-name="T10">else</text:span><text:span text:style-name="T7"> </text:span><text:span text:style-name="T10">if</text:span><text:span text:style-name="T7">(colValue.SPType.indexOf(</text:span><text:span text:style-name="T13">"Picture"</text:span><text:span text:style-name="T7">)&gt;=0)</text:span></text:p>
      <text:p text:style-name="P5"><text:s text:c="12"/>{</text:p>
      <text:p text:style-name="P5"><text:s text:c="16"/>item[colValue.field]=spPicture(dataValue[colValue.field]);</text:p>
      <text:p text:style-name="P5"><text:s text:c="12"/>}</text:p>
      <text:p text:style-name="P3"><text:span text:style-name="T7"><text:s text:c="12"/></text:span><text:span text:style-name="T10">else</text:span><text:span text:style-name="T7"> </text:span><text:span text:style-name="T10">if</text:span><text:span text:style-name="T7">(colValue.SPType.indexOf(</text:span><text:span text:style-name="T13">"Person"</text:span><text:span text:style-name="T7">)&gt;=0)</text:span></text:p>
      <text:p text:style-name="P5"><text:s text:c="12"/>{</text:p>
      <text:p text:style-name="P5"><text:s text:c="16"/>item[colValue.field]=spPeople(dataValue[colValue.field]);</text:p>
      <text:p text:style-name="P5"><text:s text:c="12"/>}</text:p>
      <text:p text:style-name="P3"><text:span text:style-name="T7"><text:s text:c="12"/></text:span><text:span text:style-name="T10">else</text:span><text:span text:style-name="T7"> </text:span><text:span text:style-name="T10">if</text:span><text:span text:style-name="T7">(colValue.SPType.indexOf(</text:span><text:span text:style-name="T13">"Date"</text:span><text:span text:style-name="T7">)&gt;=0)</text:span></text:p>
      <text:p text:style-name="P5"><text:s text:c="12"/>{</text:p>
      <text:p text:style-name="P3"><text:soft-page-break/><text:span text:style-name="T7"><text:s text:c="16"/></text:span><text:span text:style-name="T10">if</text:span><text:span text:style-name="T7">(dataValue[colValue.field]!= </text:span><text:span text:style-name="T10">null</text:span><text:span text:style-name="T7"> &amp;&amp; dataValue[colValue.field]!=undefined)</text:span></text:p>
      <text:p text:style-name="P5"><text:s text:c="16"/>{</text:p>
      <text:p text:style-name="P3"><text:span text:style-name="T7"><text:s text:c="20"/></text:span><text:span text:style-name="T10">var</text:span><text:span text:style-name="T7"> formattedDate = </text:span><text:span text:style-name="T10">new</text:span><text:span text:style-name="T7"> Date(Date.parse(dataValue[colValue.field])).format(</text:span><text:span text:style-name="T13">"MM/dd/yyyy"</text:span><text:span text:style-name="T7">);</text:span></text:p>
      <text:p text:style-name="P5"><text:s text:c="20"/>item[colValue.field]=formattedDate;</text:p>
      <text:p text:style-name="P5"><text:s text:c="16"/>}</text:p>
      <text:p text:style-name="P3"><text:span text:style-name="T7"><text:s text:c="16"/></text:span><text:span text:style-name="T10">else</text:span></text:p>
      <text:p text:style-name="P5"><text:s text:c="16"/>item[colValue.field]=dataValue[colValue.field];</text:p>
      <text:p text:style-name="P5"><text:s text:c="16"/></text:p>
      <text:p text:style-name="P5"><text:s text:c="12"/>}</text:p>
      <text:p text:style-name="P3"><text:span text:style-name="T7"><text:s text:c="12"/></text:span><text:span text:style-name="T10">else</text:span></text:p>
      <text:p text:style-name="P5"><text:s text:c="12"/>{</text:p>
      <text:p text:style-name="P3"><text:span text:style-name="T7"><text:s text:c="16"/></text:span><text:span text:style-name="T10">if</text:span><text:span text:style-name="T7">(dataValue[colValue.field]!=</text:span><text:span text:style-name="T10">null</text:span><text:span text:style-name="T7"> &amp;&amp; dataValue[colValue.field].results)</text:span></text:p>
      <text:p text:style-name="P5"><text:s text:c="16"/>item[colValue.field]=dataValue[colValue.field].results.toString();</text:p>
      <text:p text:style-name="P3"><text:span text:style-name="T7"><text:s text:c="16"/></text:span><text:span text:style-name="T10">else</text:span></text:p>
      <text:p text:style-name="P5"><text:s text:c="16"/>item[colValue.field]=dataValue[colValue.field];</text:p>
      <text:p text:style-name="P5"><text:s text:c="12"/>}</text:p>
      <text:p text:style-name="P5"><text:s text:c="8"/>});</text:p>
      <text:p text:style-name="P5"/>
      <text:p text:style-name="P5"><text:s text:c="8"/>gridData.push(item);</text:p>
      <text:p text:style-name="P5"><text:s text:c="4"/>});</text:p>
      <text:p text:style-name="P5">} </text:p>
      <text:p text:style-name="P5"/>
      <text:p text:style-name="P3"><text:span text:style-name="T10">function</text:span><text:span text:style-name="T7"> spLookup(val){</text:span></text:p>
      <text:p text:style-name="P3"><text:span text:style-name="T7"><text:s text:c="4"/></text:span><text:span text:style-name="T10">var</text:span><text:span text:style-name="T7"> valreturn=</text:span><text:span text:style-name="T13">""</text:span><text:span text:style-name="T7">;</text:span></text:p>
      <text:p text:style-name="P3"><text:span text:style-name="T7"><text:s text:c="4"/></text:span><text:span text:style-name="T10">if</text:span><text:span text:style-name="T7">(val.results)</text:span></text:p>
      <text:p text:style-name="P3"><text:span text:style-name="T7"><text:s text:c="8"/>$.each(val.results,</text:span><text:span text:style-name="T10">function</text:span><text:span text:style-name="T7">(i,k){</text:span></text:p>
      <text:p text:style-name="P3"><text:span text:style-name="T7"><text:s text:c="12"/></text:span><text:span text:style-name="T10">if</text:span><text:span text:style-name="T7">(val.results.length -1 != i)</text:span></text:p>
      <text:p text:style-name="P3"><text:span text:style-name="T7"><text:s text:c="12"/>valreturn+=k.Title+</text:span><text:span text:style-name="T13">", "</text:span><text:span text:style-name="T7">;</text:span></text:p>
      <text:p text:style-name="P3"><text:span text:style-name="T7"><text:s text:c="12"/></text:span><text:span text:style-name="T10">else</text:span></text:p>
      <text:p text:style-name="P5"><text:s text:c="12"/>valreturn+=k.Title</text:p>
      <text:p text:style-name="P5"><text:s text:c="8"/>})</text:p>
      <text:p text:style-name="P3"><text:span text:style-name="T7"><text:s text:c="4"/></text:span><text:span text:style-name="T10">else</text:span></text:p>
      <text:p text:style-name="P5"><text:s text:c="8"/>valreturn+=val.Title;</text:p>
      <text:p text:style-name="P3"><text:span text:style-name="T7"><text:s text:c="4"/></text:span><text:span text:style-name="T10">return</text:span><text:span text:style-name="T7"> valreturn;</text:span></text:p>
      <text:p text:style-name="P5">}</text:p>
      <text:p text:style-name="P5"/>
      <text:p text:style-name="P3"><text:span text:style-name="T10">function</text:span><text:span text:style-name="T7"> spPicture(val){</text:span></text:p>
      <text:p text:style-name="P3"><text:span text:style-name="T7"><text:s text:c="4"/></text:span><text:span text:style-name="T10">var</text:span><text:span text:style-name="T7"> valreturn=</text:span><text:span text:style-name="T13">""</text:span><text:span text:style-name="T7">;</text:span></text:p>
      <text:p text:style-name="P3"><text:span text:style-name="T7"><text:s text:c="4"/></text:span><text:span text:style-name="T10">if</text:span><text:span text:style-name="T7">(val!=</text:span><text:span text:style-name="T10">null</text:span><text:span text:style-name="T7"> &amp;&amp; val!=undefined)</text:span></text:p>
      <text:p text:style-name="P5"><text:s text:c="8"/>valreturn=val.Url</text:p>
      <text:p text:style-name="P3"><text:span text:style-name="T7"><text:s text:c="4"/></text:span><text:span text:style-name="T10">else</text:span></text:p>
      <text:p text:style-name="P3"><text:span text:style-name="T7"><text:s text:c="8"/>valreturn=</text:span><text:span text:style-name="T13">""</text:span></text:p>
      <text:p text:style-name="P3"><text:span text:style-name="T7"><text:s text:c="4"/></text:span><text:span text:style-name="T10">return</text:span><text:span text:style-name="T7"> valreturn;</text:span></text:p>
      <text:p text:style-name="P5">}</text:p>
      <text:p text:style-name="P5"/>
      <text:p text:style-name="P3"><text:span text:style-name="T10">function</text:span><text:span text:style-name="T7"> spPeople(val){</text:span></text:p>
      <text:p text:style-name="P3"><text:span text:style-name="T7"><text:s text:c="4"/></text:span><text:span text:style-name="T10">var</text:span><text:span text:style-name="T7"> valreturn=</text:span><text:span text:style-name="T13">""</text:span><text:span text:style-name="T7">;</text:span></text:p>
      <text:p text:style-name="P3"><text:span text:style-name="T7"><text:s text:c="4"/></text:span><text:span text:style-name="T10">if</text:span><text:span text:style-name="T7">(val.results)</text:span></text:p>
      <text:p text:style-name="P3"><text:span text:style-name="T7"><text:s text:c="8"/>$.each(val.results,</text:span><text:span text:style-name="T10">function</text:span><text:span text:style-name="T7">(i,k){</text:span></text:p>
      <text:p text:style-name="P3"><text:span text:style-name="T7"><text:s text:c="12"/></text:span><text:span text:style-name="T10">if</text:span><text:span text:style-name="T7">(val.results.length -1 != i)</text:span></text:p>
      <text:p text:style-name="P3"><text:span text:style-name="T7"><text:s text:c="12"/>valreturn+=k.Title+</text:span><text:span text:style-name="T13">", "</text:span><text:span text:style-name="T7">;</text:span></text:p>
      <text:p text:style-name="P3"><text:span text:style-name="T7"><text:s text:c="12"/></text:span><text:span text:style-name="T10">else</text:span></text:p>
      <text:p text:style-name="P5"><text:s text:c="12"/>valreturn+=k.Title;</text:p>
      <text:p text:style-name="P5"><text:s text:c="8"/>})</text:p>
      <text:p text:style-name="P3"><text:span text:style-name="T7"><text:s text:c="4"/></text:span><text:span text:style-name="T10">else</text:span></text:p>
      <text:p text:style-name="P5"><text:s text:c="8"/>valreturn+=val.Title;</text:p>
      <text:p text:style-name="P3"><text:span text:style-name="T7"><text:s text:c="4"/></text:span><text:span text:style-name="T10">return</text:span><text:span text:style-name="T7"> valreturn;</text:span></text:p>
      <text:p text:style-name="P5">}</text:p>
      <text:p text:style-name="P5"/>
      <text:p text:style-name="P3"><text:span text:style-name="T10">function</text:span><text:span text:style-name="T7"> kendoCall(){</text:span></text:p>
      <text:p text:style-name="P3"><text:span text:style-name="T7"><text:s text:c="4"/>$(</text:span><text:span text:style-name="T13">"#grid"</text:span><text:span text:style-name="T7">).kendoGrid({</text:span></text:p>
      <text:p text:style-name="P5"><text:s text:c="8"/>dataSource: {</text:p>
      <text:p text:style-name="P5"><text:s text:c="12"/>data: gridData,</text:p>
      <text:p text:style-name="P3"><text:span text:style-name="T7"><text:s text:c="12"/></text:span><text:span text:style-name="T14">/*schema: {</text:span></text:p>
      <text:p text:style-name="P8"><text:soft-page-break/><text:s text:c="16"/>model: {</text:p>
      <text:p text:style-name="P8"><text:s text:c="20"/>fields: {</text:p>
      <text:p text:style-name="P8"><text:s text:c="24"/>ProductName: { type: "string" },</text:p>
      <text:p text:style-name="P8"><text:s text:c="24"/>UnitPrice: { type: "number" },</text:p>
      <text:p text:style-name="P8"><text:s text:c="24"/>UnitsInStock: { type: "number" },</text:p>
      <text:p text:style-name="P8"><text:s text:c="24"/>Discontinued: { type: "boolean" }</text:p>
      <text:p text:style-name="P8"><text:s text:c="20"/>}</text:p>
      <text:p text:style-name="P8"><text:s text:c="16"/>}</text:p>
      <text:p text:style-name="P8"><text:s text:c="12"/>},*/</text:p>
      <text:p text:style-name="P5"><text:s text:c="12"/>pageSize: 5</text:p>
      <text:p text:style-name="P5"><text:s text:c="8"/>},</text:p>
      <text:p text:style-name="P5"><text:s text:c="8"/>dataBound : filterAutoCompleteDataSource,</text:p>
      <text:p text:style-name="P3"><text:span text:style-name="T7"><text:s text:c="8"/>filterable: </text:span><text:span text:style-name="T10">true</text:span><text:span text:style-name="T7">,</text:span></text:p>
      <text:p text:style-name="P3"><text:span text:style-name="T7"><text:s text:c="8"/>sortable: </text:span><text:span text:style-name="T10">true</text:span><text:span text:style-name="T7">,</text:span></text:p>
      <text:p text:style-name="P3"><text:span text:style-name="T7"><text:s text:c="8"/>groupable: </text:span><text:span text:style-name="T10">true</text:span><text:span text:style-name="T7">,</text:span></text:p>
      <text:p text:style-name="P5"><text:s text:c="8"/>pageable: {</text:p>
      <text:p text:style-name="P3"><text:span text:style-name="T7"><text:s text:c="12"/>input: </text:span><text:span text:style-name="T10">true</text:span><text:span text:style-name="T7">,</text:span></text:p>
      <text:p text:style-name="P3"><text:span text:style-name="T7"><text:s text:c="12"/>numeric: </text:span><text:span text:style-name="T10">false</text:span></text:p>
      <text:p text:style-name="P5"><text:s text:c="8"/>},</text:p>
      <text:p text:style-name="P5"><text:s text:c="8"/>columns: listColumns</text:p>
      <text:p text:style-name="P5"><text:s text:c="4"/>});</text:p>
      <text:p text:style-name="P5"/>
      <text:p text:style-name="P5"/>
      <text:p text:style-name="P5">}</text:p>
      <text:p text:style-name="P5"/>
      <text:p text:style-name="P5"/>
      <text:p text:style-name="P5"/>
      <text:p text:style-name="P5"/>
      <text:p text:style-name="P5"/>
      <text:p text:style-name="P6">// <text:s/>new form to show the each item in PostList as div containers with editpost and deletepost buttons. <text:s/></text:p>
      <text:p text:style-name="P5"><text:span text:style-name="T18">New Post Button works as modal dialog and also edit post also works as modal dialog</text:span></text:p>
      <text:p text:style-name="P5"/>
      <text:p text:style-name="P5"/>
      <text:p text:style-name="P5">window.title = "";</text:p>
      <text:p text:style-name="P5">window.description = "";</text:p>
      <text:p text:style-name="P5">window.createdDate = null;</text:p>
      <text:p text:style-name="P5">window.createdBy = "";</text:p>
      <text:p text:style-name="P5">window.modifiedBy = "";</text:p>
      <text:p text:style-name="P5">$(document).ready(function () {</text:p>
      <text:p text:style-name="P5"><text:s text:c="4"/>SP.SOD.executeFunc('sp.js', 'SP.ClientContext', pageLoad);</text:p>
      <text:p text:style-name="P5"/>
      <text:p text:style-name="P5"><text:s text:c="4"/>function pageLoad() {</text:p>
      <text:p text:style-name="P5"><text:s text:c="8"/>$('#layoutsTable').parent().append('&lt;input type="hidden" id="_ispostback" value="&lt;%=Page.IsPostBack.ToString()%&gt;" /&gt;');</text:p>
      <text:p text:style-name="P5"><text:s text:c="8"/>$("#layoutsTable").after("&lt;div id='divPostListForm'&gt;&lt;/div &gt; ");</text:p>
      <text:p text:style-name="P5"><text:s text:c="8"/>$("#divPostListForm").before(newDiv);</text:p>
      <text:p text:style-name="P5"><text:s text:c="8"/>$("div.container.dimensions").css('height', '50px');</text:p>
      <text:p text:style-name="P5"><text:s text:c="8"/>$("[name='newItemPost']").click(function () {</text:p>
      <text:p text:style-name="P5"><text:s text:c="12"/>AddNewPostItem();</text:p>
      <text:p text:style-name="P5"><text:s text:c="12"/>$("#myModal .close").click();</text:p>
      <text:p text:style-name="P5"><text:s text:c="8"/>});</text:p>
      <text:p text:style-name="P5"/>
      <text:p text:style-name="P5"><text:s text:c="8"/>GetPostListItems(title, description);</text:p>
      <text:p text:style-name="P5"><text:s text:c="4"/>}</text:p>
      <text:p text:style-name="P5"/>
      <text:p text:style-name="P5">});</text:p>
      <text:p text:style-name="P5"/>
      <text:p text:style-name="P5">function AddNewPostItem() {</text:p>
      <text:p text:style-name="P5"/>
      <text:p text:style-name="P5"><text:s text:c="4"/>if ($("#txtTitle").val() != undefined) {</text:p>
      <text:p text:style-name="P5"><text:s text:c="8"/>window.title = $("#txtTitle").val();</text:p>
      <text:p text:style-name="P5"><text:s text:c="4"/>}</text:p>
      <text:p text:style-name="P5"><text:s text:c="4"/>else { title = ""; }</text:p>
      <text:p text:style-name="P5"><text:s text:c="4"/>if ($("#txtDescription").val() != undefined) {</text:p>
      <text:p text:style-name="P5"><text:soft-page-break/><text:s text:c="8"/>window.description = $("#txtDescription").val();</text:p>
      <text:p text:style-name="P5"><text:s text:c="4"/>}</text:p>
      <text:p text:style-name="P5"><text:s text:c="4"/>else { description = ""; }</text:p>
      <text:p text:style-name="P5"><text:s text:c="4"/>var context = new SP.ClientContext();</text:p>
      <text:p text:style-name="P5"><text:s text:c="4"/>var list = context.get_web().get_lists().getByTitle("PostList");</text:p>
      <text:p text:style-name="P5"><text:s text:c="4"/>var listItemCreationInformation = new SP.ListItemCreationInformation();</text:p>
      <text:p text:style-name="P5"><text:s text:c="4"/>this.listItem = list.addItem(listItemCreationInformation);</text:p>
      <text:p text:style-name="P5"><text:s text:c="4"/>listItem.set_item('Title', title);</text:p>
      <text:p text:style-name="P5"><text:s text:c="4"/>listItem.set_item('Description', description);</text:p>
      <text:p text:style-name="P5"><text:s text:c="4"/>listItem.update();</text:p>
      <text:p text:style-name="P5"><text:s text:c="4"/>context.load(listItem);</text:p>
      <text:p text:style-name="P5"><text:s text:c="4"/>context.executeQueryAsync(function AddItemSuccess(sender, args) {</text:p>
      <text:p text:style-name="P5"><text:s text:c="8"/>alert("Item Added Successfully");</text:p>
      <text:p text:style-name="P5"><text:s text:c="8"/>$("#txtTitle").val("");</text:p>
      <text:p text:style-name="P5"><text:s text:c="8"/>$("#txtDescription").val("");</text:p>
      <text:p text:style-name="P5"><text:s text:c="8"/>window.location.href = _spPageContextInfo.webAbsoluteUrl + "/SitePages/PostListForm.aspx";</text:p>
      <text:p text:style-name="P5"><text:s text:c="4"/>}, function AddItemFailed(sender, args) { console.log("Message :" + args.get_message() + "/n Trace :" + args.get_stackTrace()); });</text:p>
      <text:p text:style-name="P5">}</text:p>
      <text:p text:style-name="P5"/>
      <text:p text:style-name="P5">function GetPostListItems() {</text:p>
      <text:p text:style-name="P5"><text:s text:c="4"/>var context = new SP.ClientContext();</text:p>
      <text:p text:style-name="P5"><text:s text:c="4"/>var list = context.get_web().get_lists().getByTitle("PostList");</text:p>
      <text:p text:style-name="P5"><text:s text:c="4"/>var query = new SP.CamlQuery();</text:p>
      <text:p text:style-name="P5"><text:s text:c="4"/>var camlQuery = '&lt;View&gt;' +</text:p>
      <text:p text:style-name="P5"><text:s text:c="8"/>'&lt;Query&gt; &lt;OrderBy&gt;&lt;FieldRef Name="Created" Ascending="FALSE" /&gt;&lt;/OrderBy&gt;&lt;/Query&gt;' +</text:p>
      <text:p text:style-name="P5"><text:s text:c="8"/>'&lt;ViewFields&gt;&lt;FieldRef Name="Title" /&gt;&lt;FieldRef Name="Description" /&gt;&lt;FieldRef Name="Author" /&gt;&lt;FieldRef Name="Editor" /&gt;&lt;FieldRef Name="Created" /&gt;&lt;/ViewFields&gt;' +</text:p>
      <text:p text:style-name="P5"><text:s text:c="8"/>'&lt;/View &gt; ';</text:p>
      <text:p text:style-name="P5"><text:s text:c="4"/>query.set_viewXml(camlQuery);</text:p>
      <text:p text:style-name="P5"><text:s text:c="4"/>itemColl = list.getItems(query);</text:p>
      <text:p text:style-name="P5"><text:s text:c="4"/>context.load(itemColl);</text:p>
      <text:p text:style-name="P5"><text:s text:c="4"/>context.executeQueryAsync(OnSuccess, OnFailure);</text:p>
      <text:p text:style-name="P5"><text:s text:c="4"/>function OnSuccess(sender, args) {</text:p>
      <text:p text:style-name="P5"><text:s text:c="8"/>var itemsEnumerator = itemColl.getEnumerator();</text:p>
      <text:p text:style-name="P5"><text:s text:c="8"/>var i = 0;</text:p>
      <text:p text:style-name="P5"><text:s text:c="8"/>while (itemsEnumerator.moveNext()) {</text:p>
      <text:p text:style-name="P5"/>
      <text:p text:style-name="P5"/>
      <text:p text:style-name="P5"><text:s text:c="12"/>var currentItem = itemsEnumerator.get_current();</text:p>
      <text:p text:style-name="P5"><text:s text:c="12"/>if (currentItem.get_item("Title") != undefined) {</text:p>
      <text:p text:style-name="P5"><text:s text:c="16"/>title = currentItem.get_item("Title");</text:p>
      <text:p text:style-name="P5"><text:s text:c="12"/>}</text:p>
      <text:p text:style-name="P5"><text:s text:c="12"/>else { title = ""; }</text:p>
      <text:p text:style-name="P5"><text:s text:c="12"/>if (currentItem.get_item("Description") != undefined) {</text:p>
      <text:p text:style-name="P5"><text:s text:c="16"/>description = currentItem.get_item("Description");</text:p>
      <text:p text:style-name="P5"><text:s text:c="12"/>}</text:p>
      <text:p text:style-name="P5"><text:s text:c="12"/>else { description = ""; }</text:p>
      <text:p text:style-name="P5"/>
      <text:p text:style-name="P5"><text:s text:c="12"/>var momentDate = moment(new Date(currentItem.get_item("Created")));</text:p>
      <text:p text:style-name="P5"><text:s text:c="12"/>var dateMessage = momentDate.format("M/D/YYYY");</text:p>
      <text:p text:style-name="P5"><text:s text:c="12"/>createdDate = dateMessage;</text:p>
      <text:p text:style-name="P5"><text:s text:c="12"/>if (currentItem.get_item("Author").get_lookupValue() != undefined) {</text:p>
      <text:p text:style-name="P5"><text:s text:c="16"/>createdBy = currentItem.get_item("Author").get_lookupValue();</text:p>
      <text:p text:style-name="P5"><text:s text:c="12"/>}</text:p>
      <text:p text:style-name="P5"><text:s text:c="12"/>else { createdBy = ""; }</text:p>
      <text:p text:style-name="P5"><text:s text:c="12"/>if (currentItem.get_item("Editor").get_lookupValue() != undefined) {</text:p>
      <text:p text:style-name="P5"><text:s text:c="16"/>modifiedBy = currentItem.get_item("Editor").get_lookupValue();</text:p>
      <text:p text:style-name="P5"><text:s text:c="12"/>}</text:p>
      <text:p text:style-name="P5"><text:s text:c="12"/>else { modifiedBy = ""; }</text:p>
      <text:p text:style-name="P5"><text:s text:c="12"/>if (currentItem.get_id() != undefined) {</text:p>
      <text:p text:style-name="P5"><text:s text:c="16"/>var itemID = currentItem.get_id();</text:p>
      <text:p text:style-name="P5"><text:s text:c="12"/>}</text:p>
      <text:p text:style-name="P5"><text:s text:c="12"/>else { itemID = ""; }</text:p>
      <text:p text:style-name="P5"><text:soft-page-break/><text:s text:c="12"/>var divId = "itemDiv" + i;</text:p>
      <text:p text:style-name="P5"><text:s text:c="12"/>var div = "&lt;div id='" + divId + "' style='padding-bottom: 50px' &gt;&lt;/div&gt;";</text:p>
      <text:p text:style-name="P5"><text:s text:c="12"/>$("#divPostListForm").append(div);</text:p>
      <text:p text:style-name="P5"><text:s text:c="12"/>var tableId = "tablePostList" + i;</text:p>
      <text:p text:style-name="P5"><text:s text:c="12"/>var table = "&lt;table id='" + tableId + "' &gt;&lt;/table&gt;";</text:p>
      <text:p text:style-name="P5"><text:s text:c="12"/>var editAndDeleteButton = EditDiv(i);</text:p>
      <text:p text:style-name="P5"><text:s text:c="12"/>jqueryTableID = "#tablePostList" + i;</text:p>
      <text:p text:style-name="P5"><text:s text:c="12"/>jqueryDivID = "#itemDiv" + i;</text:p>
      <text:p text:style-name="P5"><text:s text:c="12"/>var editAndDeleteButton = EditDiv(i);</text:p>
      <text:p text:style-name="P5"><text:s text:c="12"/>$(jqueryDivID).append(table);</text:p>
      <text:p text:style-name="P5"><text:s text:c="12"/>var rowsWithItems = ItemsRow(i, itemID, title, description, createdDate, createdBy, modifiedBy);</text:p>
      <text:p text:style-name="P5"><text:s text:c="12"/>$(jqueryTableID).append(rowsWithItems);</text:p>
      <text:p text:style-name="P5"><text:s text:c="12"/>$(jqueryDivID).append(editAndDeleteButton);</text:p>
      <text:p text:style-name="P5"><text:s text:c="12"/>i++;</text:p>
      <text:p text:style-name="P5"><text:s text:c="8"/>}</text:p>
      <text:p text:style-name="P5"/>
      <text:p text:style-name="P5"><text:s text:c="8"/>$("[name*='editModal']").click(function () {</text:p>
      <text:p text:style-name="P5"><text:s text:c="12"/>window.postValue = $(this)[0].name.substr(-1);</text:p>
      <text:p text:style-name="P5"><text:s text:c="12"/>row1ID = "#tablePostList" + postValue + " #row1 td:last-child";</text:p>
      <text:p text:style-name="P5"><text:s text:c="12"/>row2ID = "#tablePostList" + postValue + " #row2 td:last-child";</text:p>
      <text:p text:style-name="P5"><text:s text:c="12"/>window.controlTitleID = "#txtTitleEdit" + postValue;</text:p>
      <text:p text:style-name="P5"><text:s text:c="12"/>window.controlDescriptionID = "#txtDescriptionEdit" + postValue;</text:p>
      <text:p text:style-name="P5"/>
      <text:p text:style-name="P5"><text:s text:c="12"/>if (row1ID != undefined &amp;&amp; row2ID != undefined &amp;&amp; controlTitleID != undefined &amp;&amp; controlDescriptionID != undefined) {</text:p>
      <text:p text:style-name="P5"><text:s text:c="16"/>var txtTitle = $(row1ID).text();</text:p>
      <text:p text:style-name="P5"><text:s text:c="16"/>var txtDescription = $(row2ID).text();</text:p>
      <text:p text:style-name="P5"><text:s text:c="16"/>$(controlTitleID).val(txtTitle);</text:p>
      <text:p text:style-name="P5"><text:s text:c="16"/>$(controlDescriptionID).val(txtDescription);</text:p>
      <text:p text:style-name="P5"><text:s text:c="12"/>}</text:p>
      <text:p text:style-name="P5"/>
      <text:p text:style-name="P5"><text:s text:c="8"/>});</text:p>
      <text:p text:style-name="P5"/>
      <text:p text:style-name="P5"><text:s text:c="8"/>$("[name*='editPost']").click(function () {</text:p>
      <text:p text:style-name="P5"><text:s text:c="12"/>var currentItemID = "#currentItemID" + postValue;</text:p>
      <text:p text:style-name="P5"><text:s text:c="12"/>window.currentID = parseInt($(currentItemID).val());</text:p>
      <text:p text:style-name="P5"><text:s text:c="12"/>modalID = "#myModal" + postValue;</text:p>
      <text:p text:style-name="P5"><text:s text:c="12"/>jqueryTableID = "#tablePostList" + postValue;</text:p>
      <text:p text:style-name="P5"><text:s text:c="12"/>containerID = "#containerId" + postValue;</text:p>
      <text:p text:style-name="P5"><text:s text:c="12"/>var title = $(controlTitleID).val();</text:p>
      <text:p text:style-name="P5"><text:s text:c="12"/>var description = $(controlDescriptionID).val();</text:p>
      <text:p text:style-name="P5"><text:s text:c="12"/>var context = new SP.ClientContext();</text:p>
      <text:p text:style-name="P5"><text:s text:c="12"/>var list = context.get_web().get_lists().getByTitle('PostList');</text:p>
      <text:p text:style-name="P5"><text:s text:c="12"/>var listItem = list.getItemById(currentID);</text:p>
      <text:p text:style-name="P5"><text:s text:c="12"/>listItem.set_item('Title', title);</text:p>
      <text:p text:style-name="P5"><text:s text:c="12"/>listItem.set_item('Description', description);</text:p>
      <text:p text:style-name="P5"><text:s text:c="12"/>listItem.update();</text:p>
      <text:p text:style-name="P5"><text:s text:c="12"/>context.executeQueryAsync(function OnSuccessUpdate(sender, args) {</text:p>
      <text:p text:style-name="P5"><text:s text:c="16"/>alert("Item Updated Successfully");</text:p>
      <text:p text:style-name="P5"><text:s text:c="16"/>$(modalID).modal("hide");</text:p>
      <text:p text:style-name="P5"><text:s text:c="16"/>$(".modal-backdrop.fade.in").css('display', 'none');</text:p>
      <text:p text:style-name="P5"><text:s text:c="16"/>if ($(jqueryTableID).length != 0 &amp;&amp; $(containerID).length != 0) {</text:p>
      <text:p text:style-name="P5"><text:s text:c="20"/>$(jqueryTableID).remove();</text:p>
      <text:p text:style-name="P5"><text:s text:c="16"/>}</text:p>
      <text:p text:style-name="P5"><text:s text:c="16"/>GetSpecificTableByID(currentID);</text:p>
      <text:p text:style-name="P5"><text:s text:c="12"/>},</text:p>
      <text:p text:style-name="P5"><text:s text:c="16"/>function OnFailureUpdate(sender, args) {</text:p>
      <text:p text:style-name="P5"><text:s text:c="20"/>console.log("Message :" + args.get_message() + "/n Trace :" + args.get_stackTrace());</text:p>
      <text:p text:style-name="P5"><text:s text:c="16"/>}</text:p>
      <text:p text:style-name="P5"><text:s text:c="12"/>);</text:p>
      <text:p text:style-name="P5"/>
      <text:p text:style-name="P5"><text:s text:c="8"/>});</text:p>
      <text:p text:style-name="P5"/>
      <text:p text:style-name="P5"><text:soft-page-break/><text:s text:c="8"/>$("[name*='deletePost']").click(function () {</text:p>
      <text:p text:style-name="P5"><text:s text:c="12"/>postValue = $(this)[0].name.substr(-1);</text:p>
      <text:p text:style-name="P5"><text:s text:c="12"/>itemID = "#currentItemID" + postValue;</text:p>
      <text:p text:style-name="P5"><text:s text:c="12"/>var context = new SP.ClientContext();</text:p>
      <text:p text:style-name="P5"><text:s text:c="12"/>var list = context.get_web().get_lists().getByTitle('PostList');</text:p>
      <text:p text:style-name="P5"><text:s text:c="12"/>var listItem = list.getItemById(parseInt($(itemID).val()));</text:p>
      <text:p text:style-name="P5"><text:s text:c="12"/>listItem.deleteObject();</text:p>
      <text:p text:style-name="P5"><text:s text:c="12"/>context.executeQueryAsync(function OnSuccessDelete(sender, args) {</text:p>
      <text:p text:style-name="P5"><text:s text:c="16"/>alert("Item deleted successfully");</text:p>
      <text:p text:style-name="P5"><text:s text:c="16"/>window.location.href = _spPageContextInfo.webAbsoluteUrl + "/SitePages/PostListForm.aspx";</text:p>
      <text:p text:style-name="P5"><text:s text:c="12"/>}</text:p>
      <text:p text:style-name="P5"><text:s text:c="16"/>, function OnFailureDelete(sender, args) {</text:p>
      <text:p text:style-name="P5"><text:s text:c="20"/>console.log("Message :" + args.get_message() + "/n Trace :" + args.get_stackTrace());</text:p>
      <text:p text:style-name="P5"><text:s text:c="16"/>});</text:p>
      <text:p text:style-name="P5"><text:s text:c="8"/>});</text:p>
      <text:p text:style-name="P5"><text:s text:c="8"/>$("div.container").css('width', '100%');</text:p>
      <text:p text:style-name="P5"><text:s text:c="8"/>$("div.container").css('height', '25px');</text:p>
      <text:p text:style-name="P5"/>
      <text:p text:style-name="P5"><text:s text:c="4"/>}</text:p>
      <text:p text:style-name="P5"><text:s text:c="4"/>function OnFailure(sender, args) {</text:p>
      <text:p text:style-name="P5"><text:s text:c="8"/>console.log("Message :" + args.get_message() + "/n Trace :" + args.get_stackTrace());</text:p>
      <text:p text:style-name="P5"><text:s text:c="4"/>}</text:p>
      <text:p text:style-name="P5">}</text:p>
      <text:p text:style-name="P5"/>
      <text:p text:style-name="P5">function GetSpecificTableByID(currentID) {</text:p>
      <text:p text:style-name="P5"><text:s text:c="4"/>var context = new SP.ClientContext();</text:p>
      <text:p text:style-name="P5"><text:s text:c="4"/>var list = context.get_web().get_lists().getByTitle('PostList');</text:p>
      <text:p text:style-name="P5"><text:s text:c="4"/>listItem = list.getItemById(currentID);</text:p>
      <text:p text:style-name="P5"><text:s text:c="4"/>context.load(listItem);</text:p>
      <text:p text:style-name="P5"><text:s text:c="4"/>context.executeQueryAsync(function OnSuccess(sender, args) {</text:p>
      <text:p text:style-name="P5"/>
      <text:p text:style-name="P5"><text:s text:c="8"/>if (listItem.get_item("Title") != undefined) {</text:p>
      <text:p text:style-name="P5"><text:s text:c="12"/>title = listItem.get_item("Title");</text:p>
      <text:p text:style-name="P5"><text:s text:c="8"/>}</text:p>
      <text:p text:style-name="P5"><text:s text:c="8"/>else { title = ""; }</text:p>
      <text:p text:style-name="P5"><text:s text:c="8"/>if (listItem.get_item("Description") != undefined) {</text:p>
      <text:p text:style-name="P5"><text:s text:c="12"/>description = listItem.get_item("Description");</text:p>
      <text:p text:style-name="P5"><text:s text:c="8"/>}</text:p>
      <text:p text:style-name="P5"><text:s text:c="8"/>else { description = ""; }</text:p>
      <text:p text:style-name="P5"/>
      <text:p text:style-name="P5"><text:s text:c="8"/>var momentDate = moment(new Date(listItem.get_item("Created")));</text:p>
      <text:p text:style-name="P5"><text:s text:c="8"/>var dateMessage = momentDate.format("M/D/YYYY");</text:p>
      <text:p text:style-name="P5"><text:s text:c="8"/>createdDate = dateMessage;</text:p>
      <text:p text:style-name="P5"><text:s text:c="8"/>if (listItem.get_item("Author").get_lookupValue() != undefined) {</text:p>
      <text:p text:style-name="P5"><text:s text:c="12"/>createdBy = listItem.get_item("Author").get_lookupValue();</text:p>
      <text:p text:style-name="P5"><text:s text:c="8"/>}</text:p>
      <text:p text:style-name="P5"><text:s text:c="8"/>else { createdBy = ""; }</text:p>
      <text:p text:style-name="P5"><text:s text:c="8"/>if (listItem.get_item("Editor").get_lookupValue() != undefined) {</text:p>
      <text:p text:style-name="P5"><text:s text:c="12"/>modifiedBy = listItem.get_item("Editor").get_lookupValue();</text:p>
      <text:p text:style-name="P5"><text:s text:c="8"/>}</text:p>
      <text:p text:style-name="P5"><text:s text:c="8"/>else { modifiedBy = ""; }</text:p>
      <text:p text:style-name="P5"><text:s text:c="8"/>if (listItem.get_id() != undefined) {</text:p>
      <text:p text:style-name="P5"><text:s text:c="12"/>var itemID = listItem.get_id();</text:p>
      <text:p text:style-name="P5"><text:s text:c="8"/>}</text:p>
      <text:p text:style-name="P5"><text:s text:c="8"/>else { itemID = ""; }</text:p>
      <text:p text:style-name="P5"><text:s text:c="8"/>var tableId = "tablePostList" + postValue;</text:p>
      <text:p text:style-name="P5"><text:s text:c="8"/>var table = "&lt;table id='" + tableId + "' &gt;&lt;/table&gt;";</text:p>
      <text:p text:style-name="P5"><text:s text:c="8"/>jqueryTableID = "#tablePostList" + postValue;</text:p>
      <text:p text:style-name="P5"><text:s text:c="8"/>jqueryDivID = "#itemDiv" + postValue;</text:p>
      <text:p text:style-name="P5"><text:s text:c="8"/>var editAndDeleteButton = EditDiv(postValue);</text:p>
      <text:p text:style-name="P5"><text:s text:c="8"/>var divAndContainer = "#itemDiv" + postValue + " #containerId" + postValue;</text:p>
      <text:p text:style-name="P5"><text:s text:c="8"/>$(jqueryDivID).append(table);</text:p>
      <text:p text:style-name="P5"><text:soft-page-break/><text:s text:c="8"/>var rowsWithItems = ItemsRow(postValue, itemID, title, description, createdDate, createdBy, modifiedBy);</text:p>
      <text:p text:style-name="P5"><text:s text:c="8"/>//$("#itemDiv3 #containerId3").before("&lt;p&gt;HAIA&lt;/p&gt;")</text:p>
      <text:p text:style-name="P5"><text:s text:c="8"/>$(divAndContainer).before(rowsWithItems);</text:p>
      <text:p text:style-name="P5"><text:s text:c="8"/>//$(jqueryDivID).append(editAndDeleteButton);</text:p>
      <text:p text:style-name="P5"><text:s text:c="8"/>$("div.container").css('width', '100%');</text:p>
      <text:p text:style-name="P5"><text:s text:c="8"/>$("div.container").css('height', '25px');</text:p>
      <text:p text:style-name="P5"><text:s text:c="4"/>}, function OnFailure(sender, args) {</text:p>
      <text:p text:style-name="P5"><text:s text:c="8"/>console.log("Message :" + args.get_message() + "/n Trace :" + args.get_stackTrace());</text:p>
      <text:p text:style-name="P5"><text:s text:c="4"/>});</text:p>
      <text:p text:style-name="P5"/>
      <text:p text:style-name="P5">}</text:p>
      <text:p text:style-name="P5"/>
      <text:p text:style-name="P5"/>
      <text:p text:style-name="P5">var newDiv = "&lt;div class='container dimensions'&gt;" +</text:p>
      <text:p text:style-name="P5"><text:s text:c="4"/>"&lt;button type='button' class='btn btn- info btn- lg' data-toggle='modal' data-target='#myModal'&gt;New Post&lt;/button&gt;" +</text:p>
      <text:p text:style-name="P5"><text:s text:c="4"/>" &lt;div class='modal fade' id='myModal' role='dialog&gt;" +</text:p>
      <text:p text:style-name="P5"><text:s text:c="4"/>"&lt; div class='modal- dialog' &gt;" +</text:p>
      <text:p text:style-name="P5"><text:s text:c="4"/>"&lt;div class='modal-content'&gt;" +</text:p>
      <text:p text:style-name="P5"><text:s text:c="4"/>"&lt;div class='modal-header'&gt;" +</text:p>
      <text:p text:style-name="P5"><text:s text:c="4"/>"&lt;button type='button' class='close' data-dismiss='modal'&gt;&amp;times;&lt;/button&gt;" +</text:p>
      <text:p text:style-name="P5"><text:s text:c="4"/>"&lt;h4 class='modal-title'&gt;New Post&lt;/h4&gt;" +</text:p>
      <text:p text:style-name="P5"><text:s text:c="4"/>"&lt;/div&gt;" +</text:p>
      <text:p text:style-name="P5"><text:s text:c="4"/>"&lt;div class='modal-body'&gt;" +</text:p>
      <text:p text:style-name="P5"><text:s text:c="4"/>"&lt;table&gt;&lt;tr&gt;&lt;td&gt;Title&lt;/td&gt;&lt;td&gt;&lt;input type='text' id='txtTitle'&lt;/td&gt;&lt;/tr&gt;" +</text:p>
      <text:p text:style-name="P5"><text:s text:c="4"/>" &lt;tr&gt;&lt;td&gt;Description&lt;/td&gt;&lt;td&gt;&lt;input type='text' id='txtDescription'&lt;/td&gt;&lt;/tr&gt;" +</text:p>
      <text:p text:style-name="P5"><text:s text:c="4"/>"&lt;/table&gt;" +</text:p>
      <text:p text:style-name="P5"><text:s text:c="4"/>"&lt;/div&gt;" +</text:p>
      <text:p text:style-name="P5"><text:s text:c="4"/>"&lt;div class='modal-footer'&gt;" +</text:p>
      <text:p text:style-name="P5"><text:s text:c="4"/>"&lt;button type='button' name='newItemPost' <text:s/>class='btn btn-default' &gt;Save&lt;/button&gt;" +</text:p>
      <text:p text:style-name="P5"><text:s text:c="4"/>"&lt;button type='button' class='btn btn-default' data-dismiss='modal' &gt; Close&lt;/button &gt; " +</text:p>
      <text:p text:style-name="P5"><text:s text:c="4"/>"&lt;/div&gt;" +</text:p>
      <text:p text:style-name="P5"><text:s text:c="4"/>"&lt;/div&gt;&lt;/div &gt;&lt;/div &gt;&lt;/div&gt;";</text:p>
      <text:p text:style-name="P5"/>
      <text:p text:style-name="P5"/>
      <text:p text:style-name="P5">function EditDiv(i) {</text:p>
      <text:p text:style-name="P5"/>
      <text:p text:style-name="P5"><text:s text:c="4"/>var editDiv = "&lt;div class='container' id='containerId" + i + "'&gt;" +</text:p>
      <text:p text:style-name="P5"><text:s text:c="8"/>"&lt;table&gt;&lt;tr&gt;&lt;td&gt;&lt;button type='button' name='editModal" + i + "' class='btn btn- info btn- lg' data-toggle='modal' data-target='#myModal" + i + "' &gt;Edit Post&lt;/button&gt;&lt;/td&gt;" +</text:p>
      <text:p text:style-name="P5"><text:s text:c="8"/>"&lt;td&gt;&lt;button type='button' class='btn btn- info btn- lg' name='deletePost" + i + "'&gt;Delete Post&lt;/button&gt;&lt;/td&gt;" +</text:p>
      <text:p text:style-name="P5"><text:s text:c="8"/>"&lt;/tr&gt;&lt;/table&gt;" +</text:p>
      <text:p text:style-name="P5"><text:s text:c="8"/>" &lt;div class='modal fade' id='myModal" + i + "' role='dialog&gt;" +</text:p>
      <text:p text:style-name="P5"><text:s text:c="8"/>"&lt;div class='modal- dialog' &gt;" +</text:p>
      <text:p text:style-name="P5"><text:s text:c="8"/>"&lt;div class='modal-content'&gt;" +</text:p>
      <text:p text:style-name="P5"><text:s text:c="8"/>"&lt;div class='modal-header'&gt;" +</text:p>
      <text:p text:style-name="P5"><text:s text:c="8"/>"&lt;button type='button' class='close' data-dismiss='modal'&gt;&amp;times;&lt;/button&gt;" +</text:p>
      <text:p text:style-name="P5"><text:s text:c="8"/>"&lt;h4 class='modal-title'&gt;Edit Post&lt;/h4&gt;" +</text:p>
      <text:p text:style-name="P5"><text:s text:c="8"/>"&lt;/div&gt;" +</text:p>
      <text:p text:style-name="P5"><text:s text:c="8"/>"&lt;div class='modal-body'&gt;" +</text:p>
      <text:p text:style-name="P5"><text:s text:c="8"/>"&lt;table&gt;&lt;tr&gt;&lt;td&gt;Title&lt;/td&gt;&lt;td&gt;&lt;input type='text' id='txtTitleEdit" + i + "'&lt;/td&gt;&lt;/tr&gt;" +</text:p>
      <text:p text:style-name="P5"><text:s text:c="8"/>" &lt;tr&gt;&lt;td&gt;Description&lt;/td&gt;&lt;td&gt;&lt;input type='text' id='txtDescriptionEdit" + i + "'&lt;/td&gt;&lt;/tr&gt;" +</text:p>
      <text:p text:style-name="P5"><text:s text:c="8"/>"&lt;/table&gt;" +</text:p>
      <text:p text:style-name="P5"><text:s text:c="8"/>"&lt;/div&gt;" +</text:p>
      <text:p text:style-name="P5"><text:s text:c="8"/>"&lt;div class='modal-footer'&gt;" +</text:p>
      <text:p text:style-name="P5"><text:s text:c="8"/>"&lt;button type='button' name='editPost" + i + "' class='btn btn-default' &gt;Edit&lt;/button&gt;" +</text:p>
      <text:p text:style-name="P5"><text:s text:c="8"/>"&lt;button type='button' class='btn btn-default' data-dismiss='modal' &gt; Close&lt;/button &gt; " +</text:p>
      <text:p text:style-name="P5"><text:soft-page-break/><text:s text:c="8"/>"&lt;/div&gt;" +</text:p>
      <text:p text:style-name="P5"><text:s text:c="8"/>"&lt;/div&gt;&lt;/div &gt;&lt;/div &gt;&lt;/div&gt;";</text:p>
      <text:p text:style-name="P5"><text:s text:c="4"/>return editDiv;</text:p>
      <text:p text:style-name="P5">}</text:p>
      <text:p text:style-name="P5"/>
      <text:p text:style-name="P5"/>
      <text:p text:style-name="P5">function ItemsRow(i, itemID, title, description, createdDate, createdBy, modifiedBy) {</text:p>
      <text:p text:style-name="P5"/>
      <text:p text:style-name="P5"><text:s text:c="4"/>var itemsRow = "&lt;tr id='row1'&gt;&lt;td&gt;Post Title&lt;/td&gt;&lt;td&gt;&lt;label &gt;" + title + "&lt;/label&gt;&lt;/td&gt;&lt;/tr &gt;" +</text:p>
      <text:p text:style-name="P5"><text:s text:c="8"/>"&lt;tr id='row2'&gt;&lt;td&gt;Post Description&lt;/td&gt;&lt;td&gt;" + description + "&lt;/td&gt;&lt;/tr&gt;" +</text:p>
      <text:p text:style-name="P5"><text:s text:c="8"/>"&lt;tr id='row3'&gt;&lt;td&gt;Created Date&lt;/td&gt;&lt;td&gt;" + createdDate + "&lt;/td&gt;&lt;/tr&gt;" +</text:p>
      <text:p text:style-name="P5"><text:s text:c="8"/>"&lt;tr id='row4'&gt;&lt;td&gt;Created By&lt;/td&gt;&lt;td&gt;" + createdBy + "&lt;/td&gt;&lt;/tr&gt;" +</text:p>
      <text:p text:style-name="P5"><text:s text:c="8"/>"&lt;tr id='row5'&gt;&lt;td&gt;Modified By&lt;/td&gt;&lt;td&gt;" + modifiedBy + "&lt;/td&gt;&lt;td&gt;&lt;input type='hidden' id='currentItemID" + i + "' name='currentItemID" + i + "' value='" + itemID + "'&gt; <text:s/>&lt;/input&gt;&lt;/td&gt;&lt;/tr&gt;" +</text:p>
      <text:p text:style-name="P5"><text:s text:c="8"/>"&lt;br&gt;&lt;/br&gt;&lt;br&gt;&lt;/br&gt;";</text:p>
      <text:p text:style-name="P5"><text:s text:c="4"/>return itemsRow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 Global Navigation </text:p>
      <text:p text:style-name="P5"/>
      <text:p text:style-name="P5"/>
      <text:p text:style-name="P5"/>
      <text:p text:style-name="P18"><text:span text:style-name="T7">$(document).ready(</text:span><text:span text:style-name="T10">function</text:span><text:span text:style-name="T7"> () {</text:span></text:p>
      <text:p text:style-name="P18"><text:span text:style-name="T7"><text:s text:c="4"/></text:span><text:span text:style-name="T14">//This makes sure all necessary Js files are loaded before you call taxonomy store</text:span></text:p>
      <text:p text:style-name="P18"><text:span text:style-name="T7"><text:s text:c="4"/>SP.SOD.executeFunc(</text:span><text:span text:style-name="T13">'sp.runtime.js'</text:span><text:span text:style-name="T7">, </text:span><text:span text:style-name="T10">false</text:span><text:span text:style-name="T7">, </text:span><text:span text:style-name="T10">function</text:span><text:span text:style-name="T7"> () {</text:span></text:p>
      <text:p text:style-name="P18"><text:span text:style-name="T7"><text:s text:c="8"/>SP.SOD.executeFunc(</text:span><text:span text:style-name="T13">'sp.js'</text:span><text:span text:style-name="T7">, </text:span><text:span text:style-name="T13">'SP.ClientContext'</text:span><text:span text:style-name="T7">, </text:span><text:span text:style-name="T10">function</text:span><text:span text:style-name="T7"> () {</text:span></text:p>
      <text:p text:style-name="P18"><text:span text:style-name="T7"><text:s text:c="12"/>SP.SOD.registerSod(</text:span><text:span text:style-name="T13">'sp.taxonomy.js'</text:span><text:span text:style-name="T7">, SP.Utilities.Utility.getLayoutsPageUrl(</text:span><text:span text:style-name="T13">'sp.taxonomy.js'</text:span><text:span text:style-name="T7">));</text:span><text:span text:style-name="T14">//loads sp.taxonomy.js file</text:span></text:p>
      <text:p text:style-name="P18"><text:span text:style-name="T7"><text:s text:c="12"/>SP.SOD.executeFunc(</text:span><text:span text:style-name="T13">'sp.taxonomy.js'</text:span><text:span text:style-name="T7">, </text:span><text:span text:style-name="T10">false</text:span><text:span text:style-name="T7">, ShowGlobalNavTerms);</text:span></text:p>
      <text:p text:style-name="P14"/>
      <text:p text:style-name="P14"><text:s text:c="8"/>});</text:p>
      <text:p text:style-name="P14"><text:s text:c="4"/>});</text:p>
      <text:p text:style-name="P18"><text:span text:style-name="T7"><text:s text:c="4"/>$(</text:span><text:span text:style-name="T13">"#navbar"</text:span><text:span text:style-name="T7">).css(</text:span><text:span text:style-name="T13">'background-color'</text:span><text:span text:style-name="T7">, </text:span><text:span text:style-name="T13">'black'</text:span><text:span text:style-name="T7">);</text:span></text:p>
      <text:p text:style-name="P14"/>
      <text:p text:style-name="P14"/>
      <text:p text:style-name="P14">});</text:p>
      <text:p text:style-name="P14"/>
      <text:p text:style-name="P14"/>
      <text:p text:style-name="P18"><text:span text:style-name="T10">var</text:span><text:span text:style-name="T7"> termsList = </text:span><text:span text:style-name="T13">""</text:span><text:span text:style-name="T7">;</text:span></text:p>
      <text:p text:style-name="P18"><text:span text:style-name="T10">function</text:span><text:span text:style-name="T7"> ShowGlobalNavTerms() {</text:span></text:p>
      <text:p text:style-name="P14"/>
      <text:p text:style-name="P18"><text:span text:style-name="T7"><text:s text:c="4"/>window.parentArray = </text:span><text:span text:style-name="T10">new</text:span><text:span text:style-name="T7"> Array();</text:span></text:p>
      <text:p text:style-name="P18"><text:span text:style-name="T7"><text:s text:c="4"/>window.childTerms = </text:span><text:span text:style-name="T10">new</text:span><text:span text:style-name="T7"> Array();</text:span></text:p>
      <text:p text:style-name="P14"><text:s text:c="4"/>window.context = SP.ClientContext.get_current();</text:p>
      <text:p text:style-name="P18"><text:span text:style-name="T7"><text:s text:c="4"/></text:span><text:span text:style-name="T14">//Current Taxonomy Session</text:span></text:p>
      <text:p text:style-name="P18"><text:span text:style-name="T7"><text:s text:c="4"/></text:span><text:span text:style-name="T10">var</text:span><text:span text:style-name="T7"> taxSession = SP.Taxonomy.TaxonomySession.getTaxonomySession(context);</text:span></text:p>
      <text:p text:style-name="P18"><text:span text:style-name="T7"><text:s text:c="4"/></text:span><text:span text:style-name="T14">//Term Store under which to create the term.</text:span></text:p>
      <text:p text:style-name="P18"><text:span text:style-name="T7"><text:s text:c="4"/></text:span><text:span text:style-name="T10">var</text:span><text:span text:style-name="T7"> termStore = taxSession.getDefaultSiteCollectionTermStore();</text:span></text:p>
      <text:p text:style-name="P18"><text:span text:style-name="T7"><text:s text:c="4"/></text:span><text:span text:style-name="T14">//Pass ID of the Meetings Term Set</text:span></text:p>
      <text:p text:style-name="P18"><text:span text:style-name="T7"><text:s text:c="4"/></text:span><text:span text:style-name="T10">var</text:span><text:span text:style-name="T7"> termSet = termStore.getTermSet(</text:span><text:span text:style-name="T13">'181704b5-7284-4603-9e95-1dafa0d4e68d'</text:span><text:span text:style-name="T7">);</text:span></text:p>
      <text:p text:style-name="P18"><text:span text:style-name="T7"><text:s text:c="4"/></text:span><text:span text:style-name="T10">var</text:span><text:span text:style-name="T7"> terms = termSet.getAllTerms();</text:span></text:p>
      <text:p text:style-name="P14"><text:s text:c="4"/>context.load(terms);</text:p>
      <text:p text:style-name="P18"><text:span text:style-name="T7"><text:s text:c="4"/>context.executeQueryAsync(</text:span><text:span text:style-name="T10">function</text:span><text:span text:style-name="T7"> success(sender, args) {</text:span></text:p>
      <text:p text:style-name="P18"><text:span text:style-name="T7"><text:s text:c="8"/></text:span><text:span text:style-name="T10">var</text:span><text:span text:style-name="T7"> termsEnum = terms.getEnumerator();</text:span></text:p>
      <text:p text:style-name="P18"><text:span text:style-name="T7"><text:s text:c="8"/></text:span><text:span text:style-name="T10">var</text:span><text:span text:style-name="T7"> orderArray = </text:span><text:span text:style-name="T10">new</text:span><text:span text:style-name="T7"> Array();</text:span></text:p>
      <text:p text:style-name="P18"><text:span text:style-name="T7"><text:s text:c="8"/></text:span><text:span text:style-name="T10">var</text:span><text:span text:style-name="T7"> x = 0;</text:span></text:p>
      <text:p text:style-name="P18"><text:span text:style-name="T7"><text:s text:c="8"/></text:span><text:span text:style-name="T10">while</text:span><text:span text:style-name="T7">(termsEnum.moveNext()) {</text:span></text:p>
      <text:p text:style-name="P14"><text:soft-page-break/><text:s text:c="12"/></text:p>
      <text:p text:style-name="P18"><text:span text:style-name="T7"><text:s text:c="12"/></text:span><text:span text:style-name="T10">var</text:span><text:span text:style-name="T7"> arrayTerm = {</text:span></text:p>
      <text:p text:style-name="P18"><text:span text:style-name="T7"><text:s text:c="16"/>termName: </text:span><text:span text:style-name="T13">''</text:span><text:span text:style-name="T7">,</text:span></text:p>
      <text:p text:style-name="P14"><text:s text:c="16"/>child: []</text:p>
      <text:p text:style-name="P14"><text:s text:c="12"/>};</text:p>
      <text:p text:style-name="P14"/>
      <text:p text:style-name="P18"><text:span text:style-name="T7"><text:s text:c="12"/></text:span><text:span text:style-name="T10">var</text:span><text:span text:style-name="T7"> currentTerm = termsEnum.get_current();</text:span></text:p>
      <text:p text:style-name="P18"><text:span text:style-name="T7"><text:s text:c="12"/></text:span><text:span text:style-name="T10">var</text:span><text:span text:style-name="T7"> termName = currentTerm.get_name();</text:span></text:p>
      <text:p text:style-name="P18"><text:span text:style-name="T7"><text:s text:c="12"/></text:span><text:span text:style-name="T10">var</text:span><text:span text:style-name="T7"> termPath = currentTerm.get_pathOfTerm().split(</text:span><text:span text:style-name="T13">';'</text:span><text:span text:style-name="T7">);</text:span></text:p>
      <text:p text:style-name="P14"/>
      <text:p text:style-name="P18"><text:span text:style-name="T7"><text:s text:c="12"/>arrayTerm[</text:span><text:span text:style-name="T13">"termName"</text:span><text:span text:style-name="T7">] = termPath[0];</text:span></text:p>
      <text:p text:style-name="P18"><text:span text:style-name="T7"><text:s text:c="12"/></text:span><text:span text:style-name="T10">if</text:span><text:span text:style-name="T7"> (termPath[1] != undefined) {</text:span></text:p>
      <text:p text:style-name="P14"/>
      <text:p text:style-name="P14"><text:s text:c="16"/>orderArray[currentTerm.get_customProperties().order] = termPath[1];</text:p>
      <text:p text:style-name="P14"/>
      <text:p text:style-name="P14"/>
      <text:p text:style-name="P14"><text:s text:c="12"/>}</text:p>
      <text:p text:style-name="P14"/>
      <text:p text:style-name="P18"><text:span text:style-name="T7"><text:s text:c="12"/></text:span><text:span text:style-name="T10">if</text:span><text:span text:style-name="T7"> (x == terms.get_count()-1) {</text:span></text:p>
      <text:p text:style-name="P14"/>
      <text:p text:style-name="P18"><text:span text:style-name="T7"><text:s text:c="16"/></text:span><text:span text:style-name="T10">for</text:span><text:span text:style-name="T7"> (</text:span><text:span text:style-name="T10">var</text:span><text:span text:style-name="T7"> i = 1; i &lt; orderArray.length; i++) {</text:span></text:p>
      <text:p text:style-name="P14"><text:s text:c="20"/>childTerms.push(orderArray[i]);</text:p>
      <text:p text:style-name="P14"><text:s text:c="16"/>}</text:p>
      <text:p text:style-name="P14"><text:s text:c="12"/>}</text:p>
      <text:p text:style-name="P18"><text:span text:style-name="T7"><text:s text:c="12"/></text:span><text:span text:style-name="T10">if</text:span><text:span text:style-name="T7"> (termPath[1] != undefined) {</text:span></text:p>
      <text:p text:style-name="P18"><text:span text:style-name="T7"><text:s text:c="16"/></text:span><text:span text:style-name="T10">var</text:span><text:span text:style-name="T7"> name = arrayTerm.termName;</text:span></text:p>
      <text:p text:style-name="P18"><text:span text:style-name="T7"><text:s text:c="16"/></text:span><text:span text:style-name="T10">if</text:span><text:span text:style-name="T7"> (name == termPath[0]) {</text:span></text:p>
      <text:p text:style-name="P14"><text:s text:c="20"/>arrayTerm.child.push(childTerms);</text:p>
      <text:p text:style-name="P18"><text:span text:style-name="T7"><text:s text:c="20"/></text:span><text:span text:style-name="T10">for</text:span><text:span text:style-name="T7"> (</text:span><text:span text:style-name="T10">var</text:span><text:span text:style-name="T7"> i = 0; i &lt; parentArray.length; i++) {</text:span></text:p>
      <text:p text:style-name="P18"><text:span text:style-name="T7"><text:s text:c="24"/></text:span><text:span text:style-name="T10">if</text:span><text:span text:style-name="T7"> (parentArray[i].termName == termPath[0]) {</text:span></text:p>
      <text:p text:style-name="P14"><text:s text:c="28"/>parentArray[i] = arrayTerm;</text:p>
      <text:p text:style-name="P14"><text:s text:c="24"/>}</text:p>
      <text:p text:style-name="P14"><text:s text:c="20"/>}</text:p>
      <text:p text:style-name="P14"><text:s text:c="16"/>}</text:p>
      <text:p text:style-name="P14"><text:s text:c="12"/>}</text:p>
      <text:p text:style-name="P18"><text:span text:style-name="T7"><text:s text:c="12"/></text:span><text:span text:style-name="T10">else</text:span><text:span text:style-name="T7"> {</text:span></text:p>
      <text:p text:style-name="P14"><text:s text:c="16"/>parentArray.push(arrayTerm);</text:p>
      <text:p text:style-name="P14"><text:s text:c="12"/>}</text:p>
      <text:p text:style-name="P14"><text:s text:c="12"/>x++;</text:p>
      <text:p text:style-name="P14"><text:s text:c="8"/>}</text:p>
      <text:p text:style-name="P14"/>
      <text:p text:style-name="P18"><text:span text:style-name="T7"><text:s text:c="8"/>$(</text:span><text:span text:style-name="T13">'#navbar'</text:span><text:span text:style-name="T7">).find(</text:span><text:span text:style-name="T13">'li'</text:span><text:span text:style-name="T7">).not(</text:span><text:span text:style-name="T13">'li[role="presentation"]'</text:span><text:span text:style-name="T7">).each(</text:span><text:span text:style-name="T10">function</text:span><text:span text:style-name="T7"> (index, value) {</text:span></text:p>
      <text:p text:style-name="P14"/>
      <text:p text:style-name="P18"><text:span text:style-name="T7"><text:s text:c="12"/>$(</text:span><text:span text:style-name="T10">this</text:span><text:span text:style-name="T7">).find(</text:span><text:span text:style-name="T13">'a:first'</text:span><text:span text:style-name="T7">).text(parentArray[index].termName);</text:span></text:p>
      <text:p text:style-name="P14"><text:s text:c="8"/>});</text:p>
      <text:p text:style-name="P14"/>
      <text:p text:style-name="P18"><text:span text:style-name="T7"><text:s text:c="8"/>$(</text:span><text:span text:style-name="T13">'#navbar'</text:span><text:span text:style-name="T7">).find(</text:span><text:span text:style-name="T13">'li.dropdown'</text:span><text:span text:style-name="T7">).each(</text:span><text:span text:style-name="T10">function</text:span><text:span text:style-name="T7"> (index, value) {</text:span></text:p>
      <text:p text:style-name="P18"><text:span text:style-name="T7"><text:s text:c="12"/></text:span><text:span text:style-name="T10">for</text:span><text:span text:style-name="T7"> (</text:span><text:span text:style-name="T10">var</text:span><text:span text:style-name="T7"> i = 0; i &lt; parentArray.length; i++) {</text:span></text:p>
      <text:p text:style-name="P18"><text:span text:style-name="T7"><text:s text:c="16"/></text:span><text:span text:style-name="T10">if</text:span><text:span text:style-name="T7"> ($(</text:span><text:span text:style-name="T10">this</text:span><text:span text:style-name="T7">).find(</text:span><text:span text:style-name="T13">'a:first'</text:span><text:span text:style-name="T7">).text().toLowerCase() == parentArray[i].termName.toLowerCase()) {</text:span></text:p>
      <text:p text:style-name="P18"><text:span text:style-name="T7"><text:s text:c="20"/></text:span><text:span text:style-name="T10">if</text:span><text:span text:style-name="T7"> ($(</text:span><text:span text:style-name="T10">this</text:span><text:span text:style-name="T7">).find(</text:span><text:span text:style-name="T13">'ul a'</text:span><text:span text:style-name="T7">).length &gt; 0) {</text:span></text:p>
      <text:p text:style-name="P18"><text:span text:style-name="T7"><text:s text:c="24"/>$(</text:span><text:span text:style-name="T10">this</text:span><text:span text:style-name="T7">).find(</text:span><text:span text:style-name="T13">'ul a'</text:span><text:span text:style-name="T7">).each(</text:span><text:span text:style-name="T10">function</text:span><text:span text:style-name="T7"> (j) {</text:span></text:p>
      <text:p text:style-name="P18"><text:span text:style-name="T7"><text:s text:c="28"/>$(</text:span><text:span text:style-name="T10">this</text:span><text:span text:style-name="T7">).text(parentArray[i].child[0][j]);</text:span></text:p>
      <text:p text:style-name="P14"><text:s text:c="24"/>});</text:p>
      <text:p text:style-name="P14"><text:s text:c="20"/>}</text:p>
      <text:p text:style-name="P14"><text:s text:c="16"/>}</text:p>
      <text:p text:style-name="P14"><text:s text:c="12"/>}</text:p>
      <text:p text:style-name="P14"><text:s text:c="8"/>});</text:p>
      <text:p text:style-name="P14"><text:s text:c="7"/></text:p>
      <text:p text:style-name="P14"><text:s text:c="8"/></text:p>
      <text:p text:style-name="P14"><text:s text:c="4"/>},</text:p>
      <text:p text:style-name="P18"><text:span text:style-name="T7"><text:s text:c="8"/></text:span><text:span text:style-name="T10">function</text:span><text:span text:style-name="T7"> failure(sender, args) {</text:span></text:p>
      <text:p text:style-name="P18"><text:span text:style-name="T7"><text:s text:c="12"/>console.log(</text:span><text:span text:style-name="T13">"Message : "</text:span><text:span text:style-name="T7"> + args.get_message());</text:span></text:p>
      <text:p text:style-name="P14"><text:s text:c="8"/>}</text:p>
      <text:p text:style-name="P14"><text:soft-page-break/><text:s text:c="4"/>);</text:p>
      <text:p text:style-name="P14">}</text:p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 Kendo grid with custom view and customization with datetime picker</text:p>
      <text:p text:style-name="P6"/>
      <text:p text:style-name="P6"/>
      <text:p text:style-name="P6"/>
      <text:p text:style-name="P6">window.pageArray = [];</text:p>
      <text:p text:style-name="P14"/>
      <text:p text:style-name="P18"><text:span text:style-name="T7">$(document).ready(</text:span><text:span text:style-name="T10">function</text:span><text:span text:style-name="T7"> () {</text:span></text:p>
      <text:p text:style-name="P18"><text:span text:style-name="T7"><text:s text:c="4"/>SP.SOD.executeFunc(</text:span><text:span text:style-name="T13">'sp.js'</text:span><text:span text:style-name="T7">, </text:span><text:span text:style-name="T13">'SP.ClientContext'</text:span><text:span text:style-name="T7">, testing);</text:span></text:p>
      <text:p text:style-name="P14"/>
      <text:p text:style-name="P18"><text:span text:style-name="T7"><text:s text:c="4"/></text:span><text:span text:style-name="T10">function</text:span><text:span text:style-name="T7"> testing() {</text:span></text:p>
      <text:p text:style-name="P18"><text:span text:style-name="T7"><text:s text:c="8"/>console.log(</text:span><text:span text:style-name="T13">'sp.js loaded'</text:span><text:span text:style-name="T7">);</text:span></text:p>
      <text:p text:style-name="P14"><text:s text:c="4"/>}</text:p>
      <text:p text:style-name="P14"/>
      <text:p text:style-name="P18"><text:span text:style-name="T7"><text:s text:c="4"/>$(</text:span><text:span text:style-name="T13">"input[name='kendoJSOMButton']"</text:span><text:span text:style-name="T7">).after(</text:span><text:span text:style-name="T13">"&lt;div id='customViewGird'&gt;&lt;/div&gt;"</text:span><text:span text:style-name="T7">);</text:span></text:p>
      <text:p text:style-name="P14"/>
      <text:p text:style-name="P18"><text:span text:style-name="T7"><text:s text:c="4"/>$(</text:span><text:span text:style-name="T13">"input[name='kendoJSOMButton']"</text:span><text:span text:style-name="T7">).click(</text:span><text:span text:style-name="T10">function</text:span><text:span text:style-name="T7"> () {</text:span></text:p>
      <text:p text:style-name="P18"><text:span text:style-name="T7"><text:s text:c="8"/>$(</text:span><text:span text:style-name="T13">"#kendoGridJSOM"</text:span><text:span text:style-name="T7">).hide();</text:span></text:p>
      <text:p text:style-name="P14"/>
      <text:p text:style-name="P14"><text:s text:c="8"/>CustomViewKendoGrid();</text:p>
      <text:p text:style-name="P14"><text:s text:c="8"/></text:p>
      <text:p text:style-name="P14"><text:s text:c="4"/>});</text:p>
      <text:p text:style-name="P14"/>
      <text:p text:style-name="P14"/>
      <text:p text:style-name="P14">});</text:p>
      <text:p text:style-name="P14"/>
      <text:p text:style-name="P14"/>
      <text:p text:style-name="P18"><text:span text:style-name="T10">function</text:span><text:span text:style-name="T7"> CustomViewKendoGrid() {</text:span></text:p>
      <text:p text:style-name="P18"><text:span text:style-name="T7"><text:s text:c="4"/></text:span><text:span text:style-name="T14">//var deferred = $.Deferred();</text:span></text:p>
      <text:p text:style-name="P18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</text:span><text:span text:style-name="T17">ClientContext</text:span><text:span text:style-name="T7">.get_current();</text:span></text:p>
      <text:p text:style-name="P18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14"><text:s text:c="4"/>context.load(list);</text:p>
      <text:p text:style-name="P18"><text:span text:style-name="T7"><text:s text:c="4"/></text:span><text:span text:style-name="T10">var</text:span><text:span text:style-name="T7"> view = list.get_views().getByTitle(</text:span><text:span text:style-name="T13">"CustomView"</text:span><text:span text:style-name="T7">);</text:span></text:p>
      <text:p text:style-name="P14"><text:s text:c="4"/>context.load(view);</text:p>
      <text:p text:style-name="P14"><text:s text:c="4"/>context.executeQueryAsync(</text:p>
      <text:p text:style-name="P18"><text:span text:style-name="T7"><text:s text:c="8"/></text:span><text:span text:style-name="T10">function</text:span><text:span text:style-name="T7"> (sender, args) {</text:span></text:p>
      <text:p text:style-name="P18"><text:span text:style-name="T7"><text:s text:c="12"/></text:span><text:span text:style-name="T10">var</text:span><text:span text:style-name="T7"> query = </text:span><text:span text:style-name="T10">new</text:span><text:span text:style-name="T7"> </text:span><text:span text:style-name="T17">SP</text:span><text:span text:style-name="T7">.CamlQuery();</text:span></text:p>
      <text:p text:style-name="P18"><text:span text:style-name="T7"><text:s text:c="12"/>query.set_viewXml(</text:span><text:span text:style-name="T13">"&lt;View&gt;&lt;Query&gt;"</text:span><text:span text:style-name="T7"> + view.get_viewQuery() + </text:span><text:span text:style-name="T13">"&lt;/Query&gt;&lt;/View&gt;"</text:span><text:span text:style-name="T7">);</text:span></text:p>
      <text:p text:style-name="P18"><text:span text:style-name="T7"><text:s text:c="12"/></text:span><text:span text:style-name="T10">var</text:span><text:span text:style-name="T7"> items = list.getItems(query);</text:span></text:p>
      <text:p text:style-name="P14"><text:s text:c="12"/>context.load(items);</text:p>
      <text:p text:style-name="P14"><text:s text:c="12"/>context.executeQueryAsync(</text:p>
      <text:p text:style-name="P18"><text:span text:style-name="T7"><text:s text:c="16"/></text:span><text:span text:style-name="T10">function</text:span><text:span text:style-name="T7"> () {</text:span></text:p>
      <text:p text:style-name="P18"><text:span text:style-name="T7"><text:s text:c="20"/></text:span><text:span text:style-name="T10">var</text:span><text:span text:style-name="T7"> itemsEnumerator = items.getEnumerator();</text:span></text:p>
      <text:p text:style-name="P18"><text:span text:style-name="T7"><text:s text:c="20"/></text:span><text:span text:style-name="T10">while</text:span><text:span text:style-name="T7"> (itemsEnumerator.moveNext()) {</text:span></text:p>
      <text:p text:style-name="P18"><text:span text:style-name="T7"><text:s text:c="24"/></text:span><text:span text:style-name="T10">var</text:span><text:span text:style-name="T7"> currentItem = itemsEnumerator.get_current();</text:span></text:p>
      <text:p text:style-name="P18"><text:span text:style-name="T7"><text:s text:c="24"/></text:span><text:span text:style-name="T10">var</text:span><text:span text:style-name="T7"> title = currentItem.get_item(</text:span><text:span text:style-name="T13">"Title"</text:span><text:span text:style-name="T7">);</text:span></text:p>
      <text:p text:style-name="P18"><text:span text:style-name="T7"><text:s text:c="24"/></text:span><text:span text:style-name="T10">var</text:span><text:span text:style-name="T7"> contactPerson = currentItem.get_item(</text:span><text:span text:style-name="T13">"ContactPerson"</text:span><text:span text:style-name="T7">).get_lookupValue();</text:span></text:p>
      <text:p text:style-name="P18"><text:span text:style-name="T7"><text:s text:c="24"/></text:span><text:span text:style-name="T10">var</text:span><text:span text:style-name="T7"> messageDetails = $.parseHTML(currentItem.get_item(</text:span><text:span text:style-name="T13">"MessageDetails"</text:span><text:span text:style-name="T7">))[0].innerHTML; <text:s text:c="22"/></text:span></text:p>
      <text:p text:style-name="P18"><text:span text:style-name="T7"><text:s text:c="24"/></text:span><text:span text:style-name="T10">var</text:span><text:span text:style-name="T7"> dateMessage = currentItem.get_item(</text:span><text:span text:style-name="T13">"MessageDate"</text:span><text:span text:style-name="T7">); <text:s text:c="23"/></text:span></text:p>
      <text:p text:style-name="P18"><text:span text:style-name="T7"><text:s text:c="24"/></text:span><text:span text:style-name="T10">var</text:span><text:span text:style-name="T7"> formatteddate = </text:span><text:span text:style-name="T10">new</text:span><text:span text:style-name="T7"> </text:span><text:soft-page-break/><text:span text:style-name="T7">Date(Date.parse(dateMessage)).format(</text:span><text:span text:style-name="T13">"MM/dd/yyyy"</text:span><text:span text:style-name="T7">);</text:span></text:p>
      <text:p text:style-name="P18"><text:span text:style-name="T7"><text:s text:c="24"/></text:span><text:span text:style-name="T10">var</text:span><text:span text:style-name="T7"> createdDate = currentItem.get_item(</text:span><text:span text:style-name="T13">"Created"</text:span><text:span text:style-name="T7">);</text:span></text:p>
      <text:p text:style-name="P18"><text:span text:style-name="T7"><text:s text:c="24"/></text:span><text:span text:style-name="T10">var</text:span><text:span text:style-name="T7"> formattedCreatedDate = </text:span><text:span text:style-name="T10">new</text:span><text:span text:style-name="T7"> Date(Date.parse(createdDate)).format(</text:span><text:span text:style-name="T13">"MM/dd/yyyy"</text:span><text:span text:style-name="T7">);</text:span></text:p>
      <text:p text:style-name="P18"><text:span text:style-name="T7"><text:s text:c="24"/></text:span><text:span text:style-name="T10">var</text:span><text:span text:style-name="T7"> email = currentItem.get_item(</text:span><text:span text:style-name="T13">"Email"</text:span><text:span text:style-name="T7">);</text:span></text:p>
      <text:p text:style-name="P18"><text:span text:style-name="T7"><text:s text:c="24"/></text:span><text:span text:style-name="T10">var</text:span><text:span text:style-name="T7"> managers = currentItem.get_item(</text:span><text:span text:style-name="T13">"Managers"</text:span><text:span text:style-name="T7">)[0].get_lookupValue();</text:span></text:p>
      <text:p text:style-name="P18"><text:span text:style-name="T7"><text:s text:c="24"/></text:span><text:span text:style-name="T10">var</text:span><text:span text:style-name="T7"> status = currentItem.get_item(</text:span><text:span text:style-name="T13">"Status"</text:span><text:span text:style-name="T7">);</text:span></text:p>
      <text:p text:style-name="P18"><text:span text:style-name="T7"><text:s text:c="24"/></text:span><text:span text:style-name="T10">var</text:span><text:span text:style-name="T7"> createdBy = currentItem.get_item(</text:span><text:span text:style-name="T13">"Author"</text:span><text:span text:style-name="T7">).get_lookupValue();</text:span></text:p>
      <text:p text:style-name="P18"><text:span text:style-name="T7"><text:s text:c="24"/></text:span><text:span text:style-name="T10">var</text:span><text:span text:style-name="T7"> id = parseInt(currentItem.get_item(</text:span><text:span text:style-name="T13">"ID"</text:span><text:span text:style-name="T7">)); <text:s text:c="23"/></text:span></text:p>
      <text:p text:style-name="P18"><text:span text:style-name="T7"><text:s text:c="24"/></text:span><text:span text:style-name="T10">var</text:span><text:span text:style-name="T7"> modifiedDate = currentItem.get_item(</text:span><text:span text:style-name="T13">"Modified"</text:span><text:span text:style-name="T7">);</text:span></text:p>
      <text:p text:style-name="P18"><text:span text:style-name="T7"><text:s text:c="24"/></text:span><text:span text:style-name="T10">var</text:span><text:span text:style-name="T7"> formattedModifiedDate = </text:span><text:span text:style-name="T10">new</text:span><text:span text:style-name="T7"> Date(Date.parse(modifiedDate)).format(</text:span><text:span text:style-name="T13">"MM/dd/yyyy"</text:span><text:span text:style-name="T7">);</text:span></text:p>
      <text:p text:style-name="P18"><text:span text:style-name="T7"><text:s text:c="24"/></text:span><text:span text:style-name="T10">var</text:span><text:span text:style-name="T7"> modifiedBy = currentItem.get_item(</text:span><text:span text:style-name="T13">"Editor"</text:span><text:span text:style-name="T7">).get_lookupValue();</text:span></text:p>
      <text:p text:style-name="P14"/>
      <text:p text:style-name="P14"><text:s text:c="24"/></text:p>
      <text:p text:style-name="P18"><text:span text:style-name="T7"><text:s text:c="24"/></text:span><text:span text:style-name="T10">var</text:span><text:span text:style-name="T7"> arrayJSOM = {</text:span></text:p>
      <text:p text:style-name="P14"/>
      <text:p text:style-name="P18"><text:span text:style-name="T7"><text:s text:c="28"/></text:span><text:span text:style-name="T13">'Title'</text:span><text:span text:style-name="T7">: title,</text:span></text:p>
      <text:p text:style-name="P18"><text:span text:style-name="T7"><text:s text:c="28"/></text:span><text:span text:style-name="T13">'ContactPerson'</text:span><text:span text:style-name="T7">: contactPerson,</text:span></text:p>
      <text:p text:style-name="P18"><text:span text:style-name="T7"><text:s text:c="28"/></text:span><text:span text:style-name="T13">'MessageDetails'</text:span><text:span text:style-name="T7">: messageDetails,</text:span></text:p>
      <text:p text:style-name="P18"><text:span text:style-name="T7"><text:s text:c="28"/></text:span><text:span text:style-name="T13">'MessageDate'</text:span><text:span text:style-name="T7">: formatteddate,</text:span></text:p>
      <text:p text:style-name="P18"><text:span text:style-name="T7"><text:s text:c="28"/></text:span><text:span text:style-name="T13">'Email'</text:span><text:span text:style-name="T7">: email,</text:span></text:p>
      <text:p text:style-name="P18"><text:span text:style-name="T7"><text:s text:c="28"/></text:span><text:span text:style-name="T13">'Managers'</text:span><text:span text:style-name="T7">: managers,</text:span></text:p>
      <text:p text:style-name="P18"><text:span text:style-name="T7"><text:s text:c="28"/></text:span><text:span text:style-name="T13">'Status'</text:span><text:span text:style-name="T7">: status,</text:span></text:p>
      <text:p text:style-name="P18"><text:span text:style-name="T7"><text:s text:c="28"/></text:span><text:span text:style-name="T13">'Created'</text:span><text:span text:style-name="T7">: formattedCreatedDate,</text:span></text:p>
      <text:p text:style-name="P18"><text:span text:style-name="T7"><text:s text:c="28"/></text:span><text:span text:style-name="T13">'CreatedBy'</text:span><text:span text:style-name="T7">: createdBy,</text:span></text:p>
      <text:p text:style-name="P18"><text:span text:style-name="T7"><text:s text:c="28"/></text:span><text:span text:style-name="T13">'ID'</text:span><text:span text:style-name="T7">: id,</text:span></text:p>
      <text:p text:style-name="P18"><text:span text:style-name="T7"><text:s text:c="28"/></text:span><text:span text:style-name="T13">'Modified'</text:span><text:span text:style-name="T7">: formattedModifiedDate,</text:span></text:p>
      <text:p text:style-name="P18"><text:span text:style-name="T7"><text:s text:c="28"/></text:span><text:span text:style-name="T13">'ModifiedBy'</text:span><text:span text:style-name="T7">: modifiedBy</text:span></text:p>
      <text:p text:style-name="P14"/>
      <text:p text:style-name="P14"><text:s text:c="24"/>};</text:p>
      <text:p text:style-name="P14"><text:s text:c="24"/>window.pageArray.push(arrayJSOM);</text:p>
      <text:p text:style-name="P14"/>
      <text:p text:style-name="P14"><text:s text:c="20"/>}</text:p>
      <text:p text:style-name="P14"/>
      <text:p text:style-name="P14"/>
      <text:p text:style-name="P14"/>
      <text:p text:style-name="P18"><text:span text:style-name="T7"><text:s text:c="20"/>$(</text:span><text:span text:style-name="T13">"#customViewGird"</text:span><text:span text:style-name="T7">).kendoGrid({</text:span></text:p>
      <text:p text:style-name="P14"><text:s text:c="24"/>dataSource: {</text:p>
      <text:p text:style-name="P18"><text:span text:style-name="T7"><text:s text:c="28"/>type: </text:span><text:span text:style-name="T13">"odata"</text:span><text:span text:style-name="T7">,</text:span></text:p>
      <text:p text:style-name="P14"><text:s text:c="28"/>data: window.pageArray,</text:p>
      <text:p text:style-name="P14"><text:s text:c="28"/>pageSize: 20</text:p>
      <text:p text:style-name="P14"><text:s text:c="24"/>},</text:p>
      <text:p text:style-name="P18"><text:span text:style-name="T7"><text:s text:c="24"/>filterable: </text:span><text:span text:style-name="T10">true</text:span><text:span text:style-name="T7">,</text:span></text:p>
      <text:p text:style-name="P14"><text:s text:c="24"/>height: 550,</text:p>
      <text:p text:style-name="P18"><text:span text:style-name="T7"><text:s text:c="24"/>groupable: </text:span><text:span text:style-name="T10">true</text:span><text:span text:style-name="T7">,</text:span></text:p>
      <text:p text:style-name="P18"><text:span text:style-name="T7"><text:s text:c="24"/>sortable: </text:span><text:span text:style-name="T10">true</text:span><text:span text:style-name="T7">,</text:span></text:p>
      <text:p text:style-name="P14"><text:s text:c="24"/>pageable: {</text:p>
      <text:p text:style-name="P18"><text:span text:style-name="T7"><text:s text:c="28"/>refresh: </text:span><text:span text:style-name="T10">true</text:span><text:span text:style-name="T7">,</text:span></text:p>
      <text:p text:style-name="P18"><text:span text:style-name="T7"><text:s text:c="28"/>pageSizes: </text:span><text:span text:style-name="T10">true</text:span><text:span text:style-name="T7">,</text:span></text:p>
      <text:p text:style-name="P14"><text:s text:c="28"/>buttonCount: 5</text:p>
      <text:p text:style-name="P14"><text:s text:c="24"/>},</text:p>
      <text:p text:style-name="P14"><text:s text:c="24"/>columns: [{</text:p>
      <text:p text:style-name="P18"><text:span text:style-name="T7"><text:s text:c="28"/>field: </text:span><text:span text:style-name="T13">'Title'</text:span><text:span text:style-name="T7">,</text:span></text:p>
      <text:p text:style-name="P18"><text:span text:style-name="T7"><text:s text:c="28"/>title: </text:span><text:span text:style-name="T13">"Title"</text:span><text:span text:style-name="T7">,</text:span></text:p>
      <text:p text:style-name="P14"><text:s text:c="28"/>width: 100</text:p>
      <text:p text:style-name="P14"><text:s text:c="24"/>},</text:p>
      <text:p text:style-name="P14"><text:s text:c="24"/>{</text:p>
      <text:p text:style-name="P18"><text:span text:style-name="T7"><text:s text:c="28"/>field: </text:span><text:span text:style-name="T13">'ContactPerson'</text:span><text:span text:style-name="T7">,</text:span></text:p>
      <text:p text:style-name="P18"><text:span text:style-name="T7"><text:s text:c="28"/>title: </text:span><text:span text:style-name="T13">"ContactPerson"</text:span><text:span text:style-name="T7">,</text:span></text:p>
      <text:p text:style-name="P14"><text:s text:c="28"/>width: 100</text:p>
      <text:p text:style-name="P14"><text:s text:c="24"/>}, {</text:p>
      <text:p text:style-name="P18"><text:span text:style-name="T7"><text:s text:c="28"/>field: </text:span><text:span text:style-name="T13">'MessageDetails'</text:span><text:span text:style-name="T7">,</text:span></text:p>
      <text:p text:style-name="P18"><text:span text:style-name="T7"><text:s text:c="28"/>title: </text:span><text:span text:style-name="T13">"MessageDetails"</text:span><text:span text:style-name="T7">,</text:span></text:p>
      <text:p text:style-name="P14"><text:soft-page-break/><text:s text:c="28"/>width: 100</text:p>
      <text:p text:style-name="P14"><text:s text:c="24"/>}, {</text:p>
      <text:p text:style-name="P18"><text:span text:style-name="T7"><text:s text:c="28"/>field: </text:span><text:span text:style-name="T13">"MessageDate"</text:span><text:span text:style-name="T7">,</text:span></text:p>
      <text:p text:style-name="P18"><text:span text:style-name="T7"><text:s text:c="28"/>title: </text:span><text:span text:style-name="T13">"MessageDate"</text:span><text:span text:style-name="T7">,</text:span></text:p>
      <text:p text:style-name="P18"><text:span text:style-name="T7"><text:s text:c="28"/>template: </text:span><text:span text:style-name="T13">"#= kendo.toString(kendo.parseDate(MessageDate, 'yyyy-MM-dd'), 'dd-MM-yyyy') #"</text:span><text:span text:style-name="T7">,</text:span></text:p>
      <text:p text:style-name="P18"><text:span text:style-name="T7"><text:s text:c="28"/>type: </text:span><text:span text:style-name="T13">"date"</text:span><text:span text:style-name="T7">,</text:span></text:p>
      <text:p text:style-name="P14"><text:s text:c="28"/>width: 100</text:p>
      <text:p text:style-name="P14"><text:s text:c="24"/>}, {</text:p>
      <text:p text:style-name="P18"><text:span text:style-name="T7"><text:s text:c="28"/>field: </text:span><text:span text:style-name="T13">'Email'</text:span><text:span text:style-name="T7">,</text:span></text:p>
      <text:p text:style-name="P18"><text:span text:style-name="T7"><text:s text:c="28"/>title: </text:span><text:span text:style-name="T13">"Email"</text:span><text:span text:style-name="T7">,</text:span></text:p>
      <text:p text:style-name="P14"><text:s text:c="28"/>width: 100</text:p>
      <text:p text:style-name="P14"><text:s text:c="24"/>}, {</text:p>
      <text:p text:style-name="P18"><text:span text:style-name="T7"><text:s text:c="28"/>field: </text:span><text:span text:style-name="T13">'Managers'</text:span><text:span text:style-name="T7">,</text:span></text:p>
      <text:p text:style-name="P18"><text:span text:style-name="T7"><text:s text:c="28"/>title: </text:span><text:span text:style-name="T13">"Managers"</text:span><text:span text:style-name="T7">,</text:span></text:p>
      <text:p text:style-name="P14"><text:s text:c="28"/>width: 100</text:p>
      <text:p text:style-name="P14"><text:s text:c="24"/>}, {</text:p>
      <text:p text:style-name="P18"><text:span text:style-name="T7"><text:s text:c="28"/>field: </text:span><text:span text:style-name="T13">'Status'</text:span><text:span text:style-name="T7">,</text:span></text:p>
      <text:p text:style-name="P18"><text:span text:style-name="T7"><text:s text:c="28"/>title: </text:span><text:span text:style-name="T13">"Status"</text:span><text:span text:style-name="T7">,</text:span></text:p>
      <text:p text:style-name="P14"><text:s text:c="28"/>width: 100</text:p>
      <text:p text:style-name="P14"><text:s text:c="24"/>}, {</text:p>
      <text:p text:style-name="P18"><text:span text:style-name="T7"><text:s text:c="28"/>field: </text:span><text:span text:style-name="T13">'Created'</text:span><text:span text:style-name="T7">,</text:span></text:p>
      <text:p text:style-name="P18"><text:span text:style-name="T7"><text:s text:c="28"/>title: </text:span><text:span text:style-name="T13">"Created"</text:span><text:span text:style-name="T7">,</text:span></text:p>
      <text:p text:style-name="P18"><text:span text:style-name="T7"><text:s text:c="28"/>template: </text:span><text:span text:style-name="T13">"#= kendo.toString(kendo.parseDate(Created, 'yyyy-MM-dd'), 'dd-MM-yyyy') #"</text:span><text:span text:style-name="T7">,</text:span></text:p>
      <text:p text:style-name="P18"><text:span text:style-name="T7"><text:s text:c="28"/>type: </text:span><text:span text:style-name="T13">"date"</text:span><text:span text:style-name="T7">,</text:span></text:p>
      <text:p text:style-name="P18"><text:span text:style-name="T7"><text:s text:c="28"/>type: </text:span><text:span text:style-name="T13">"date"</text:span><text:span text:style-name="T7">,</text:span></text:p>
      <text:p text:style-name="P14"><text:s text:c="28"/>width: 100</text:p>
      <text:p text:style-name="P14"><text:s text:c="24"/>}, {</text:p>
      <text:p text:style-name="P18"><text:span text:style-name="T7"><text:s text:c="28"/>field: </text:span><text:span text:style-name="T13">'CreatedBy'</text:span><text:span text:style-name="T7">,</text:span></text:p>
      <text:p text:style-name="P18"><text:span text:style-name="T7"><text:s text:c="28"/>title: </text:span><text:span text:style-name="T13">"CreatedBy"</text:span><text:span text:style-name="T7">,</text:span></text:p>
      <text:p text:style-name="P14"><text:s text:c="28"/>width: 100</text:p>
      <text:p text:style-name="P14"><text:s text:c="24"/>}, {</text:p>
      <text:p text:style-name="P18"><text:span text:style-name="T7"><text:s text:c="28"/>field: </text:span><text:span text:style-name="T13">'ID'</text:span><text:span text:style-name="T7">,</text:span></text:p>
      <text:p text:style-name="P18"><text:span text:style-name="T7"><text:s text:c="28"/>title: </text:span><text:span text:style-name="T13">"ID"</text:span><text:span text:style-name="T7">,</text:span></text:p>
      <text:p text:style-name="P18"><text:span text:style-name="T7"><text:s text:c="28"/>type: </text:span><text:span text:style-name="T13">"number"</text:span><text:span text:style-name="T7">,</text:span></text:p>
      <text:p text:style-name="P14"><text:s text:c="28"/>width: 100</text:p>
      <text:p text:style-name="P14"><text:s text:c="24"/>}, {</text:p>
      <text:p text:style-name="P18"><text:span text:style-name="T7"><text:s text:c="28"/>field: </text:span><text:span text:style-name="T13">'Modified'</text:span><text:span text:style-name="T7">,</text:span></text:p>
      <text:p text:style-name="P18"><text:span text:style-name="T7"><text:s text:c="28"/>title: </text:span><text:span text:style-name="T13">"Modified"</text:span><text:span text:style-name="T7">,</text:span></text:p>
      <text:p text:style-name="P18"><text:span text:style-name="T7"><text:s text:c="28"/>template: </text:span><text:span text:style-name="T13">"#= kendo.toString(kendo.parseDate(Modified, 'yyyy-MM-dd'), 'dd-MM-yyyy') #"</text:span><text:span text:style-name="T7">,</text:span></text:p>
      <text:p text:style-name="P18"><text:span text:style-name="T7"><text:s text:c="28"/>type: </text:span><text:span text:style-name="T13">"date"</text:span><text:span text:style-name="T7">,</text:span></text:p>
      <text:p text:style-name="P14"><text:s text:c="28"/>width: 100</text:p>
      <text:p text:style-name="P14"><text:s text:c="24"/>}, {</text:p>
      <text:p text:style-name="P18"><text:span text:style-name="T7"><text:s text:c="28"/>field: </text:span><text:span text:style-name="T13">'ModifiedBy'</text:span><text:span text:style-name="T7">,</text:span></text:p>
      <text:p text:style-name="P18"><text:span text:style-name="T7"><text:s text:c="28"/>title: </text:span><text:span text:style-name="T13">"ModifiedBy"</text:span><text:span text:style-name="T7">,</text:span></text:p>
      <text:p text:style-name="P14"><text:s text:c="28"/>width: 100</text:p>
      <text:p text:style-name="P14"><text:s text:c="24"/>}</text:p>
      <text:p text:style-name="P14"><text:s text:c="24"/>]</text:p>
      <text:p text:style-name="P14"><text:s text:c="20"/>});</text:p>
      <text:p text:style-name="P18"><text:span text:style-name="T7"><text:s text:c="20"/>console.log(</text:span><text:span text:style-name="T13">"Custom View grid is Added"</text:span><text:span text:style-name="T7">);</text:span></text:p>
      <text:p text:style-name="P18"><text:span text:style-name="T7"><text:s text:c="20"/>$(</text:span><text:span text:style-name="T13">"#customViewGird"</text:span><text:span text:style-name="T7">).html().replace(</text:span><text:span text:style-name="T13">/[\u200B]/</text:span><text:span text:style-name="T10">g</text:span><text:span text:style-name="T7">, </text:span><text:span text:style-name="T13">''</text:span><text:span text:style-name="T7">); <text:s text:c="19"/></text:span></text:p>
      <text:p text:style-name="P18"><text:span text:style-name="T7"><text:s text:c="20"/></text:span><text:span text:style-name="T14">// deferred.resolve();</text:span></text:p>
      <text:p text:style-name="P14"><text:s text:c="19"/></text:p>
      <text:p text:style-name="P14"><text:s text:c="16"/>},</text:p>
      <text:p text:style-name="P18"><text:span text:style-name="T7"><text:s text:c="16"/></text:span><text:span text:style-name="T10">function</text:span><text:span text:style-name="T7"> (sender, args) { console.log(</text:span><text:span text:style-name="T13">"error in inner request: "</text:span><text:span text:style-name="T7"> + args.get_message()); }</text:span></text:p>
      <text:p text:style-name="P14"><text:s text:c="12"/>);</text:p>
      <text:p text:style-name="P14"><text:s text:c="8"/>},</text:p>
      <text:p text:style-name="P18"><text:span text:style-name="T7"><text:s text:c="8"/></text:span><text:span text:style-name="T10">function</text:span><text:span text:style-name="T7"> (sender, args) {</text:span></text:p>
      <text:p text:style-name="P18"><text:span text:style-name="T7"><text:s text:c="12"/>console.log(</text:span><text:span text:style-name="T13">"error: "</text:span><text:span text:style-name="T7"> + args.get_message());</text:span></text:p>
      <text:p text:style-name="P18"><text:span text:style-name="T7"><text:s text:c="12"/></text:span><text:span text:style-name="T14">// deferred.reject(args.get_message());</text:span></text:p>
      <text:p text:style-name="P14"><text:s text:c="8"/>}</text:p>
      <text:p text:style-name="P14"><text:s text:c="4"/>);</text:p>
      <text:p text:style-name="P18"><text:soft-page-break/><text:span text:style-name="T7"><text:s text:c="4"/></text:span><text:span text:style-name="T14">//return deferred.promise();</text:span></text:p>
      <text:p text:style-name="P14"/>
      <text:p text:style-name="P14">}</text:p>
      <text:p text:style-name="P14"/>
      <text:p text:style-name="P14"/>
      <text:p text:style-name="P14"/>
      <text:p text:style-name="P14"/>
      <text:p text:style-name="P18"><text:span text:style-name="T10">function</text:span><text:span text:style-name="T7"> formatDate(date) {</text:span></text:p>
      <text:p text:style-name="P18"><text:span text:style-name="T7"><text:s text:c="4"/></text:span><text:span text:style-name="T10">return</text:span><text:span text:style-name="T7"> kendo.toString(date, </text:span><text:span text:style-name="T13">"d"</text:span><text:span text:style-name="T7">);</text:span></text:p>
      <text:p text:style-name="P14">}</text:p>
      <text:p text:style-name="P14"/>
      <text:p text:style-name="P14"/>
      <text:p text:style-name="P18"><text:span text:style-name="T10">function</text:span><text:span text:style-name="T7"> CustomFilter() {</text:span></text:p>
      <text:p text:style-name="P18"><text:span text:style-name="T7"><text:s text:c="4"/>alert(</text:span><text:span text:style-name="T13">"time out called"</text:span><text:span text:style-name="T7">);</text:span></text:p>
      <text:p text:style-name="P18"><text:span text:style-name="T7"><text:s text:c="4"/>$(</text:span><text:span text:style-name="T13">"th[data-title=MessageDate]"</text:span><text:span text:style-name="T7">)</text:span></text:p>
      <text:p text:style-name="P18"><text:span text:style-name="T7"><text:s text:c="8"/>.data(</text:span><text:span text:style-name="T13">"kendoFilterMenu"</text:span><text:span text:style-name="T7">)</text:span></text:p>
      <text:p text:style-name="P18"><text:span text:style-name="T7"><text:s text:c="8"/>.form.find(</text:span><text:span text:style-name="T13">"button[type=submit]"</text:span><text:span text:style-name="T7">)</text:span></text:p>
      <text:p text:style-name="P18"><text:span text:style-name="T7"><text:s text:c="8"/>.click(</text:span><text:span text:style-name="T10">function</text:span><text:span text:style-name="T7"> (e) {</text:span></text:p>
      <text:p text:style-name="P18"><text:span text:style-name="T7"><text:s text:c="12"/>alert(</text:span><text:span text:style-name="T13">"Hi"</text:span><text:span text:style-name="T7">);</text:span></text:p>
      <text:p text:style-name="P18"><text:span text:style-name="T7"><text:s text:c="12"/></text:span><text:span text:style-name="T14">//gets filter type</text:span></text:p>
      <text:p text:style-name="P18"><text:span text:style-name="T7"><text:s text:c="12"/></text:span><text:span text:style-name="T10">var</text:span><text:span text:style-name="T7"> filterType = $(</text:span><text:span text:style-name="T10">this</text:span><text:span text:style-name="T7">.form).find($(</text:span><text:span text:style-name="T13">"select[data-role=dropdownlist]"</text:span><text:span text:style-name="T7">)).eq(0).val();</text:span></text:p>
      <text:p text:style-name="P18"><text:span text:style-name="T7"><text:s text:c="12"/></text:span><text:span text:style-name="T14">//if filter is "Is equal to"</text:span></text:p>
      <text:p text:style-name="P18"><text:span text:style-name="T7"><text:s text:c="12"/></text:span><text:span text:style-name="T10">if</text:span><text:span text:style-name="T7"> (filterType == </text:span><text:span text:style-name="T13">"eq"</text:span><text:span text:style-name="T7">) {</text:span></text:p>
      <text:p text:style-name="P14"><text:s text:c="16"/>e.preventDefault();</text:p>
      <text:p text:style-name="P18"><text:span text:style-name="T7"><text:s text:c="16"/></text:span><text:span text:style-name="T14">//gets the datePicker input date</text:span></text:p>
      <text:p text:style-name="P18"><text:span text:style-name="T7"><text:s text:c="16"/></text:span><text:span text:style-name="T10">var</text:span><text:span text:style-name="T7"> selectedDate = $(</text:span><text:span text:style-name="T10">this</text:span><text:span text:style-name="T7">.form).find($(</text:span><text:span text:style-name="T13">"input[data-role=datetimepicker]"</text:span><text:span text:style-name="T7">)).eq(0).val();</text:span></text:p>
      <text:p text:style-name="P18"><text:span text:style-name="T7"><text:s text:c="16"/></text:span><text:span text:style-name="T14">//create a filter</text:span></text:p>
      <text:p text:style-name="P18"><text:span text:style-name="T7"><text:s text:c="16"/>$(</text:span><text:span text:style-name="T13">"#customViewGird"</text:span><text:span text:style-name="T7">).data(</text:span><text:span text:style-name="T13">"kendoGrid"</text:span><text:span text:style-name="T7">).dataSource.filter({</text:span></text:p>
      <text:p text:style-name="P18"><text:span text:style-name="T7"><text:s text:c="20"/>field: </text:span><text:span text:style-name="T13">"MessageDate"</text:span><text:span text:style-name="T7">,</text:span></text:p>
      <text:p text:style-name="P18"><text:span text:style-name="T7"><text:s text:c="20"/></text:span><text:span text:style-name="T14">//create custom filter operator</text:span></text:p>
      <text:p text:style-name="P18"><text:span text:style-name="T7"><text:s text:c="20"/>operator: </text:span><text:span text:style-name="T10">function</text:span><text:span text:style-name="T7"> (fieldDate) {</text:span></text:p>
      <text:p text:style-name="P18"><text:span text:style-name="T7"><text:s text:c="24"/></text:span><text:span text:style-name="T10">if</text:span><text:span text:style-name="T7"> (fieldDate != undefined &amp;&amp; fieldDate != </text:span><text:span text:style-name="T10">null</text:span><text:span text:style-name="T7">) {</text:span></text:p>
      <text:p text:style-name="P18"><text:span text:style-name="T7"><text:s text:c="28"/></text:span><text:span text:style-name="T10">if</text:span><text:span text:style-name="T7"> (!fieldDate.logic) {</text:span></text:p>
      <text:p text:style-name="P18"><text:span text:style-name="T7"><text:s text:c="32"/></text:span><text:span text:style-name="T10">var</text:span><text:span text:style-name="T7"> parsedSelectedDate = kendo.parseDate(selectedDate);</text:span></text:p>
      <text:p text:style-name="P18"><text:span text:style-name="T7"><text:s text:c="32"/></text:span><text:span text:style-name="T14">//parse the field date in order to ignore the time</text:span></text:p>
      <text:p text:style-name="P18"><text:span text:style-name="T7"><text:s text:c="32"/></text:span><text:span text:style-name="T10">var</text:span><text:span text:style-name="T7"> parsedFieldDate = </text:span><text:span text:style-name="T10">new</text:span><text:span text:style-name="T7"> Date(fieldDate.getFullYear(), fieldDate.getMonth(), fieldDate.getDate());</text:span></text:p>
      <text:p text:style-name="P18"><text:span text:style-name="T7"><text:s text:c="32"/></text:span><text:span text:style-name="T10">var</text:span><text:span text:style-name="T7"> result = (parsedFieldDate.getTime() == parsedSelectedDate.getTime());</text:span></text:p>
      <text:p text:style-name="P14"/>
      <text:p text:style-name="P18"><text:span text:style-name="T7"><text:s text:c="32"/></text:span><text:span text:style-name="T10">return</text:span><text:span text:style-name="T7"> result;</text:span></text:p>
      <text:p text:style-name="P14"><text:s text:c="28"/>}</text:p>
      <text:p text:style-name="P14"><text:s text:c="24"/>}</text:p>
      <text:p text:style-name="P14"><text:s text:c="20"/>},</text:p>
      <text:p text:style-name="P14"><text:s text:c="20"/>value: selectedDate</text:p>
      <text:p text:style-name="P14"><text:s text:c="16"/>});</text:p>
      <text:p text:style-name="P18"><text:span text:style-name="T7"><text:s text:c="16"/></text:span><text:span text:style-name="T14">//close filter window</text:span></text:p>
      <text:p text:style-name="P18"><text:span text:style-name="T7"><text:s text:c="16"/>$(</text:span><text:span text:style-name="T13">"th[data-title=MessageDate]"</text:span><text:span text:style-name="T7">).data(</text:span><text:span text:style-name="T13">"kendoFilterMenu"</text:span><text:span text:style-name="T7">).popup.close();</text:span></text:p>
      <text:p text:style-name="P14"><text:s text:c="12"/>}</text:p>
      <text:p text:style-name="P18"><text:span text:style-name="T7"><text:s text:c="12"/>console.log(</text:span><text:span text:style-name="T13">"filter"</text:span><text:span text:style-name="T7">);</text:span></text:p>
      <text:p text:style-name="P14"><text:s text:c="8"/>});</text:p>
      <text:p text:style-name="P14">}</text:p>
      <text:p text:style-name="P14"/>
      <text:p text:style-name="P14"/>
      <text:p text:style-name="P14"><text:s text:c="15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6">// Kendo Grid with search and configurations and some jquery validations</text:p>
      <text:p text:style-name="P14"/>
      <text:p text:style-name="P14"/>
      <text:p text:style-name="P14">$(document).ready(<text:span text:style-name="T9">function</text:span> () {</text:p>
      <text:p text:style-name="P19">//This makes sure all necessary Js files are loaded before you call taxonomy store</text:p>
      <text:p text:style-name="P18"><text:span text:style-name="T7"><text:s text:c="4"/>SP.SOD.executeFunc(</text:span><text:span text:style-name="T13">'sp.runtime.js'</text:span><text:span text:style-name="T7">, </text:span><text:span text:style-name="T10">false</text:span><text:span text:style-name="T7">, </text:span><text:span text:style-name="T10">function</text:span><text:span text:style-name="T7"> () {</text:span></text:p>
      <text:p text:style-name="P18"><text:span text:style-name="T7"><text:s text:c="8"/>SP.SOD.executeFunc(</text:span><text:span text:style-name="T13">'sp.js'</text:span><text:span text:style-name="T7">, </text:span><text:span text:style-name="T13">'SP.ClientContext'</text:span><text:span text:style-name="T7">, </text:span><text:span text:style-name="T10">function</text:span><text:span text:style-name="T7"> () {</text:span></text:p>
      <text:p text:style-name="P18"><text:span text:style-name="T7"><text:s text:c="8"/><text:tab/>console.log(</text:span><text:span text:style-name="T13">'intiated SP.ClientContext'</text:span><text:span text:style-name="T7">);</text:span></text:p>
      <text:p text:style-name="P18"><text:span text:style-name="T7"><text:s text:c="12"/>SP.SOD.registerSod(</text:span><text:span text:style-name="T13">'sp.taxonomy.js'</text:span><text:span text:style-name="T7">, SP.Utilities.Utility.getLayoutsPageUrl(</text:span><text:span text:style-name="T13">'sp.taxonomy.js'</text:span><text:span text:style-name="T7">));</text:span><text:span text:style-name="T14">//loads sp.taxonomy.js file</text:span></text:p>
      <text:p text:style-name="P18"><text:span text:style-name="T7"><text:s text:c="12"/>SP.SOD.executeFunc(</text:span><text:span text:style-name="T13">'sp.taxonomy.js'</text:span><text:span text:style-name="T7">, </text:span><text:span text:style-name="T10">false</text:span><text:span text:style-name="T7">, ScriptLoaded);</text:span></text:p>
      <text:p text:style-name="P18"><text:span text:style-name="T7"><text:s text:c="12"/></text:span><text:span text:style-name="T10">function</text:span><text:span text:style-name="T7"> ScriptLoaded() {</text:span></text:p>
      <text:p text:style-name="P18"><text:span text:style-name="T7"><text:s text:c="16"/>console.log(</text:span><text:span text:style-name="T13">"sp.js is loaded"</text:span><text:span text:style-name="T7">);</text:span></text:p>
      <text:p text:style-name="P18"><text:span text:style-name="T7"><text:s text:c="8"/></text:span><text:span text:style-name="T14">// <text:s text:c="8"/>$("#btnSearch").kendoButton({</text:span></text:p>
      <text:p text:style-name="P18"><text:span text:style-name="T7"><text:tab/><text:tab/><text:tab/><text:tab/><text:tab/><text:tab/> <text:s/></text:span><text:span text:style-name="T14">// <text:s/>click:onSearch</text:span></text:p>
      <text:p text:style-name="P18"><text:span text:style-name="T7"><text:tab/><text:tab/><text:tab/><text:tab/><text:tab/><text:tab/> <text:s/></text:span><text:span text:style-name="T14">//});</text:span></text:p>
      <text:p text:style-name="P14"><text:s text:c="16"/>DrawKendoGrid();</text:p>
      <text:p text:style-name="P14"><text:s text:c="12"/>}</text:p>
      <text:p text:style-name="P14"><text:s text:c="8"/>});</text:p>
      <text:p text:style-name="P14"><text:s text:c="4"/>});</text:p>
      <text:p text:style-name="P14"/>
      <text:p text:style-name="P18"><text:span text:style-name="T7"><text:s text:c="2"/></text:span><text:span text:style-name="T14">// <text:s/>$("#gridKendo").before('&lt;div id="searchControlsDiv"&gt;&lt;input class=k-textbox type=text id="txtSearchString" placeholder="enter search text..." /&gt;&lt;button id="btnSearch"&gt;Search&lt;/button&gt;&lt;/div&gt;');</text:span></text:p>
      <text:p text:style-name="P18"><text:span text:style-name="T7"><text:s text:c="4"/></text:span><text:span text:style-name="T14">//$("#searchControlsDiv").css({"float":"right","width":"20%","padding-left":"82%"});</text:span></text:p>
      <text:p text:style-name="P18"><text:span text:style-name="T7"><text:s text:c="4"/></text:span><text:span text:style-name="T10">if</text:span><text:span text:style-name="T7">($(</text:span><text:span text:style-name="T13">"[name='userForm']"</text:span><text:span text:style-name="T7">).find(</text:span><text:span text:style-name="T13">".ng-empty"</text:span><text:span text:style-name="T7">).length&gt;0){</text:span></text:p>
      <text:p text:style-name="P18"><text:span text:style-name="T7"><text:s text:c="4"/>$(</text:span><text:span text:style-name="T13">"[name='userForm']"</text:span><text:span text:style-name="T7">).find(</text:span><text:span text:style-name="T13">"button"</text:span><text:span text:style-name="T7">).eq(0).attr(</text:span><text:span text:style-name="T13">'disabled'</text:span><text:span text:style-name="T7">,</text:span><text:span text:style-name="T13">'disabled'</text:span><text:span text:style-name="T7">);</text:span></text:p>
      <text:p text:style-name="P14"/>
      <text:p text:style-name="P14"><text:s text:c="4"/>}</text:p>
      <text:p text:style-name="P14"><text:s text:c="4"/></text:p>
      <text:p text:style-name="P18"><text:span text:style-name="T7"><text:s text:c="4"/></text:span><text:span text:style-name="T14">//For New Request Form and kendo grid</text:span></text:p>
      <text:p text:style-name="P14"><text:s text:c="4"/></text:p>
      <text:p text:style-name="P14"><text:s text:c="4"/></text:p>
      <text:p text:style-name="P18"><text:span text:style-name="T7"><text:s text:c="12"/>$(</text:span><text:span text:style-name="T13">"[name='userForm']"</text:span><text:span text:style-name="T7">).find(</text:span><text:span text:style-name="T13">"button"</text:span><text:span text:style-name="T7">).eq(0).click(</text:span><text:span text:style-name="T10">function</text:span><text:span text:style-name="T7"> () {</text:span></text:p>
      <text:p text:style-name="P14"><text:tab/> <text:s text:c="18"/>AddItemsToNewRequestList();</text:p>
      <text:p text:style-name="P14"><text:s text:c="12"/>});</text:p>
      <text:p text:style-name="P14"><text:s text:c="6"/></text:p>
      <text:p text:style-name="P18"><text:span text:style-name="T7"><text:tab/><text:tab/> <text:s text:c="5"/>$(</text:span><text:span text:style-name="T13">"[name='userForm']"</text:span><text:span text:style-name="T7">).find(</text:span><text:span text:style-name="T13">"input"</text:span><text:span text:style-name="T7">).blur(</text:span><text:span text:style-name="T10">function</text:span><text:span text:style-name="T7">(){</text:span></text:p>
      <text:p text:style-name="P14"><text:tab/><text:tab/> <text:s text:c="5"/></text:p>
      <text:p text:style-name="P18"><text:span text:style-name="T7"><text:tab/><text:tab/><text:tab/><text:tab/> <text:s text:c="4"/></text:span><text:span text:style-name="T10">if</text:span><text:span text:style-name="T7">($(</text:span><text:span text:style-name="T13">"[name='userForm']"</text:span><text:span text:style-name="T7">).find(</text:span><text:span text:style-name="T13">".md-input-invalid"</text:span><text:span text:style-name="T7">).length&gt;0 || $(</text:span><text:span text:style-name="T13">"[name='userForm']"</text:span><text:span text:style-name="T7">).find(</text:span><text:span text:style-name="T13">".ng-empty"</text:span><text:span text:style-name="T7">).length&gt;0)</text:span></text:p>
      <text:p text:style-name="P14"><text:tab/><text:tab/> <text:s text:c="15"/>{</text:p>
      <text:p text:style-name="P14"><text:tab/><text:tab/></text:p>
      <text:p text:style-name="P18"><text:span text:style-name="T7"><text:tab/><text:tab/> <text:s text:c="13"/><text:tab/><text:tab/> $(</text:span><text:span text:style-name="T13">"[name='userForm']"</text:span><text:span text:style-name="T7">).find(</text:span><text:span text:style-name="T13">"button"</text:span><text:span text:style-name="T7">).eq(0).attr(</text:span><text:span text:style-name="T13">'disabled'</text:span><text:span text:style-name="T7">,</text:span><text:span text:style-name="T13">'disabled'</text:span><text:span text:style-name="T7">);</text:span></text:p>
      <text:p text:style-name="P14"><text:tab/><text:tab/></text:p>
      <text:p text:style-name="P14"><text:tab/><text:tab/> <text:s text:c="15"/>}</text:p>
      <text:p text:style-name="P18"><text:span text:style-name="T7"><text:tab/><text:tab/><text:tab/><text:tab/><text:tab/></text:span><text:span text:style-name="T10">else</text:span><text:span text:style-name="T7">{</text:span></text:p>
      <text:p text:style-name="P18"><text:span text:style-name="T7"><text:tab/><text:tab/><text:tab/><text:tab/><text:tab/> <text:s text:c="4"/><text:tab/> $(</text:span><text:span text:style-name="T13">"[name='userForm']"</text:span><text:span text:style-name="T7">).find(</text:span><text:span text:style-name="T13">"button"</text:span><text:span text:style-name="T7">).eq(0).removeAttr(</text:span><text:span text:style-name="T13">'disabled'</text:span><text:span text:style-name="T7">);</text:span></text:p>
      <text:p text:style-name="P14"><text:tab/><text:tab/><text:tab/><text:tab/><text:tab/><text:tab/>}</text:p>
      <text:p text:style-name="P14"><text:tab/><text:tab/><text:tab/><text:tab/> <text:s text:c="14"/></text:p>
      <text:p text:style-name="P14"><text:tab/><text:tab/><text:tab/><text:tab/></text:p>
      <text:p text:style-name="P14"><text:tab/><text:tab/><text:tab/><text:tab/>});</text:p>
      <text:p text:style-name="P14"><text:s text:c="4"/></text:p>
      <text:p text:style-name="P14">});</text:p>
      <text:p text:style-name="P14"/>
      <text:p text:style-name="P14"/>
      <text:p text:style-name="P14"/>
      <text:p text:style-name="P18"><text:span text:style-name="T10">function</text:span><text:span text:style-name="T7"> AddItemsToNewRequestList() {</text:span></text:p>
      <text:p text:style-name="P14"/>
      <text:p text:style-name="P18"><text:soft-page-break/><text:span text:style-name="T7"><text:s text:c="4"/></text:span><text:span text:style-name="T10">var</text:span><text:span text:style-name="T7"> productValue;</text:span></text:p>
      <text:p text:style-name="P14"/>
      <text:p text:style-name="P18"><text:span text:style-name="T7"><text:s text:c="4"/></text:span><text:span text:style-name="T10">for</text:span><text:span text:style-name="T7"> (</text:span><text:span text:style-name="T10">var</text:span><text:span text:style-name="T7"> j = 0; j &lt; $(</text:span><text:span text:style-name="T13">"md-radio-button"</text:span><text:span text:style-name="T7">).length; j++) {</text:span></text:p>
      <text:p text:style-name="P18"><text:span text:style-name="T7"><text:s text:c="8"/></text:span><text:span text:style-name="T10">if</text:span><text:span text:style-name="T7"> ($(</text:span><text:span text:style-name="T13">"md-radio-button"</text:span><text:span text:style-name="T7">).eq(j).hasClass(</text:span><text:span text:style-name="T13">"md-checked"</text:span><text:span text:style-name="T7">) == </text:span><text:span text:style-name="T10">true</text:span><text:span text:style-name="T7">) {</text:span></text:p>
      <text:p text:style-name="P14"/>
      <text:p text:style-name="P18"><text:span text:style-name="T7"><text:s text:c="12"/>productValue = $(</text:span><text:span text:style-name="T13">"md-radio-button"</text:span><text:span text:style-name="T7">).eq(j).text();</text:span></text:p>
      <text:p text:style-name="P14"/>
      <text:p text:style-name="P14"><text:s text:c="8"/>}</text:p>
      <text:p text:style-name="P14"><text:s text:c="4"/>}</text:p>
      <text:p text:style-name="P14"/>
      <text:p text:style-name="P18"><text:span text:style-name="T7"><text:s text:c="4"/></text:span><text:span text:style-name="T10">var</text:span><text:span text:style-name="T7"> accountManager = $(</text:span><text:span text:style-name="T13">"[name='AccountManager']"</text:span><text:span text:style-name="T7">).val();</text:span></text:p>
      <text:p text:style-name="P18"><text:span text:style-name="T7"><text:s text:c="4"/></text:span><text:span text:style-name="T10">var</text:span><text:span text:style-name="T7"> location = $(</text:span><text:span text:style-name="T13">"[name='Location']"</text:span><text:span text:style-name="T7">).val();</text:span></text:p>
      <text:p text:style-name="P18"><text:span text:style-name="T7"><text:s text:c="4"/></text:span><text:span text:style-name="T10">var</text:span><text:span text:style-name="T7"> requestType = $(</text:span><text:span text:style-name="T13">".md-select-value"</text:span><text:span text:style-name="T7">).text();</text:span></text:p>
      <text:p text:style-name="P18"><text:span text:style-name="T7"><text:s text:c="4"/></text:span><text:span text:style-name="T10">var</text:span><text:span text:style-name="T7"> contactDetails = $(</text:span><text:span text:style-name="T13">"[name='ContactDetails']"</text:span><text:span text:style-name="T7">).val();</text:span></text:p>
      <text:p text:style-name="P14"/>
      <text:p text:style-name="P18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18"><text:span text:style-name="T7"><text:s text:c="4"/></text:span><text:span text:style-name="T10">var</text:span><text:span text:style-name="T7"> list = context.get_web().get_lists().getByTitle(</text:span><text:span text:style-name="T13">"NewRequestList"</text:span><text:span text:style-name="T7">);</text:span></text:p>
      <text:p text:style-name="P18"><text:span text:style-name="T7"><text:s text:c="4"/></text:span><text:span text:style-name="T10">var</text:span><text:span text:style-name="T7"> listItemCreationInformation = </text:span><text:span text:style-name="T10">new</text:span><text:span text:style-name="T7"> </text:span><text:span text:style-name="T17">SP</text:span><text:span text:style-name="T7">.ListItemCreationInformation();</text:span></text:p>
      <text:p text:style-name="P18"><text:span text:style-name="T7"><text:s text:c="4"/></text:span><text:span text:style-name="T10">this</text:span><text:span text:style-name="T7">.listItem = list.addItem(listItemCreationInformation);</text:span></text:p>
      <text:p text:style-name="P18"><text:span text:style-name="T7"><text:s text:c="4"/>listItem.set_item(</text:span><text:span text:style-name="T13">'Location'</text:span><text:span text:style-name="T7">, location);</text:span></text:p>
      <text:p text:style-name="P18"><text:span text:style-name="T7"><text:s text:c="4"/>listItem.set_item(</text:span><text:span text:style-name="T13">'ContactDetails'</text:span><text:span text:style-name="T7">, contactDetails);</text:span></text:p>
      <text:p text:style-name="P18"><text:span text:style-name="T7"><text:s text:c="4"/>listItem.set_item(</text:span><text:span text:style-name="T13">'AccountManager'</text:span><text:span text:style-name="T7">, _spPageContextInfo.userId);</text:span></text:p>
      <text:p text:style-name="P18"><text:span text:style-name="T7"><text:s text:c="4"/>listItem.set_item(</text:span><text:span text:style-name="T13">'RequestType'</text:span><text:span text:style-name="T7">, requestType);</text:span></text:p>
      <text:p text:style-name="P18"><text:span text:style-name="T7"><text:s text:c="4"/>listItem.set_item(</text:span><text:span text:style-name="T13">'Product'</text:span><text:span text:style-name="T7">, productValue);</text:span></text:p>
      <text:p text:style-name="P14"><text:s text:c="4"/>listItem.update();</text:p>
      <text:p text:style-name="P14"><text:s text:c="4"/>context.load(listItem);</text:p>
      <text:p text:style-name="P14"><text:s text:c="4"/>context.executeQueryAsync(OnSuccessAdding, OnFailureAdding);</text:p>
      <text:p text:style-name="P14"/>
      <text:p text:style-name="P18"><text:span text:style-name="T7"><text:s text:c="4"/></text:span><text:span text:style-name="T10">function</text:span><text:span text:style-name="T7"> OnSuccessAdding() {</text:span></text:p>
      <text:p text:style-name="P14"/>
      <text:p text:style-name="P18"><text:span text:style-name="T7"><text:s text:c="8"/>alert(</text:span><text:span text:style-name="T13">"Item added successfully"</text:span><text:span text:style-name="T7">);</text:span></text:p>
      <text:p text:style-name="P18"><text:span text:style-name="T7"><text:s text:c="8"/>window.location.href = _spPageContextInfo.webAbsoluteUrl + </text:span><text:span text:style-name="T13">"/Pages/NewRequest.aspx"</text:span><text:span text:style-name="T7">;</text:span></text:p>
      <text:p text:style-name="P14"/>
      <text:p text:style-name="P14"><text:s text:c="4"/>}</text:p>
      <text:p text:style-name="P18"><text:span text:style-name="T7"><text:s text:c="4"/></text:span><text:span text:style-name="T10">function</text:span><text:span text:style-name="T7"> OnFailureAdding(sender, args) {</text:span></text:p>
      <text:p text:style-name="P18"><text:span text:style-name="T7"><text:s text:c="8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14"><text:s text:c="4"/>}</text:p>
      <text:p text:style-name="P14">}</text:p>
      <text:p text:style-name="P14"/>
      <text:p text:style-name="P14"/>
      <text:p text:style-name="P18"><text:span text:style-name="T7"><text:s/></text:span><text:span text:style-name="T10">function</text:span><text:span text:style-name="T7"> onSearch()</text:span></text:p>
      <text:p text:style-name="P14">{</text:p>
      <text:p text:style-name="P18"><text:span text:style-name="T7"><text:s text:c="2"/><text:tab/> <text:s/></text:span><text:span text:style-name="T10">var</text:span><text:span text:style-name="T7"> searchValue = $(</text:span><text:span text:style-name="T13">"#txtSearchString"</text:span><text:span text:style-name="T7">).val();</text:span></text:p>
      <text:p text:style-name="P18"><text:span text:style-name="T7"><text:s text:c="6"/></text:span><text:span text:style-name="T10">var</text:span><text:span text:style-name="T7"> grid = $(</text:span><text:span text:style-name="T13">"#gridKendo"</text:span><text:span text:style-name="T7">).data(</text:span><text:span text:style-name="T13">"kendoGrid"</text:span><text:span text:style-name="T7">);</text:span></text:p>
      <text:p text:style-name="P14"><text:s text:c="6"/>grid.dataSource.query({</text:p>
      <text:p text:style-name="P14"><text:s text:c="8"/>page:1,</text:p>
      <text:p text:style-name="P14"><text:s text:c="8"/>pageSize:20,</text:p>
      <text:p text:style-name="P14"><text:s text:c="8"/>filter:{</text:p>
      <text:p text:style-name="P18"><text:span text:style-name="T7"><text:s text:c="10"/>logic:</text:span><text:span text:style-name="T13">"or"</text:span><text:span text:style-name="T7">,</text:span></text:p>
      <text:p text:style-name="P14"><text:s text:c="10"/>filters:[</text:p>
      <text:p text:style-name="P18"><text:span text:style-name="T7"><text:s text:c="12"/>{field:</text:span><text:span text:style-name="T13">"Location"</text:span><text:span text:style-name="T7">, operator:</text:span><text:span text:style-name="T13">"contains"</text:span><text:span text:style-name="T7">,value:searchValue },</text:span></text:p>
      <text:p text:style-name="P18"><text:span text:style-name="T7"><text:s text:c="12"/>{field:</text:span><text:span text:style-name="T13">"ContactDetails"</text:span><text:span text:style-name="T7">, operator:</text:span><text:span text:style-name="T13">"contains"</text:span><text:span text:style-name="T7">,value:searchValue },</text:span></text:p>
      <text:p text:style-name="P18"><text:span text:style-name="T7"><text:s text:c="12"/>{field:</text:span><text:span text:style-name="T13">"RequestType"</text:span><text:span text:style-name="T7">, operator:</text:span><text:span text:style-name="T13">"contains"</text:span><text:span text:style-name="T7">,value:searchValue },</text:span></text:p>
      <text:p text:style-name="P18"><text:span text:style-name="T7"><text:tab/><text:tab/><text:tab/>{field:</text:span><text:span text:style-name="T13">"Product"</text:span><text:span text:style-name="T7">, operator:</text:span><text:span text:style-name="T13">"contains"</text:span><text:span text:style-name="T7">,value:searchValue },</text:span></text:p>
      <text:p text:style-name="P18"><text:span text:style-name="T7"><text:tab/><text:tab/><text:tab/>{field:</text:span><text:span text:style-name="T13">"AccountManager"</text:span><text:span text:style-name="T7">, operator:</text:span><text:span text:style-name="T13">"contains"</text:span><text:span text:style-name="T7">,value:searchValue }</text:span></text:p>
      <text:p text:style-name="P14"><text:s text:c="12"/>]</text:p>
      <text:p text:style-name="P14"><text:s text:c="9"/>}</text:p>
      <text:p text:style-name="P14"><text:s text:c="6"/>});</text:p>
      <text:p text:style-name="P14">}</text:p>
      <text:p text:style-name="P14"/>
      <text:p text:style-name="P18"><text:span text:style-name="T10">function</text:span><text:span text:style-name="T7"> DrawKendoGrid() {</text:span></text:p>
      <text:p text:style-name="P14"/>
      <text:p text:style-name="P18"><text:span text:style-name="T7"><text:s text:c="4"/>window.arrayCollection = </text:span><text:span text:style-name="T10">new</text:span><text:span text:style-name="T7"> Array();</text:span></text:p>
      <text:p text:style-name="P18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18"><text:soft-page-break/><text:span text:style-name="T7"><text:s text:c="4"/></text:span><text:span text:style-name="T10">var</text:span><text:span text:style-name="T7"> list = context.get_web().get_lists().getByTitle(</text:span><text:span text:style-name="T13">"NewRequestList"</text:span><text:span text:style-name="T7">);</text:span></text:p>
      <text:p text:style-name="P18"><text:span text:style-name="T7"><text:s text:c="4"/></text:span><text:span text:style-name="T10">var</text:span><text:span text:style-name="T7"> query = </text:span><text:span text:style-name="T10">new</text:span><text:span text:style-name="T7"> </text:span><text:span text:style-name="T17">SP</text:span><text:span text:style-name="T7">.CamlQuery();</text:span></text:p>
      <text:p text:style-name="P18"><text:span text:style-name="T7"><text:s text:c="4"/>query.set_viewXml(</text:span><text:span text:style-name="T13">'&lt;View&gt;&lt;ViewFields&gt;&lt;FieldRef Name=\'Location\' /&gt;&lt;FieldRef Name=\'ContactDetails\' /&gt;&lt;FieldRef Name=\'RequestType\' /&gt;&lt;FieldRef Name=\'Product\' /&gt;&lt;/ViewFields&gt;&lt;/View&gt;'</text:span><text:span text:style-name="T7">);</text:span></text:p>
      <text:p text:style-name="P14"><text:s text:c="4"/>itemColl = list.getItems(query);</text:p>
      <text:p text:style-name="P14"><text:s text:c="4"/>context.load(itemColl);</text:p>
      <text:p text:style-name="P18"><text:span text:style-name="T7"><text:s text:c="4"/>context.executeQueryAsync(OnSuccess, </text:span><text:span text:style-name="T10">function</text:span><text:span text:style-name="T7"> OnFailure(sender, args) {</text:span></text:p>
      <text:p text:style-name="P18"><text:span text:style-name="T7"><text:s text:c="8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14"/>
      <text:p text:style-name="P14"><text:s text:c="4"/>});</text:p>
      <text:p text:style-name="P14"/>
      <text:p text:style-name="P18"><text:span text:style-name="T7"><text:s text:c="4"/></text:span><text:span text:style-name="T10">function</text:span><text:span text:style-name="T7"> OnSuccess(sender, args) {</text:span></text:p>
      <text:p text:style-name="P18"><text:span text:style-name="T7"><text:s text:c="8"/></text:span><text:span text:style-name="T10">var</text:span><text:span text:style-name="T7"> itemsEnumerator = itemColl.getEnumerator();</text:span></text:p>
      <text:p text:style-name="P18"><text:span text:style-name="T7"><text:s text:c="8"/></text:span><text:span text:style-name="T10">while</text:span><text:span text:style-name="T7"> (itemsEnumerator.moveNext()) {</text:span></text:p>
      <text:p text:style-name="P18"><text:span text:style-name="T7"><text:s text:c="12"/></text:span><text:span text:style-name="T10">var</text:span><text:span text:style-name="T7"> currentItem = itemsEnumerator.get_current();</text:span></text:p>
      <text:p text:style-name="P18"><text:span text:style-name="T7"><text:s text:c="12"/></text:span><text:span text:style-name="T10">var</text:span><text:span text:style-name="T7"> location = currentItem.get_item(</text:span><text:span text:style-name="T13">"Location"</text:span><text:span text:style-name="T7">);</text:span></text:p>
      <text:p text:style-name="P18"><text:span text:style-name="T7"><text:s text:c="12"/></text:span><text:span text:style-name="T10">var</text:span><text:span text:style-name="T7"> contactDetails = currentItem.get_item(</text:span><text:span text:style-name="T13">"ContactDetails"</text:span><text:span text:style-name="T7">);</text:span></text:p>
      <text:p text:style-name="P18"><text:span text:style-name="T7"><text:s text:c="12"/></text:span><text:span text:style-name="T10">var</text:span><text:span text:style-name="T7"> requestType = currentItem.get_item(</text:span><text:span text:style-name="T13">"RequestType"</text:span><text:span text:style-name="T7">);</text:span></text:p>
      <text:p text:style-name="P18"><text:span text:style-name="T7"><text:s text:c="12"/></text:span><text:span text:style-name="T10">var</text:span><text:span text:style-name="T7"> product = currentItem.get_item(</text:span><text:span text:style-name="T13">"Product"</text:span><text:span text:style-name="T7">);</text:span></text:p>
      <text:p text:style-name="P14"><text:s text:c="12"/>arrayCollection.push({</text:p>
      <text:p text:style-name="P18"><text:span text:style-name="T7"><text:s text:c="16"/></text:span><text:span text:style-name="T13">'Location'</text:span><text:span text:style-name="T7">: location,</text:span></text:p>
      <text:p text:style-name="P18"><text:span text:style-name="T7"><text:s text:c="16"/></text:span><text:span text:style-name="T13">'ContactDetails'</text:span><text:span text:style-name="T7">: contactDetails,</text:span></text:p>
      <text:p text:style-name="P18"><text:span text:style-name="T7"><text:s text:c="16"/></text:span><text:span text:style-name="T13">'RequestType'</text:span><text:span text:style-name="T7">: requestType,</text:span></text:p>
      <text:p text:style-name="P18"><text:span text:style-name="T7"><text:s text:c="16"/></text:span><text:span text:style-name="T13">'Product'</text:span><text:span text:style-name="T7">: product,</text:span></text:p>
      <text:p text:style-name="P18"><text:span text:style-name="T7"><text:s text:c="16"/></text:span><text:span text:style-name="T13">'AccountManager'</text:span><text:span text:style-name="T7">: _spPageContextInfo.userDisplayName</text:span></text:p>
      <text:p text:style-name="P14"><text:s text:c="12"/>});</text:p>
      <text:p text:style-name="P14"/>
      <text:p text:style-name="P14"/>
      <text:p text:style-name="P14"><text:s text:c="8"/>}</text:p>
      <text:p text:style-name="P14"/>
      <text:p text:style-name="P18"><text:span text:style-name="T7"><text:s text:c="8"/></text:span><text:span text:style-name="T14">///&lt;summary&gt;Creats a Kendo Grid for Message List&lt;/summary&gt;</text:span></text:p>
      <text:p text:style-name="P14"/>
      <text:p text:style-name="P18"><text:span text:style-name="T7"><text:s text:c="8"/>$(</text:span><text:span text:style-name="T13">"#gridKendo"</text:span><text:span text:style-name="T7">).kendoGrid({</text:span></text:p>
      <text:p text:style-name="P14"><text:s text:c="12"/>dataSource: {</text:p>
      <text:p text:style-name="P18"><text:span text:style-name="T7"><text:s text:c="16"/>type: </text:span><text:span text:style-name="T13">"odata"</text:span><text:span text:style-name="T7">,</text:span></text:p>
      <text:p text:style-name="P14"><text:s text:c="16"/>data: arrayCollection,</text:p>
      <text:p text:style-name="P14"><text:s text:c="16"/>pageSize: 20</text:p>
      <text:p text:style-name="P14"><text:s text:c="12"/>},</text:p>
      <text:p text:style-name="P18"><text:span text:style-name="T7"><text:s text:c="12"/>filterable: </text:span><text:span text:style-name="T10">true</text:span><text:span text:style-name="T7">,</text:span></text:p>
      <text:p text:style-name="P18"><text:span text:style-name="T7"><text:s text:c="12"/>sortable: </text:span><text:span text:style-name="T10">true</text:span><text:span text:style-name="T7">,</text:span></text:p>
      <text:p text:style-name="P18"><text:span text:style-name="T7"><text:s text:c="12"/>groupable: </text:span><text:span text:style-name="T10">true</text:span><text:span text:style-name="T7">,</text:span></text:p>
      <text:p text:style-name="P14"><text:s text:c="12"/>height: 550,</text:p>
      <text:p text:style-name="P18"><text:span text:style-name="T7"><text:s text:c="12"/>groupable: </text:span><text:span text:style-name="T10">true</text:span><text:span text:style-name="T7">,</text:span></text:p>
      <text:p text:style-name="P14"><text:s text:c="12"/>pageable: {</text:p>
      <text:p text:style-name="P18"><text:span text:style-name="T7"><text:s text:c="16"/>refresh: </text:span><text:span text:style-name="T10">true</text:span><text:span text:style-name="T7">,</text:span></text:p>
      <text:p text:style-name="P18"><text:span text:style-name="T7"><text:s text:c="16"/>pageSizes: </text:span><text:span text:style-name="T10">true</text:span><text:span text:style-name="T7">,</text:span></text:p>
      <text:p text:style-name="P14"><text:s text:c="16"/>buttonCount: 5</text:p>
      <text:p text:style-name="P14"><text:s text:c="12"/>},</text:p>
      <text:p text:style-name="P14"><text:s text:c="12"/>columns: [{</text:p>
      <text:p text:style-name="P18"><text:span text:style-name="T7"><text:s text:c="16"/>field: </text:span><text:span text:style-name="T13">'Location'</text:span><text:span text:style-name="T7">,</text:span></text:p>
      <text:p text:style-name="P18"><text:span text:style-name="T7"><text:s text:c="16"/>title: </text:span><text:span text:style-name="T13">"Location"</text:span><text:span text:style-name="T7">,</text:span></text:p>
      <text:p text:style-name="P14"><text:s text:c="16"/>width: 100</text:p>
      <text:p text:style-name="P14"><text:s text:c="12"/>},</text:p>
      <text:p text:style-name="P14"><text:s text:c="12"/>{</text:p>
      <text:p text:style-name="P18"><text:span text:style-name="T7"><text:s text:c="16"/>field: </text:span><text:span text:style-name="T13">'ContactDetails'</text:span><text:span text:style-name="T7">,</text:span></text:p>
      <text:p text:style-name="P18"><text:span text:style-name="T7"><text:s text:c="16"/>title: </text:span><text:span text:style-name="T13">"Contact Details"</text:span><text:span text:style-name="T7">,</text:span></text:p>
      <text:p text:style-name="P14"><text:s text:c="16"/>width: 100</text:p>
      <text:p text:style-name="P14"><text:s text:c="12"/>}, {</text:p>
      <text:p text:style-name="P18"><text:span text:style-name="T7"><text:s text:c="16"/>field: </text:span><text:span text:style-name="T13">'RequestType'</text:span><text:span text:style-name="T7">,</text:span></text:p>
      <text:p text:style-name="P18"><text:span text:style-name="T7"><text:s text:c="16"/>title: </text:span><text:span text:style-name="T13">"Request Type"</text:span><text:span text:style-name="T7">,</text:span></text:p>
      <text:p text:style-name="P14"><text:s text:c="16"/>width: 100</text:p>
      <text:p text:style-name="P14"><text:s text:c="12"/>}, {</text:p>
      <text:p text:style-name="P18"><text:span text:style-name="T7"><text:s text:c="16"/>field: </text:span><text:span text:style-name="T13">'Product'</text:span><text:span text:style-name="T7">,</text:span></text:p>
      <text:p text:style-name="P18"><text:soft-page-break/><text:span text:style-name="T7"><text:s text:c="16"/>title: </text:span><text:span text:style-name="T13">"Product"</text:span><text:span text:style-name="T7">,</text:span></text:p>
      <text:p text:style-name="P14"><text:s text:c="16"/>width: 100</text:p>
      <text:p text:style-name="P14"><text:s text:c="12"/>}, {</text:p>
      <text:p text:style-name="P18"><text:span text:style-name="T7"><text:s text:c="16"/>field: </text:span><text:span text:style-name="T13">'AccountManager'</text:span><text:span text:style-name="T7">,</text:span></text:p>
      <text:p text:style-name="P18"><text:span text:style-name="T7"><text:s text:c="16"/>title: </text:span><text:span text:style-name="T13">"Account Manager"</text:span><text:span text:style-name="T7">,</text:span></text:p>
      <text:p text:style-name="P14"><text:s text:c="16"/>width: 100</text:p>
      <text:p text:style-name="P14"><text:s text:c="12"/>}</text:p>
      <text:p text:style-name="P14"><text:s text:c="12"/>]</text:p>
      <text:p text:style-name="P14"><text:s text:c="8"/>});</text:p>
      <text:p text:style-name="P14"/>
      <text:p text:style-name="P14"><text:tab/><text:tab/></text:p>
      <text:p text:style-name="P18"><text:span text:style-name="T7"><text:tab/><text:tab/>$(</text:span><text:span text:style-name="T13">"#gridKendo"</text:span><text:span text:style-name="T7">).find(</text:span><text:span text:style-name="T13">"thead"</text:span><text:span text:style-name="T7">).css(</text:span><text:span text:style-name="T13">'background-color'</text:span><text:span text:style-name="T7">,</text:span><text:span text:style-name="T13">'#c1c1c1'</text:span><text:span text:style-name="T7">);</text:span></text:p>
      <text:p text:style-name="P18"><text:span text:style-name="T7"><text:tab/><text:tab/>$(</text:span><text:span text:style-name="T13">"#gridKendo"</text:span><text:span text:style-name="T7">).css({</text:span><text:span text:style-name="T13">"margin-left"</text:span><text:span text:style-name="T7">:</text:span><text:span text:style-name="T13">"0px"</text:span><text:span text:style-name="T7">,</text:span><text:span text:style-name="T13">"margin-right"</text:span><text:span text:style-name="T7">:</text:span><text:span text:style-name="T13">"0px"</text:span><text:span text:style-name="T7">});</text:span></text:p>
      <text:p text:style-name="P14"><text:s text:c="4"/>}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// Google Maps using javascript</text:p>
      <text:p text:style-name="P16"/>
      <text:p text:style-name="P16"/>
      <text:p text:style-name="P16"/>
      <text:p text:style-name="P16"><text:span text:style-name="T9">var</text:span> map;</text:p>
      <text:p text:style-name="P18"><text:span text:style-name="T10">var</text:span><text:span text:style-name="T7"> getDirectionsButton;</text:span></text:p>
      <text:p text:style-name="P18"><text:span text:style-name="T10">var</text:span><text:span text:style-name="T7"> destinationValue;</text:span></text:p>
      <text:p text:style-name="P18"><text:span text:style-name="T10">var</text:span><text:span text:style-name="T7"> contentGetDir;</text:span></text:p>
      <text:p text:style-name="P18"><text:span text:style-name="T10">var</text:span><text:span text:style-name="T7"> infowindowGetDir;</text:span></text:p>
      <text:p text:style-name="P18"><text:span text:style-name="T10">var</text:span><text:span text:style-name="T7"> directionsDisplay;</text:span></text:p>
      <text:p text:style-name="P18"><text:span text:style-name="T10">var</text:span><text:span text:style-name="T7"> directionsService;</text:span></text:p>
      <text:p text:style-name="P18"><text:span text:style-name="T10">var</text:span><text:span text:style-name="T7"> destinationLatitude;</text:span></text:p>
      <text:p text:style-name="P18"><text:span text:style-name="T10">var</text:span><text:span text:style-name="T7"> destinationLongitude;</text:span></text:p>
      <text:p text:style-name="P18"><text:span text:style-name="T7">$(document).ready(</text:span><text:span text:style-name="T10">function</text:span><text:span text:style-name="T7"> () {</text:span></text:p>
      <text:p text:style-name="P18"><text:span text:style-name="T7"><text:s text:c="4"/>$(</text:span><text:span text:style-name="T13">".ms-clear:last"</text:span><text:span text:style-name="T7">).after(</text:span><text:span text:style-name="T13">'&lt;div id="gmap" style="width:800px;height:500px"&gt;&lt;/div&gt;'</text:span><text:span text:style-name="T7">);</text:span></text:p>
      <text:p text:style-name="P18"><text:span text:style-name="T7"><text:s text:c="4"/>$(</text:span><text:span text:style-name="T13">"#gmap"</text:span><text:span text:style-name="T7">).after(</text:span><text:span text:style-name="T13">"&lt;div id='LatLongDiv' style='display:none'&gt;&lt;div style='width:50%'&gt;Latitude&lt;p id='lat'&gt;&lt;/p&gt;&lt;/div&gt;&lt;div style='width:50%'&gt;Longitude&lt;p id='long'&gt;&lt;/p&gt;&lt;/div&gt;&lt;div&gt;"</text:span><text:span text:style-name="T7">);</text:span></text:p>
      <text:p text:style-name="P14"><text:s text:c="4"/>JSRequest.EnsureSetup();</text:p>
      <text:p text:style-name="P18"><text:span text:style-name="T7"><text:s text:c="4"/>window.latitudeValue = parseFloat(JSRequest.QueryString[</text:span><text:span text:style-name="T13">"Lat"</text:span><text:span text:style-name="T7">]);</text:span></text:p>
      <text:p text:style-name="P18"><text:span text:style-name="T7"><text:s text:c="4"/>window.longitudeValue = parseFloat(JSRequest.QueryString[</text:span><text:span text:style-name="T13">"Long"</text:span><text:span text:style-name="T7">]);</text:span></text:p>
      <text:p text:style-name="P18"><text:span text:style-name="T7"><text:s text:c="4"/>window.city = JSRequest.QueryString[</text:span><text:span text:style-name="T13">"City"</text:span><text:span text:style-name="T7">];</text:span></text:p>
      <text:p text:style-name="P18"><text:span text:style-name="T7"><text:s text:c="4"/>window.pincode = JSRequest.QueryString[</text:span><text:span text:style-name="T13">"Pincode"</text:span><text:span text:style-name="T7">];</text:span></text:p>
      <text:p text:style-name="P18"><text:span text:style-name="T7"><text:s text:c="4"/>window.landmark = JSRequest.QueryString[</text:span><text:span text:style-name="T13">"Landmark"</text:span><text:span text:style-name="T7">];</text:span></text:p>
      <text:p text:style-name="P18"><text:span text:style-name="T7"><text:s text:c="4"/>getDirectionsButton = </text:span><text:span text:style-name="T13">'&lt;span&gt;&lt;input type="button" id="getDirectionButton" value="Get Directions"/&gt;&lt;/span'</text:span><text:span text:style-name="T7">;</text:span></text:p>
      <text:p text:style-name="P14"><text:s text:c="4"/>initialize();</text:p>
      <text:p text:style-name="P14"/>
      <text:p text:style-name="P18"><text:span text:style-name="T7"><text:s text:c="4"/></text:span><text:span text:style-name="T14">//$("#currentLoaction").live('click', function (e) {</text:span></text:p>
      <text:p text:style-name="P18"><text:span text:style-name="T7"><text:s text:c="4"/></text:span><text:span text:style-name="T14">// <text:s text:c="3"/>e.preventDefault();</text:span></text:p>
      <text:p text:style-name="P18"><text:span text:style-name="T7"><text:s text:c="4"/></text:span><text:span text:style-name="T14">// <text:s text:c="3"/>console.log("anchor click called");</text:span></text:p>
      <text:p text:style-name="P18"><text:span text:style-name="T7"><text:s text:c="4"/></text:span><text:span text:style-name="T14">// <text:s text:c="3"/>destinationValue = GetCurrentLocation();</text:span></text:p>
      <text:p text:style-name="P18"><text:span text:style-name="T7"><text:s text:c="4"/></text:span><text:span text:style-name="T14">// <text:s text:c="3"/>//return false;</text:span></text:p>
      <text:p text:style-name="P18"><text:span text:style-name="T7"><text:s text:c="4"/></text:span><text:span text:style-name="T14">//});</text:span></text:p>
      <text:p text:style-name="P14">});</text:p>
      <text:p text:style-name="P18"><text:span text:style-name="T10">function</text:span><text:span text:style-name="T7"> initialize() {</text:span></text:p>
      <text:p text:style-name="P18"><text:span text:style-name="T7"><text:s text:c="4"/></text:span><text:span text:style-name="T10">var</text:span><text:span text:style-name="T7"> myLatlng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LatLng(latitudeValue, longitudeValue);</text:span></text:p>
      <text:p text:style-name="P18"><text:span text:style-name="T7"><text:s text:c="4"/></text:span><text:span text:style-name="T10">var</text:span><text:span text:style-name="T7"> myOptions = {</text:span></text:p>
      <text:p text:style-name="P14"><text:s text:c="8"/>zoom: 7,</text:p>
      <text:p text:style-name="P14"><text:s text:c="8"/>center: myLatlng,</text:p>
      <text:p text:style-name="P14"><text:s text:c="8"/>mapTypeId: google.maps.MapTypeId.ROADMAP</text:p>
      <text:p text:style-name="P14"><text:s text:c="4"/>}</text:p>
      <text:p text:style-name="P18"><text:soft-page-break/><text:span text:style-name="T7"><text:s text:c="4"/>map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Map(document.getElementById(</text:span><text:span text:style-name="T13">"gmap"</text:span><text:span text:style-name="T7">), myOptions);</text:span></text:p>
      <text:p text:style-name="P18"><text:span text:style-name="T7"><text:s text:c="4"/></text:span><text:span text:style-name="T14">// marker refers to a global variable</text:span></text:p>
      <text:p text:style-name="P14"/>
      <text:p text:style-name="P18"><text:span text:style-name="T7"><text:s text:c="4"/>marker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Marker({</text:span></text:p>
      <text:p text:style-name="P14"><text:s text:c="8"/>position: myLatlng,</text:p>
      <text:p text:style-name="P14"><text:s text:c="8"/>map: map,</text:p>
      <text:p text:style-name="P14"><text:s text:c="8"/>title: city</text:p>
      <text:p text:style-name="P14"><text:s text:c="4"/>});</text:p>
      <text:p text:style-name="P14"/>
      <text:p text:style-name="P18"><text:span text:style-name="T7"><text:s text:c="4"/></text:span><text:span text:style-name="T10">var</text:span><text:span text:style-name="T7"> contentString = </text:span><text:span text:style-name="T13">'&lt;div id="content"&gt;'</text:span><text:span text:style-name="T7"> +</text:span></text:p>
      <text:p text:style-name="P18"><text:span text:style-name="T7"><text:s text:c="8"/></text:span><text:span text:style-name="T13">'&lt;h1 id="firstHeading" class="firstHeading"&gt;'</text:span><text:span text:style-name="T7"> + landmark + </text:span><text:span text:style-name="T13">'&lt;/h1&gt;'</text:span><text:span text:style-name="T7"> +</text:span></text:p>
      <text:p text:style-name="P18"><text:span text:style-name="T7"><text:s text:c="8"/></text:span><text:span text:style-name="T13">'&lt;div id="bodyContent"&gt;'</text:span><text:span text:style-name="T7"> +</text:span></text:p>
      <text:p text:style-name="P18"><text:span text:style-name="T7"><text:s text:c="8"/></text:span><text:span text:style-name="T13">'&lt;p&gt;'</text:span><text:span text:style-name="T7"> + city + </text:span><text:span text:style-name="T13">'&lt;/p&gt;'</text:span><text:span text:style-name="T7"> +</text:span></text:p>
      <text:p text:style-name="P18"><text:span text:style-name="T7"><text:s text:c="8"/></text:span><text:span text:style-name="T13">'&lt;p&gt;'</text:span><text:span text:style-name="T7"> + pincode + </text:span><text:span text:style-name="T13">'&lt;/p&gt;'</text:span><text:span text:style-name="T7"> +</text:span></text:p>
      <text:p text:style-name="P18"><text:span text:style-name="T7"><text:s text:c="8"/></text:span><text:span text:style-name="T13">'&lt;p&gt;'</text:span><text:span text:style-name="T7"> + getDirectionsButton + </text:span><text:span text:style-name="T13">'&lt;/p&gt;'</text:span><text:span text:style-name="T7"> +</text:span></text:p>
      <text:p text:style-name="P18"><text:span text:style-name="T7"><text:s text:c="8"/></text:span><text:span text:style-name="T13">'&lt;/div&gt;'</text:span><text:span text:style-name="T7"> +</text:span></text:p>
      <text:p text:style-name="P18"><text:span text:style-name="T7"><text:s text:c="8"/></text:span><text:span text:style-name="T13">'&lt;/div&gt;'</text:span><text:span text:style-name="T7">;</text:span></text:p>
      <text:p text:style-name="P14"/>
      <text:p text:style-name="P18"><text:span text:style-name="T7"><text:s text:c="4"/></text:span><text:span text:style-name="T10">var</text:span><text:span text:style-name="T7"> infowindow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InfoWindow({</text:span></text:p>
      <text:p text:style-name="P14"><text:s text:c="8"/>content: contentString</text:p>
      <text:p text:style-name="P14"><text:s text:c="4"/>});</text:p>
      <text:p text:style-name="P14"/>
      <text:p text:style-name="P18"><text:span text:style-name="T7"><text:s text:c="4"/>google.maps.event.addListener(marker, </text:span><text:span text:style-name="T13">"click"</text:span><text:span text:style-name="T7">, </text:span><text:span text:style-name="T10">function</text:span><text:span text:style-name="T7"> (event) {</text:span></text:p>
      <text:p text:style-name="P18"><text:span text:style-name="T7"><text:s text:c="8"/></text:span><text:span text:style-name="T14">// get lat/lon of click</text:span></text:p>
      <text:p text:style-name="P14"/>
      <text:p text:style-name="P14"><text:s text:c="8"/>infowindow.open(map, marker);</text:p>
      <text:p text:style-name="P18"><text:span text:style-name="T7"><text:s text:c="8"/>directionsDisplay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DirectionsRenderer;</text:span></text:p>
      <text:p text:style-name="P18"><text:span text:style-name="T7"><text:s text:c="8"/>directionsService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DirectionsService;</text:span></text:p>
      <text:p text:style-name="P18"><text:span text:style-name="T7"><text:s text:c="8"/>$(</text:span><text:span text:style-name="T13">"[value='Get Directions']"</text:span><text:span text:style-name="T7">).click(</text:span><text:span text:style-name="T10">function</text:span><text:span text:style-name="T7"> () {</text:span></text:p>
      <text:p text:style-name="P14"><text:s text:c="12"/>infowindow.close();</text:p>
      <text:p text:style-name="P18"><text:span text:style-name="T7"><text:s text:c="12"/>contentGetDir = </text:span><text:span text:style-name="T13">"&lt;div class='getDirections'&gt;&lt;p&gt;Get Directions&lt;/p&gt;&lt;span&gt;&lt;a id='currentLocation' href=''&gt;current location&lt;/a&gt;&lt;/span&gt;&lt;div&gt;&lt;span&gt;Destination&lt;/span&gt;&lt;input type='text' id='destinationText' placeholder='Enter destination' /&gt;"</text:span><text:span text:style-name="T7"> +</text:span></text:p>
      <text:p text:style-name="P18"><text:span text:style-name="T7"><text:s text:c="16"/></text:span><text:span text:style-name="T13">"&lt;input type='button' id='submitGetDir' value='Submit'/&gt;"</text:span><text:span text:style-name="T7"> +</text:span></text:p>
      <text:p text:style-name="P18"><text:span text:style-name="T7"><text:s text:c="16"/></text:span><text:span text:style-name="T13">"&lt;div id='transportMode'&gt;&lt;input type='radio' value='DRIVING' name='transportMode'&gt;&lt;span id='drivingMode'&gt;Driving&lt;/span&gt;"</text:span><text:span text:style-name="T7"> +</text:span></text:p>
      <text:p text:style-name="P18"><text:span text:style-name="T7"><text:s text:c="16"/></text:span><text:span text:style-name="T13">"&lt;input type='radio' value='WALKING' name='transportMode'&gt;&lt;span id='walkingMode'&gt;Walking&lt;/span&gt;"</text:span><text:span text:style-name="T7"> +</text:span></text:p>
      <text:p text:style-name="P18"><text:span text:style-name="T7"><text:s text:c="16"/></text:span><text:span text:style-name="T13">"&lt;input type='radio' value='TRANSIT' name='transportMode'&gt;&lt;span id='transitMode'&gt;Transit&lt;/span&gt;"</text:span><text:span text:style-name="T7"> +</text:span></text:p>
      <text:p text:style-name="P18"><text:span text:style-name="T7"><text:s text:c="16"/></text:span><text:span text:style-name="T13">"&lt;/div&gt;"</text:span><text:span text:style-name="T7"> +</text:span></text:p>
      <text:p text:style-name="P18"><text:span text:style-name="T7"><text:s text:c="16"/></text:span><text:span text:style-name="T13">"&lt;/div &gt;&lt;/div &gt;&lt;div id='directionsSuggestions' style='width:343px'&gt;&lt;/div&gt;"</text:span><text:span text:style-name="T7">;</text:span></text:p>
      <text:p text:style-name="P18"><text:span text:style-name="T7"><text:s text:c="12"/>infowindowGetDir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InfoWindow({</text:span></text:p>
      <text:p text:style-name="P14"><text:s text:c="16"/>content: contentGetDir</text:p>
      <text:p text:style-name="P14"><text:s text:c="12"/>});</text:p>
      <text:p text:style-name="P14"/>
      <text:p text:style-name="P14"><text:s text:c="12"/>infowindowGetDir.open(map, marker);</text:p>
      <text:p text:style-name="P18"><text:span text:style-name="T7"><text:s text:c="12"/>google.maps.event.addListener(infowindowGetDir, </text:span><text:span text:style-name="T13">'closeclick'</text:span><text:span text:style-name="T7">, </text:span><text:span text:style-name="T10">function</text:span><text:span text:style-name="T7"> () {</text:span></text:p>
      <text:p text:style-name="P14"/>
      <text:p text:style-name="P14"><text:s text:c="16"/>initialize();</text:p>
      <text:p text:style-name="P14"><text:s text:c="12"/>});</text:p>
      <text:p text:style-name="P18"><text:span text:style-name="T7"><text:s text:c="12"/></text:span><text:span text:style-name="T10">var</text:span><text:span text:style-name="T7"> destinationInput = document.getElementById(</text:span><text:span text:style-name="T13">'destinationText'</text:span><text:span text:style-name="T7">);</text:span></text:p>
      <text:p text:style-name="P18"><text:span text:style-name="T7"><text:s text:c="12"/></text:span><text:span text:style-name="T10">new</text:span><text:span text:style-name="T7"> AutoCompleteControls(destinationInput);</text:span></text:p>
      <text:p text:style-name="P18"><text:span text:style-name="T7"><text:s text:c="12"/>$(</text:span><text:span text:style-name="T13">"[value='Submit']"</text:span><text:span text:style-name="T7">).click(</text:span><text:span text:style-name="T10">function</text:span><text:span text:style-name="T7"> () {</text:span></text:p>
      <text:p text:style-name="P14"/>
      <text:p text:style-name="P14"><text:s text:c="16"/>GetDirections();</text:p>
      <text:p text:style-name="P14"><text:s text:c="12"/>});</text:p>
      <text:p text:style-name="P14"><text:s text:c="12"/></text:p>
      <text:p text:style-name="P18"><text:span text:style-name="T7"><text:s text:c="12"/>$(</text:span><text:span text:style-name="T13">"#currentLocation"</text:span><text:span text:style-name="T7">).click(</text:span><text:span text:style-name="T10">function</text:span><text:span text:style-name="T7"> (e) {</text:span></text:p>
      <text:p text:style-name="P14"><text:s text:c="16"/>e.preventDefault();</text:p>
      <text:p text:style-name="P18"><text:span text:style-name="T7"><text:s text:c="16"/>console.log(</text:span><text:span text:style-name="T13">"current location click called"</text:span><text:span text:style-name="T7">);</text:span></text:p>
      <text:p text:style-name="P14"><text:s text:c="16"/>GetCurrentLocation();</text:p>
      <text:p text:style-name="P14"><text:s text:c="12"/>});</text:p>
      <text:p text:style-name="P14"><text:s text:c="8"/>});</text:p>
      <text:p text:style-name="P14"/>
      <text:p text:style-name="P14"><text:soft-page-break/><text:s text:c="4"/>});</text:p>
      <text:p text:style-name="P14"/>
      <text:p text:style-name="P14"/>
      <text:p text:style-name="P14">}</text:p>
      <text:p text:style-name="P14"/>
      <text:p text:style-name="P18"><text:span text:style-name="T10">function</text:span><text:span text:style-name="T7"> AutoCompleteControls(destinationInput) {</text:span></text:p>
      <text:p text:style-name="P14"/>
      <text:p text:style-name="P18"><text:span text:style-name="T7"><text:s text:c="4"/></text:span><text:span text:style-name="T10">var</text:span><text:span text:style-name="T7"> destinationAutocomplete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</text:span><text:span text:style-name="T17">places</text:span><text:span text:style-name="T7">.Autocomplete(</text:span></text:p>
      <text:p text:style-name="P18"><text:span text:style-name="T7"><text:s text:c="8"/>destinationInput, { placeIdOnly: </text:span><text:span text:style-name="T10">true</text:span><text:span text:style-name="T7"> });</text:span></text:p>
      <text:p text:style-name="P18"><text:span text:style-name="T7"><text:s text:c="4"/></text:span><text:span text:style-name="T14">// this.setupPlaceChangedListener(destinationAutocomplete, 'DEST');</text:span></text:p>
      <text:p text:style-name="P18"><text:span text:style-name="T7"><text:s text:c="4"/></text:span><text:span text:style-name="T14">//this.map.controls[google.maps.ControlPosition.TOP_LEFT].push(destinationInput);</text:span></text:p>
      <text:p text:style-name="P14">}</text:p>
      <text:p text:style-name="P14"/>
      <text:p text:style-name="P18"><text:span text:style-name="T10">function</text:span><text:span text:style-name="T7"> GetDirections() {</text:span></text:p>
      <text:p text:style-name="P18"><text:span text:style-name="T7"><text:s text:c="4"/></text:span><text:span text:style-name="T10">var</text:span><text:span text:style-name="T7"> deferred = $.Deferred();</text:span></text:p>
      <text:p text:style-name="P14"/>
      <text:p text:style-name="P18"><text:span text:style-name="T7"><text:s text:c="4"/></text:span><text:span text:style-name="T10">if</text:span><text:span text:style-name="T7"> (directionsDisplay != </text:span><text:span text:style-name="T10">null</text:span><text:span text:style-name="T7">) {</text:span></text:p>
      <text:p text:style-name="P14"><text:s text:c="8"/>directionsDisplay.setDirections({ routes: [] });</text:p>
      <text:p text:style-name="P14"><text:s text:c="4"/>}</text:p>
      <text:p text:style-name="P18"><text:span text:style-name="T7"><text:s text:c="4"/></text:span><text:span text:style-name="T10">var</text:span><text:span text:style-name="T7"> destinationName = $(</text:span><text:span text:style-name="T13">"#destinationText"</text:span><text:span text:style-name="T7">).val();</text:span></text:p>
      <text:p text:style-name="P18"><text:span text:style-name="T7"><text:s text:c="4"/></text:span><text:span text:style-name="T10">var</text:span><text:span text:style-name="T7"> geocoder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Geocoder();</text:span></text:p>
      <text:p text:style-name="P18"><text:span text:style-name="T7"><text:s text:c="4"/>$.get(geocoder.geocode({ </text:span><text:span text:style-name="T13">'address'</text:span><text:span text:style-name="T7">: destinationName }, </text:span><text:span text:style-name="T10">function</text:span><text:span text:style-name="T7"> (results, status) {</text:span></text:p>
      <text:p text:style-name="P18"><text:span text:style-name="T7"><text:s text:c="8"/></text:span><text:span text:style-name="T10">if</text:span><text:span text:style-name="T7"> (status == google.maps.GeocoderStatus.OK) {</text:span></text:p>
      <text:p text:style-name="P14"><text:s text:c="12"/>destinationLatitude = results[0].geometry.location.lat();</text:p>
      <text:p text:style-name="P14"><text:s text:c="12"/>destinationLongitude = results[0].geometry.location.lng();</text:p>
      <text:p text:style-name="P18"><text:span text:style-name="T7"><text:s text:c="12"/>console.log(</text:span><text:span text:style-name="T13">"location : "</text:span><text:span text:style-name="T7"> + destinationLatitude + </text:span><text:span text:style-name="T13">" "</text:span><text:span text:style-name="T7"> + destinationLongitude);</text:span></text:p>
      <text:p text:style-name="P14"><text:s text:c="12"/>console.log(status);</text:p>
      <text:p text:style-name="P14"><text:s text:c="12"/>deferred.resolve();</text:p>
      <text:p text:style-name="P18"><text:span text:style-name="T7"><text:s text:c="8"/>} </text:span><text:span text:style-name="T10">else</text:span><text:span text:style-name="T7"> {</text:span></text:p>
      <text:p text:style-name="P18"><text:span text:style-name="T7"><text:s text:c="12"/>alert(</text:span><text:span text:style-name="T13">"enter a valid place name"</text:span><text:span text:style-name="T7">);</text:span></text:p>
      <text:p text:style-name="P18"><text:span text:style-name="T7"><text:s text:c="12"/>destinationLatitude = </text:span><text:span text:style-name="T10">null</text:span><text:span text:style-name="T7">;</text:span></text:p>
      <text:p text:style-name="P18"><text:span text:style-name="T7"><text:s text:c="12"/>destinationLongitude = </text:span><text:span text:style-name="T10">null</text:span><text:span text:style-name="T7">;</text:span></text:p>
      <text:p text:style-name="P14"><text:s text:c="8"/>}</text:p>
      <text:p text:style-name="P18"><text:span text:style-name="T7"><text:s text:c="4"/>})).then(</text:span><text:span text:style-name="T10">function</text:span><text:span text:style-name="T7"> () {</text:span></text:p>
      <text:p text:style-name="P18"><text:span text:style-name="T7"><text:s text:c="8"/></text:span><text:span text:style-name="T10">if</text:span><text:span text:style-name="T7"> ($(</text:span><text:span text:style-name="T13">"input[name='transportMode']:checked"</text:span><text:span text:style-name="T7">).val() == undefined) {</text:span></text:p>
      <text:p text:style-name="P18"><text:span text:style-name="T7"><text:s text:c="12"/>alert(</text:span><text:span text:style-name="T13">"Please select Transport Mode"</text:span><text:span text:style-name="T7">);</text:span></text:p>
      <text:p text:style-name="P14"><text:s text:c="8"/>}</text:p>
      <text:p text:style-name="P18"><text:span text:style-name="T7"><text:s text:c="8"/></text:span><text:span text:style-name="T10">if</text:span><text:span text:style-name="T7"> (destinationLatitude != </text:span><text:span text:style-name="T10">null</text:span><text:span text:style-name="T7"> &amp;&amp; destinationLongitude != </text:span><text:span text:style-name="T10">null</text:span><text:span text:style-name="T7"> &amp;&amp; $(</text:span><text:span text:style-name="T13">"input[name='transportMode']:checked"</text:span><text:span text:style-name="T7">).val() != undefined) {</text:span></text:p>
      <text:p text:style-name="P14"><text:s text:c="12"/>destinationValue = { lat: destinationLatitude, lng: destinationLongitude };</text:p>
      <text:p text:style-name="P18"><text:span text:style-name="T7"><text:s text:c="12"/></text:span><text:span text:style-name="T10">var</text:span><text:span text:style-name="T7"> originValue = { lat: latitudeValue, lng: longitudeValue };</text:span></text:p>
      <text:p text:style-name="P14"><text:s text:c="12"/>directionsDisplay.setMap(map);</text:p>
      <text:p text:style-name="P18"><text:span text:style-name="T7"><text:s text:c="12"/>directionsDisplay.setPanel(document.getElementById(</text:span><text:span text:style-name="T13">"directionsSuggestions"</text:span><text:span text:style-name="T7">));</text:span></text:p>
      <text:p text:style-name="P18"><text:span text:style-name="T7"><text:s text:c="12"/></text:span><text:span text:style-name="T10">var</text:span><text:span text:style-name="T7"> request = {</text:span></text:p>
      <text:p text:style-name="P14"><text:s text:c="16"/>destination: destinationValue,</text:p>
      <text:p text:style-name="P14"><text:s text:c="16"/>origin: originValue,</text:p>
      <text:p text:style-name="P18"><text:span text:style-name="T7"><text:s text:c="16"/>travelMode: google.maps.TravelMode[$(</text:span><text:span text:style-name="T13">"input[name='transportMode']:checked"</text:span><text:span text:style-name="T7">).val()]</text:span></text:p>
      <text:p text:style-name="P14"><text:s text:c="12"/>};</text:p>
      <text:p text:style-name="P14"/>
      <text:p text:style-name="P18"><text:span text:style-name="T7"><text:s text:c="12"/>directionsService.route(request, </text:span><text:span text:style-name="T10">function</text:span><text:span text:style-name="T7"> (response, status) {</text:span></text:p>
      <text:p text:style-name="P18"><text:span text:style-name="T7"><text:s text:c="16"/></text:span><text:span text:style-name="T10">if</text:span><text:span text:style-name="T7"> (status == </text:span><text:span text:style-name="T13">'OK'</text:span><text:span text:style-name="T7">) {</text:span></text:p>
      <text:p text:style-name="P18"><text:span text:style-name="T7"><text:s text:c="20"/></text:span><text:span text:style-name="T14">// Display the route on the map.</text:span></text:p>
      <text:p text:style-name="P14"><text:s text:c="20"/>directionsDisplay.setDirections(response);</text:p>
      <text:p text:style-name="P14"><text:s text:c="16"/>}</text:p>
      <text:p text:style-name="P14"><text:s text:c="12"/>});</text:p>
      <text:p text:style-name="P14"><text:s text:c="8"/>}</text:p>
      <text:p text:style-name="P14"><text:s text:c="4"/>}</text:p>
      <text:p text:style-name="P14"><text:s text:c="8"/>);</text:p>
      <text:p text:style-name="P14"/>
      <text:p text:style-name="P18"><text:span text:style-name="T7"><text:s text:c="4"/></text:span><text:span text:style-name="T10">return</text:span><text:span text:style-name="T7"> deferred.promise();</text:span></text:p>
      <text:p text:style-name="P14">}</text:p>
      <text:p text:style-name="P14"/>
      <text:p text:style-name="P14"/>
      <text:p text:style-name="P14"/>
      <text:p text:style-name="P18"><text:soft-page-break/><text:span text:style-name="T10">function</text:span><text:span text:style-name="T7"> GetCurrentLocation() {</text:span></text:p>
      <text:p text:style-name="P18"><text:span text:style-name="T7"><text:s text:c="4"/>console.log(</text:span><text:span text:style-name="T13">"getcurrent location called"</text:span><text:span text:style-name="T7">);</text:span></text:p>
      <text:p text:style-name="P14"/>
      <text:p text:style-name="P18"><text:span text:style-name="T7"><text:s text:c="4"/></text:span><text:span text:style-name="T10">if</text:span><text:span text:style-name="T7"> (navigator.geolocation) {</text:span></text:p>
      <text:p text:style-name="P14"><text:s text:c="8"/>navigator.geolocation.getCurrentPosition(showPosition, showError);</text:p>
      <text:p text:style-name="P14"><text:s text:c="4"/>}</text:p>
      <text:p text:style-name="P18"><text:span text:style-name="T7"><text:s text:c="4"/></text:span><text:span text:style-name="T14">//console.log(pos);</text:span></text:p>
      <text:p text:style-name="P18"><text:span text:style-name="T7"><text:s text:c="4"/></text:span><text:span text:style-name="T14">//return pos;</text:span></text:p>
      <text:p text:style-name="P14">}</text:p>
      <text:p text:style-name="P14"/>
      <text:p text:style-name="P18"><text:span text:style-name="T10">function</text:span><text:span text:style-name="T7"> showPosition(position) {</text:span></text:p>
      <text:p text:style-name="P18"><text:span text:style-name="T7"><text:s text:c="4"/></text:span><text:span text:style-name="T10">var</text:span><text:span text:style-name="T7"> pos = {</text:span></text:p>
      <text:p text:style-name="P14"><text:s text:c="8"/>lat: position.coords.latitude,</text:p>
      <text:p text:style-name="P14"><text:s text:c="8"/>lng: position.coords.longitude</text:p>
      <text:p text:style-name="P14"><text:s text:c="4"/>};</text:p>
      <text:p text:style-name="P14"><text:s text:c="4"/>destinationValue = pos;</text:p>
      <text:p text:style-name="P14"><text:s text:c="4"/>codeLatLng(pos.lat, pos.lng);</text:p>
      <text:p text:style-name="P14">}</text:p>
      <text:p text:style-name="P14"/>
      <text:p text:style-name="P18"><text:span text:style-name="T10">function</text:span><text:span text:style-name="T7"> showError(error) {</text:span></text:p>
      <text:p text:style-name="P18"><text:span text:style-name="T7"><text:s text:c="4"/></text:span><text:span text:style-name="T10">switch</text:span><text:span text:style-name="T7"> (error.code) {</text:span></text:p>
      <text:p text:style-name="P18"><text:span text:style-name="T7"><text:s text:c="8"/></text:span><text:span text:style-name="T10">case</text:span><text:span text:style-name="T7"> error.PERMISSION_DENIED:</text:span></text:p>
      <text:p text:style-name="P18"><text:span text:style-name="T7"><text:s text:c="12"/>x.innerHTML = </text:span><text:span text:style-name="T13">"User denied the request for Geolocation."</text:span></text:p>
      <text:p text:style-name="P18"><text:span text:style-name="T7"><text:s text:c="12"/></text:span><text:span text:style-name="T10">break</text:span><text:span text:style-name="T7">;</text:span></text:p>
      <text:p text:style-name="P18"><text:span text:style-name="T7"><text:s text:c="8"/></text:span><text:span text:style-name="T10">case</text:span><text:span text:style-name="T7"> error.POSITION_UNAVAILABLE:</text:span></text:p>
      <text:p text:style-name="P18"><text:span text:style-name="T7"><text:s text:c="12"/>x.innerHTML = </text:span><text:span text:style-name="T13">"Location information is unavailable."</text:span></text:p>
      <text:p text:style-name="P18"><text:span text:style-name="T7"><text:s text:c="12"/></text:span><text:span text:style-name="T10">break</text:span><text:span text:style-name="T7">;</text:span></text:p>
      <text:p text:style-name="P18"><text:span text:style-name="T7"><text:s text:c="8"/></text:span><text:span text:style-name="T10">case</text:span><text:span text:style-name="T7"> error.TIMEOUT:</text:span></text:p>
      <text:p text:style-name="P18"><text:span text:style-name="T7"><text:s text:c="12"/>x.innerHTML = </text:span><text:span text:style-name="T13">"The request to get user location timed out."</text:span></text:p>
      <text:p text:style-name="P18"><text:span text:style-name="T7"><text:s text:c="12"/></text:span><text:span text:style-name="T10">break</text:span><text:span text:style-name="T7">;</text:span></text:p>
      <text:p text:style-name="P18"><text:span text:style-name="T7"><text:s text:c="8"/></text:span><text:span text:style-name="T10">case</text:span><text:span text:style-name="T7"> error.UNKNOWN_ERROR:</text:span></text:p>
      <text:p text:style-name="P18"><text:span text:style-name="T7"><text:s text:c="12"/>x.innerHTML = </text:span><text:span text:style-name="T13">"An unknown error occurred."</text:span></text:p>
      <text:p text:style-name="P18"><text:span text:style-name="T7"><text:s text:c="12"/></text:span><text:span text:style-name="T10">break</text:span><text:span text:style-name="T7">;</text:span></text:p>
      <text:p text:style-name="P14"><text:s text:c="4"/>}</text:p>
      <text:p text:style-name="P14">}</text:p>
      <text:p text:style-name="P14"/>
      <text:p text:style-name="P18"><text:span text:style-name="T10">function</text:span><text:span text:style-name="T7"> codeLatLng(lat, lng) {</text:span></text:p>
      <text:p text:style-name="P18"><text:span text:style-name="T7"><text:s text:c="4"/></text:span><text:span text:style-name="T10">var</text:span><text:span text:style-name="T7"> latlng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LatLng(lat, lng);</text:span></text:p>
      <text:p text:style-name="P18"><text:span text:style-name="T7"><text:s text:c="4"/>geocoder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Geocoder();</text:span></text:p>
      <text:p text:style-name="P18"><text:span text:style-name="T7"><text:s text:c="4"/>geocoder.geocode({ </text:span><text:span text:style-name="T13">'latLng'</text:span><text:span text:style-name="T7">: latlng }, </text:span><text:span text:style-name="T10">function</text:span><text:span text:style-name="T7"> (results, status) {</text:span></text:p>
      <text:p text:style-name="P18"><text:span text:style-name="T7"><text:s text:c="8"/></text:span><text:span text:style-name="T10">if</text:span><text:span text:style-name="T7"> (status == google.maps.GeocoderStatus.OK) {</text:span></text:p>
      <text:p text:style-name="P14"><text:s text:c="12"/>console.log(results)</text:p>
      <text:p text:style-name="P18"><text:span text:style-name="T7"><text:s text:c="12"/></text:span><text:span text:style-name="T10">if</text:span><text:span text:style-name="T7"> (results[1]) {</text:span></text:p>
      <text:p text:style-name="P18"><text:span text:style-name="T7"><text:s text:c="16"/></text:span><text:span text:style-name="T14">//formatted address</text:span></text:p>
      <text:p text:style-name="P18"><text:span text:style-name="T7"><text:s text:c="16"/></text:span><text:span text:style-name="T10">var</text:span><text:span text:style-name="T7"> address = results[0].formatted_address;</text:span></text:p>
      <text:p text:style-name="P18"><text:span text:style-name="T7"><text:s text:c="16"/>console.log(</text:span><text:span text:style-name="T13">"address = "</text:span><text:span text:style-name="T7"> + address);</text:span></text:p>
      <text:p text:style-name="P18"><text:span text:style-name="T7"><text:s text:c="16"/>$(</text:span><text:span text:style-name="T13">"#destinationText"</text:span><text:span text:style-name="T7">).val(address);</text:span></text:p>
      <text:p text:style-name="P18"><text:span text:style-name="T7"><text:s text:c="12"/>} </text:span><text:span text:style-name="T10">else</text:span><text:span text:style-name="T7"> {</text:span></text:p>
      <text:p text:style-name="P18"><text:span text:style-name="T7"><text:s text:c="16"/>console.log(</text:span><text:span text:style-name="T13">"No results found"</text:span><text:span text:style-name="T7">);</text:span></text:p>
      <text:p text:style-name="P14"><text:s text:c="12"/>}</text:p>
      <text:p text:style-name="P18"><text:span text:style-name="T7"><text:s text:c="8"/>} </text:span><text:span text:style-name="T10">else</text:span><text:span text:style-name="T7"> {</text:span></text:p>
      <text:p text:style-name="P18"><text:span text:style-name="T7"><text:s text:c="12"/>alert(</text:span><text:span text:style-name="T13">"Geocoder failed due to: "</text:span><text:span text:style-name="T7"> + status);</text:span></text:p>
      <text:p text:style-name="P14"><text:s text:c="8"/>}</text:p>
      <text:p text:style-name="P14"><text:s text:c="4"/>}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6">// Google Maps for multiple markers</text:p>
      <text:p text:style-name="P16"/>
      <text:p text:style-name="P17">var arrayCollection = new Array();</text:p>
      <text:p text:style-name="P17">var arraySearchCity = new Array();</text:p>
      <text:p text:style-name="P17">var markers = [];</text:p>
      <text:p text:style-name="P17">var infowindows = [];</text:p>
      <text:p text:style-name="P17">var lastOpenedInfoWindow;</text:p>
      <text:p text:style-name="P17">var lastOpenedInfoWindowGetDir;</text:p>
      <text:p text:style-name="P17">var directionsDisplay = new google.maps.DirectionsRenderer;</text:p>
      <text:p text:style-name="P17">var directionsService = new google.maps.DirectionsService;</text:p>
      <text:p text:style-name="P17">var latitudeValue;</text:p>
      <text:p text:style-name="P17">var longitudeValue;</text:p>
      <text:p text:style-name="P17"/>
      <text:p text:style-name="P17"/>
      <text:p text:style-name="P17">$(document).ready(function () {</text:p>
      <text:p text:style-name="P17"/>
      <text:p text:style-name="P17"><text:s text:c="4"/>$(".article").after("&lt;div id='locationKendoGrid'&gt;&lt;/div&gt;");</text:p>
      <text:p text:style-name="P17"><text:s text:c="4"/>$("#locationKendoGrid").after('&lt;div id="gmap" style="width:1000px;height:500px"&gt;&lt;/div&gt;');</text:p>
      <text:p text:style-name="P17"><text:s text:c="4"/>//This makes sure all necessary Js files are loaded before you call taxonomy store</text:p>
      <text:p text:style-name="P17"><text:s text:c="4"/>SP.SOD.executeFunc('sp.runtime.js', false, function () {</text:p>
      <text:p text:style-name="P17"><text:s text:c="8"/>SP.SOD.executeFunc('sp.js', 'SP.ClientContext', function () {</text:p>
      <text:p text:style-name="P17"><text:s text:c="12"/>SP.SOD.registerSod('sp.taxonomy.js', SP.Utilities.Utility.getLayoutsPageUrl('sp.taxonomy.js'));//loads sp.taxonomy.js file</text:p>
      <text:p text:style-name="P17"><text:s text:c="12"/>SP.SOD.executeFunc('sp.taxonomy.js', false, ScriptLoaded);</text:p>
      <text:p text:style-name="P17"><text:s text:c="12"/>function ScriptLoaded() {</text:p>
      <text:p text:style-name="P17"><text:s text:c="16"/>console.log("sp.js is loaded");</text:p>
      <text:p text:style-name="P17"><text:s text:c="16"/>BindLocationKendoGrid();</text:p>
      <text:p text:style-name="P17"/>
      <text:p text:style-name="P17"><text:s text:c="12"/>}</text:p>
      <text:p text:style-name="P17"><text:s text:c="8"/>});</text:p>
      <text:p text:style-name="P17"><text:s text:c="4"/>});</text:p>
      <text:p text:style-name="P17"/>
      <text:p text:style-name="P17"><text:s text:c="4"/>$("#locationKendoGrid").before('&lt;div id="searchControlDiv"&gt;&lt;select id="cityDropDown" style="width:300px;"&gt;&lt;/select &gt;&lt;button type="button" id="btnSearch"&gt;Search&lt;/button&gt;&lt;/div&gt;');</text:p>
      <text:p text:style-name="P17"><text:s text:c="4"/>$("#btnSearch").kendoButton({</text:p>
      <text:p text:style-name="P17"/>
      <text:p text:style-name="P17"><text:s text:c="8"/>click: onSearch</text:p>
      <text:p text:style-name="P17"/>
      <text:p text:style-name="P17"><text:s text:c="4"/>});</text:p>
      <text:p text:style-name="P17">});</text:p>
      <text:p text:style-name="P17"/>
      <text:p text:style-name="P17"/>
      <text:p text:style-name="P17">function BindLocationKendoGrid() {</text:p>
      <text:p text:style-name="P17"><text:s text:c="4"/>var context = new SP.ClientContext.get_current();</text:p>
      <text:p text:style-name="P17"><text:s text:c="4"/>var list = context.get_web().get_lists().getByTitle("Location");</text:p>
      <text:p text:style-name="P17"><text:s text:c="4"/>var query = new SP.CamlQuery();</text:p>
      <text:p text:style-name="P17"><text:s text:c="4"/>query.set_viewXml("&lt;View&gt;" +</text:p>
      <text:p text:style-name="P17"><text:s text:c="8"/>"&lt;ViewFields&gt;&lt;FieldRef Name='City' /&gt;&lt;FieldRef Name='PinCode' /&gt;&lt;FieldRef Name='Landmark' /&gt;&lt;FieldRef Name='Latitude' /&gt;&lt;FieldRef Name='Longitude' /&gt;&lt;/ViewFields&gt;" +</text:p>
      <text:p text:style-name="P17"><text:s text:c="8"/>"&lt;/View&gt;");</text:p>
      <text:p text:style-name="P17"><text:s text:c="4"/>var items = list.getItems(query);</text:p>
      <text:p text:style-name="P17"><text:s text:c="4"/>context.load(items);</text:p>
      <text:p text:style-name="P17"><text:s text:c="4"/>context.executeQueryAsync(OnQuerySuccess, OnQueryFailure);</text:p>
      <text:p text:style-name="P17"><text:s text:c="4"/>function OnQuerySuccess(sender, args) {</text:p>
      <text:p text:style-name="P17"/>
      <text:p text:style-name="P17"><text:s text:c="8"/>var itemsEnumerator = items.getEnumerator();</text:p>
      <text:p text:style-name="P17"><text:s text:c="8"/>while (itemsEnumerator.moveNext()) {</text:p>
      <text:p text:style-name="P17"><text:s text:c="12"/>var currentItem = itemsEnumerator.get_current();</text:p>
      <text:p text:style-name="P17"><text:s text:c="12"/>var id = currentItem.get_item("ID");</text:p>
      <text:p text:style-name="P17"><text:s text:c="12"/>var city = currentItem.get_item("City").get_lookupValue();</text:p>
      <text:p text:style-name="P17"><text:soft-page-break/><text:s text:c="12"/>var pinCode = currentItem.get_item("PinCode");</text:p>
      <text:p text:style-name="P17"><text:s text:c="12"/>var landmark = currentItem.get_item("Landmark");</text:p>
      <text:p text:style-name="P17"><text:s text:c="12"/>var latitude = currentItem.get_item("Latitude");</text:p>
      <text:p text:style-name="P17"><text:s text:c="12"/>var longitude = currentItem.get_item("Longitude");</text:p>
      <text:p text:style-name="P17"><text:s text:c="12"/>var url = _spPageContextInfo.webAbsoluteUrl + "/Lists/Location/DispForm.aspx?ID=" + id + "&amp;Lat=" + latitude + "&amp;Long=" + longitude + "&amp;City=" + city + "&amp;Pincode=" + pinCode + "&amp;Landmark=" + landmark;</text:p>
      <text:p text:style-name="P17"><text:s text:c="12"/>var array = {</text:p>
      <text:p text:style-name="P17"><text:s text:c="16"/>'URL': url,</text:p>
      <text:p text:style-name="P17"><text:s text:c="16"/>'City': city,</text:p>
      <text:p text:style-name="P17"><text:s text:c="16"/>'PinCode': pinCode,</text:p>
      <text:p text:style-name="P17"><text:s text:c="16"/>'Landmark': landmark,</text:p>
      <text:p text:style-name="P17"><text:s text:c="16"/>'Latitude': latitude,</text:p>
      <text:p text:style-name="P17"><text:s text:c="16"/>'Longitude': longitude,</text:p>
      <text:p text:style-name="P17"><text:s text:c="16"/>'View': 'view'</text:p>
      <text:p text:style-name="P17"><text:s text:c="12"/>};</text:p>
      <text:p text:style-name="P17"/>
      <text:p text:style-name="P17"><text:s text:c="12"/>arraySearchCity.push(array.City);</text:p>
      <text:p text:style-name="P17"><text:s text:c="12"/>arraySearchCity = $.unique(arraySearchCity);</text:p>
      <text:p text:style-name="P17"><text:s text:c="12"/>arrayCollection.push(array);</text:p>
      <text:p text:style-name="P17"><text:s text:c="8"/>}</text:p>
      <text:p text:style-name="P17"><text:s text:c="8"/>$("#locationKendoGrid").kendoGrid({</text:p>
      <text:p text:style-name="P17"><text:s text:c="12"/>dataSource: {</text:p>
      <text:p text:style-name="P17"><text:s text:c="16"/>type: "odata",</text:p>
      <text:p text:style-name="P17"><text:s text:c="16"/>data: arrayCollection,</text:p>
      <text:p text:style-name="P17"><text:s text:c="16"/>pageSize: 20</text:p>
      <text:p text:style-name="P17"><text:s text:c="12"/>},</text:p>
      <text:p text:style-name="P17"><text:s text:c="12"/>filterable: true,</text:p>
      <text:p text:style-name="P17"><text:s text:c="12"/>height: 550,</text:p>
      <text:p text:style-name="P17"><text:s text:c="12"/>groupable: true,</text:p>
      <text:p text:style-name="P17"><text:s text:c="12"/>sortable: true,</text:p>
      <text:p text:style-name="P17"><text:s text:c="12"/>pageable: {</text:p>
      <text:p text:style-name="P17"><text:s text:c="16"/>refresh: true,</text:p>
      <text:p text:style-name="P17"><text:s text:c="16"/>pageSizes: true,</text:p>
      <text:p text:style-name="P17"><text:s text:c="16"/>buttonCount: 5</text:p>
      <text:p text:style-name="P17"><text:s text:c="12"/>},</text:p>
      <text:p text:style-name="P17"><text:s text:c="12"/>columns: [</text:p>
      <text:p text:style-name="P17"><text:s text:c="16"/>{</text:p>
      <text:p text:style-name="P17"><text:s text:c="20"/>field: 'URL',</text:p>
      <text:p text:style-name="P17"><text:s text:c="20"/>title: "URL",</text:p>
      <text:p text:style-name="P17"><text:s text:c="20"/>hidden: true,</text:p>
      <text:p text:style-name="P17"><text:s text:c="20"/>width: 100</text:p>
      <text:p text:style-name="P17"><text:s text:c="16"/>},</text:p>
      <text:p text:style-name="P17"/>
      <text:p text:style-name="P17"><text:s text:c="16"/>{</text:p>
      <text:p text:style-name="P17"><text:s text:c="20"/>field: 'View',</text:p>
      <text:p text:style-name="P17"><text:s text:c="20"/>title: "View",</text:p>
      <text:p text:style-name="P17"><text:s text:c="20"/>filterable: false,</text:p>
      <text:p text:style-name="P17"><text:s text:c="20"/>groupable: false,</text:p>
      <text:p text:style-name="P17"><text:s text:c="20"/>sortable: false,</text:p>
      <text:p text:style-name="P17"><text:s text:c="20"/>template: '&lt;a href="#=URL#"&gt;#=View#&lt;/a&gt;',</text:p>
      <text:p text:style-name="P17"><text:s text:c="20"/>width: 20</text:p>
      <text:p text:style-name="P17"><text:s text:c="16"/>},</text:p>
      <text:p text:style-name="P17"><text:s text:c="16"/>{</text:p>
      <text:p text:style-name="P17"><text:s text:c="20"/>field: 'City',</text:p>
      <text:p text:style-name="P17"><text:s text:c="20"/>title: "City",</text:p>
      <text:p text:style-name="P17"><text:s text:c="20"/>width: 100</text:p>
      <text:p text:style-name="P17"><text:s text:c="16"/>},</text:p>
      <text:p text:style-name="P17"><text:s text:c="16"/>{</text:p>
      <text:p text:style-name="P17"><text:s text:c="20"/>field: 'PinCode',</text:p>
      <text:p text:style-name="P17"><text:s text:c="20"/>title: "Pin Code",</text:p>
      <text:p text:style-name="P17"><text:s text:c="20"/>width: 100</text:p>
      <text:p text:style-name="P17"><text:s text:c="16"/>}, {</text:p>
      <text:p text:style-name="P17"><text:s text:c="20"/>field: 'Landmark',</text:p>
      <text:p text:style-name="P17"><text:s text:c="20"/>title: "Landmark",</text:p>
      <text:p text:style-name="P17"><text:soft-page-break/><text:s text:c="20"/>width: 100</text:p>
      <text:p text:style-name="P17"><text:s text:c="16"/>}, {</text:p>
      <text:p text:style-name="P17"><text:s text:c="20"/>field: "Latitude",</text:p>
      <text:p text:style-name="P17"><text:s text:c="20"/>title: "Latitude",</text:p>
      <text:p text:style-name="P17"><text:s text:c="20"/>width: 100</text:p>
      <text:p text:style-name="P17"><text:s text:c="16"/>}, {</text:p>
      <text:p text:style-name="P17"><text:s text:c="20"/>field: 'Longitude',</text:p>
      <text:p text:style-name="P17"><text:s text:c="20"/>title: "Longitude",</text:p>
      <text:p text:style-name="P17"><text:s text:c="20"/>width: 100</text:p>
      <text:p text:style-name="P17"><text:s text:c="16"/>}</text:p>
      <text:p text:style-name="P17"><text:s text:c="12"/>]</text:p>
      <text:p text:style-name="P17"><text:s text:c="8"/>});</text:p>
      <text:p text:style-name="P17"><text:s text:c="8"/>$("#cityDropDown").select2({</text:p>
      <text:p text:style-name="P17"><text:s text:c="12"/>data: arraySearchCity</text:p>
      <text:p text:style-name="P17"><text:s text:c="8"/>});</text:p>
      <text:p text:style-name="P17"><text:s text:c="8"/>$("[data-field='View']").text("");</text:p>
      <text:p text:style-name="P17"><text:s text:c="8"/>intialize(arrayCollection);</text:p>
      <text:p text:style-name="P17"><text:s text:c="4"/>}</text:p>
      <text:p text:style-name="P17"><text:s text:c="4"/>function OnQueryFailure(sender, args) {</text:p>
      <text:p text:style-name="P17"><text:s text:c="8"/>console.log("error in inner request: " + args.get_message());</text:p>
      <text:p text:style-name="P17"><text:s text:c="4"/>}</text:p>
      <text:p text:style-name="P17">}</text:p>
      <text:p text:style-name="P17"/>
      <text:p text:style-name="P17"/>
      <text:p text:style-name="P17">function onSearch() {</text:p>
      <text:p text:style-name="P17"><text:s text:c="4"/>if (markers.length &gt; 0) {</text:p>
      <text:p text:style-name="P17"><text:s text:c="8"/>DeleteMapMarkers();</text:p>
      <text:p text:style-name="P17"><text:s text:c="4"/>}</text:p>
      <text:p text:style-name="P17"><text:s text:c="4"/>var searchValue = $(".select2-selection__rendered").text();</text:p>
      <text:p text:style-name="P17"><text:s text:c="4"/>var grid = $("#locationKendoGrid").data("kendoGrid");</text:p>
      <text:p text:style-name="P17"><text:s text:c="4"/>grid.dataSource.query({</text:p>
      <text:p text:style-name="P17"><text:s text:c="8"/>page: 1,</text:p>
      <text:p text:style-name="P17"><text:s text:c="8"/>pageSize: 20,</text:p>
      <text:p text:style-name="P17"><text:s text:c="8"/>filter: {</text:p>
      <text:p text:style-name="P17"><text:s text:c="12"/>filters: [</text:p>
      <text:p text:style-name="P17"><text:s text:c="16"/>{ field: "City", operator: "contains", value: searchValue }</text:p>
      <text:p text:style-name="P17"><text:s text:c="12"/>]</text:p>
      <text:p text:style-name="P17"><text:s text:c="8"/>}</text:p>
      <text:p text:style-name="P17"><text:s text:c="4"/>});</text:p>
      <text:p text:style-name="P17"><text:s text:c="4"/>window.arrayMultipleLocation = arrayCollection.filter(function (item) {</text:p>
      <text:p text:style-name="P17"><text:s text:c="8"/>if (item.City == searchValue) { return item; }</text:p>
      <text:p text:style-name="P17"><text:s text:c="4"/>});</text:p>
      <text:p text:style-name="P17"/>
      <text:p text:style-name="P17"><text:s text:c="4"/>infowindows = [];</text:p>
      <text:p text:style-name="P17"><text:s text:c="4"/>intialize(arrayMultipleLocation);</text:p>
      <text:p text:style-name="P17">}</text:p>
      <text:p text:style-name="P17"/>
      <text:p text:style-name="P17"/>
      <text:p text:style-name="P17"/>
      <text:p text:style-name="P17">function intialize(arrayName) {</text:p>
      <text:p text:style-name="P17"/>
      <text:p text:style-name="P17"><text:s text:c="4"/>myOptions =</text:p>
      <text:p text:style-name="P17"><text:s text:c="8"/>{</text:p>
      <text:p text:style-name="P17"><text:s text:c="12"/>zoom: 5,</text:p>
      <text:p text:style-name="P17"><text:s text:c="12"/>center: new google.maps.LatLng(13.0826802, 80.2707184),</text:p>
      <text:p text:style-name="P17"><text:s text:c="12"/>mapTypeId: google.maps.MapTypeId.ROADMAP</text:p>
      <text:p text:style-name="P17"><text:s text:c="8"/>}</text:p>
      <text:p text:style-name="P17"><text:s text:c="4"/>map = new google.maps.Map(document.getElementById("gmap"), myOptions);</text:p>
      <text:p text:style-name="P17"><text:s text:c="4"/>for (var i = 0; i &lt; arrayName.length; i++) {</text:p>
      <text:p text:style-name="P17"><text:s text:c="8"/>myLatlng = new google.maps.LatLng(arrayName[i].Latitude, arrayName[i].Longitude);</text:p>
      <text:p text:style-name="P17"><text:s text:c="8"/>marker = new google.maps.Marker({</text:p>
      <text:p text:style-name="P17"><text:s text:c="12"/>position: myLatlng,</text:p>
      <text:p text:style-name="P17"><text:s text:c="12"/>map: map</text:p>
      <text:p text:style-name="P17"><text:s text:c="8"/>});</text:p>
      <text:p text:style-name="P17"/>
      <text:p text:style-name="P17"><text:soft-page-break/><text:s text:c="8"/>markers.push(marker);</text:p>
      <text:p text:style-name="P17"><text:s text:c="8"/>var getDirectionsButton = '&lt;span&gt;&lt;input type="button" value="Get Directions"/&gt;&lt;/span';</text:p>
      <text:p text:style-name="P17"><text:s text:c="8"/>var contentString = '&lt;div id="content"&gt;' +</text:p>
      <text:p text:style-name="P17"><text:s text:c="12"/>'&lt;h1 id="firstHeading" class="firstHeading"&gt;' + arrayName[i].Landmark + '&lt;/h1&gt;' +</text:p>
      <text:p text:style-name="P17"><text:s text:c="12"/>'&lt;div id="bodyContent"&gt;' +</text:p>
      <text:p text:style-name="P17"><text:s text:c="12"/>'&lt;p&gt;' + arrayName[i].City + '&lt;/p&gt;' +</text:p>
      <text:p text:style-name="P17"><text:s text:c="12"/>'&lt;p&gt;' + arrayName[i].PinCode + '&lt;/p&gt;' +</text:p>
      <text:p text:style-name="P17"><text:s text:c="12"/>'&lt;p&gt;' + getDirectionsButton + '&lt;/p&gt;' +</text:p>
      <text:p text:style-name="P17"><text:s text:c="12"/>'&lt;/div&gt;' +</text:p>
      <text:p text:style-name="P17"><text:s text:c="12"/>'&lt;/div&gt;';</text:p>
      <text:p text:style-name="P17"><text:s text:c="8"/>var latitude = parseFloat(arrayName[i].Latitude);</text:p>
      <text:p text:style-name="P17"><text:s text:c="8"/>var longitude = parseFloat(arrayName[i].Longitude);</text:p>
      <text:p text:style-name="P17"><text:s text:c="8"/>var infowindow = new google.maps.InfoWindow({</text:p>
      <text:p text:style-name="P17"><text:s text:c="12"/>content: contentString</text:p>
      <text:p text:style-name="P17"><text:s text:c="8"/>});</text:p>
      <text:p text:style-name="P17"><text:s text:c="8"/>infowindows.push(infowindow);</text:p>
      <text:p text:style-name="P17"/>
      <text:p text:style-name="P17"><text:s text:c="4"/>}</text:p>
      <text:p text:style-name="P17"/>
      <text:p text:style-name="P17"/>
      <text:p text:style-name="P17"><text:s text:c="4"/>for (var j = 0; j &lt; markers.length; j++) {</text:p>
      <text:p text:style-name="P17"><text:s text:c="8"/>var currentMarker = markers[j];</text:p>
      <text:p text:style-name="P17"><text:s text:c="8"/>var currentInfoWindow = infowindows[j];</text:p>
      <text:p text:style-name="P17"/>
      <text:p text:style-name="P17"/>
      <text:p text:style-name="P17"><text:s text:c="8"/>currentMarker.setMap(map);</text:p>
      <text:p text:style-name="P17"><text:s text:c="8"/>google.maps.event.addListener(currentMarker, 'click', (function (currentMarker, currentInfoWindow) {</text:p>
      <text:p text:style-name="P17"><text:s text:c="11"/></text:p>
      <text:p text:style-name="P17"/>
      <text:p text:style-name="P17"><text:s text:c="12"/>return function () {</text:p>
      <text:p text:style-name="P17"><text:s text:c="16"/>ClearRoutes();</text:p>
      <text:p text:style-name="P17"><text:s text:c="16"/>closeLastOpenedInfoWindows();</text:p>
      <text:p text:style-name="P17"><text:s text:c="16"/>currentInfoWindow.open(map, currentMarker);</text:p>
      <text:p text:style-name="P17"><text:s text:c="16"/>$("[value='Get Directions']").click(function () {</text:p>
      <text:p text:style-name="P17"><text:s text:c="20"/>currentInfoWindow.close();</text:p>
      <text:p text:style-name="P17"/>
      <text:p text:style-name="P17"><text:s text:c="20"/>contentGetDir = "&lt;div class='getDirections'&gt;&lt;p&gt;Get Directions&lt;/p&gt;&lt;span&gt;&lt;a id='currentLocation' href=''&gt;current location&lt;/a&gt;&lt;/span&gt;&lt;div&gt;&lt;span&gt;Destination&lt;/span&gt;&lt;input type='text' id='destinationText' placeholder='Enter destination' /&gt;" +</text:p>
      <text:p text:style-name="P17"><text:s text:c="24"/>"&lt;input type='button' id='submitGetDir' value='Submit'/&gt;" +</text:p>
      <text:p text:style-name="P17"><text:s text:c="24"/>"&lt;div id='transportMode'&gt;&lt;input type='radio' value='DRIVING' name='transportMode'&gt;&lt;span id='drivingMode'&gt;Driving&lt;/span&gt;" +</text:p>
      <text:p text:style-name="P17"><text:s text:c="24"/>"&lt;input type='radio' value='WALKING' name='transportMode'&gt;&lt;span id='walkingMode'&gt;Walking&lt;/span&gt;" +</text:p>
      <text:p text:style-name="P17"><text:s text:c="24"/>"&lt;input type='radio' value='TRANSIT' name='transportMode'&gt;&lt;span id='transitMode'&gt;Transit&lt;/span&gt;" +</text:p>
      <text:p text:style-name="P17"><text:s text:c="24"/>"&lt;/div&gt;" +</text:p>
      <text:p text:style-name="P17"><text:s text:c="24"/>"&lt;/div &gt;&lt;/div &gt;&lt;div id='directionsSuggestions' style='width:343px'&gt;&lt;/div&gt;";</text:p>
      <text:p text:style-name="P17"><text:s text:c="20"/>currentInfowindowGetDir = new google.maps.InfoWindow({</text:p>
      <text:p text:style-name="P17"><text:s text:c="24"/>content: contentGetDir</text:p>
      <text:p text:style-name="P17"><text:s text:c="20"/>});</text:p>
      <text:p text:style-name="P17"><text:s text:c="20"/>lastOpenedInfoWindowGetDir = currentInfowindowGetDir;</text:p>
      <text:p text:style-name="P17"><text:s text:c="20"/>latitudeValue = currentMarker.getPosition().lat();</text:p>
      <text:p text:style-name="P17"><text:s text:c="20"/>longitudeValue = currentMarker.getPosition().lng();</text:p>
      <text:p text:style-name="P17"><text:s text:c="20"/>currentInfowindowGetDir.open(map, currentMarker);</text:p>
      <text:p text:style-name="P17"><text:s text:c="20"/>google.maps.event.addListener(currentInfowindowGetDir, 'closeclick', function () {</text:p>
      <text:p text:style-name="P17"><text:s text:c="24"/>ClearRoutes();</text:p>
      <text:p text:style-name="P17"><text:s text:c="24"/>//closeLastOpenedInfoWindows();</text:p>
      <text:p text:style-name="P17"><text:s text:c="24"/>// <text:s/>initialize(arrayName);</text:p>
      <text:p text:style-name="P17"><text:soft-page-break/><text:s text:c="20"/>});</text:p>
      <text:p text:style-name="P17"/>
      <text:p text:style-name="P17"><text:s text:c="20"/>$("[value='Submit']").click(function () {</text:p>
      <text:p text:style-name="P17"/>
      <text:p text:style-name="P17"><text:s text:c="24"/>GetDirections();</text:p>
      <text:p text:style-name="P17"><text:s text:c="20"/>});</text:p>
      <text:p text:style-name="P17"><text:s text:c="20"/>$("#currentLocation").click(function (e) {</text:p>
      <text:p text:style-name="P17"><text:s text:c="24"/>e.preventDefault();</text:p>
      <text:p text:style-name="P17"><text:s text:c="24"/>console.log("current location click called");</text:p>
      <text:p text:style-name="P17"><text:s text:c="24"/>GetCurrentLocation();</text:p>
      <text:p text:style-name="P17"><text:s text:c="20"/>});</text:p>
      <text:p text:style-name="P17"><text:s text:c="20"/>var destinationInput = document.getElementById('destinationText');</text:p>
      <text:p text:style-name="P17"><text:s text:c="20"/>new AutoCompleteControls(destinationInput);</text:p>
      <text:p text:style-name="P17"><text:s text:c="16"/>});</text:p>
      <text:p text:style-name="P17"/>
      <text:p text:style-name="P17"/>
      <text:p text:style-name="P17"><text:s text:c="16"/>lastOpenedInfoWindow = currentInfoWindow;</text:p>
      <text:p text:style-name="P17"/>
      <text:p text:style-name="P17"><text:s text:c="12"/>}</text:p>
      <text:p text:style-name="P17"><text:s text:c="8"/>})(currentMarker, currentInfoWindow));</text:p>
      <text:p text:style-name="P17"/>
      <text:p text:style-name="P17"/>
      <text:p text:style-name="P17"><text:s text:c="4"/>}</text:p>
      <text:p text:style-name="P17"/>
      <text:p text:style-name="P17">}</text:p>
      <text:p text:style-name="P17"/>
      <text:p text:style-name="P17"/>
      <text:p text:style-name="P17">function AutoCompleteControls(destinationInput) {</text:p>
      <text:p text:style-name="P17"/>
      <text:p text:style-name="P17"><text:s text:c="4"/>var destinationAutocomplete = new google.maps.places.Autocomplete(</text:p>
      <text:p text:style-name="P17"><text:s text:c="8"/>destinationInput, { placeIdOnly: true });</text:p>
      <text:p text:style-name="P17">}</text:p>
      <text:p text:style-name="P17"/>
      <text:p text:style-name="P17"/>
      <text:p text:style-name="P17">function closeLastOpenedInfoWindows() {</text:p>
      <text:p text:style-name="P17"><text:s text:c="4"/>if (lastOpenedInfoWindow) {</text:p>
      <text:p text:style-name="P17"><text:s text:c="8"/>lastOpenedInfoWindow.close();</text:p>
      <text:p text:style-name="P17"><text:s text:c="4"/>}</text:p>
      <text:p text:style-name="P17"><text:s text:c="4"/>if (lastOpenedInfoWindowGetDir) {</text:p>
      <text:p text:style-name="P17"><text:s text:c="8"/>lastOpenedInfoWindowGetDir.close();</text:p>
      <text:p text:style-name="P17"><text:s text:c="4"/>}</text:p>
      <text:p text:style-name="P17"/>
      <text:p text:style-name="P17">}</text:p>
      <text:p text:style-name="P17"/>
      <text:p text:style-name="P17">function DeleteMapMarkers() {</text:p>
      <text:p text:style-name="P17"/>
      <text:p text:style-name="P17"><text:s text:c="4"/>for (var y = 0; y &lt; markers.length; y++) {</text:p>
      <text:p text:style-name="P17"><text:s text:c="8"/>markers[y].setMap(null);</text:p>
      <text:p text:style-name="P17"><text:s text:c="4"/>}</text:p>
      <text:p text:style-name="P17"><text:s text:c="4"/>markers = [];</text:p>
      <text:p text:style-name="P17">}</text:p>
      <text:p text:style-name="P17"/>
      <text:p text:style-name="P17"/>
      <text:p text:style-name="P17">function GetDirections() {</text:p>
      <text:p text:style-name="P17"><text:s text:c="4"/>var deferred = $.Deferred();</text:p>
      <text:p text:style-name="P17"><text:s text:c="4"/>if (directionsDisplay != null) {</text:p>
      <text:p text:style-name="P17"><text:s text:c="8"/>directionsDisplay.setDirections({ routes: [] });</text:p>
      <text:p text:style-name="P17"><text:s text:c="8"/></text:p>
      <text:p text:style-name="P17"><text:s text:c="4"/>}</text:p>
      <text:p text:style-name="P17"><text:s text:c="4"/>var coordinates = $("#destinationText").val();</text:p>
      <text:p text:style-name="P17"><text:s text:c="2"/></text:p>
      <text:p text:style-name="P17"/>
      <text:p text:style-name="P17"><text:s text:c="4"/>var geocoder = new google.maps.Geocoder();</text:p>
      <text:p text:style-name="P17"><text:s text:c="4"/>$.get(geocoder.geocode({ 'address': coordinates }, function (results, status) {</text:p>
      <text:p text:style-name="P17"><text:s text:c="8"/>if (status == google.maps.GeocoderStatus.OK) {</text:p>
      <text:p text:style-name="P17"><text:soft-page-break/><text:s text:c="12"/>destinationLatitude = results[0].geometry.location.lat();</text:p>
      <text:p text:style-name="P17"><text:s text:c="12"/>destinationLongitude = results[0].geometry.location.lng();</text:p>
      <text:p text:style-name="P17"><text:s text:c="12"/>console.log("location : " + destinationLatitude + " " + destinationLongitude);</text:p>
      <text:p text:style-name="P17"><text:s text:c="12"/>console.log(status);</text:p>
      <text:p text:style-name="P17"><text:s text:c="12"/>deferred.resolve();</text:p>
      <text:p text:style-name="P17"><text:s text:c="8"/>} else {</text:p>
      <text:p text:style-name="P17"><text:s text:c="12"/>alert("enter a valid place name");</text:p>
      <text:p text:style-name="P17"><text:s text:c="12"/>destinationLatitude = null;</text:p>
      <text:p text:style-name="P17"><text:s text:c="12"/>destinationLongitude = null;</text:p>
      <text:p text:style-name="P17"><text:s text:c="8"/>}</text:p>
      <text:p text:style-name="P17"><text:s text:c="4"/>})).then(function () {</text:p>
      <text:p text:style-name="P17"><text:s text:c="8"/>if ($("input[name='transportMode']:checked").val() == undefined) {</text:p>
      <text:p text:style-name="P17"><text:s text:c="12"/>alert("Please select Transport Mode");</text:p>
      <text:p text:style-name="P17"><text:s text:c="8"/>}</text:p>
      <text:p text:style-name="P17"><text:s text:c="8"/>if (destinationLatitude != null &amp;&amp; destinationLongitude != null &amp;&amp; $("input[name='transportMode']:checked").val()!= undefined ) {</text:p>
      <text:p text:style-name="P17"><text:s text:c="8"/>var destinationValue = { lat: destinationLatitude, lng: destinationLongitude };</text:p>
      <text:p text:style-name="P17"><text:s text:c="8"/>var originValue = { lat: latitudeValue, lng: longitudeValue };</text:p>
      <text:p text:style-name="P17"><text:s text:c="8"/>directionsDisplay.setMap(map);</text:p>
      <text:p text:style-name="P17"><text:s text:c="8"/>directionsDisplay.setPanel(document.getElementById("directionsSuggestions")); <text:s text:c="6"/></text:p>
      <text:p text:style-name="P17"/>
      <text:p text:style-name="P17"><text:s text:c="8"/>var request = {</text:p>
      <text:p text:style-name="P17"><text:s text:c="12"/>destination: destinationValue,</text:p>
      <text:p text:style-name="P17"><text:s text:c="12"/>origin: originValue,</text:p>
      <text:p text:style-name="P17"><text:s text:c="12"/>travelMode: google.maps.TravelMode[$("input[name='transportMode']:checked").val()]</text:p>
      <text:p text:style-name="P17"><text:s text:c="8"/>};</text:p>
      <text:p text:style-name="P17"><text:s text:c="8"/></text:p>
      <text:p text:style-name="P17"><text:s text:c="8"/>directionsService.route(request, function (response, status) {</text:p>
      <text:p text:style-name="P17"><text:s text:c="12"/>if (status == 'OK') {</text:p>
      <text:p text:style-name="P17"><text:s text:c="16"/>// Display the route on the map.</text:p>
      <text:p text:style-name="P17"><text:s text:c="16"/>directionsDisplay.setDirections(response);</text:p>
      <text:p text:style-name="P17"><text:s text:c="12"/>}</text:p>
      <text:p text:style-name="P17"><text:s text:c="8"/>});</text:p>
      <text:p text:style-name="P17"><text:s text:c="12"/>}</text:p>
      <text:p text:style-name="P17"><text:s text:c="4"/>}</text:p>
      <text:p text:style-name="P17"><text:s text:c="8"/>);</text:p>
      <text:p text:style-name="P17"/>
      <text:p text:style-name="P17"><text:s text:c="4"/>return deferred.promise();</text:p>
      <text:p text:style-name="P17">}</text:p>
      <text:p text:style-name="P17"/>
      <text:p text:style-name="P17"/>
      <text:p text:style-name="P17">function ClearRoutes()</text:p>
      <text:p text:style-name="P17">{</text:p>
      <text:p text:style-name="P17"><text:s text:c="4"/>if (directionsDisplay != null) {</text:p>
      <text:p text:style-name="P17"><text:s text:c="8"/>directionsDisplay.setDirections({ routes: [] }); <text:s text:c="7"/></text:p>
      <text:p text:style-name="P17"><text:s text:c="4"/>}</text:p>
      <text:p text:style-name="P17">}</text:p>
      <text:p text:style-name="P17"/>
      <text:p text:style-name="P17"/>
      <text:p text:style-name="P17">function GetCurrentLocation() {</text:p>
      <text:p text:style-name="P17"><text:s text:c="4"/>console.log("getcurrent location called");</text:p>
      <text:p text:style-name="P17"/>
      <text:p text:style-name="P17"><text:s text:c="4"/>if (navigator.geolocation) {</text:p>
      <text:p text:style-name="P17"><text:s text:c="8"/>navigator.geolocation.getCurrentPosition(showPosition, showError);</text:p>
      <text:p text:style-name="P17"><text:s text:c="4"/>}</text:p>
      <text:p text:style-name="P17"><text:s text:c="4"/>//console.log(pos);</text:p>
      <text:p text:style-name="P17"><text:s text:c="4"/>//return pos;</text:p>
      <text:p text:style-name="P17">}</text:p>
      <text:p text:style-name="P17"/>
      <text:p text:style-name="P17">function showPosition(position) {</text:p>
      <text:p text:style-name="P17"><text:s text:c="4"/>var pos = {</text:p>
      <text:p text:style-name="P17"><text:s text:c="8"/>lat: position.coords.latitude,</text:p>
      <text:p text:style-name="P17"><text:s text:c="8"/>lng: position.coords.longitude</text:p>
      <text:p text:style-name="P17"><text:s text:c="4"/>};</text:p>
      <text:p text:style-name="P17"><text:soft-page-break/><text:s text:c="4"/>destinationValue = pos;</text:p>
      <text:p text:style-name="P17"><text:s text:c="4"/>codeLatLng(pos.lat, pos.lng);</text:p>
      <text:p text:style-name="P17">}</text:p>
      <text:p text:style-name="P17"/>
      <text:p text:style-name="P17">function showError(error) {</text:p>
      <text:p text:style-name="P17"><text:s text:c="4"/>switch (error.code) {</text:p>
      <text:p text:style-name="P17"><text:s text:c="8"/>case error.PERMISSION_DENIED:</text:p>
      <text:p text:style-name="P17"><text:s text:c="12"/>x.innerHTML = "User denied the request for Geolocation."</text:p>
      <text:p text:style-name="P17"><text:s text:c="12"/>break;</text:p>
      <text:p text:style-name="P17"><text:s text:c="8"/>case error.POSITION_UNAVAILABLE:</text:p>
      <text:p text:style-name="P17"><text:s text:c="12"/>x.innerHTML = "Location information is unavailable."</text:p>
      <text:p text:style-name="P17"><text:s text:c="12"/>break;</text:p>
      <text:p text:style-name="P17"><text:s text:c="8"/>case error.TIMEOUT:</text:p>
      <text:p text:style-name="P17"><text:s text:c="12"/>x.innerHTML = "The request to get user location timed out."</text:p>
      <text:p text:style-name="P17"><text:s text:c="12"/>break;</text:p>
      <text:p text:style-name="P17"><text:s text:c="8"/>case error.UNKNOWN_ERROR:</text:p>
      <text:p text:style-name="P17"><text:s text:c="12"/>x.innerHTML = "An unknown error occurred."</text:p>
      <text:p text:style-name="P17"><text:s text:c="12"/>break;</text:p>
      <text:p text:style-name="P17"><text:s text:c="4"/>}</text:p>
      <text:p text:style-name="P17">}</text:p>
      <text:p text:style-name="P17"/>
      <text:p text:style-name="P17">function codeLatLng(lat, lng) {</text:p>
      <text:p text:style-name="P17"><text:s text:c="4"/>var latlng = new google.maps.LatLng(lat, lng);</text:p>
      <text:p text:style-name="P17"><text:s text:c="4"/>geocoder = new google.maps.Geocoder();</text:p>
      <text:p text:style-name="P17"><text:s text:c="4"/>geocoder.geocode({ 'latLng': latlng }, function (results, status) {</text:p>
      <text:p text:style-name="P17"><text:s text:c="8"/>if (status == google.maps.GeocoderStatus.OK) {</text:p>
      <text:p text:style-name="P17"><text:s text:c="12"/>console.log(results)</text:p>
      <text:p text:style-name="P17"><text:s text:c="12"/>if (results[1]) {</text:p>
      <text:p text:style-name="P17"><text:s text:c="16"/>//formatted address</text:p>
      <text:p text:style-name="P17"><text:s text:c="16"/>var address = results[0].formatted_address;</text:p>
      <text:p text:style-name="P17"><text:s text:c="16"/>console.log("address = " + address);</text:p>
      <text:p text:style-name="P17"><text:s text:c="16"/>$("#destinationText").val(address);</text:p>
      <text:p text:style-name="P17"><text:s text:c="12"/>} else {</text:p>
      <text:p text:style-name="P17"><text:s text:c="16"/>console.log("No results found");</text:p>
      <text:p text:style-name="P17"><text:s text:c="12"/>}</text:p>
      <text:p text:style-name="P17"><text:s text:c="8"/>} else {</text:p>
      <text:p text:style-name="P17"><text:s text:c="12"/>alert("Geocoder failed due to: " + status);</text:p>
      <text:p text:style-name="P17"><text:s text:c="8"/>}</text:p>
      <text:p text:style-name="P17"><text:s text:c="4"/>});</text:p>
      <text:p text:style-name="P17">}</text:p>
      <text:p text:style-name="P17"/>
      <text:p text:style-name="P17"/>
      <text:p text:style-name="P16"/>
      <text:p text:style-name="P16"/>
      <text:p text:style-name="P16"/>
      <text:p text:style-name="P16"/>
      <text:p text:style-name="P16">// Console Application to integrate webpart to sharepoint page Using CSOM</text:p>
      <text:p text:style-name="P16"/>
      <text:p text:style-name="P16"/>
      <text:p text:style-name="P16"/>
      <text:p text:style-name="P16"><text:span text:style-name="T9">using</text:span> System;</text:p>
      <text:p text:style-name="P18"><text:span text:style-name="T10">using</text:span><text:span text:style-name="T7"> System.Collections.Generic;</text:span></text:p>
      <text:p text:style-name="P18"><text:span text:style-name="T10">using</text:span><text:span text:style-name="T7"> System.Linq;</text:span></text:p>
      <text:p text:style-name="P18"><text:span text:style-name="T10">using</text:span><text:span text:style-name="T7"> System.Text;</text:span></text:p>
      <text:p text:style-name="P18"><text:span text:style-name="T10">using</text:span><text:span text:style-name="T7"> System.Threading.Tasks;</text:span></text:p>
      <text:p text:style-name="P18"><text:span text:style-name="T10">using</text:span><text:span text:style-name="T7"> Microsoft.SharePoint.Client;</text:span></text:p>
      <text:p text:style-name="P18"><text:span text:style-name="T10">using</text:span><text:span text:style-name="T7"> Microsoft.SharePoint.Client.WebParts;</text:span></text:p>
      <text:p text:style-name="P18"><text:span text:style-name="T10">using</text:span><text:span text:style-name="T7"> System.Xml;</text:span></text:p>
      <text:p text:style-name="P18"><text:span text:style-name="T10">using</text:span><text:span text:style-name="T7"> System.Security;</text:span></text:p>
      <text:p text:style-name="P14"/>
      <text:p text:style-name="P14"/>
      <text:p text:style-name="P18"><text:span text:style-name="T10">namespace</text:span><text:span text:style-name="T7"> AddWPToPage</text:span></text:p>
      <text:p text:style-name="P14">{</text:p>
      <text:p text:style-name="P18"><text:span text:style-name="T7"><text:s text:c="4"/></text:span><text:span text:style-name="T10">class</text:span><text:span text:style-name="T7"> </text:span><text:span text:style-name="T17">Program</text:span></text:p>
      <text:p text:style-name="P14"><text:s text:c="4"/>{</text:p>
      <text:p text:style-name="P18"><text:soft-page-break/><text:span text:style-name="T7"><text:s text:c="8"/></text:span><text:span text:style-name="T10">static</text:span><text:span text:style-name="T7"> </text:span><text:span text:style-name="T10">void</text:span><text:span text:style-name="T7"> Main(</text:span><text:span text:style-name="T10">string</text:span><text:span text:style-name="T7">[] args)</text:span></text:p>
      <text:p text:style-name="P14"><text:s text:c="8"/>{</text:p>
      <text:p text:style-name="P18"><text:span text:style-name="T7"><text:s text:c="12"/></text:span><text:span text:style-name="T10">var</text:span><text:span text:style-name="T7"> listName = </text:span><text:span text:style-name="T13">"NewRequestList"</text:span><text:span text:style-name="T7">;</text:span></text:p>
      <text:p text:style-name="P18"><text:span text:style-name="T7"><text:s text:c="12"/></text:span><text:span text:style-name="T10">var</text:span><text:span text:style-name="T7"> viewUrl = </text:span><text:span text:style-name="T13">""</text:span><text:span text:style-name="T7">;</text:span></text:p>
      <text:p text:style-name="P18"><text:span text:style-name="T7"><text:s text:c="12"/></text:span><text:span text:style-name="T10">string</text:span><text:span text:style-name="T7"> userName = </text:span><text:span text:style-name="T13">"murali@chennaitillidsoft.onmicrosoft.com"</text:span><text:span text:style-name="T7">;</text:span></text:p>
      <text:p text:style-name="P18"><text:span text:style-name="T7"><text:s text:c="12"/>Console.WriteLine(</text:span><text:span text:style-name="T13">"Enter your password."</text:span><text:span text:style-name="T7">);</text:span></text:p>
      <text:p text:style-name="P18"><text:span text:style-name="T7"><text:s text:c="12"/></text:span><text:span text:style-name="T10">string</text:span><text:span text:style-name="T7"> pass = </text:span><text:span text:style-name="T13">"ThisIsRight1!"</text:span><text:span text:style-name="T7">;</text:span></text:p>
      <text:p text:style-name="P18"><text:span text:style-name="T7"><text:s text:c="12"/>SecureString <text:s/>password= </text:span><text:span text:style-name="T10">new</text:span><text:span text:style-name="T7"> SecureString();</text:span></text:p>
      <text:p text:style-name="P18"><text:span text:style-name="T7"><text:s text:c="12"/></text:span><text:span text:style-name="T10">for</text:span><text:span text:style-name="T7"> (</text:span><text:span text:style-name="T10">var</text:span><text:span text:style-name="T7"> i = 0; i &lt; pass.Length; i++)</text:span></text:p>
      <text:p text:style-name="P14"><text:s text:c="12"/>{</text:p>
      <text:p text:style-name="P14"><text:s text:c="16"/>password.AppendChar(pass[i]);</text:p>
      <text:p text:style-name="P14"><text:s text:c="12"/>}</text:p>
      <text:p text:style-name="P14"><text:s text:c="11"/></text:p>
      <text:p text:style-name="P14"/>
      <text:p text:style-name="P18"><text:span text:style-name="T7"><text:s text:c="12"/></text:span><text:span text:style-name="T10">var</text:span><text:span text:style-name="T7"> newScriptEditor = </text:span><text:span text:style-name="T15">@"&lt;webParts&gt;</text:span></text:p>
      <text:p text:style-name="P20"><text:s text:c="2"/>&lt;webPart xmlns='http://schemas.microsoft.com/WebPart/v3'&gt;</text:p>
      <text:p text:style-name="P20"><text:s text:c="4"/>&lt;metaData&gt;</text:p>
      <text:p text:style-name="P20"><text:s text:c="6"/>&lt;type name='Microsoft.SharePoint.WebPartPages.ScriptEditorWebPart, Microsoft.SharePoint, Version=16.0.0.0, Culture=neutral, PublicKeyToken=71e9bce111e9429c' /&gt;</text:p>
      <text:p text:style-name="P20"><text:s text:c="6"/>&lt;importErrorMessage&gt;Cannot import this Web Part.&lt;/importErrorMessage&gt;</text:p>
      <text:p text:style-name="P20"><text:s text:c="4"/>&lt;/metaData&gt;</text:p>
      <text:p text:style-name="P20"><text:s text:c="4"/>&lt;data&gt;</text:p>
      <text:p text:style-name="P20"><text:s text:c="6"/>&lt;properties&gt;</text:p>
      <text:p text:style-name="P20"><text:s text:c="8"/>&lt;property name='ExportMode' type='exportmode'&gt;All&lt;/property&gt;</text:p>
      <text:p text:style-name="P20"><text:s text:c="8"/>&lt;property name='HelpUrl' type='string' /&gt;</text:p>
      <text:p text:style-name="P20"><text:s text:c="8"/>&lt;property name='Hidden' type='bool'&gt;False&lt;/property&gt;</text:p>
      <text:p text:style-name="P20"><text:s text:c="8"/>&lt;property name='Description' type='string'&gt;Allows authors to insert HTML snippets or scripts.&lt;/property&gt;</text:p>
      <text:p text:style-name="P20"><text:s text:c="8"/>&lt;property name='Content' type='string'&gt;&amp;lt;link rel='stylesheet' href='https://kendo.cdn.telerik.com/2018.1.221/styles/kendo.common.min.css' /&amp;gt;</text:p>
      <text:p text:style-name="P20">&amp;lt;link rel='stylesheet' href='https://kendo.cdn.telerik.com/2018.1.221/styles/kendo.uniform.min.css' /&amp;gt;</text:p>
      <text:p text:style-name="P20"/>
      <text:p text:style-name="P20"><text:s text:c="4"/>&amp;lt;link rel='stylesheet' href='https://kendo.cdn.telerik.com/2018.1.221/styles/kendo.common.mobile.min.css' /&amp;gt;</text:p>
      <text:p text:style-name="P20"><text:s text:c="2"/>&amp;lt;link rel='stylesheet' href='https://kendo.cdn.telerik.com/2018.1.221/styles/kendo.uniform.mobile.min.css' /&amp;gt;</text:p>
      <text:p text:style-name="P20"/>
      <text:p text:style-name="P20"><text:s text:c="4"/>&amp;lt;script src='https://kendo.cdn.telerik.com/2018.1.221/js/jquery.min.js'&amp;gt;&amp;lt;/script&amp;gt;</text:p>
      <text:p text:style-name="P20"><text:s text:c="4"/>&amp;lt;script src='https://kendo.cdn.telerik.com/2018.1.221/js/kendo.all.min.js'&amp;gt;&amp;lt;/script&amp;gt;</text:p>
      <text:p text:style-name="P20"><text:s text:c="4"/>&amp;lt;script type='text/javascript' src='/sites/oct9_QA1/SiteAssets/js/NewRequestForm_update.js' /&amp;gt;&amp;lt;/script&amp;gt;&lt;/property&gt;</text:p>
      <text:p text:style-name="P20"><text:s text:c="8"/>&lt;property name='CatalogIconImageUrl' type='string' /&gt;</text:p>
      <text:p text:style-name="P20"><text:s text:c="8"/>&lt;property name='Title' type='string'&gt;Script Editor&lt;/property&gt;</text:p>
      <text:p text:style-name="P20"><text:s text:c="8"/>&lt;property name='AllowHide' type='bool'&gt;True&lt;/property&gt;</text:p>
      <text:p text:style-name="P20"><text:s text:c="8"/>&lt;property name='AllowMinimize' type='bool'&gt;True&lt;/property&gt;</text:p>
      <text:p text:style-name="P20"><text:s text:c="8"/>&lt;property name='AllowZoneChange' type='bool'&gt;True&lt;/property&gt;</text:p>
      <text:p text:style-name="P20"><text:s text:c="8"/>&lt;property name='TitleUrl' type='string' /&gt;</text:p>
      <text:p text:style-name="P20"><text:s text:c="8"/>&lt;property name='ChromeType' type='chrometype'&gt;None&lt;/property&gt;</text:p>
      <text:p text:style-name="P20"><text:s text:c="8"/>&lt;property name='AllowConnect' type='bool'&gt;True&lt;/property&gt;</text:p>
      <text:p text:style-name="P20"><text:s text:c="8"/>&lt;property name='Width' type='unit' /&gt;</text:p>
      <text:p text:style-name="P20"><text:s text:c="8"/>&lt;property name='Height' type='unit' /&gt;</text:p>
      <text:p text:style-name="P20"><text:s text:c="8"/>&lt;property name='HelpMode' type='helpmode'&gt;Navigate&lt;/property&gt;</text:p>
      <text:p text:style-name="P20"><text:s text:c="8"/>&lt;property name='AllowEdit' type='bool'&gt;True&lt;/property&gt;</text:p>
      <text:p text:style-name="P20"><text:s text:c="8"/>&lt;property name='TitleIconImageUrl' type='string' /&gt;</text:p>
      <text:p text:style-name="P20"><text:s text:c="8"/>&lt;property name='Direction' type='direction'&gt;NotSet&lt;/property&gt;</text:p>
      <text:p text:style-name="P20"><text:s text:c="8"/>&lt;property name='AllowClose' type='bool'&gt;True&lt;/property&gt;</text:p>
      <text:p text:style-name="P20"><text:s text:c="8"/>&lt;property name='ChromeState' type='chromestate'&gt;Normal&lt;/property&gt;</text:p>
      <text:p text:style-name="P20"><text:s text:c="6"/>&lt;/properties&gt;</text:p>
      <text:p text:style-name="P20"><text:s text:c="4"/>&lt;/data&gt;</text:p>
      <text:p text:style-name="P20"><text:s text:c="2"/>&lt;/webPart&gt;</text:p>
      <text:p text:style-name="P18"><text:span text:style-name="T15">&lt;/webParts&gt;"</text:span><text:span text:style-name="T7">;</text:span></text:p>
      <text:p text:style-name="P14"><text:s text:c="11"/></text:p>
      <text:p text:style-name="P14"><text:soft-page-break/></text:p>
      <text:p text:style-name="P18"><text:span text:style-name="T7"><text:s text:c="12"/></text:span><text:span text:style-name="T14">// ClienContext - Get the context for the SharePoint Online Site <text:s/></text:span></text:p>
      <text:p text:style-name="P18"><text:span text:style-name="T7"><text:s text:c="12"/></text:span><text:span text:style-name="T14">// SharePoint site URL - <text:s/></text:span></text:p>
      <text:p text:style-name="P18"><text:span text:style-name="T7"><text:s text:c="12"/></text:span><text:span text:style-name="T10">using</text:span><text:span text:style-name="T7"> (</text:span><text:span text:style-name="T10">var</text:span><text:span text:style-name="T7"> clientContext = </text:span><text:span text:style-name="T10">new</text:span><text:span text:style-name="T7"> ClientContext(</text:span><text:span text:style-name="T13">"https://chennaitillidsoft.sharepoint.com/sites/oct9_QA1/IAccess"</text:span><text:span text:style-name="T7">))</text:span></text:p>
      <text:p text:style-name="P14"><text:s text:c="12"/>{</text:p>
      <text:p text:style-name="P18"><text:span text:style-name="T7"><text:s text:c="16"/></text:span><text:span text:style-name="T14">// SharePoint Online Credentials <text:s/></text:span></text:p>
      <text:p text:style-name="P18"><text:span text:style-name="T7"><text:s text:c="16"/>clientContext.Credentials = </text:span><text:span text:style-name="T10">new</text:span><text:span text:style-name="T7"> SharePointOnlineCredentials(userName, password);</text:span></text:p>
      <text:p text:style-name="P18"><text:span text:style-name="T7"><text:s text:c="16"/></text:span><text:span text:style-name="T14">// Get the SharePoint web <text:s/></text:span></text:p>
      <text:p text:style-name="P14"><text:s text:c="16"/>Web web = clientContext.Web;</text:p>
      <text:p text:style-name="P18"><text:span text:style-name="T7"><text:s text:c="16"/></text:span><text:span text:style-name="T14">//Web web = clientContext.Site.OpenWeb("https://chennaitillidsoft.sharepoint.com/sites/oct9_QA1/IAccess");</text:span></text:p>
      <text:p text:style-name="P14"><text:s text:c="16"/>List list = web.Lists.GetByTitle(listName);</text:p>
      <text:p text:style-name="P14"/>
      <text:p text:style-name="P14"><text:s text:c="16"/>ViewCollection viewColl = list.Views;</text:p>
      <text:p text:style-name="P14"><text:s text:c="16"/>clientContext.Load(web);</text:p>
      <text:p text:style-name="P14"><text:s text:c="16"/>clientContext.Load(viewColl);</text:p>
      <text:p text:style-name="P14"><text:s text:c="16"/>clientContext.ExecuteQuery();</text:p>
      <text:p text:style-name="P18"><text:span text:style-name="T7"><text:s text:c="16"/></text:span><text:span text:style-name="T10">foreach</text:span><text:span text:style-name="T7"> (View view </text:span><text:span text:style-name="T10">in</text:span><text:span text:style-name="T7"> viewColl)</text:span></text:p>
      <text:p text:style-name="P14"/>
      <text:p text:style-name="P14"><text:s text:c="16"/>{</text:p>
      <text:p text:style-name="P14"><text:s text:c="20"/>viewUrl = view.ServerRelativeUrl;</text:p>
      <text:p text:style-name="P14"><text:s text:c="20"/></text:p>
      <text:p text:style-name="P14"><text:s text:c="20"/>Microsoft.SharePoint.Client.File page = web.GetFileByServerRelativeUrl(viewUrl);</text:p>
      <text:p text:style-name="P14"><text:s text:c="20"/>clientContext.Load(page);</text:p>
      <text:p text:style-name="P14"><text:s text:c="20"/>clientContext.ExecuteQuery();</text:p>
      <text:p text:style-name="P14"/>
      <text:p text:style-name="P18"><text:span text:style-name="T7"><text:s text:c="20"/></text:span><text:span text:style-name="T10">if</text:span><text:span text:style-name="T7"> (page.CheckOutType != CheckOutType.Online)</text:span></text:p>
      <text:p text:style-name="P14"><text:s text:c="20"/>{</text:p>
      <text:p text:style-name="P18"><text:span text:style-name="T7"><text:s text:c="24"/></text:span><text:span text:style-name="T14">//Check out <text:s/></text:span></text:p>
      <text:p text:style-name="P14"><text:s text:c="24"/>page.CheckOut();</text:p>
      <text:p text:style-name="P14"><text:s text:c="20"/>}</text:p>
      <text:p text:style-name="P18"><text:span text:style-name="T7"><text:s text:c="20"/></text:span><text:span text:style-name="T14">// Gets the webparts available on the page <text:s/></text:span></text:p>
      <text:p text:style-name="P18"><text:span text:style-name="T7"><text:s text:c="20"/></text:span><text:span text:style-name="T10">var</text:span><text:span text:style-name="T7"> wpm = page.GetLimitedWebPartManager(PersonalizationScope.Shared);</text:span></text:p>
      <text:p text:style-name="P14"><text:s text:c="20"/>clientContext.Load(wpm.WebParts,</text:p>
      <text:p text:style-name="P14"><text:s text:c="24"/>wps =&gt; wps.Include(wp =&gt; wp.WebPart.Title));</text:p>
      <text:p text:style-name="P14"><text:s text:c="20"/>clientContext.ExecuteQuery();</text:p>
      <text:p text:style-name="P18"><text:span text:style-name="T7"><text:s text:c="20"/></text:span><text:span text:style-name="T10">var</text:span><text:span text:style-name="T7"> availableWebparts = wpm.WebParts;</text:span></text:p>
      <text:p text:style-name="P18"><text:span text:style-name="T7"><text:s text:c="20"/></text:span><text:span text:style-name="T14">// Check if the current webpart already exists. <text:s/></text:span></text:p>
      <text:p text:style-name="P18"><text:span text:style-name="T7"><text:s text:c="20"/></text:span><text:span text:style-name="T10">var</text:span><text:span text:style-name="T7"> filteredWebParts = </text:span><text:span text:style-name="T10">from</text:span><text:span text:style-name="T7"> isWPAvail </text:span><text:span text:style-name="T10">in</text:span><text:span text:style-name="T7"> availableWebparts</text:span></text:p>
      <text:p text:style-name="P18"><text:span text:style-name="T7"><text:s text:c="43"/></text:span><text:span text:style-name="T10">where</text:span><text:span text:style-name="T7"> isWPAvail.WebPart.Title == </text:span><text:span text:style-name="T13">"Script Editor"</text:span></text:p>
      <text:p text:style-name="P18"><text:span text:style-name="T7"><text:s text:c="43"/></text:span><text:span text:style-name="T10">select</text:span><text:span text:style-name="T7"> isWPAvail;</text:span></text:p>
      <text:p text:style-name="P18"><text:span text:style-name="T7"><text:s text:c="20"/></text:span><text:span text:style-name="T10">if</text:span><text:span text:style-name="T7"> (filteredWebParts.Count() &lt;= 0)</text:span></text:p>
      <text:p text:style-name="P14"><text:s text:c="20"/>{</text:p>
      <text:p text:style-name="P18"><text:span text:style-name="T7"><text:s text:c="24"/></text:span><text:span text:style-name="T14">// Import the webpart xml <text:s/></text:span></text:p>
      <text:p text:style-name="P18"><text:span text:style-name="T7"><text:s text:c="24"/></text:span><text:span text:style-name="T10">var</text:span><text:span text:style-name="T7"> importedWebPart = wpm.ImportWebPart(newScriptEditor);</text:span></text:p>
      <text:p text:style-name="P18"><text:span text:style-name="T7"><text:s text:c="24"/></text:span><text:span text:style-name="T10">var</text:span><text:span text:style-name="T7"> webPart = wpm.AddWebPart(importedWebPart.WebPart, </text:span><text:span text:style-name="T13">"Header"</text:span><text:span text:style-name="T7">, 8);</text:span></text:p>
      <text:p text:style-name="P14"><text:s text:c="24"/>clientContext.ExecuteQuery();</text:p>
      <text:p text:style-name="P14"><text:s text:c="20"/>}</text:p>
      <text:p text:style-name="P18"><text:span text:style-name="T7"><text:s text:c="20"/>Console.WriteLine(</text:span><text:span text:style-name="T13">"WebPart Added Successfully"</text:span><text:span text:style-name="T7">);</text:span></text:p>
      <text:p text:style-name="P14"><text:s text:c="20"/></text:p>
      <text:p text:style-name="P14"/>
      <text:p text:style-name="P14"><text:s text:c="16"/>}</text:p>
      <text:p text:style-name="P14"><text:s text:c="12"/>}</text:p>
      <text:p text:style-name="P14"><text:s text:c="8"/>}</text:p>
      <text:p text:style-name="P18"><text:span text:style-name="T7"><text:s text:c="8"/></text:span><text:span text:style-name="T10">private</text:span><text:span text:style-name="T7"> </text:span><text:span text:style-name="T10">static</text:span><text:span text:style-name="T7"> SecureString GetPassword()</text:span></text:p>
      <text:p text:style-name="P14"><text:s text:c="8"/>{</text:p>
      <text:p text:style-name="P14"><text:s text:c="12"/>ConsoleKeyInfo info;</text:p>
      <text:p text:style-name="P18"><text:span text:style-name="T7"><text:s text:c="12"/></text:span><text:span text:style-name="T14">//Get the user's password as a SecureString <text:s/></text:span></text:p>
      <text:p text:style-name="P18"><text:span text:style-name="T7"><text:s text:c="12"/>SecureString securePassword = </text:span><text:span text:style-name="T10">new</text:span><text:span text:style-name="T7"> SecureString();</text:span></text:p>
      <text:p text:style-name="P18"><text:span text:style-name="T7"><text:s text:c="12"/></text:span><text:span text:style-name="T10">do</text:span></text:p>
      <text:p text:style-name="P14"><text:s text:c="12"/>{</text:p>
      <text:p text:style-name="P18"><text:soft-page-break/><text:span text:style-name="T7"><text:s text:c="16"/>info = Console.ReadKey(</text:span><text:span text:style-name="T10">true</text:span><text:span text:style-name="T7">);</text:span></text:p>
      <text:p text:style-name="P18"><text:span text:style-name="T7"><text:s text:c="16"/></text:span><text:span text:style-name="T10">if</text:span><text:span text:style-name="T7"> (info.Key != ConsoleKey.Enter)</text:span></text:p>
      <text:p text:style-name="P14"><text:s text:c="16"/>{</text:p>
      <text:p text:style-name="P14"><text:s text:c="20"/>securePassword.AppendChar(info.KeyChar);</text:p>
      <text:p text:style-name="P14"><text:s text:c="16"/>}</text:p>
      <text:p text:style-name="P14"><text:s text:c="12"/>}</text:p>
      <text:p text:style-name="P18"><text:span text:style-name="T7"><text:s text:c="12"/></text:span><text:span text:style-name="T10">while</text:span><text:span text:style-name="T7"> (info.Key != ConsoleKey.Enter);</text:span></text:p>
      <text:p text:style-name="P14"/>
      <text:p text:style-name="P18"><text:span text:style-name="T7"><text:s text:c="12"/></text:span><text:span text:style-name="T10">return</text:span><text:span text:style-name="T7"> securePassword;</text:span></text:p>
      <text:p text:style-name="P14"><text:s text:c="8"/>}</text:p>
      <text:p text:style-name="P14"><text:s text:c="4"/>}</text:p>
      <text:p text:style-name="P14">}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// Console Application to integrate webpart to sharepoint page Using JSOM</text:p>
      <text:p text:style-name="P16"/>
      <text:p text:style-name="P16"/>
      <text:p text:style-name="P16"/>
      <text:p text:style-name="P16"/>
      <text:p text:style-name="P18"><text:span text:style-name="T10">var</text:span><text:span text:style-name="T7"> serverRelativeUrl;</text:span></text:p>
      <text:p text:style-name="P18"><text:span text:style-name="T10">var</text:span><text:span text:style-name="T7"> webpartName;</text:span></text:p>
      <text:p text:style-name="P18"><text:span text:style-name="T10">var</text:span><text:span text:style-name="T7"> clientContext;</text:span></text:p>
      <text:p text:style-name="P18"><text:span text:style-name="T10">var</text:span><text:span text:style-name="T7"> oFile;</text:span></text:p>
      <text:p text:style-name="P18"><text:span text:style-name="T10">var</text:span><text:span text:style-name="T7"> limitedWebPartManager;</text:span></text:p>
      <text:p text:style-name="P18"><text:span text:style-name="T10">var</text:span><text:span text:style-name="T7"> oWebPart;</text:span></text:p>
      <text:p text:style-name="P18"><text:span text:style-name="T10">var</text:span><text:span text:style-name="T7"> scriptEditorXML;</text:span></text:p>
      <text:p text:style-name="P18"><text:span text:style-name="T7">$(document).ready(</text:span><text:span text:style-name="T10">function</text:span><text:span text:style-name="T7"> () {</text:span></text:p>
      <text:p text:style-name="P18"><text:span text:style-name="T7"><text:s text:c="4"/></text:span><text:span text:style-name="T10">var</text:span><text:span text:style-name="T7"> divElement = </text:span><text:span text:style-name="T13">"&lt;div class='addWebPartDiv'&gt;&lt;div class='pageUrlDiv'&gt;&lt;span class='pageUrlSpan'&gt;Page Url : &lt;/span&gt;&lt;input type='text' id='txtPageUrl' style='margin-left: 40px'/&gt;"</text:span><text:span text:style-name="T7"> +</text:span></text:p>
      <text:p text:style-name="P18"><text:span text:style-name="T7"><text:s text:c="8"/></text:span><text:span text:style-name="T13">"&lt;div id='multiLineDiv'&gt;&lt;span&gt;Webpart Xml&lt;/span&gt;&lt;textarea name='textarea' id='txtWebpartXml' rows='5' style='margin-left:23px'&gt;&lt;/textarea&gt;&lt;/div&gt;"</text:span><text:span text:style-name="T7"> +</text:span></text:p>
      <text:p text:style-name="P18"><text:span text:style-name="T7"><text:s text:c="8"/></text:span><text:span text:style-name="T13">"&lt;span&gt;&lt;input type='button' id='btnSubmit' value='Submit'/&gt;&lt;/span&gt;&lt;span&gt;&lt;input type='button' id='btnReset' value='Reset' style='margin-left:23px'/&gt;&lt;/span&gt;"</text:span><text:span text:style-name="T7"> + <text:s text:c="7"/></text:span></text:p>
      <text:p text:style-name="P18"><text:span text:style-name="T7"><text:s text:c="8"/></text:span><text:span text:style-name="T13">"&lt;/div &gt;&lt;/div &gt; "</text:span><text:span text:style-name="T7">;</text:span></text:p>
      <text:p text:style-name="P18"><text:span text:style-name="T7"><text:s text:c="4"/>$(</text:span><text:span text:style-name="T13">".ms-rtestate-field:first"</text:span><text:span text:style-name="T7">).append(divElement);</text:span></text:p>
      <text:p text:style-name="P18"><text:span text:style-name="T7"><text:s text:c="4"/>$(</text:span><text:span text:style-name="T13">"#btnSubmit"</text:span><text:span text:style-name="T7">).click(</text:span><text:span text:style-name="T10">function</text:span><text:span text:style-name="T7"> () {</text:span></text:p>
      <text:p text:style-name="P14"><text:s text:c="8"/></text:p>
      <text:p text:style-name="P14"><text:s text:c="8"/>addWebPart();</text:p>
      <text:p text:style-name="P14"><text:s text:c="4"/>});</text:p>
      <text:p text:style-name="P18"><text:span text:style-name="T7"><text:s text:c="4"/>$(</text:span><text:span text:style-name="T13">"#btnReset"</text:span><text:span text:style-name="T7">).click(</text:span><text:span text:style-name="T10">function</text:span><text:span text:style-name="T7"> () {</text:span></text:p>
      <text:p text:style-name="P14"/>
      <text:p text:style-name="P18"><text:span text:style-name="T7"><text:s text:c="8"/>$(</text:span><text:span text:style-name="T13">"#txtPageUrl"</text:span><text:span text:style-name="T7">).val(</text:span><text:span text:style-name="T13">""</text:span><text:span text:style-name="T7">);</text:span></text:p>
      <text:p text:style-name="P18"><text:span text:style-name="T7"><text:s text:c="8"/>$(</text:span><text:span text:style-name="T13">"#txtWebpartXml"</text:span><text:span text:style-name="T7">).val(</text:span><text:span text:style-name="T13">""</text:span><text:span text:style-name="T7">);</text:span></text:p>
      <text:p text:style-name="P14"><text:s text:c="4"/>});</text:p>
      <text:p text:style-name="P14"/>
      <text:p text:style-name="P14">});</text:p>
      <text:p text:style-name="P14"/>
      <text:p text:style-name="P18"><text:span text:style-name="T10">function</text:span><text:span text:style-name="T7"> addWebPart() {</text:span></text:p>
      <text:p text:style-name="P18"><text:span text:style-name="T7"><text:s text:c="4"/>serverRelativeUrl = $(</text:span><text:span text:style-name="T13">"#txtPageUrl"</text:span><text:span text:style-name="T7">).val();</text:span></text:p>
      <text:p text:style-name="P18"><text:span text:style-name="T7"><text:s text:c="4"/>scriptEditorXML = $(</text:span><text:span text:style-name="T13">"#txtWebpartXml"</text:span><text:span text:style-name="T7">).val();</text:span></text:p>
      <text:p text:style-name="P18"><text:span text:style-name="T7"><text:s text:c="4"/></text:span><text:span text:style-name="T10">if</text:span><text:span text:style-name="T7"> (serverRelativeUrl != undefined &amp;&amp; serverRelativeUrl != </text:span><text:span text:style-name="T10">null</text:span><text:span text:style-name="T7"> &amp;&amp; serverRelativeUrl != </text:span><text:span text:style-name="T13">""</text:span><text:span text:style-name="T7">) {</text:span></text:p>
      <text:p text:style-name="P18"><text:span text:style-name="T7"><text:s text:c="8"/>clientContext = </text:span><text:span text:style-name="T10">new</text:span><text:span text:style-name="T7"> </text:span><text:span text:style-name="T17">SP</text:span><text:span text:style-name="T7">.ClientContext();</text:span></text:p>
      <text:p text:style-name="P14"><text:s text:c="8"/>oFile = clientContext.get_web().getFileByServerRelativeUrl(serverRelativeUrl);</text:p>
      <text:p text:style-name="P14"><text:s text:c="8"/>limitedWebPartManager = oFile.getLimitedWebPartManager(SP.WebParts.PersonalizationScope.shared);</text:p>
      <text:p text:style-name="P18"><text:span text:style-name="T7"><text:s text:c="8"/></text:span><text:span text:style-name="T10">if</text:span><text:span text:style-name="T7"> (scriptEditorXML != undefined &amp;&amp; scriptEditorXML != </text:span><text:span text:style-name="T10">null</text:span><text:span text:style-name="T7"> &amp;&amp; scriptEditorXML != </text:span><text:soft-page-break/><text:span text:style-name="T13">""</text:span><text:span text:style-name="T7">) {</text:span></text:p>
      <text:p text:style-name="P18"><text:span text:style-name="T7"><text:s text:c="12"/></text:span><text:span text:style-name="T10">var</text:span><text:span text:style-name="T7"> oWebPartDefinition = limitedWebPartManager.importWebPart(scriptEditorXML);</text:span></text:p>
      <text:p text:style-name="P14"><text:s text:c="12"/>oWebPart = oWebPartDefinition.get_webPart();</text:p>
      <text:p text:style-name="P14"/>
      <text:p text:style-name="P18"><text:span text:style-name="T7"><text:s text:c="12"/>limitedWebPartManager.addWebPart(oWebPart, </text:span><text:span text:style-name="T13">'Left'</text:span><text:span text:style-name="T7">, 1);</text:span></text:p>
      <text:p text:style-name="P14"/>
      <text:p text:style-name="P14"><text:s text:c="12"/>clientContext.load(oWebPart);</text:p>
      <text:p text:style-name="P14"/>
      <text:p text:style-name="P14"><text:s text:c="12"/>clientContext.executeQueryAsync(onQuerySucceeded, onQueryFailed);</text:p>
      <text:p text:style-name="P14"><text:s text:c="8"/>}</text:p>
      <text:p text:style-name="P18"><text:span text:style-name="T7"><text:s text:c="8"/></text:span><text:span text:style-name="T10">else</text:span><text:span text:style-name="T7"> {</text:span></text:p>
      <text:p text:style-name="P18"><text:span text:style-name="T7"><text:s text:c="12"/>alert(</text:span><text:span text:style-name="T13">"Please enter a xml."</text:span><text:span text:style-name="T7">);</text:span></text:p>
      <text:p text:style-name="P14"><text:s text:c="8"/>}</text:p>
      <text:p text:style-name="P14"><text:s text:c="4"/>}</text:p>
      <text:p text:style-name="P18"><text:span text:style-name="T7"><text:s text:c="4"/></text:span><text:span text:style-name="T10">else</text:span><text:span text:style-name="T7"> {</text:span></text:p>
      <text:p text:style-name="P18"><text:span text:style-name="T7"><text:s text:c="8"/></text:span><text:span text:style-name="T10">if</text:span><text:span text:style-name="T7"> ((serverRelativeUrl == undefined || serverRelativeUrl == </text:span><text:span text:style-name="T10">null</text:span><text:span text:style-name="T7"> || serverRelativeUrl == </text:span><text:span text:style-name="T13">""</text:span><text:span text:style-name="T7">) &amp;&amp; (scriptEditorXML == undefined || scriptEditorXML == </text:span><text:span text:style-name="T10">null</text:span><text:span text:style-name="T7"> || scriptEditorXML == </text:span><text:span text:style-name="T13">""</text:span><text:span text:style-name="T7">)) {</text:span></text:p>
      <text:p text:style-name="P18"><text:span text:style-name="T7"><text:s text:c="12"/>alert(</text:span><text:span text:style-name="T13">"Please enter a page url and xml"</text:span><text:span text:style-name="T7">);</text:span></text:p>
      <text:p text:style-name="P14"><text:s text:c="8"/>}</text:p>
      <text:p text:style-name="P18"><text:span text:style-name="T7"><text:s text:c="8"/></text:span><text:span text:style-name="T10">else</text:span><text:span text:style-name="T7"> {</text:span></text:p>
      <text:p text:style-name="P18"><text:span text:style-name="T7"><text:s text:c="12"/>alert(</text:span><text:span text:style-name="T13">"Please enter a page url"</text:span><text:span text:style-name="T7">);</text:span></text:p>
      <text:p text:style-name="P14"><text:s text:c="8"/>}</text:p>
      <text:p text:style-name="P14"><text:s text:c="4"/>}</text:p>
      <text:p text:style-name="P14">}</text:p>
      <text:p text:style-name="P14"/>
      <text:p text:style-name="P19">//function onSuccess() {</text:p>
      <text:p text:style-name="P14"/>
      <text:p text:style-name="P19">// <text:s text:c="3"/>if (!collWebPart.get_count()) {</text:p>
      <text:p text:style-name="P19">// <text:s text:c="7"/>alert('No Web Parts on this page.');</text:p>
      <text:p text:style-name="P19">// <text:s text:c="3"/>}</text:p>
      <text:p text:style-name="P14"><text:s text:c="4"/></text:p>
      <text:p text:style-name="P19">// <text:s text:c="3"/>//if (scriptEditorXML != undefined &amp;&amp; scriptEditorXML != null &amp;&amp; scriptEditorXML != "") {</text:p>
      <text:p text:style-name="P19">// <text:s text:c="3"/>// <text:s text:c="3"/>var oWebPartDefinition = limitedWebPartManager.importWebPart(scriptEditorXML);</text:p>
      <text:p text:style-name="P19">// <text:s text:c="3"/>// <text:s text:c="3"/>oWebPart = oWebPartDefinition.get_webPart();</text:p>
      <text:p text:style-name="P14"/>
      <text:p text:style-name="P19">// <text:s text:c="3"/>// <text:s text:c="3"/>limitedWebPartManager.addWebPart(oWebPart, 'Left', 1);</text:p>
      <text:p text:style-name="P14"/>
      <text:p text:style-name="P19">// <text:s text:c="3"/>// <text:s text:c="3"/>clientContext.load(oWebPart);</text:p>
      <text:p text:style-name="P14"/>
      <text:p text:style-name="P19">// <text:s text:c="3"/>// <text:s text:c="3"/>clientContext.executeQueryAsync(onQuerySucceeded, onQueryFailed);</text:p>
      <text:p text:style-name="P19">// <text:s text:c="3"/>//}</text:p>
      <text:p text:style-name="P19">// <text:s text:c="3"/>//else {</text:p>
      <text:p text:style-name="P19">// <text:s text:c="3"/>// <text:s text:c="3"/>alert("Please enter a xml.");</text:p>
      <text:p text:style-name="P19">// <text:s text:c="3"/>//}</text:p>
      <text:p text:style-name="P14"><text:s text:c="3"/></text:p>
      <text:p text:style-name="P19">//}</text:p>
      <text:p text:style-name="P14"/>
      <text:p text:style-name="P19">//function onFailure(sender, args) {</text:p>
      <text:p text:style-name="P19">// <text:s text:c="3"/>alert('Enter a valid URL');</text:p>
      <text:p text:style-name="P19">//}</text:p>
      <text:p text:style-name="P14"/>
      <text:p text:style-name="P18"><text:span text:style-name="T10">function</text:span><text:span text:style-name="T7"> onQuerySucceeded() {</text:span></text:p>
      <text:p text:style-name="P14"/>
      <text:p text:style-name="P18"><text:span text:style-name="T7"><text:s text:c="4"/>alert(oWebPart.get_title() + </text:span><text:span text:style-name="T13">" is added to the page"</text:span><text:span text:style-name="T7">);</text:span></text:p>
      <text:p text:style-name="P14">}</text:p>
      <text:p text:style-name="P14"/>
      <text:p text:style-name="P18"><text:span text:style-name="T10">function</text:span><text:span text:style-name="T7"> onQueryFailed(sender, args) {</text:span></text:p>
      <text:p text:style-name="P18"><text:span text:style-name="T7"><text:s text:c="3"/></text:span><text:span text:style-name="T14">// alert("Enter a valid URL");</text:span></text:p>
      <text:p text:style-name="P14"><text:s text:c="4"/>alert(args.get_message());</text:p>
      <text:p text:style-name="P14">}</text:p>
      <text:p text:style-name="P14"/>
      <text:p text:style-name="P14"/>
      <text:p text:style-name="P16"/>
      <text:p text:style-name="P16"><text:soft-page-break/>// Also webpart name is exists or not</text:p>
      <text:p text:style-name="P16"/>
      <text:p text:style-name="P16">extra</text:p>
      <text:p text:style-name="P14"/>
      <text:p text:style-name="P18"><text:span text:style-name="T13">"&lt;div class='webpartNameDiv'&gt;&lt;span class='pageUrlSpan'&gt;Webpart Name : &lt;/span&gt;&lt;input type='text' id='txtWebpartName'/&gt;&lt;/div&gt;"</text:span><text:span text:style-name="T7"> +</text:span></text:p>
      <text:p text:style-name="P14"/>
      <text:p text:style-name="P14"/>
      <text:p text:style-name="P14"/>
      <text:p text:style-name="P14"/>
      <text:p text:style-name="P18"><text:span text:style-name="T7"><text:s text:c="4"/>webpartName = $(</text:span><text:span text:style-name="T13">"#txtWebpartName"</text:span><text:span text:style-name="T7">).val();</text:span></text:p>
      <text:p text:style-name="P18"><text:span text:style-name="T10">if</text:span><text:span text:style-name="T7"> (webpartName != undefined &amp;&amp; webpartName != </text:span><text:span text:style-name="T10">null</text:span><text:span text:style-name="T7"> &amp;&amp; webpartName != </text:span><text:span text:style-name="T13">""</text:span><text:span text:style-name="T7">) {</text:span></text:p>
      <text:p text:style-name="P18"><text:span text:style-name="T7"><text:s text:c="4"/></text:span><text:span text:style-name="T10">var</text:span><text:span text:style-name="T7"> isExist = checkValue(webpartName, arrayWebparts);</text:span></text:p>
      <text:p text:style-name="P18"><text:span text:style-name="T7"><text:s text:c="4"/></text:span><text:span text:style-name="T10">if</text:span><text:span text:style-name="T7"> (isExist == </text:span><text:span text:style-name="T13">'Exist'</text:span><text:span text:style-name="T7">) {</text:span></text:p>
      <text:p text:style-name="P18"><text:span text:style-name="T7"><text:s text:c="8"/>alert(</text:span><text:span text:style-name="T13">"Webpart with same name already available in the page.Please choose an other name."</text:span><text:span text:style-name="T7">);</text:span></text:p>
      <text:p text:style-name="P14"><text:s text:c="4"/>}</text:p>
      <text:p text:style-name="P18"><text:span text:style-name="T10">else</text:span><text:span text:style-name="T7"> {</text:span></text:p>
      <text:p text:style-name="P14">}</text:p>
      <text:p text:style-name="P14"/>
      <text:p text:style-name="P14"/>
      <text:p text:style-name="P14">}</text:p>
      <text:p text:style-name="P18"><text:span text:style-name="T10">else</text:span><text:span text:style-name="T7"> {</text:span></text:p>
      <text:p text:style-name="P18"><text:span text:style-name="T7"><text:s text:c="4"/>alert(</text:span><text:span text:style-name="T13">"Please enter a webpart name."</text:span><text:span text:style-name="T7">);</text:span></text:p>
      <text:p text:style-name="P14">}</text:p>
      <text:p text:style-name="P14"/>
      <text:p text:style-name="P18"><text:span text:style-name="T10">for</text:span><text:span text:style-name="T7"> (</text:span><text:span text:style-name="T10">var</text:span><text:span text:style-name="T7"> i = 0; i &lt; collWebPart.get_count(); i++) {</text:span></text:p>
      <text:p text:style-name="P18"><text:span text:style-name="T7"><text:s text:c="4"/></text:span><text:span text:style-name="T10">var</text:span><text:span text:style-name="T7"> currentWebPartDef = collWebPart.getItemAtIndex(i);</text:span></text:p>
      <text:p text:style-name="P18"><text:span text:style-name="T7"><text:s text:c="4"/></text:span><text:span text:style-name="T10">var</text:span><text:span text:style-name="T7"> webPart = currentWebPartDef.get_webPart();</text:span></text:p>
      <text:p text:style-name="P14"><text:s text:c="4"/>console.log(webPart.get_title());</text:p>
      <text:p text:style-name="P14"><text:s text:c="4"/>arrayWebparts.push(webPart.get_title());</text:p>
      <text:p text:style-name="P14">}</text:p>
      <text:p text:style-name="P14"/>
      <text:p text:style-name="P14"/>
      <text:p text:style-name="P14"/>
      <text:p text:style-name="P18"><text:span text:style-name="T10">function</text:span><text:span text:style-name="T7"> checkValue(value, arrayWebparts) {</text:span></text:p>
      <text:p text:style-name="P18"><text:span text:style-name="T7"><text:s text:c="4"/></text:span><text:span text:style-name="T10">var</text:span><text:span text:style-name="T7"> status = </text:span><text:span text:style-name="T13">'Not exist'</text:span><text:span text:style-name="T7">;</text:span></text:p>
      <text:p text:style-name="P14"/>
      <text:p text:style-name="P18"><text:span text:style-name="T7"><text:s text:c="4"/></text:span><text:span text:style-name="T10">for</text:span><text:span text:style-name="T7"> (</text:span><text:span text:style-name="T10">var</text:span><text:span text:style-name="T7"> i = 0; i &lt; arrayWebparts.length; i++) {</text:span></text:p>
      <text:p text:style-name="P18"><text:span text:style-name="T7"><text:s text:c="8"/></text:span><text:span text:style-name="T10">var</text:span><text:span text:style-name="T7"> name = arrayWebparts[i];</text:span></text:p>
      <text:p text:style-name="P18"><text:span text:style-name="T7"><text:s text:c="8"/></text:span><text:span text:style-name="T10">if</text:span><text:span text:style-name="T7"> (name == value) {</text:span></text:p>
      <text:p text:style-name="P18"><text:span text:style-name="T7"><text:s text:c="12"/>status = </text:span><text:span text:style-name="T13">'Exist'</text:span><text:span text:style-name="T7">;</text:span></text:p>
      <text:p text:style-name="P18"><text:span text:style-name="T7"><text:s text:c="12"/></text:span><text:span text:style-name="T10">break</text:span><text:span text:style-name="T7">;</text:span></text:p>
      <text:p text:style-name="P14"><text:s text:c="8"/>}</text:p>
      <text:p text:style-name="P14"><text:s text:c="4"/>}</text:p>
      <text:p text:style-name="P14"/>
      <text:p text:style-name="P18"><text:span text:style-name="T7"><text:s text:c="4"/></text:span><text:span text:style-name="T10">return</text:span><text:span text:style-name="T7"> status;</text:span></text:p>
      <text:p text:style-name="P14">}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5M38S</meta:editing-duration>
    <meta:editing-cycles>51</meta:editing-cycles>
    <meta:generator>OpenOffice/4.1.3$Win32 OpenOffice.org_project/413m1$Build-9783</meta:generator>
    <dc:date>2018-05-04T11:37:01.03</dc:date>
    <meta:document-statistic meta:table-count="0" meta:image-count="0" meta:object-count="0" meta:page-count="81" meta:paragraph-count="3948" meta:word-count="12213" meta:character-count="172429"/>
    <meta:user-defined meta:name="Info 1"/>
    <meta:user-defined meta:name="Info 2"/>
    <meta:user-defined meta:name="Info 3"/>
    <meta:user-defined meta:name="Info 4"/>
  </office:meta>
</office:document-meta>
</file>